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505cm"/>
    </style:style>
    <style:style style:name="co7" style:family="table-column">
      <style:table-column-properties fo:break-before="auto" style:column-width="2.2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fals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1" style:family="table-cell" style:parent-style-name="Default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46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50" style:family="table-cell" style:parent-style-name="Default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52" style:family="table-cell" style:parent-style-name="Default" style:data-style-name="N11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9" style:family="table-cell" style:parent-style-name="Default" style:data-style-name="N149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66" style:family="table-cell" style:parent-style-name="Default" style:data-style-name="N149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46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4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6" style:family="table-cell" style:parent-style-name="Default"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7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8" style:family="table-cell" style:parent-style-name="Default" style:data-style-name="N11"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20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78" style:family="table-cell" style:parent-style-name="Default" style:data-style-name="N149"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7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8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81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46">
      <style:table-cell-properties style:rotation-align="none"/>
    </style:style>
    <style:style style:name="ce83" style:family="table-cell" style:parent-style-name="Default" style:data-style-name="N146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4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2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87" style:family="table-cell" style:parent-style-name="Default" style:data-style-name="N11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89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9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92" style:family="table-cell" style:parent-style-name="Default" style:data-style-name="N149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4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49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4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99" style:family="table-cell" style:parent-style-name="Default" style:data-style-name="N149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wrap-option="wrap" style:rotation-align="none"/>
    </style:style>
    <style:style style:name="ce25" style:family="table-cell" style:parent-style-name="Default" style:data-style-name="N11">
      <style:table-cell-properties style:rotation-align="none"/>
    </style:style>
    <style:style style:name="ce24" style:family="table-cell" style:parent-style-name="Default" style:data-style-name="N149">
      <style:table-cell-properties style:rotation-align="none"/>
    </style:style>
    <style:style style:name="ce26" style:family="table-cell" style:parent-style-name="Default">
      <style:table-cell-properties fo:background-color="#12762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4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1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1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49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4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1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1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149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1"/>
    <style:style style:name="ce44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49"/>
    <style:style style:name="ce42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23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26" style:family="table-cell" style:parent-style-name="Default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style:text-underline-style="none" fo:font-weight="normal" style:font-weight-asian="normal" style:font-weight-complex="normal"/>
    </style:style>
    <style:style style:name="ce48" style:family="table-cell" style:parent-style-name="Default" style:data-style-name="N14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29" style:family="table-cell" style:parent-style-name="Default" style:data-style-name="N146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1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2" style:family="table-cell" style:parent-style-name="Default" style:data-style-name="N149">
      <style:table-cell-properties fo:background-color="#ffd8c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4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6" style:family="table-cell" style:parent-style-name="Default">
      <style:text-properties style:text-underline-style="none" fo:font-weight="normal" style:font-weight-asian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53" style:family="table-cell" style:parent-style-name="Default" style:data-style-name="N14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8" style:family="table-cell" style:parent-style-name="Default" style:data-style-name="N146">
      <style:text-properties style:text-underline-style="none" fo:font-weight="normal" style:font-weight-asian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9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0" style:family="table-cell" style:parent-style-name="Default" style:data-style-name="N149">
      <style:text-properties style:text-underline-style="none" fo:font-weight="normal" style:font-weight-asian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3" style:family="table-cell" style:parent-style-name="Default" style:data-style-name="N146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46">
      <style:table-cell-properties style:rotation-align="none"/>
      <style:text-properties style:text-underline-style="none" fo:font-weight="normal" style:font-weight-asian="normal" style:font-weight-complex="normal"/>
    </style:style>
    <style:style style:name="ce55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6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7" style:family="table-cell" style:parent-style-name="Default" style:data-style-name="N146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9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#REF!=#REF!)" style:apply-style-name="ConditionalStyle_5f_3" style:base-cell-address="sigma_025.B3"/>
      <style:map style:condition="is-true-formula(#REF!)" style:apply-style-name="ConditionalStyle_5f_3" style:base-cell-address="sigma_025.B3"/>
    </style:style>
    <style:style style:name="ce150" style:family="table-cell" style:parent-style-name="Default" style:data-style-name="N146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#REF!)" style:apply-style-name="ConditionalStyle_5f_3" style:base-cell-address="sigma_025.B3"/>
      <style:map style:condition="is-true-formula(#REF!)" style:apply-style-name="ConditionalStyle_5f_3" style:base-cell-address="sigma_025.B3"/>
    </style:style>
    <style:style style:name="ce15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52" style:family="table-cell" style:parent-style-name="Default" style:data-style-name="N146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149">
      <style:table-cell-properties style:rotation-align="none"/>
      <style:text-properties style:text-underline-style="none" fo:font-weight="normal" style:font-weight-asian="normal" style:font-weight-complex="normal"/>
    </style:style>
    <style:style style:name="ce57" style:family="table-cell" style:parent-style-name="Default" style:data-style-name="N146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46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46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46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8" style:family="table-cell" style:parent-style-name="Default">
      <style:text-properties style:text-underline-style="none" fo:font-weight="normal" style:font-weight-asian="normal" style:font-weight-complex="normal"/>
    </style:style>
    <style:style style:name="ce159" style:family="table-cell" style:parent-style-name="Default" style:data-style-name="N146">
      <style:text-properties style:text-underline-style="none" fo:font-weight="normal" style:font-weight-asian="normal" style:font-weight-complex="normal"/>
    </style:style>
    <style:style style:name="ce62" style:family="table-cell" style:parent-style-name="Default" style:data-style-name="N14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49">
      <style:text-properties style:text-underline-style="none"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4" style:family="table-cell" style:parent-style-name="Default" style:data-style-name="N14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5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6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9" style:family="table-cell" style:parent-style-name="Default"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0" style:family="table-cell" style:parent-style-name="Default" style:data-style-name="N14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1" style:family="table-cell" style:parent-style-name="Default" style:data-style-name="N146">
      <style:text-properties style:text-underline-style="none" fo:font-weight="normal" style:font-weight-asian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2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4" style:family="table-cell" style:parent-style-name="Default" style:data-style-name="N149">
      <style:text-properties style:text-underline-style="none" fo:font-weight="normal" style:font-weight-asian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6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4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9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80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is-true-formula(#REF!=#REF!)" style:apply-style-name="ConditionalStyle_5f_3" style:base-cell-address="sigma_050.B3"/>
      <style:map style:condition="is-true-formula(#REF!)" style:apply-style-name="ConditionalStyle_5f_3" style:base-cell-address="sigma_050.B3"/>
    </style:style>
    <style:style style:name="ce181" style:family="table-cell" style:parent-style-name="Default" style:data-style-name="N146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#REF!)" style:apply-style-name="ConditionalStyle_5f_3" style:base-cell-address="sigma_050.B3"/>
      <style:map style:condition="is-true-formula(#REF!)" style:apply-style-name="ConditionalStyle_5f_3" style:base-cell-address="sigma_050.B3"/>
    </style:style>
    <style:style style:name="ce182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igma_010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19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7" table:number-columns-repeated="1009" table:default-cell-style-name="Default"/>
        <table:table-column table:style-name="co8" table:default-cell-style-name="ce6"/>
        <table:table-row table:style-name="ro1">
          <table:table-cell table:style-name="ce2" office:value-type="string" calcext:value-type="string" table:number-columns-spanned="9" table:number-rows-spanned="1">
            <text:p>PSNR ( dB ) - sigma=10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12" office:value-type="string" calcext:value-type="string">
            <text:p>noisy</text:p>
          </table:table-cell>
          <table:table-cell table:style-name="ce12" office:value-type="string" calcext:value-type="string">
            <text:p>bm3d</text:p>
          </table:table-cell>
          <table:table-cell table:style-name="ce12" office:value-type="string" calcext:value-type="string">
            <text:p>da3d</text:p>
          </table:table-cell>
          <table:table-cell table:style-name="ce12" office:value-type="string" calcext:value-type="string">
            <text:p>ddid</text:p>
          </table:table-cell>
          <table:table-cell table:style-name="ce12" office:value-type="string" calcext:value-type="string">
            <text:p>nldd</text:p>
          </table:table-cell>
          <table:table-cell table:style-name="ce12" office:value-type="string" calcext:value-type="string">
            <text:p>nlm</text:p>
          </table:table-cell>
          <table:table-cell table:style-name="ce12" office:value-type="string" calcext:value-type="string">
            <text:p>nlm-lbp</text:p>
          </table:table-cell>
          <table:table-cell table:style-name="ce12" office:value-type="string" calcext:value-type="string">
            <text:p>nlm-glcm</text:p>
          </table:table-cell>
          <table:table-cell table:style-name="ce23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39" table:number-columns-repeated="1009"/>
          <table:table-cell table:style-name="ce23"/>
        </table:table-row>
        <table:table-row table:style-name="ro3">
          <table:table-cell table:style-name="ce4" office:value-type="string" calcext:value-type="string">
            <text:p>C001</text:p>
          </table:table-cell>
          <table:table-cell table:style-name="ce13" table:formula="of:=['file:///mnt/Dados/vinma/documentos/Gradua%C3%A7%C3%A3o/TCC/results/HW_C001_120.xlsx'#$sigma_010.B$13]" office:value-type="float" office:value="27.8308239617228" calcext:value-type="float">
            <text:p>27,83</text:p>
          </table:table-cell>
          <table:table-cell table:style-name="ce79" table:formula="of:=['file:///mnt/Dados/vinma/documentos/Gradua%C3%A7%C3%A3o/TCC/results/HW_C001_120.xlsx'#$sigma_010.C$13]" office:value-type="float" office:value="29.2467473413993" calcext:value-type="float">
            <text:p>29,25</text:p>
          </table:table-cell>
          <table:table-cell table:style-name="ce80" table:formula="of:=['file:///mnt/Dados/vinma/documentos/Gradua%C3%A7%C3%A3o/TCC/results/HW_C001_120.xlsx'#$sigma_010.D$13]" office:value-type="float" office:value="29.1824605564674" calcext:value-type="float">
            <text:p>29,18</text:p>
          </table:table-cell>
          <table:table-cell table:style-name="ce13" table:formula="of:=['file:///mnt/Dados/vinma/documentos/Gradua%C3%A7%C3%A3o/TCC/results/HW_C001_120.xlsx'#$sigma_010.E$13]" office:value-type="float" office:value="28.9911427148204" calcext:value-type="float">
            <text:p>28,99</text:p>
          </table:table-cell>
          <table:table-cell table:style-name="ce80" table:formula="of:=['file:///mnt/Dados/vinma/documentos/Gradua%C3%A7%C3%A3o/TCC/results/HW_C001_120.xlsx'#$sigma_010.F$13]" office:value-type="float" office:value="29.1824702704798" calcext:value-type="float">
            <text:p>29,18</text:p>
          </table:table-cell>
          <table:table-cell table:style-name="ce13" table:formula="of:=['file:///mnt/Dados/vinma/documentos/Gradua%C3%A7%C3%A3o/TCC/results/HW_C001_120.xlsx'#$sigma_010.G$13]" office:value-type="float" office:value="28.7527624476505" calcext:value-type="float">
            <text:p>28,75</text:p>
          </table:table-cell>
          <table:table-cell table:style-name="ce13" table:formula="of:=['file:///mnt/Dados/vinma/documentos/Gradua%C3%A7%C3%A3o/TCC/results/HW_C001_120.xlsx'#$sigma_010.H$13]" office:value-type="float" office:value="28.8472979664047" calcext:value-type="float">
            <text:p>28,85</text:p>
          </table:table-cell>
          <table:table-cell table:style-name="ce13" table:formula="of:=['file:///mnt/Dados/vinma/documentos/Gradua%C3%A7%C3%A3o/TCC/results/HW_C001_120.xlsx'#$sigma_010.I$13]" office:value-type="float" office:value="28.6350566112878" calcext:value-type="float">
            <text:p>28,64</text:p>
          </table:table-cell>
          <table:table-cell/>
          <table:table-cell table:style-name="ce27" table:formula="of:=MAX([.$C3:.$J3])" office:value-type="float" office:value="29.2467473413993" calcext:value-type="float">
            <text:p>29,25</text:p>
          </table:table-cell>
          <table:table-cell table:style-name="ce33" table:formula="of:=[.$K3]-[.$N3]" office:value-type="float" office:value="29.0082010725724" calcext:value-type="float">
            <text:p>29,01</text:p>
          </table:table-cell>
          <table:table-cell table:style-name="ce33" table:formula="of:=AVERAGE([.$C3:.$I3])" office:value-type="float" office:value="28.9768482726443" calcext:value-type="float">
            <text:p>28,98</text:p>
          </table:table-cell>
          <table:table-cell table:style-name="ce33" table:formula="of:=STDEV([.$C3:.$I3])" office:value-type="float" office:value="0.238546268826936" calcext:value-type="float">
            <text:p>0,2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02</text:p>
          </table:table-cell>
          <table:table-cell table:style-name="ce13" table:formula="of:=['file:///mnt/Dados/vinma/documentos/Gradua%C3%A7%C3%A3o/TCC/results/HW_C002_120.xlsx'#$sigma_010.B$13]" office:value-type="float" office:value="28.1722985016887" calcext:value-type="float">
            <text:p>28,17</text:p>
          </table:table-cell>
          <table:table-cell table:style-name="ce79" table:formula="of:=['file:///mnt/Dados/vinma/documentos/Gradua%C3%A7%C3%A3o/TCC/results/HW_C002_120.xlsx'#$sigma_010.C$13]" office:value-type="float" office:value="33.3216023756522" calcext:value-type="float">
            <text:p>33,32</text:p>
          </table:table-cell>
          <table:table-cell table:style-name="ce13" table:formula="of:=['file:///mnt/Dados/vinma/documentos/Gradua%C3%A7%C3%A3o/TCC/results/HW_C002_120.xlsx'#$sigma_010.D$13]" office:value-type="float" office:value="32.6980358040989" calcext:value-type="float">
            <text:p>32,70</text:p>
          </table:table-cell>
          <table:table-cell table:style-name="ce80" table:formula="of:=['file:///mnt/Dados/vinma/documentos/Gradua%C3%A7%C3%A3o/TCC/results/HW_C002_120.xlsx'#$sigma_010.E$13]" office:value-type="float" office:value="33.0505879638448" calcext:value-type="float">
            <text:p>33,05</text:p>
          </table:table-cell>
          <table:table-cell table:style-name="ce13" table:formula="of:=['file:///mnt/Dados/vinma/documentos/Gradua%C3%A7%C3%A3o/TCC/results/HW_C002_120.xlsx'#$sigma_010.F$13]" office:value-type="float" office:value="32.6980394391904" calcext:value-type="float">
            <text:p>32,70</text:p>
          </table:table-cell>
          <table:table-cell table:style-name="ce13" table:formula="of:=['file:///mnt/Dados/vinma/documentos/Gradua%C3%A7%C3%A3o/TCC/results/HW_C002_120.xlsx'#$sigma_010.G$13]" office:value-type="float" office:value="31.4647615236606" calcext:value-type="float">
            <text:p>31,46</text:p>
          </table:table-cell>
          <table:table-cell table:style-name="ce80" table:formula="of:=['file:///mnt/Dados/vinma/documentos/Gradua%C3%A7%C3%A3o/TCC/results/HW_C002_120.xlsx'#$sigma_010.H$13]" office:value-type="float" office:value="33.0000204624427" calcext:value-type="float">
            <text:p>33,00</text:p>
          </table:table-cell>
          <table:table-cell table:style-name="ce13" table:formula="of:=['file:///mnt/Dados/vinma/documentos/Gradua%C3%A7%C3%A3o/TCC/results/HW_C002_120.xlsx'#$sigma_010.I$13]" office:value-type="float" office:value="32.6704603787197" calcext:value-type="float">
            <text:p>32,67</text:p>
          </table:table-cell>
          <table:table-cell/>
          <table:table-cell table:style-name="ce28" table:formula="of:=MAX([.$C4:.$J4])" office:value-type="float" office:value="33.3216023756522" calcext:value-type="float">
            <text:p>33,32</text:p>
          </table:table-cell>
          <table:table-cell table:style-name="ce34" table:formula="of:=[.$K4]-[.$N4]" office:value-type="float" office:value="32.726342441078" calcext:value-type="float">
            <text:p>32,73</text:p>
          </table:table-cell>
          <table:table-cell table:style-name="ce34" table:formula="of:=AVERAGE([.$C4:.$I4])" office:value-type="float" office:value="32.7005011353728" calcext:value-type="float">
            <text:p>32,70</text:p>
          </table:table-cell>
          <table:table-cell table:style-name="ce34" table:formula="of:=STDEV([.$C4:.$I4])" office:value-type="float" office:value="0.595259934574229" calcext:value-type="float">
            <text:p>0,6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04</text:p>
          </table:table-cell>
          <table:table-cell table:style-name="ce13" table:formula="of:=['file:///mnt/Dados/vinma/documentos/Gradua%C3%A7%C3%A3o/TCC/results/HW_C004_120.xlsx'#$sigma_010.B$13]" office:value-type="float" office:value="28.1393548071731" calcext:value-type="float">
            <text:p>28,14</text:p>
          </table:table-cell>
          <table:table-cell table:style-name="ce79" table:formula="of:=['file:///mnt/Dados/vinma/documentos/Gradua%C3%A7%C3%A3o/TCC/results/HW_C004_120.xlsx'#$sigma_010.C$13]" office:value-type="float" office:value="32.2331140979237" calcext:value-type="float">
            <text:p>32,23</text:p>
          </table:table-cell>
          <table:table-cell table:style-name="ce80" table:formula="of:=['file:///mnt/Dados/vinma/documentos/Gradua%C3%A7%C3%A3o/TCC/results/HW_C004_120.xlsx'#$sigma_010.D$13]" office:value-type="float" office:value="31.6367348311924" calcext:value-type="float">
            <text:p>31,64</text:p>
          </table:table-cell>
          <table:table-cell table:style-name="ce80" table:formula="of:=['file:///mnt/Dados/vinma/documentos/Gradua%C3%A7%C3%A3o/TCC/results/HW_C004_120.xlsx'#$sigma_010.E$13]" office:value-type="float" office:value="32.1707501767082" calcext:value-type="float">
            <text:p>32,17</text:p>
          </table:table-cell>
          <table:table-cell table:style-name="ce80" table:formula="of:=['file:///mnt/Dados/vinma/documentos/Gradua%C3%A7%C3%A3o/TCC/results/HW_C004_120.xlsx'#$sigma_010.F$13]" office:value-type="float" office:value="31.6367301170924" calcext:value-type="float">
            <text:p>31,64</text:p>
          </table:table-cell>
          <table:table-cell table:style-name="ce13" table:formula="of:=['file:///mnt/Dados/vinma/documentos/Gradua%C3%A7%C3%A3o/TCC/results/HW_C004_120.xlsx'#$sigma_010.G$13]" office:value-type="float" office:value="29.9756338977312" calcext:value-type="float">
            <text:p>29,98</text:p>
          </table:table-cell>
          <table:table-cell table:style-name="ce80" table:formula="of:=['file:///mnt/Dados/vinma/documentos/Gradua%C3%A7%C3%A3o/TCC/results/HW_C004_120.xlsx'#$sigma_010.H$13]" office:value-type="float" office:value="32.0569547250153" calcext:value-type="float">
            <text:p>32,06</text:p>
          </table:table-cell>
          <table:table-cell table:style-name="ce80" table:formula="of:=['file:///mnt/Dados/vinma/documentos/Gradua%C3%A7%C3%A3o/TCC/results/HW_C004_120.xlsx'#$sigma_010.I$13]" office:value-type="float" office:value="31.7624347548947" calcext:value-type="float">
            <text:p>31,76</text:p>
          </table:table-cell>
          <table:table-cell/>
          <table:table-cell table:style-name="ce27" table:formula="of:=MAX([.$C5:.$J5])" office:value-type="float" office:value="32.2331140979237" calcext:value-type="float">
            <text:p>32,23</text:p>
          </table:table-cell>
          <table:table-cell table:style-name="ce33" table:formula="of:=[.$K5]-[.$N5]" office:value-type="float" office:value="31.4593302008397" calcext:value-type="float">
            <text:p>31,46</text:p>
          </table:table-cell>
          <table:table-cell table:style-name="ce33" table:formula="of:=AVERAGE([.$C5:.$I5])" office:value-type="float" office:value="31.6389075143654" calcext:value-type="float">
            <text:p>31,64</text:p>
          </table:table-cell>
          <table:table-cell table:style-name="ce33" table:formula="of:=STDEV([.$C5:.$I5])" office:value-type="float" office:value="0.773783897084033" calcext:value-type="float">
            <text:p>0,7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09</text:p>
          </table:table-cell>
          <table:table-cell table:style-name="ce13" table:formula="of:=['file:///mnt/Dados/vinma/documentos/Gradua%C3%A7%C3%A3o/TCC/results/HW_C009_120.xlsx'#$sigma_010.B$13]" office:value-type="float" office:value="27.7405968117591" calcext:value-type="float">
            <text:p>27,74</text:p>
          </table:table-cell>
          <table:table-cell table:style-name="ce80" table:formula="of:=['file:///mnt/Dados/vinma/documentos/Gradua%C3%A7%C3%A3o/TCC/results/HW_C009_120.xlsx'#$sigma_010.C$13]" office:value-type="float" office:value="29.4113266229829" calcext:value-type="float">
            <text:p>29,41</text:p>
          </table:table-cell>
          <table:table-cell table:style-name="ce80" table:formula="of:=['file:///mnt/Dados/vinma/documentos/Gradua%C3%A7%C3%A3o/TCC/results/HW_C009_120.xlsx'#$sigma_010.D$13]" office:value-type="float" office:value="29.2560857967063" calcext:value-type="float">
            <text:p>29,26</text:p>
          </table:table-cell>
          <table:table-cell table:style-name="ce80" table:formula="of:=['file:///mnt/Dados/vinma/documentos/Gradua%C3%A7%C3%A3o/TCC/results/HW_C009_120.xlsx'#$sigma_010.E$13]" office:value-type="float" office:value="29.5308647960378" calcext:value-type="float">
            <text:p>29,53</text:p>
          </table:table-cell>
          <table:table-cell table:style-name="ce80" table:formula="of:=['file:///mnt/Dados/vinma/documentos/Gradua%C3%A7%C3%A3o/TCC/results/HW_C009_120.xlsx'#$sigma_010.F$13]" office:value-type="float" office:value="29.2561167688161" calcext:value-type="float">
            <text:p>29,26</text:p>
          </table:table-cell>
          <table:table-cell table:style-name="ce13" table:formula="of:=['file:///mnt/Dados/vinma/documentos/Gradua%C3%A7%C3%A3o/TCC/results/HW_C009_120.xlsx'#$sigma_010.G$13]" office:value-type="float" office:value="28.0547975103331" calcext:value-type="float">
            <text:p>28,05</text:p>
          </table:table-cell>
          <table:table-cell table:style-name="ce79" table:formula="of:=['file:///mnt/Dados/vinma/documentos/Gradua%C3%A7%C3%A3o/TCC/results/HW_C009_120.xlsx'#$sigma_010.H$13]" office:value-type="float" office:value="29.6649175917874" calcext:value-type="float">
            <text:p>29,66</text:p>
          </table:table-cell>
          <table:table-cell table:style-name="ce80" table:formula="of:=['file:///mnt/Dados/vinma/documentos/Gradua%C3%A7%C3%A3o/TCC/results/HW_C009_120.xlsx'#$sigma_010.I$13]" office:value-type="float" office:value="29.4953361033968" calcext:value-type="float">
            <text:p>29,50</text:p>
          </table:table-cell>
          <table:table-cell/>
          <table:table-cell table:style-name="ce28" table:formula="of:=MAX([.$C6:.$J6])" office:value-type="float" office:value="29.6649175917874" calcext:value-type="float">
            <text:p>29,66</text:p>
          </table:table-cell>
          <table:table-cell table:style-name="ce34" table:formula="of:=[.$K6]-[.$N6]" office:value-type="float" office:value="29.1225594449614" calcext:value-type="float">
            <text:p>29,12</text:p>
          </table:table-cell>
          <table:table-cell table:style-name="ce34" table:formula="of:=AVERAGE([.$C6:.$I6])" office:value-type="float" office:value="29.2384921700086" calcext:value-type="float">
            <text:p>29,24</text:p>
          </table:table-cell>
          <table:table-cell table:style-name="ce34" table:formula="of:=STDEV([.$C6:.$I6])" office:value-type="float" office:value="0.542358146826045" calcext:value-type="float">
            <text:p>0,54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11</text:p>
          </table:table-cell>
          <table:table-cell table:style-name="ce13" table:formula="of:=['file:///mnt/Dados/vinma/documentos/Gradua%C3%A7%C3%A3o/TCC/results/HW_C011_120.xlsx'#$sigma_010.B$13]" office:value-type="float" office:value="27.7708164624256" calcext:value-type="float">
            <text:p>27,77</text:p>
          </table:table-cell>
          <table:table-cell table:style-name="ce79" table:formula="of:=['file:///mnt/Dados/vinma/documentos/Gradua%C3%A7%C3%A3o/TCC/results/HW_C011_120.xlsx'#$sigma_010.C$13]" office:value-type="float" office:value="31.0960503502974" calcext:value-type="float">
            <text:p>31,10</text:p>
          </table:table-cell>
          <table:table-cell table:style-name="ce80" table:formula="of:=['file:///mnt/Dados/vinma/documentos/Gradua%C3%A7%C3%A3o/TCC/results/HW_C011_120.xlsx'#$sigma_010.D$13]" office:value-type="float" office:value="30.5134803198526" calcext:value-type="float">
            <text:p>30,51</text:p>
          </table:table-cell>
          <table:table-cell table:style-name="ce80" table:formula="of:=['file:///mnt/Dados/vinma/documentos/Gradua%C3%A7%C3%A3o/TCC/results/HW_C011_120.xlsx'#$sigma_010.E$13]" office:value-type="float" office:value="30.8933140736138" calcext:value-type="float">
            <text:p>30,89</text:p>
          </table:table-cell>
          <table:table-cell table:style-name="ce80" table:formula="of:=['file:///mnt/Dados/vinma/documentos/Gradua%C3%A7%C3%A3o/TCC/results/HW_C011_120.xlsx'#$sigma_010.F$13]" office:value-type="float" office:value="30.5134985568433" calcext:value-type="float">
            <text:p>30,51</text:p>
          </table:table-cell>
          <table:table-cell table:style-name="ce13" table:formula="of:=['file:///mnt/Dados/vinma/documentos/Gradua%C3%A7%C3%A3o/TCC/results/HW_C011_120.xlsx'#$sigma_010.G$13]" office:value-type="float" office:value="28.7283109227075" calcext:value-type="float">
            <text:p>28,73</text:p>
          </table:table-cell>
          <table:table-cell table:style-name="ce80" table:formula="of:=['file:///mnt/Dados/vinma/documentos/Gradua%C3%A7%C3%A3o/TCC/results/HW_C011_120.xlsx'#$sigma_010.H$13]" office:value-type="float" office:value="30.9345807068928" calcext:value-type="float">
            <text:p>30,93</text:p>
          </table:table-cell>
          <table:table-cell table:style-name="ce80" table:formula="of:=['file:///mnt/Dados/vinma/documentos/Gradua%C3%A7%C3%A3o/TCC/results/HW_C011_120.xlsx'#$sigma_010.I$13]" office:value-type="float" office:value="30.7618525334344" calcext:value-type="float">
            <text:p>30,76</text:p>
          </table:table-cell>
          <table:table-cell/>
          <table:table-cell table:style-name="ce27" table:formula="of:=MAX([.$C7:.$J7])" office:value-type="float" office:value="31.0960503502974" calcext:value-type="float">
            <text:p>31,10</text:p>
          </table:table-cell>
          <table:table-cell table:style-name="ce33" table:formula="of:=[.$K7]-[.$N7]" office:value-type="float" office:value="30.2891892072561" calcext:value-type="float">
            <text:p>30,29</text:p>
          </table:table-cell>
          <table:table-cell table:style-name="ce33" table:formula="of:=AVERAGE([.$C7:.$I7])" office:value-type="float" office:value="30.4915839233774" calcext:value-type="float">
            <text:p>30,49</text:p>
          </table:table-cell>
          <table:table-cell table:style-name="ce33" table:formula="of:=STDEV([.$C7:.$I7])" office:value-type="float" office:value="0.806861143041302" calcext:value-type="float">
            <text:p>0,81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12</text:p>
          </table:table-cell>
          <table:table-cell table:style-name="ce13" table:formula="of:=['file:///mnt/Dados/vinma/documentos/Gradua%C3%A7%C3%A3o/TCC/results/HW_C012_120.xlsx'#$sigma_010.B$13]" office:value-type="float" office:value="28.1794592905564" calcext:value-type="float">
            <text:p>28,18</text:p>
          </table:table-cell>
          <table:table-cell table:style-name="ce79" table:formula="of:=['file:///mnt/Dados/vinma/documentos/Gradua%C3%A7%C3%A3o/TCC/results/HW_C012_120.xlsx'#$sigma_010.C$13]" office:value-type="float" office:value="33.2694359032327" calcext:value-type="float">
            <text:p>33,27</text:p>
          </table:table-cell>
          <table:table-cell table:style-name="ce80" table:formula="of:=['file:///mnt/Dados/vinma/documentos/Gradua%C3%A7%C3%A3o/TCC/results/HW_C012_120.xlsx'#$sigma_010.D$13]" office:value-type="float" office:value="32.7370687738058" calcext:value-type="float">
            <text:p>32,74</text:p>
          </table:table-cell>
          <table:table-cell table:style-name="ce80" table:formula="of:=['file:///mnt/Dados/vinma/documentos/Gradua%C3%A7%C3%A3o/TCC/results/HW_C012_120.xlsx'#$sigma_010.E$13]" office:value-type="float" office:value="33.1740684587031" calcext:value-type="float">
            <text:p>33,17</text:p>
          </table:table-cell>
          <table:table-cell table:style-name="ce80" table:formula="of:=['file:///mnt/Dados/vinma/documentos/Gradua%C3%A7%C3%A3o/TCC/results/HW_C012_120.xlsx'#$sigma_010.F$13]" office:value-type="float" office:value="32.737045926797" calcext:value-type="float">
            <text:p>32,74</text:p>
          </table:table-cell>
          <table:table-cell table:style-name="ce13" table:formula="of:=['file:///mnt/Dados/vinma/documentos/Gradua%C3%A7%C3%A3o/TCC/results/HW_C012_120.xlsx'#$sigma_010.G$13]" office:value-type="float" office:value="31.1846068196787" calcext:value-type="float">
            <text:p>31,18</text:p>
          </table:table-cell>
          <table:table-cell table:style-name="ce80" table:formula="of:=['file:///mnt/Dados/vinma/documentos/Gradua%C3%A7%C3%A3o/TCC/results/HW_C012_120.xlsx'#$sigma_010.H$13]" office:value-type="float" office:value="33.051173202649" calcext:value-type="float">
            <text:p>33,05</text:p>
          </table:table-cell>
          <table:table-cell table:style-name="ce80" table:formula="of:=['file:///mnt/Dados/vinma/documentos/Gradua%C3%A7%C3%A3o/TCC/results/HW_C012_120.xlsx'#$sigma_010.I$13]" office:value-type="float" office:value="32.7432355283986" calcext:value-type="float">
            <text:p>32,74</text:p>
          </table:table-cell>
          <table:table-cell/>
          <table:table-cell table:style-name="ce28" table:formula="of:=MAX([.$C8:.$J8])" office:value-type="float" office:value="33.2694359032327" calcext:value-type="float">
            <text:p>33,27</text:p>
          </table:table-cell>
          <table:table-cell table:style-name="ce34" table:formula="of:=[.$K8]-[.$N8]" office:value-type="float" office:value="32.5654766894195" calcext:value-type="float">
            <text:p>32,57</text:p>
          </table:table-cell>
          <table:table-cell table:style-name="ce34" table:formula="of:=AVERAGE([.$C8:.$I8])" office:value-type="float" office:value="32.6995192304664" calcext:value-type="float">
            <text:p>32,70</text:p>
          </table:table-cell>
          <table:table-cell table:style-name="ce34" table:formula="of:=STDEV([.$C8:.$I8])" office:value-type="float" office:value="0.703959213813182" calcext:value-type="float">
            <text:p>0,70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13</text:p>
          </table:table-cell>
          <table:table-cell table:style-name="ce13" table:formula="of:=['file:///mnt/Dados/vinma/documentos/Gradua%C3%A7%C3%A3o/TCC/results/HW_C013_120.xlsx'#$sigma_010.B$13]" office:value-type="float" office:value="27.7716268101426" calcext:value-type="float">
            <text:p>27,77</text:p>
          </table:table-cell>
          <table:table-cell table:style-name="ce80" table:formula="of:=['file:///mnt/Dados/vinma/documentos/Gradua%C3%A7%C3%A3o/TCC/results/HW_C013_120.xlsx'#$sigma_010.C$13]" office:value-type="float" office:value="30.2694007417631" calcext:value-type="float">
            <text:p>30,27</text:p>
          </table:table-cell>
          <table:table-cell table:style-name="ce80" table:formula="of:=['file:///mnt/Dados/vinma/documentos/Gradua%C3%A7%C3%A3o/TCC/results/HW_C013_120.xlsx'#$sigma_010.D$13]" office:value-type="float" office:value="30.0500289526214" calcext:value-type="float">
            <text:p>30,05</text:p>
          </table:table-cell>
          <table:table-cell table:style-name="ce80" table:formula="of:=['file:///mnt/Dados/vinma/documentos/Gradua%C3%A7%C3%A3o/TCC/results/HW_C013_120.xlsx'#$sigma_010.E$13]" office:value-type="float" office:value="30.3318530424703" calcext:value-type="float">
            <text:p>30,33</text:p>
          </table:table-cell>
          <table:table-cell table:style-name="ce80" table:formula="of:=['file:///mnt/Dados/vinma/documentos/Gradua%C3%A7%C3%A3o/TCC/results/HW_C013_120.xlsx'#$sigma_010.F$13]" office:value-type="float" office:value="30.050018434711" calcext:value-type="float">
            <text:p>30,05</text:p>
          </table:table-cell>
          <table:table-cell table:style-name="ce13" table:formula="of:=['file:///mnt/Dados/vinma/documentos/Gradua%C3%A7%C3%A3o/TCC/results/HW_C013_120.xlsx'#$sigma_010.G$13]" office:value-type="float" office:value="28.7520722983632" calcext:value-type="float">
            <text:p>28,75</text:p>
          </table:table-cell>
          <table:table-cell table:style-name="ce79" table:formula="of:=['file:///mnt/Dados/vinma/documentos/Gradua%C3%A7%C3%A3o/TCC/results/HW_C013_120.xlsx'#$sigma_010.H$13]" office:value-type="float" office:value="30.4183237886892" calcext:value-type="float">
            <text:p>30,42</text:p>
          </table:table-cell>
          <table:table-cell table:style-name="ce80" table:formula="of:=['file:///mnt/Dados/vinma/documentos/Gradua%C3%A7%C3%A3o/TCC/results/HW_C013_120.xlsx'#$sigma_010.I$13]" office:value-type="float" office:value="30.1890925807963" calcext:value-type="float">
            <text:p>30,19</text:p>
          </table:table-cell>
          <table:table-cell/>
          <table:table-cell table:style-name="ce27" table:formula="of:=MAX([.$C9:.$J9])" office:value-type="float" office:value="30.4183237886892" calcext:value-type="float">
            <text:p>30,42</text:p>
          </table:table-cell>
          <table:table-cell table:style-name="ce33" table:formula="of:=[.$K9]-[.$N9]" office:value-type="float" office:value="29.8474685281022" calcext:value-type="float">
            <text:p>29,85</text:p>
          </table:table-cell>
          <table:table-cell table:style-name="ce33" table:formula="of:=AVERAGE([.$C9:.$I9])" office:value-type="float" office:value="30.0086842627735" calcext:value-type="float">
            <text:p>30,01</text:p>
          </table:table-cell>
          <table:table-cell table:style-name="ce33" table:formula="of:=STDEV([.$C9:.$I9])" office:value-type="float" office:value="0.570855260587013" calcext:value-type="float">
            <text:p>0,57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15</text:p>
          </table:table-cell>
          <table:table-cell table:style-name="ce13" table:formula="of:=['file:///mnt/Dados/vinma/documentos/Gradua%C3%A7%C3%A3o/TCC/results/HW_C015_120.xlsx'#$sigma_010.B$13]" office:value-type="float" office:value="28.002016063861" calcext:value-type="float">
            <text:p>28,00</text:p>
          </table:table-cell>
          <table:table-cell table:style-name="ce79" table:formula="of:=['file:///mnt/Dados/vinma/documentos/Gradua%C3%A7%C3%A3o/TCC/results/HW_C015_120.xlsx'#$sigma_010.C$13]" office:value-type="float" office:value="31.98617076036" calcext:value-type="float">
            <text:p>31,99</text:p>
          </table:table-cell>
          <table:table-cell table:style-name="ce80" table:formula="of:=['file:///mnt/Dados/vinma/documentos/Gradua%C3%A7%C3%A3o/TCC/results/HW_C015_120.xlsx'#$sigma_010.D$13]" office:value-type="float" office:value="31.7157779849252" calcext:value-type="float">
            <text:p>31,72</text:p>
          </table:table-cell>
          <table:table-cell table:style-name="ce80" table:formula="of:=['file:///mnt/Dados/vinma/documentos/Gradua%C3%A7%C3%A3o/TCC/results/HW_C015_120.xlsx'#$sigma_010.E$13]" office:value-type="float" office:value="31.8786420438053" calcext:value-type="float">
            <text:p>31,88</text:p>
          </table:table-cell>
          <table:table-cell table:style-name="ce80" table:formula="of:=['file:///mnt/Dados/vinma/documentos/Gradua%C3%A7%C3%A3o/TCC/results/HW_C015_120.xlsx'#$sigma_010.F$13]" office:value-type="float" office:value="31.7157826725969" calcext:value-type="float">
            <text:p>31,72</text:p>
          </table:table-cell>
          <table:table-cell table:style-name="ce13" table:formula="of:=['file:///mnt/Dados/vinma/documentos/Gradua%C3%A7%C3%A3o/TCC/results/HW_C015_120.xlsx'#$sigma_010.G$13]" office:value-type="float" office:value="30.4165149846491" calcext:value-type="float">
            <text:p>30,42</text:p>
          </table:table-cell>
          <table:table-cell table:style-name="ce80" table:formula="of:=['file:///mnt/Dados/vinma/documentos/Gradua%C3%A7%C3%A3o/TCC/results/HW_C015_120.xlsx'#$sigma_010.H$13]" office:value-type="float" office:value="31.6922891566359" calcext:value-type="float">
            <text:p>31,69</text:p>
          </table:table-cell>
          <table:table-cell table:style-name="ce13" table:formula="of:=['file:///mnt/Dados/vinma/documentos/Gradua%C3%A7%C3%A3o/TCC/results/HW_C015_120.xlsx'#$sigma_010.I$13]" office:value-type="float" office:value="31.3232416883466" calcext:value-type="float">
            <text:p>31,32</text:p>
          </table:table-cell>
          <table:table-cell/>
          <table:table-cell table:style-name="ce28" table:formula="of:=MAX([.$C10:.$J10])" office:value-type="float" office:value="31.98617076036" calcext:value-type="float">
            <text:p>31,99</text:p>
          </table:table-cell>
          <table:table-cell table:style-name="ce34" table:formula="of:=[.$K10]-[.$N10]" office:value-type="float" office:value="31.4526980368364" calcext:value-type="float">
            <text:p>31,45</text:p>
          </table:table-cell>
          <table:table-cell table:style-name="ce34" table:formula="of:=AVERAGE([.$C10:.$I10])" office:value-type="float" office:value="31.5326313273313" calcext:value-type="float">
            <text:p>31,53</text:p>
          </table:table-cell>
          <table:table-cell table:style-name="ce34" table:formula="of:=STDEV([.$C10:.$I10])" office:value-type="float" office:value="0.533472723523573" calcext:value-type="float">
            <text:p>0,5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16</text:p>
          </table:table-cell>
          <table:table-cell table:style-name="ce13" table:formula="of:=['file:///mnt/Dados/vinma/documentos/Gradua%C3%A7%C3%A3o/TCC/results/HW_C016_120.xlsx'#$sigma_010.B$13]" office:value-type="float" office:value="27.7731776083403" calcext:value-type="float">
            <text:p>27,77</text:p>
          </table:table-cell>
          <table:table-cell table:style-name="ce80" table:formula="of:=['file:///mnt/Dados/vinma/documentos/Gradua%C3%A7%C3%A3o/TCC/results/HW_C016_120.xlsx'#$sigma_010.C$13]" office:value-type="float" office:value="29.4662120653028" calcext:value-type="float">
            <text:p>29,47</text:p>
          </table:table-cell>
          <table:table-cell table:style-name="ce80" table:formula="of:=['file:///mnt/Dados/vinma/documentos/Gradua%C3%A7%C3%A3o/TCC/results/HW_C016_120.xlsx'#$sigma_010.D$13]" office:value-type="float" office:value="29.3402006347863" calcext:value-type="float">
            <text:p>29,34</text:p>
          </table:table-cell>
          <table:table-cell table:style-name="ce80" table:formula="of:=['file:///mnt/Dados/vinma/documentos/Gradua%C3%A7%C3%A3o/TCC/results/HW_C016_120.xlsx'#$sigma_010.E$13]" office:value-type="float" office:value="29.3274097921463" calcext:value-type="float">
            <text:p>29,33</text:p>
          </table:table-cell>
          <table:table-cell table:style-name="ce80" table:formula="of:=['file:///mnt/Dados/vinma/documentos/Gradua%C3%A7%C3%A3o/TCC/results/HW_C016_120.xlsx'#$sigma_010.F$13]" office:value-type="float" office:value="29.3401998264265" calcext:value-type="float">
            <text:p>29,34</text:p>
          </table:table-cell>
          <table:table-cell table:style-name="ce13" table:formula="of:=['file:///mnt/Dados/vinma/documentos/Gradua%C3%A7%C3%A3o/TCC/results/HW_C016_120.xlsx'#$sigma_010.G$13]" office:value-type="float" office:value="28.3047316603784" calcext:value-type="float">
            <text:p>28,30</text:p>
          </table:table-cell>
          <table:table-cell table:style-name="ce79" table:formula="of:=['file:///mnt/Dados/vinma/documentos/Gradua%C3%A7%C3%A3o/TCC/results/HW_C016_120.xlsx'#$sigma_010.H$13]" office:value-type="float" office:value="29.6723030438218" calcext:value-type="float">
            <text:p>29,67</text:p>
          </table:table-cell>
          <table:table-cell table:style-name="ce80" table:formula="of:=['file:///mnt/Dados/vinma/documentos/Gradua%C3%A7%C3%A3o/TCC/results/HW_C016_120.xlsx'#$sigma_010.I$13]" office:value-type="float" office:value="29.5423307380369" calcext:value-type="float">
            <text:p>29,54</text:p>
          </table:table-cell>
          <table:table-cell/>
          <table:table-cell table:style-name="ce27" table:formula="of:=MAX([.$C11:.$J11])" office:value-type="float" office:value="29.6723030438218" calcext:value-type="float">
            <text:p>29,67</text:p>
          </table:table-cell>
          <table:table-cell table:style-name="ce33" table:formula="of:=[.$K11]-[.$N11]" office:value-type="float" office:value="29.2217702228151" calcext:value-type="float">
            <text:p>29,22</text:p>
          </table:table-cell>
          <table:table-cell table:style-name="ce33" table:formula="of:=AVERAGE([.$C11:.$I11])" office:value-type="float" office:value="29.2847696801284" calcext:value-type="float">
            <text:p>29,28</text:p>
          </table:table-cell>
          <table:table-cell table:style-name="ce33" table:formula="of:=STDEV([.$C11:.$I11])" office:value-type="float" office:value="0.450532821006704" calcext:value-type="float">
            <text:p>0,45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17</text:p>
          </table:table-cell>
          <table:table-cell table:style-name="ce13" table:formula="of:=['file:///mnt/Dados/vinma/documentos/Gradua%C3%A7%C3%A3o/TCC/results/HW_C017_120.xlsx'#$sigma_010.B$13]" office:value-type="float" office:value="27.6152210458331" calcext:value-type="float">
            <text:p>27,62</text:p>
          </table:table-cell>
          <table:table-cell table:style-name="ce79" table:formula="of:=['file:///mnt/Dados/vinma/documentos/Gradua%C3%A7%C3%A3o/TCC/results/HW_C017_120.xlsx'#$sigma_010.C$13]" office:value-type="float" office:value="30.7763609821982" calcext:value-type="float">
            <text:p>30,78</text:p>
          </table:table-cell>
          <table:table-cell table:style-name="ce13" table:formula="of:=['file:///mnt/Dados/vinma/documentos/Gradua%C3%A7%C3%A3o/TCC/results/HW_C017_120.xlsx'#$sigma_010.D$13]" office:value-type="float" office:value="29.7916373255104" calcext:value-type="float">
            <text:p>29,79</text:p>
          </table:table-cell>
          <table:table-cell table:style-name="ce13" table:formula="of:=['file:///mnt/Dados/vinma/documentos/Gradua%C3%A7%C3%A3o/TCC/results/HW_C017_120.xlsx'#$sigma_010.E$13]" office:value-type="float" office:value="30.060874662087" calcext:value-type="float">
            <text:p>30,06</text:p>
          </table:table-cell>
          <table:table-cell table:style-name="ce13" table:formula="of:=['file:///mnt/Dados/vinma/documentos/Gradua%C3%A7%C3%A3o/TCC/results/HW_C017_120.xlsx'#$sigma_010.F$13]" office:value-type="float" office:value="29.7916313004861" calcext:value-type="float">
            <text:p>29,79</text:p>
          </table:table-cell>
          <table:table-cell table:style-name="ce13" table:formula="of:=['file:///mnt/Dados/vinma/documentos/Gradua%C3%A7%C3%A3o/TCC/results/HW_C017_120.xlsx'#$sigma_010.G$13]" office:value-type="float" office:value="28.7792599842561" calcext:value-type="float">
            <text:p>28,78</text:p>
          </table:table-cell>
          <table:table-cell table:style-name="ce13" table:formula="of:=['file:///mnt/Dados/vinma/documentos/Gradua%C3%A7%C3%A3o/TCC/results/HW_C017_120.xlsx'#$sigma_010.H$13]" office:value-type="float" office:value="29.9638655973072" calcext:value-type="float">
            <text:p>29,96</text:p>
          </table:table-cell>
          <table:table-cell table:style-name="ce13" table:formula="of:=['file:///mnt/Dados/vinma/documentos/Gradua%C3%A7%C3%A3o/TCC/results/HW_C017_120.xlsx'#$sigma_010.I$13]" office:value-type="float" office:value="29.7089930577588" calcext:value-type="float">
            <text:p>29,71</text:p>
          </table:table-cell>
          <table:table-cell/>
          <table:table-cell table:style-name="ce28" table:formula="of:=MAX([.$C12:.$J12])" office:value-type="float" office:value="30.7763609821982" calcext:value-type="float">
            <text:p>30,78</text:p>
          </table:table-cell>
          <table:table-cell table:style-name="ce34" table:formula="of:=[.$K12]-[.$N12]" office:value-type="float" office:value="30.1864594231325" calcext:value-type="float">
            <text:p>30,19</text:p>
          </table:table-cell>
          <table:table-cell table:style-name="ce34" table:formula="of:=AVERAGE([.$C12:.$I12])" office:value-type="float" office:value="29.8389461299434" calcext:value-type="float">
            <text:p>29,84</text:p>
          </table:table-cell>
          <table:table-cell table:style-name="ce34" table:formula="of:=STDEV([.$C12:.$I12])" office:value-type="float" office:value="0.589901559065724" calcext:value-type="float">
            <text:p>0,59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19</text:p>
          </table:table-cell>
          <table:table-cell table:style-name="ce13" table:formula="of:=['file:///mnt/Dados/vinma/documentos/Gradua%C3%A7%C3%A3o/TCC/results/HW_C019_120.xlsx'#$sigma_010.B$13]" office:value-type="float" office:value="27.8279609061619" calcext:value-type="float">
            <text:p>27,83</text:p>
          </table:table-cell>
          <table:table-cell table:style-name="ce80" table:formula="of:=['file:///mnt/Dados/vinma/documentos/Gradua%C3%A7%C3%A3o/TCC/results/HW_C019_120.xlsx'#$sigma_010.C$13]" office:value-type="float" office:value="28.6052222458228" calcext:value-type="float">
            <text:p>28,61</text:p>
          </table:table-cell>
          <table:table-cell table:style-name="ce79" table:formula="of:=['file:///mnt/Dados/vinma/documentos/Gradua%C3%A7%C3%A3o/TCC/results/HW_C019_120.xlsx'#$sigma_010.D$13]" office:value-type="float" office:value="28.7432086386224" calcext:value-type="float">
            <text:p>28,74</text:p>
          </table:table-cell>
          <table:table-cell table:style-name="ce80" table:formula="of:=['file:///mnt/Dados/vinma/documentos/Gradua%C3%A7%C3%A3o/TCC/results/HW_C019_120.xlsx'#$sigma_010.E$13]" office:value-type="float" office:value="28.6077210509997" calcext:value-type="float">
            <text:p>28,61</text:p>
          </table:table-cell>
          <table:table-cell table:style-name="ce79" table:formula="of:=['file:///mnt/Dados/vinma/documentos/Gradua%C3%A7%C3%A3o/TCC/results/HW_C019_120.xlsx'#$sigma_010.F$13]" office:value-type="float" office:value="28.7432093380477" calcext:value-type="float">
            <text:p>28,74</text:p>
          </table:table-cell>
          <table:table-cell table:style-name="ce13" table:formula="of:=['file:///mnt/Dados/vinma/documentos/Gradua%C3%A7%C3%A3o/TCC/results/HW_C019_120.xlsx'#$sigma_010.G$13]" office:value-type="float" office:value="27.7445496087402" calcext:value-type="float">
            <text:p>27,74</text:p>
          </table:table-cell>
          <table:table-cell table:style-name="ce80" table:formula="of:=['file:///mnt/Dados/vinma/documentos/Gradua%C3%A7%C3%A3o/TCC/results/HW_C019_120.xlsx'#$sigma_010.H$13]" office:value-type="float" office:value="28.569549388361" calcext:value-type="float">
            <text:p>28,57</text:p>
          </table:table-cell>
          <table:table-cell table:style-name="ce13" table:formula="of:=['file:///mnt/Dados/vinma/documentos/Gradua%C3%A7%C3%A3o/TCC/results/HW_C019_120.xlsx'#$sigma_010.I$13]" office:value-type="float" office:value="28.2858044031398" calcext:value-type="float">
            <text:p>28,29</text:p>
          </table:table-cell>
          <table:table-cell/>
          <table:table-cell table:style-name="ce27" table:formula="of:=MAX([.$C13:.$J13])" office:value-type="float" office:value="28.7432093380477" calcext:value-type="float">
            <text:p>28,74</text:p>
          </table:table-cell>
          <table:table-cell table:style-name="ce33" table:formula="of:=[.$K13]-[.$N13]" office:value-type="float" office:value="28.3880937340896" calcext:value-type="float">
            <text:p>28,39</text:p>
          </table:table-cell>
          <table:table-cell table:style-name="ce33" table:formula="of:=AVERAGE([.$C13:.$I13])" office:value-type="float" office:value="28.4713235248191" calcext:value-type="float">
            <text:p>28,47</text:p>
          </table:table-cell>
          <table:table-cell table:style-name="ce33" table:formula="of:=STDEV([.$C13:.$I13])" office:value-type="float" office:value="0.355115603958132" calcext:value-type="float">
            <text:p>0,36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C024</text:p>
          </table:table-cell>
          <table:table-cell table:style-name="ce13" table:formula="of:=['file:///mnt/Dados/vinma/documentos/Gradua%C3%A7%C3%A3o/TCC/results/HW_C024_120.xlsx'#$sigma_010.B$13]" office:value-type="float" office:value="27.4599351050475" calcext:value-type="float">
            <text:p>27,46</text:p>
          </table:table-cell>
          <table:table-cell table:style-name="ce80" table:formula="of:=['file:///mnt/Dados/vinma/documentos/Gradua%C3%A7%C3%A3o/TCC/results/HW_C024_120.xlsx'#$sigma_010.C$13]" office:value-type="float" office:value="28.9923601393168" calcext:value-type="float">
            <text:p>28,99</text:p>
          </table:table-cell>
          <table:table-cell table:style-name="ce80" table:formula="of:=['file:///mnt/Dados/vinma/documentos/Gradua%C3%A7%C3%A3o/TCC/results/HW_C024_120.xlsx'#$sigma_010.D$13]" office:value-type="float" office:value="28.971261297193" calcext:value-type="float">
            <text:p>28,97</text:p>
          </table:table-cell>
          <table:table-cell table:style-name="ce79" table:formula="of:=['file:///mnt/Dados/vinma/documentos/Gradua%C3%A7%C3%A3o/TCC/results/HW_C024_120.xlsx'#$sigma_010.E$13]" office:value-type="float" office:value="29.0223575117903" calcext:value-type="float">
            <text:p>29,02</text:p>
          </table:table-cell>
          <table:table-cell table:style-name="ce80" table:formula="of:=['file:///mnt/Dados/vinma/documentos/Gradua%C3%A7%C3%A3o/TCC/results/HW_C024_120.xlsx'#$sigma_010.F$13]" office:value-type="float" office:value="28.9712631722197" calcext:value-type="float">
            <text:p>28,97</text:p>
          </table:table-cell>
          <table:table-cell table:style-name="ce13" table:formula="of:=['file:///mnt/Dados/vinma/documentos/Gradua%C3%A7%C3%A3o/TCC/results/HW_C024_120.xlsx'#$sigma_010.G$13]" office:value-type="float" office:value="28.2306889775971" calcext:value-type="float">
            <text:p>28,23</text:p>
          </table:table-cell>
          <table:table-cell table:style-name="ce80" table:formula="of:=['file:///mnt/Dados/vinma/documentos/Gradua%C3%A7%C3%A3o/TCC/results/HW_C024_120.xlsx'#$sigma_010.H$13]" office:value-type="float" office:value="28.9824258527064" calcext:value-type="float">
            <text:p>28,98</text:p>
          </table:table-cell>
          <table:table-cell table:style-name="ce80" table:formula="of:=['file:///mnt/Dados/vinma/documentos/Gradua%C3%A7%C3%A3o/TCC/results/HW_C024_120.xlsx'#$sigma_010.I$13]" office:value-type="float" office:value="28.7784006502076" calcext:value-type="float">
            <text:p>28,78</text:p>
          </table:table-cell>
          <table:table-cell/>
          <table:table-cell table:style-name="ce28" table:formula="of:=MAX([.$C14:.$J14])" office:value-type="float" office:value="29.0223575117903" calcext:value-type="float">
            <text:p>29,02</text:p>
          </table:table-cell>
          <table:table-cell table:style-name="ce34" table:formula="of:=[.$K14]-[.$N14]" office:value-type="float" office:value="28.7378721356025" calcext:value-type="float">
            <text:p>28,74</text:p>
          </table:table-cell>
          <table:table-cell table:style-name="ce34" table:formula="of:=AVERAGE([.$C14:.$I14])" office:value-type="float" office:value="28.849822514433" calcext:value-type="float">
            <text:p>28,85</text:p>
          </table:table-cell>
          <table:table-cell table:style-name="ce34" table:formula="of:=STDEV([.$C14:.$I14])" office:value-type="float" office:value="0.284485376187748" calcext:value-type="float">
            <text:p>0,28</text:p>
          </table:table-cell>
          <table:table-cell table:number-columns-repeated="1010"/>
        </table:table-row>
        <table:table-row table:style-name="ro3">
          <table:table-cell table:style-name="ce11" office:value-type="string" calcext:value-type="string">
            <text:p>Average</text:p>
          </table:table-cell>
          <table:table-cell table:style-name="ce14" table:formula="of:=AVERAGE([.B3:.B14])" office:value-type="float" office:value="27.8569406145593" calcext:value-type="float">
            <text:p>27,86</text:p>
          </table:table-cell>
          <table:table-cell table:style-name="ce81" table:formula="of:=AVERAGE([.C3:.C14])" office:value-type="float" office:value="30.722833635521" calcext:value-type="float">
            <text:p>30,72</text:p>
          </table:table-cell>
          <table:table-cell table:style-name="ce93" table:formula="of:=AVERAGE([.D3:.D14])" office:value-type="float" office:value="30.3863317429818" calcext:value-type="float">
            <text:p>30,39</text:p>
          </table:table-cell>
          <table:table-cell table:style-name="ce93" table:formula="of:=AVERAGE([.E3:.E14])" office:value-type="float" office:value="30.5866321905856" calcext:value-type="float">
            <text:p>30,59</text:p>
          </table:table-cell>
          <table:table-cell table:style-name="ce93" table:formula="of:=AVERAGE([.F3:.F14])" office:value-type="float" office:value="30.3863338186422" calcext:value-type="float">
            <text:p>30,39</text:p>
          </table:table-cell>
          <table:table-cell table:style-name="ce14" table:formula="of:=AVERAGE([.G3:.G14])" office:value-type="float" office:value="29.1990575529788" calcext:value-type="float">
            <text:p>29,20</text:p>
          </table:table-cell>
          <table:table-cell table:style-name="ce93" table:formula="of:=AVERAGE([.H3:.H14])" office:value-type="float" office:value="30.5711417902261" calcext:value-type="float">
            <text:p>30,57</text:p>
          </table:table-cell>
          <table:table-cell table:style-name="ce93" table:formula="of:=AVERAGE([.I3:.I14])" office:value-type="float" office:value="30.3246865857015" calcext:value-type="float">
            <text:p>30,32</text:p>
          </table:table-cell>
          <table:table-cell/>
          <table:table-cell table:style-name="ce28" table:formula="of:=MAX([.$C15:.$J15])" office:value-type="float" office:value="30.722833635521" calcext:value-type="float">
            <text:p>30,72</text:p>
          </table:table-cell>
          <table:table-cell table:style-name="ce34" table:formula="of:=[.$K15]-[.$N15]" office:value-type="float" office:value="30.2127344323163" calcext:value-type="float">
            <text:p>30,21</text:p>
          </table:table-cell>
          <table:table-cell table:style-name="ce34" table:formula="of:=AVERAGE([.$C15:.$I15])" office:value-type="float" office:value="30.3110024738053" calcext:value-type="float">
            <text:p>30,31</text:p>
          </table:table-cell>
          <table:table-cell table:style-name="ce34" table:formula="of:=STDEV([.$C15:.$I15])" office:value-type="float" office:value="0.510099203204662" calcext:value-type="float">
            <text:p>0,51</text:p>
          </table:table-cell>
          <table:table-cell table:style-name="ce40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9" table:number-rows-spanned="1">
            <text:p>PSNR Improvement ( dB ) - sigma=10</text:p>
          </table:table-cell>
          <table:covered-table-cell table:number-columns-repeated="8" table:style-name="ce70"/>
          <table:table-cell table:number-columns-repeated="1015"/>
        </table:table-row>
        <table:table-row table:style-name="ro2">
          <table:table-cell table:style-name="ce47" office:value-type="string" calcext:value-type="string" table:number-columns-spanned="2" table:number-rows-spanned="1">
            <text:p>Imagem</text:p>
          </table:table-cell>
          <table:covered-table-cell table:style-name="ce47"/>
          <table:table-cell table:style-name="ce83" office:value-type="string" calcext:value-type="string">
            <text:p>bm3d</text:p>
          </table:table-cell>
          <table:table-cell table:style-name="ce83" office:value-type="string" calcext:value-type="string">
            <text:p>da3d</text:p>
          </table:table-cell>
          <table:table-cell table:style-name="ce83" office:value-type="string" calcext:value-type="string">
            <text:p>ddid</text:p>
          </table:table-cell>
          <table:table-cell table:style-name="ce83" office:value-type="string" calcext:value-type="string">
            <text:p>nldd</text:p>
          </table:table-cell>
          <table:table-cell table:style-name="ce83" office:value-type="string" calcext:value-type="string">
            <text:p>nlm</text:p>
          </table:table-cell>
          <table:table-cell table:style-name="ce83" office:value-type="string" calcext:value-type="string">
            <text:p>nlm-lbp</text:p>
          </table:table-cell>
          <table:table-cell table:style-name="ce83" office:value-type="string" calcext:value-type="string">
            <text:p>nlm-glcm</text:p>
          </table:table-cell>
          <table:table-cell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01</text:p>
          </table:table-cell>
          <table:covered-table-cell table:style-name="ce15"/>
          <table:table-cell table:style-name="ce79" table:formula="of:=[.C3]-[.$B3]" office:value-type="float" office:value="1.4159233796765" calcext:value-type="float">
            <text:p>1,42</text:p>
          </table:table-cell>
          <table:table-cell table:style-name="ce80" table:formula="of:=[.D3]-[.$B3]" office:value-type="float" office:value="1.3516365947446" calcext:value-type="float">
            <text:p>1,35</text:p>
          </table:table-cell>
          <table:table-cell table:style-name="ce13" table:formula="of:=[.E3]-[.$B3]" office:value-type="float" office:value="1.1603187530976" calcext:value-type="float">
            <text:p>1,16</text:p>
          </table:table-cell>
          <table:table-cell table:style-name="ce80" table:formula="of:=[.F3]-[.$B3]" office:value-type="float" office:value="1.351646308757" calcext:value-type="float">
            <text:p>1,35</text:p>
          </table:table-cell>
          <table:table-cell table:style-name="ce13" table:formula="of:=[.G3]-[.$B3]" office:value-type="float" office:value="0.921938485927701" calcext:value-type="float">
            <text:p>0,92</text:p>
          </table:table-cell>
          <table:table-cell table:style-name="ce13" table:formula="of:=[.H3]-[.$B3]" office:value-type="float" office:value="1.0164740046819" calcext:value-type="float">
            <text:p>1,02</text:p>
          </table:table-cell>
          <table:table-cell table:style-name="ce13" table:formula="of:=[.I3]-[.$B3]" office:value-type="float" office:value="0.804232649565002" calcext:value-type="float">
            <text:p>0,80</text:p>
          </table:table-cell>
          <table:table-cell/>
          <table:table-cell table:style-name="ce27" table:formula="of:=MAX([.$C19:.$J19])" office:value-type="float" office:value="1.4159233796765" calcext:value-type="float">
            <text:p>1,42</text:p>
          </table:table-cell>
          <table:table-cell table:style-name="ce33" table:formula="of:=[.$K19]-[.$N19]" office:value-type="float" office:value="1.17737711084956" calcext:value-type="float">
            <text:p>1,18</text:p>
          </table:table-cell>
          <table:table-cell table:style-name="ce33" table:formula="of:=AVERAGE([.$C19:.$I19])" office:value-type="float" office:value="1.14602431092147" calcext:value-type="float">
            <text:p>1,15</text:p>
          </table:table-cell>
          <table:table-cell table:style-name="ce33" table:formula="of:=STDEV([.$C19:.$I19])" office:value-type="float" office:value="0.238546268826936" calcext:value-type="float">
            <text:p>0,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02</text:p>
          </table:table-cell>
          <table:covered-table-cell table:style-name="ce16"/>
          <table:table-cell table:style-name="ce79" table:formula="of:=[.C4]-[.$B4]" office:value-type="float" office:value="5.1493038739635" calcext:value-type="float">
            <text:p>5,15</text:p>
          </table:table-cell>
          <table:table-cell table:style-name="ce13" table:formula="of:=[.D4]-[.$B4]" office:value-type="float" office:value="4.5257373024102" calcext:value-type="float">
            <text:p>4,53</text:p>
          </table:table-cell>
          <table:table-cell table:style-name="ce80" table:formula="of:=[.E4]-[.$B4]" office:value-type="float" office:value="4.8782894621561" calcext:value-type="float">
            <text:p>4,88</text:p>
          </table:table-cell>
          <table:table-cell table:style-name="ce13" table:formula="of:=[.F4]-[.$B4]" office:value-type="float" office:value="4.5257409375017" calcext:value-type="float">
            <text:p>4,53</text:p>
          </table:table-cell>
          <table:table-cell table:style-name="ce13" table:formula="of:=[.G4]-[.$B4]" office:value-type="float" office:value="3.2924630219719" calcext:value-type="float">
            <text:p>3,29</text:p>
          </table:table-cell>
          <table:table-cell table:style-name="ce80" table:formula="of:=[.H4]-[.$B4]" office:value-type="float" office:value="4.827721960754" calcext:value-type="float">
            <text:p>4,83</text:p>
          </table:table-cell>
          <table:table-cell table:style-name="ce13" table:formula="of:=[.I4]-[.$B4]" office:value-type="float" office:value="4.498161877031" calcext:value-type="float">
            <text:p>4,50</text:p>
          </table:table-cell>
          <table:table-cell/>
          <table:table-cell table:style-name="ce28" table:formula="of:=MAX([.$C20:.$J20])" office:value-type="float" office:value="5.1493038739635" calcext:value-type="float">
            <text:p>5,15</text:p>
          </table:table-cell>
          <table:table-cell table:style-name="ce34" table:formula="of:=[.$K20]-[.$N20]" office:value-type="float" office:value="4.55404393938927" calcext:value-type="float">
            <text:p>4,55</text:p>
          </table:table-cell>
          <table:table-cell table:style-name="ce34" table:formula="of:=AVERAGE([.$C20:.$I20])" office:value-type="float" office:value="4.52820263368406" calcext:value-type="float">
            <text:p>4,53</text:p>
          </table:table-cell>
          <table:table-cell table:style-name="ce34" table:formula="of:=STDEV([.$C20:.$I20])" office:value-type="float" office:value="0.595259934574229" calcext:value-type="float">
            <text:p>0,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04</text:p>
          </table:table-cell>
          <table:covered-table-cell table:style-name="ce16"/>
          <table:table-cell table:style-name="ce79" table:formula="of:=[.C5]-[.$B5]" office:value-type="float" office:value="4.0937592907506" calcext:value-type="float">
            <text:p>4,09</text:p>
          </table:table-cell>
          <table:table-cell table:style-name="ce80" table:formula="of:=[.D5]-[.$B5]" office:value-type="float" office:value="3.4973800240193" calcext:value-type="float">
            <text:p>3,50</text:p>
          </table:table-cell>
          <table:table-cell table:style-name="ce80" table:formula="of:=[.E5]-[.$B5]" office:value-type="float" office:value="4.0313953695351" calcext:value-type="float">
            <text:p>4,03</text:p>
          </table:table-cell>
          <table:table-cell table:style-name="ce80" table:formula="of:=[.F5]-[.$B5]" office:value-type="float" office:value="3.4973753099193" calcext:value-type="float">
            <text:p>3,50</text:p>
          </table:table-cell>
          <table:table-cell table:style-name="ce13" table:formula="of:=[.G5]-[.$B5]" office:value-type="float" office:value="1.8362790905581" calcext:value-type="float">
            <text:p>1,84</text:p>
          </table:table-cell>
          <table:table-cell table:style-name="ce80" table:formula="of:=[.H5]-[.$B5]" office:value-type="float" office:value="3.9175999178422" calcext:value-type="float">
            <text:p>3,92</text:p>
          </table:table-cell>
          <table:table-cell table:style-name="ce80" table:formula="of:=[.I5]-[.$B5]" office:value-type="float" office:value="3.6230799477216" calcext:value-type="float">
            <text:p>3,62</text:p>
          </table:table-cell>
          <table:table-cell/>
          <table:table-cell table:style-name="ce27" table:formula="of:=MAX([.$C21:.$J21])" office:value-type="float" office:value="4.0937592907506" calcext:value-type="float">
            <text:p>4,09</text:p>
          </table:table-cell>
          <table:table-cell table:style-name="ce33" table:formula="of:=[.$K21]-[.$N21]" office:value-type="float" office:value="3.31997539366657" calcext:value-type="float">
            <text:p>3,32</text:p>
          </table:table-cell>
          <table:table-cell table:style-name="ce33" table:formula="of:=AVERAGE([.$C21:.$I21])" office:value-type="float" office:value="3.49955270719232" calcext:value-type="float">
            <text:p>3,50</text:p>
          </table:table-cell>
          <table:table-cell table:style-name="ce33" table:formula="of:=STDEV([.$C21:.$I21])" office:value-type="float" office:value="0.773783897084033" calcext:value-type="float">
            <text:p>0,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09</text:p>
          </table:table-cell>
          <table:covered-table-cell table:style-name="ce16"/>
          <table:table-cell table:style-name="ce80" table:formula="of:=[.C6]-[.$B6]" office:value-type="float" office:value="1.6707298112238" calcext:value-type="float">
            <text:p>1,67</text:p>
          </table:table-cell>
          <table:table-cell table:style-name="ce80" table:formula="of:=[.D6]-[.$B6]" office:value-type="float" office:value="1.5154889849472" calcext:value-type="float">
            <text:p>1,52</text:p>
          </table:table-cell>
          <table:table-cell table:style-name="ce80" table:formula="of:=[.E6]-[.$B6]" office:value-type="float" office:value="1.7902679842787" calcext:value-type="float">
            <text:p>1,79</text:p>
          </table:table-cell>
          <table:table-cell table:style-name="ce80" table:formula="of:=[.F6]-[.$B6]" office:value-type="float" office:value="1.515519957057" calcext:value-type="float">
            <text:p>1,52</text:p>
          </table:table-cell>
          <table:table-cell table:style-name="ce13" table:formula="of:=[.G6]-[.$B6]" office:value-type="float" office:value="0.314200698573998" calcext:value-type="float">
            <text:p>0,31</text:p>
          </table:table-cell>
          <table:table-cell table:style-name="ce79" table:formula="of:=[.H6]-[.$B6]" office:value-type="float" office:value="1.9243207800283" calcext:value-type="float">
            <text:p>1,92</text:p>
          </table:table-cell>
          <table:table-cell table:style-name="ce80" table:formula="of:=[.I6]-[.$B6]" office:value-type="float" office:value="1.7547392916377" calcext:value-type="float">
            <text:p>1,75</text:p>
          </table:table-cell>
          <table:table-cell/>
          <table:table-cell table:style-name="ce28" table:formula="of:=MAX([.$C22:.$J22])" office:value-type="float" office:value="1.9243207800283" calcext:value-type="float">
            <text:p>1,92</text:p>
          </table:table-cell>
          <table:table-cell table:style-name="ce34" table:formula="of:=[.$K22]-[.$N22]" office:value-type="float" office:value="1.38196263320225" calcext:value-type="float">
            <text:p>1,38</text:p>
          </table:table-cell>
          <table:table-cell table:style-name="ce34" table:formula="of:=AVERAGE([.$C22:.$I22])" office:value-type="float" office:value="1.49789535824953" calcext:value-type="float">
            <text:p>1,50</text:p>
          </table:table-cell>
          <table:table-cell table:style-name="ce34" table:formula="of:=STDEV([.$C22:.$I22])" office:value-type="float" office:value="0.542358146826045" calcext:value-type="float">
            <text:p>0,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11</text:p>
          </table:table-cell>
          <table:covered-table-cell table:style-name="ce16"/>
          <table:table-cell table:style-name="ce79" table:formula="of:=[.C7]-[.$B7]" office:value-type="float" office:value="3.3252338878718" calcext:value-type="float">
            <text:p>3,33</text:p>
          </table:table-cell>
          <table:table-cell table:style-name="ce80" table:formula="of:=[.D7]-[.$B7]" office:value-type="float" office:value="2.742663857427" calcext:value-type="float">
            <text:p>2,74</text:p>
          </table:table-cell>
          <table:table-cell table:style-name="ce80" table:formula="of:=[.E7]-[.$B7]" office:value-type="float" office:value="3.1224976111882" calcext:value-type="float">
            <text:p>3,12</text:p>
          </table:table-cell>
          <table:table-cell table:style-name="ce80" table:formula="of:=[.F7]-[.$B7]" office:value-type="float" office:value="2.7426820944177" calcext:value-type="float">
            <text:p>2,74</text:p>
          </table:table-cell>
          <table:table-cell table:style-name="ce13" table:formula="of:=[.G7]-[.$B7]" office:value-type="float" office:value="0.9574944602819" calcext:value-type="float">
            <text:p>0,96</text:p>
          </table:table-cell>
          <table:table-cell table:style-name="ce80" table:formula="of:=[.H7]-[.$B7]" office:value-type="float" office:value="3.1637642444672" calcext:value-type="float">
            <text:p>3,16</text:p>
          </table:table-cell>
          <table:table-cell table:style-name="ce80" table:formula="of:=[.I7]-[.$B7]" office:value-type="float" office:value="2.9910360710088" calcext:value-type="float">
            <text:p>2,99</text:p>
          </table:table-cell>
          <table:table-cell/>
          <table:table-cell table:style-name="ce27" table:formula="of:=MAX([.$C23:.$J23])" office:value-type="float" office:value="3.3252338878718" calcext:value-type="float">
            <text:p>3,33</text:p>
          </table:table-cell>
          <table:table-cell table:style-name="ce33" table:formula="of:=[.$K23]-[.$N23]" office:value-type="float" office:value="2.5183727448305" calcext:value-type="float">
            <text:p>2,52</text:p>
          </table:table-cell>
          <table:table-cell table:style-name="ce33" table:formula="of:=AVERAGE([.$C23:.$I23])" office:value-type="float" office:value="2.7207674609518" calcext:value-type="float">
            <text:p>2,72</text:p>
          </table:table-cell>
          <table:table-cell table:style-name="ce33" table:formula="of:=STDEV([.$C23:.$I23])" office:value-type="float" office:value="0.806861143041302" calcext:value-type="float">
            <text:p>0,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12</text:p>
          </table:table-cell>
          <table:covered-table-cell table:style-name="ce16"/>
          <table:table-cell table:style-name="ce79" table:formula="of:=[.C8]-[.$B8]" office:value-type="float" office:value="5.0899766126763" calcext:value-type="float">
            <text:p>5,09</text:p>
          </table:table-cell>
          <table:table-cell table:style-name="ce80" table:formula="of:=[.D8]-[.$B8]" office:value-type="float" office:value="4.5576094832494" calcext:value-type="float">
            <text:p>4,56</text:p>
          </table:table-cell>
          <table:table-cell table:style-name="ce80" table:formula="of:=[.E8]-[.$B8]" office:value-type="float" office:value="4.9946091681467" calcext:value-type="float">
            <text:p>4,99</text:p>
          </table:table-cell>
          <table:table-cell table:style-name="ce80" table:formula="of:=[.F8]-[.$B8]" office:value-type="float" office:value="4.5575866362406" calcext:value-type="float">
            <text:p>4,56</text:p>
          </table:table-cell>
          <table:table-cell table:style-name="ce13" table:formula="of:=[.G8]-[.$B8]" office:value-type="float" office:value="3.0051475291223" calcext:value-type="float">
            <text:p>3,01</text:p>
          </table:table-cell>
          <table:table-cell table:style-name="ce80" table:formula="of:=[.H8]-[.$B8]" office:value-type="float" office:value="4.8717139120926" calcext:value-type="float">
            <text:p>4,87</text:p>
          </table:table-cell>
          <table:table-cell table:style-name="ce80" table:formula="of:=[.I8]-[.$B8]" office:value-type="float" office:value="4.5637762378422" calcext:value-type="float">
            <text:p>4,56</text:p>
          </table:table-cell>
          <table:table-cell/>
          <table:table-cell table:style-name="ce28" table:formula="of:=MAX([.$C24:.$J24])" office:value-type="float" office:value="5.0899766126763" calcext:value-type="float">
            <text:p>5,09</text:p>
          </table:table-cell>
          <table:table-cell table:style-name="ce34" table:formula="of:=[.$K24]-[.$N24]" office:value-type="float" office:value="4.38601739886311" calcext:value-type="float">
            <text:p>4,39</text:p>
          </table:table-cell>
          <table:table-cell table:style-name="ce34" table:formula="of:=AVERAGE([.$C24:.$I24])" office:value-type="float" office:value="4.52005993991001" calcext:value-type="float">
            <text:p>4,52</text:p>
          </table:table-cell>
          <table:table-cell table:style-name="ce34" table:formula="of:=STDEV([.$C24:.$I24])" office:value-type="float" office:value="0.703959213813182" calcext:value-type="float">
            <text:p>0,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13</text:p>
          </table:table-cell>
          <table:covered-table-cell table:style-name="ce16"/>
          <table:table-cell table:style-name="ce80" table:formula="of:=[.C9]-[.$B9]" office:value-type="float" office:value="2.4977739316205" calcext:value-type="float">
            <text:p>2,50</text:p>
          </table:table-cell>
          <table:table-cell table:style-name="ce80" table:formula="of:=[.D9]-[.$B9]" office:value-type="float" office:value="2.2784021424788" calcext:value-type="float">
            <text:p>2,28</text:p>
          </table:table-cell>
          <table:table-cell table:style-name="ce80" table:formula="of:=[.E9]-[.$B9]" office:value-type="float" office:value="2.5602262323277" calcext:value-type="float">
            <text:p>2,56</text:p>
          </table:table-cell>
          <table:table-cell table:style-name="ce80" table:formula="of:=[.F9]-[.$B9]" office:value-type="float" office:value="2.2783916245684" calcext:value-type="float">
            <text:p>2,28</text:p>
          </table:table-cell>
          <table:table-cell table:style-name="ce13" table:formula="of:=[.G9]-[.$B9]" office:value-type="float" office:value="0.9804454882206" calcext:value-type="float">
            <text:p>0,98</text:p>
          </table:table-cell>
          <table:table-cell table:style-name="ce79" table:formula="of:=[.H9]-[.$B9]" office:value-type="float" office:value="2.6466969785466" calcext:value-type="float">
            <text:p>2,65</text:p>
          </table:table-cell>
          <table:table-cell table:style-name="ce80" table:formula="of:=[.I9]-[.$B9]" office:value-type="float" office:value="2.4174657706537" calcext:value-type="float">
            <text:p>2,42</text:p>
          </table:table-cell>
          <table:table-cell/>
          <table:table-cell table:style-name="ce27" table:formula="of:=MAX([.$C25:.$J25])" office:value-type="float" office:value="2.6466969785466" calcext:value-type="float">
            <text:p>2,65</text:p>
          </table:table-cell>
          <table:table-cell table:style-name="ce33" table:formula="of:=[.$K25]-[.$N25]" office:value-type="float" office:value="2.07584171795959" calcext:value-type="float">
            <text:p>2,08</text:p>
          </table:table-cell>
          <table:table-cell table:style-name="ce33" table:formula="of:=AVERAGE([.$C25:.$I25])" office:value-type="float" office:value="2.2370574526309" calcext:value-type="float">
            <text:p>2,24</text:p>
          </table:table-cell>
          <table:table-cell table:style-name="ce33" table:formula="of:=STDEV([.$C25:.$I25])" office:value-type="float" office:value="0.570855260587013" calcext:value-type="float">
            <text:p>0,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15</text:p>
          </table:table-cell>
          <table:covered-table-cell table:style-name="ce16"/>
          <table:table-cell table:style-name="ce79" table:formula="of:=[.C10]-[.$B10]" office:value-type="float" office:value="3.984154696499" calcext:value-type="float">
            <text:p>3,98</text:p>
          </table:table-cell>
          <table:table-cell table:style-name="ce80" table:formula="of:=[.D10]-[.$B10]" office:value-type="float" office:value="3.7137619210642" calcext:value-type="float">
            <text:p>3,71</text:p>
          </table:table-cell>
          <table:table-cell table:style-name="ce80" table:formula="of:=[.E10]-[.$B10]" office:value-type="float" office:value="3.8766259799443" calcext:value-type="float">
            <text:p>3,88</text:p>
          </table:table-cell>
          <table:table-cell table:style-name="ce80" table:formula="of:=[.F10]-[.$B10]" office:value-type="float" office:value="3.7137666087359" calcext:value-type="float">
            <text:p>3,71</text:p>
          </table:table-cell>
          <table:table-cell table:style-name="ce13" table:formula="of:=[.G10]-[.$B10]" office:value-type="float" office:value="2.4144989207881" calcext:value-type="float">
            <text:p>2,41</text:p>
          </table:table-cell>
          <table:table-cell table:style-name="ce80" table:formula="of:=[.H10]-[.$B10]" office:value-type="float" office:value="3.6902730927749" calcext:value-type="float">
            <text:p>3,69</text:p>
          </table:table-cell>
          <table:table-cell table:style-name="ce13" table:formula="of:=[.I10]-[.$B10]" office:value-type="float" office:value="3.3212256244856" calcext:value-type="float">
            <text:p>3,32</text:p>
          </table:table-cell>
          <table:table-cell/>
          <table:table-cell table:style-name="ce28" table:formula="of:=MAX([.$C26:.$J26])" office:value-type="float" office:value="3.984154696499" calcext:value-type="float">
            <text:p>3,98</text:p>
          </table:table-cell>
          <table:table-cell table:style-name="ce34" table:formula="of:=[.$K26]-[.$N26]" office:value-type="float" office:value="3.45068197297543" calcext:value-type="float">
            <text:p>3,45</text:p>
          </table:table-cell>
          <table:table-cell table:style-name="ce34" table:formula="of:=AVERAGE([.$C26:.$I26])" office:value-type="float" office:value="3.53061526347029" calcext:value-type="float">
            <text:p>3,53</text:p>
          </table:table-cell>
          <table:table-cell table:style-name="ce34" table:formula="of:=STDEV([.$C26:.$I26])" office:value-type="float" office:value="0.533472723523573" calcext:value-type="float">
            <text:p>0,5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16</text:p>
          </table:table-cell>
          <table:covered-table-cell table:style-name="ce16"/>
          <table:table-cell table:style-name="ce80" table:formula="of:=[.C11]-[.$B11]" office:value-type="float" office:value="1.6930344569625" calcext:value-type="float">
            <text:p>1,69</text:p>
          </table:table-cell>
          <table:table-cell table:style-name="ce80" table:formula="of:=[.D11]-[.$B11]" office:value-type="float" office:value="1.567023026446" calcext:value-type="float">
            <text:p>1,57</text:p>
          </table:table-cell>
          <table:table-cell table:style-name="ce80" table:formula="of:=[.E11]-[.$B11]" office:value-type="float" office:value="1.554232183806" calcext:value-type="float">
            <text:p>1,55</text:p>
          </table:table-cell>
          <table:table-cell table:style-name="ce80" table:formula="of:=[.F11]-[.$B11]" office:value-type="float" office:value="1.5670222180862" calcext:value-type="float">
            <text:p>1,57</text:p>
          </table:table-cell>
          <table:table-cell table:style-name="ce13" table:formula="of:=[.G11]-[.$B11]" office:value-type="float" office:value="0.5315540520381" calcext:value-type="float">
            <text:p>0,53</text:p>
          </table:table-cell>
          <table:table-cell table:style-name="ce79" table:formula="of:=[.H11]-[.$B11]" office:value-type="float" office:value="1.8991254354815" calcext:value-type="float">
            <text:p>1,90</text:p>
          </table:table-cell>
          <table:table-cell table:style-name="ce80" table:formula="of:=[.I11]-[.$B11]" office:value-type="float" office:value="1.7691531296966" calcext:value-type="float">
            <text:p>1,77</text:p>
          </table:table-cell>
          <table:table-cell/>
          <table:table-cell table:style-name="ce27" table:formula="of:=MAX([.$C27:.$J27])" office:value-type="float" office:value="1.8991254354815" calcext:value-type="float">
            <text:p>1,90</text:p>
          </table:table-cell>
          <table:table-cell table:style-name="ce33" table:formula="of:=[.$K27]-[.$N27]" office:value-type="float" office:value="1.44859261447479" calcext:value-type="float">
            <text:p>1,45</text:p>
          </table:table-cell>
          <table:table-cell table:style-name="ce33" table:formula="of:=AVERAGE([.$C27:.$I27])" office:value-type="float" office:value="1.51159207178813" calcext:value-type="float">
            <text:p>1,51</text:p>
          </table:table-cell>
          <table:table-cell table:style-name="ce33" table:formula="of:=STDEV([.$C27:.$I27])" office:value-type="float" office:value="0.450532821006704" calcext:value-type="float">
            <text:p>0,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17</text:p>
          </table:table-cell>
          <table:covered-table-cell table:style-name="ce16"/>
          <table:table-cell table:style-name="ce79" table:formula="of:=[.C12]-[.$B12]" office:value-type="float" office:value="3.1611399363651" calcext:value-type="float">
            <text:p>3,16</text:p>
          </table:table-cell>
          <table:table-cell table:style-name="ce13" table:formula="of:=[.D12]-[.$B12]" office:value-type="float" office:value="2.1764162796773" calcext:value-type="float">
            <text:p>2,18</text:p>
          </table:table-cell>
          <table:table-cell table:style-name="ce13" table:formula="of:=[.E12]-[.$B12]" office:value-type="float" office:value="2.4456536162539" calcext:value-type="float">
            <text:p>2,45</text:p>
          </table:table-cell>
          <table:table-cell table:style-name="ce13" table:formula="of:=[.F12]-[.$B12]" office:value-type="float" office:value="2.176410254653" calcext:value-type="float">
            <text:p>2,18</text:p>
          </table:table-cell>
          <table:table-cell table:style-name="ce13" table:formula="of:=[.G12]-[.$B12]" office:value-type="float" office:value="1.164038938423" calcext:value-type="float">
            <text:p>1,16</text:p>
          </table:table-cell>
          <table:table-cell table:style-name="ce13" table:formula="of:=[.H12]-[.$B12]" office:value-type="float" office:value="2.3486445514741" calcext:value-type="float">
            <text:p>2,35</text:p>
          </table:table-cell>
          <table:table-cell table:style-name="ce13" table:formula="of:=[.I12]-[.$B12]" office:value-type="float" office:value="2.0937720119257" calcext:value-type="float">
            <text:p>2,09</text:p>
          </table:table-cell>
          <table:table-cell/>
          <table:table-cell table:style-name="ce28" table:formula="of:=MAX([.$C28:.$J28])" office:value-type="float" office:value="3.1611399363651" calcext:value-type="float">
            <text:p>3,16</text:p>
          </table:table-cell>
          <table:table-cell table:style-name="ce34" table:formula="of:=[.$K28]-[.$N28]" office:value-type="float" office:value="2.57123837729938" calcext:value-type="float">
            <text:p>2,57</text:p>
          </table:table-cell>
          <table:table-cell table:style-name="ce34" table:formula="of:=AVERAGE([.$C28:.$I28])" office:value-type="float" office:value="2.2237250841103" calcext:value-type="float">
            <text:p>2,22</text:p>
          </table:table-cell>
          <table:table-cell table:style-name="ce34" table:formula="of:=STDEV([.$C28:.$I28])" office:value-type="float" office:value="0.589901559065724" calcext:value-type="float">
            <text:p>0,5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19</text:p>
          </table:table-cell>
          <table:covered-table-cell table:style-name="ce16"/>
          <table:table-cell table:style-name="ce80" table:formula="of:=[.C13]-[.$B13]" office:value-type="float" office:value="0.777261339660903" calcext:value-type="float">
            <text:p>0,78</text:p>
          </table:table-cell>
          <table:table-cell table:style-name="ce79" table:formula="of:=[.D13]-[.$B13]" office:value-type="float" office:value="0.9152477324605" calcext:value-type="float">
            <text:p>0,92</text:p>
          </table:table-cell>
          <table:table-cell table:style-name="ce80" table:formula="of:=[.E13]-[.$B13]" office:value-type="float" office:value="0.779760144837802" calcext:value-type="float">
            <text:p>0,78</text:p>
          </table:table-cell>
          <table:table-cell table:style-name="ce80" table:formula="of:=[.F13]-[.$B13]" office:value-type="float" office:value="0.9152484318858" calcext:value-type="float">
            <text:p>0,92</text:p>
          </table:table-cell>
          <table:table-cell table:style-name="ce13" table:formula="of:=[.G13]-[.$B13]" office:value-type="float" office:value="-0.0834112974216978" calcext:value-type="float">
            <text:p>-0,08</text:p>
          </table:table-cell>
          <table:table-cell table:style-name="ce80" table:formula="of:=[.H13]-[.$B13]" office:value-type="float" office:value="0.741588482199102" calcext:value-type="float">
            <text:p>0,74</text:p>
          </table:table-cell>
          <table:table-cell table:style-name="ce13" table:formula="of:=[.I13]-[.$B13]" office:value-type="float" office:value="0.457843496977901" calcext:value-type="float">
            <text:p>0,46</text:p>
          </table:table-cell>
          <table:table-cell/>
          <table:table-cell table:style-name="ce27" table:formula="of:=MAX([.$C29:.$J29])" office:value-type="float" office:value="0.9152484318858" calcext:value-type="float">
            <text:p>0,92</text:p>
          </table:table-cell>
          <table:table-cell table:style-name="ce33" table:formula="of:=[.$K29]-[.$N29]" office:value-type="float" office:value="0.560132827927668" calcext:value-type="float">
            <text:p>0,56</text:p>
          </table:table-cell>
          <table:table-cell table:style-name="ce33" table:formula="of:=AVERAGE([.$C29:.$I29])" office:value-type="float" office:value="0.643362618657187" calcext:value-type="float">
            <text:p>0,64</text:p>
          </table:table-cell>
          <table:table-cell table:style-name="ce33" table:formula="of:=STDEV([.$C29:.$I29])" office:value-type="float" office:value="0.355115603958132" calcext:value-type="float">
            <text:p>0,3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C024</text:p>
          </table:table-cell>
          <table:covered-table-cell table:style-name="ce16"/>
          <table:table-cell table:style-name="ce80" table:formula="of:=[.C14]-[.$B14]" office:value-type="float" office:value="1.5324250342693" calcext:value-type="float">
            <text:p>1,53</text:p>
          </table:table-cell>
          <table:table-cell table:style-name="ce80" table:formula="of:=[.D14]-[.$B14]" office:value-type="float" office:value="1.5113261921455" calcext:value-type="float">
            <text:p>1,51</text:p>
          </table:table-cell>
          <table:table-cell table:style-name="ce79" table:formula="of:=[.E14]-[.$B14]" office:value-type="float" office:value="1.5624224067428" calcext:value-type="float">
            <text:p>1,56</text:p>
          </table:table-cell>
          <table:table-cell table:style-name="ce80" table:formula="of:=[.F14]-[.$B14]" office:value-type="float" office:value="1.5113280671722" calcext:value-type="float">
            <text:p>1,51</text:p>
          </table:table-cell>
          <table:table-cell table:style-name="ce13" table:formula="of:=[.G14]-[.$B14]" office:value-type="float" office:value="0.770753872549602" calcext:value-type="float">
            <text:p>0,77</text:p>
          </table:table-cell>
          <table:table-cell table:style-name="ce80" table:formula="of:=[.H14]-[.$B14]" office:value-type="float" office:value="1.5224907476589" calcext:value-type="float">
            <text:p>1,52</text:p>
          </table:table-cell>
          <table:table-cell table:style-name="ce80" table:formula="of:=[.I14]-[.$B14]" office:value-type="float" office:value="1.3184655451601" calcext:value-type="float">
            <text:p>1,32</text:p>
          </table:table-cell>
          <table:table-cell/>
          <table:table-cell table:style-name="ce28" table:formula="of:=MAX([.$C30:.$J30])" office:value-type="float" office:value="1.5624224067428" calcext:value-type="float">
            <text:p>1,56</text:p>
          </table:table-cell>
          <table:table-cell table:style-name="ce34" table:formula="of:=[.$K30]-[.$N30]" office:value-type="float" office:value="1.27793703055505" calcext:value-type="float">
            <text:p>1,28</text:p>
          </table:table-cell>
          <table:table-cell table:style-name="ce34" table:formula="of:=AVERAGE([.$C30:.$I30])" office:value-type="float" office:value="1.38988740938549" calcext:value-type="float">
            <text:p>1,39</text:p>
          </table:table-cell>
          <table:table-cell table:style-name="ce34" table:formula="of:=STDEV([.$C30:.$I30])" office:value-type="float" office:value="0.284485376187748" calcext:value-type="float">
            <text:p>0,28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 table:number-columns-spanned="2" table:number-rows-spanned="1">
            <text:p>Average</text:p>
          </table:table-cell>
          <table:covered-table-cell table:style-name="ce50"/>
          <table:table-cell table:style-name="ce84" table:formula="of:=AVERAGE([.C19:.C30])" office:value-type="float" office:value="2.86589302096165" calcext:value-type="float">
            <text:p>2,87</text:p>
          </table:table-cell>
          <table:table-cell table:style-name="ce94" table:formula="of:=AVERAGE([.D19:.D30])" office:value-type="float" office:value="2.5293911284225" calcext:value-type="float">
            <text:p>2,53</text:p>
          </table:table-cell>
          <table:table-cell table:style-name="ce94" table:formula="of:=AVERAGE([.E19:.E30])" office:value-type="float" office:value="2.72969157602624" calcext:value-type="float">
            <text:p>2,73</text:p>
          </table:table-cell>
          <table:table-cell table:style-name="ce94" table:formula="of:=AVERAGE([.F19:.F30])" office:value-type="float" office:value="2.5293932040829" calcext:value-type="float">
            <text:p>2,53</text:p>
          </table:table-cell>
          <table:table-cell table:style-name="ce97" table:formula="of:=AVERAGE([.G19:.G30])" office:value-type="float" office:value="1.34211693841947" calcext:value-type="float">
            <text:p>1,34</text:p>
          </table:table-cell>
          <table:table-cell table:style-name="ce94" table:formula="of:=AVERAGE([.H19:.H30])" office:value-type="float" office:value="2.71420117566677" calcext:value-type="float">
            <text:p>2,71</text:p>
          </table:table-cell>
          <table:table-cell table:style-name="ce94" table:formula="of:=AVERAGE([.I19:.I30])" office:value-type="float" office:value="2.46774597114216" calcext:value-type="float">
            <text:p>2,47</text:p>
          </table:table-cell>
          <table:table-cell/>
          <table:table-cell table:style-name="ce28" table:formula="of:=MAX([.$C31:.$J31])" office:value-type="float" office:value="2.86589302096165" calcext:value-type="float">
            <text:p>2,87</text:p>
          </table:table-cell>
          <table:table-cell table:style-name="ce34" table:formula="of:=[.$K31]-[.$N31]" office:value-type="float" office:value="2.35579381775699" calcext:value-type="float">
            <text:p>2,36</text:p>
          </table:table-cell>
          <table:table-cell table:style-name="ce34" table:formula="of:=AVERAGE([.$C31:.$I31])" office:value-type="float" office:value="2.45406185924596" calcext:value-type="float">
            <text:p>2,45</text:p>
          </table:table-cell>
          <table:table-cell table:style-name="ce34" table:formula="of:=STDEV([.$C31:.$I31])" office:value-type="float" office:value="0.510099203204664" calcext:value-type="float">
            <text:p>0,51</text:p>
          </table:table-cell>
          <table:table-cell table:style-name="ce40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9" table:number-rows-spanned="1">
            <text:p>PSNR Improvement ( % ) - sigma=10</text:p>
          </table:table-cell>
          <table:covered-table-cell table:number-columns-repeated="8" table:style-name="ce70"/>
          <table:table-cell table:number-columns-repeated="1015"/>
        </table:table-row>
        <table:table-row table:style-name="ro2">
          <table:table-cell table:style-name="ce47" office:value-type="string" calcext:value-type="string" table:number-columns-spanned="2" table:number-rows-spanned="1">
            <text:p>Imagem</text:p>
          </table:table-cell>
          <table:covered-table-cell table:style-name="ce47"/>
          <table:table-cell table:style-name="ce83" office:value-type="string" calcext:value-type="string">
            <text:p>bm3d</text:p>
          </table:table-cell>
          <table:table-cell table:style-name="ce83" office:value-type="string" calcext:value-type="string">
            <text:p>da3d</text:p>
          </table:table-cell>
          <table:table-cell table:style-name="ce83" office:value-type="string" calcext:value-type="string">
            <text:p>ddid</text:p>
          </table:table-cell>
          <table:table-cell table:style-name="ce83" office:value-type="string" calcext:value-type="string">
            <text:p>nldd</text:p>
          </table:table-cell>
          <table:table-cell table:style-name="ce83" office:value-type="string" calcext:value-type="string">
            <text:p>nlm</text:p>
          </table:table-cell>
          <table:table-cell table:style-name="ce83" office:value-type="string" calcext:value-type="string">
            <text:p>nlm-lbp</text:p>
          </table:table-cell>
          <table:table-cell table:style-name="ce83" office:value-type="string" calcext:value-type="string">
            <text:p>nlm-glcm</text:p>
          </table:table-cell>
          <table:table-cell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 table:number-columns-spanned="2" table:number-rows-spanned="1">
            <text:p>C001</text:p>
          </table:table-cell>
          <table:covered-table-cell table:style-name="ce17"/>
          <table:table-cell table:style-name="ce85" table:formula="of:=([.C3]-[.$B3])/[.$B3]" office:value-type="percentage" office:value="0.0508760855095018" calcext:value-type="percentage">
            <text:p>5,09%</text:p>
          </table:table-cell>
          <table:table-cell table:style-name="ce21" table:formula="of:=([.D3]-[.$B3])/[.$B3]" office:value-type="percentage" office:value="0.048566172406666" calcext:value-type="percentage">
            <text:p>4,86%</text:p>
          </table:table-cell>
          <table:table-cell table:style-name="ce21" table:formula="of:=([.E3]-[.$B3])/[.$B3]" office:value-type="percentage" office:value="0.0416918577291656" calcext:value-type="percentage">
            <text:p>4,17%</text:p>
          </table:table-cell>
          <table:table-cell table:style-name="ce21" table:formula="of:=([.F3]-[.$B3])/[.$B3]" office:value-type="percentage" office:value="0.0485665214445678" calcext:value-type="percentage">
            <text:p>4,86%</text:p>
          </table:table-cell>
          <table:table-cell table:style-name="ce21" table:formula="of:=([.G3]-[.$B3])/[.$B3]" office:value-type="percentage" office:value="0.0331265250067943" calcext:value-type="percentage">
            <text:p>3,31%</text:p>
          </table:table-cell>
          <table:table-cell table:style-name="ce21" table:formula="of:=([.H3]-[.$B3])/[.$B3]" office:value-type="percentage" office:value="0.0365233169553266" calcext:value-type="percentage">
            <text:p>3,65%</text:p>
          </table:table-cell>
          <table:table-cell table:style-name="ce21" table:formula="of:=([.I3]-[.$B3])/[.$B3]" office:value-type="percentage" office:value="0.0288971914978552" calcext:value-type="percentage">
            <text:p>2,89%</text:p>
          </table:table-cell>
          <table:table-cell table:style-name="ce25"/>
          <table:table-cell table:style-name="ce31" table:formula="of:=MAX([.$C35:.$J35])" office:value-type="percentage" office:value="0.0508760855095018" calcext:value-type="percentage">
            <text:p>5,09%</text:p>
          </table:table-cell>
          <table:table-cell table:style-name="ce37" table:formula="of:=[.$K35]-[.$N35]" office:value-type="percentage" office:value="0.0423047881179829" calcext:value-type="percentage">
            <text:p>4,23%</text:p>
          </table:table-cell>
          <table:table-cell table:style-name="ce37" table:formula="of:=AVERAGE([.$C35:.$I35])" office:value-type="percentage" office:value="0.0411782386499825" calcext:value-type="percentage">
            <text:p>4,12%</text:p>
          </table:table-cell>
          <table:table-cell table:style-name="ce37" table:formula="of:=STDEV([.$C35:.$I35])" office:value-type="percentage" office:value="0.00857129739151889" calcext:value-type="percentage">
            <text:p>0,86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02</text:p>
          </table:table-cell>
          <table:covered-table-cell table:style-name="ce18"/>
          <table:table-cell table:style-name="ce85" table:formula="of:=([.C4]-[.$B4])/[.$B4]" office:value-type="percentage" office:value="0.182778976080167" calcext:value-type="percentage">
            <text:p>18,28%</text:p>
          </table:table-cell>
          <table:table-cell table:style-name="ce21" table:formula="of:=([.D4]-[.$B4])/[.$B4]" office:value-type="percentage" office:value="0.16064494354761" calcext:value-type="percentage">
            <text:p>16,06%</text:p>
          </table:table-cell>
          <table:table-cell table:style-name="ce21" table:formula="of:=([.E4]-[.$B4])/[.$B4]" office:value-type="percentage" office:value="0.173159086109487" calcext:value-type="percentage">
            <text:p>17,32%</text:p>
          </table:table-cell>
          <table:table-cell table:style-name="ce21" table:formula="of:=([.F4]-[.$B4])/[.$B4]" office:value-type="percentage" office:value="0.160645072578314" calcext:value-type="percentage">
            <text:p>16,06%</text:p>
          </table:table-cell>
          <table:table-cell table:style-name="ce21" table:formula="of:=([.G4]-[.$B4])/[.$B4]" office:value-type="percentage" office:value="0.116868810749486" calcext:value-type="percentage">
            <text:p>11,69%</text:p>
          </table:table-cell>
          <table:table-cell table:style-name="ce21" table:formula="of:=([.H4]-[.$B4])/[.$B4]" office:value-type="percentage" office:value="0.171364149093643" calcext:value-type="percentage">
            <text:p>17,14%</text:p>
          </table:table-cell>
          <table:table-cell table:style-name="ce21" table:formula="of:=([.I4]-[.$B4])/[.$B4]" office:value-type="percentage" office:value="0.159666130073177" calcext:value-type="percentage">
            <text:p>15,97%</text:p>
          </table:table-cell>
          <table:table-cell table:style-name="ce25"/>
          <table:table-cell table:style-name="ce32" table:formula="of:=MAX([.$C36:.$J36])" office:value-type="percentage" office:value="0.182778976080167" calcext:value-type="percentage">
            <text:p>18,28%</text:p>
          </table:table-cell>
          <table:table-cell table:style-name="ce38" table:formula="of:=[.$K36]-[.$N36]" office:value-type="percentage" office:value="0.16164971200757" calcext:value-type="percentage">
            <text:p>16,16%</text:p>
          </table:table-cell>
          <table:table-cell table:style-name="ce38" table:formula="of:=AVERAGE([.$C36:.$I36])" office:value-type="percentage" office:value="0.160732452604555" calcext:value-type="percentage">
            <text:p>16,07%</text:p>
          </table:table-cell>
          <table:table-cell table:style-name="ce38" table:formula="of:=STDEV([.$C36:.$I36])" office:value-type="percentage" office:value="0.0211292640725977" calcext:value-type="percentage">
            <text:p>2,11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04</text:p>
          </table:table-cell>
          <table:covered-table-cell table:style-name="ce18"/>
          <table:table-cell table:style-name="ce85" table:formula="of:=([.C5]-[.$B5])/[.$B5]" office:value-type="percentage" office:value="0.14548163306527" calcext:value-type="percentage">
            <text:p>14,55%</text:p>
          </table:table-cell>
          <table:table-cell table:style-name="ce21" table:formula="of:=([.D5]-[.$B5])/[.$B5]" office:value-type="percentage" office:value="0.124287854074315" calcext:value-type="percentage">
            <text:p>12,43%</text:p>
          </table:table-cell>
          <table:table-cell table:style-name="ce21" table:formula="of:=([.E5]-[.$B5])/[.$B5]" office:value-type="percentage" office:value="0.143265380360016" calcext:value-type="percentage">
            <text:p>14,33%</text:p>
          </table:table-cell>
          <table:table-cell table:style-name="ce21" table:formula="of:=([.F5]-[.$B5])/[.$B5]" office:value-type="percentage" office:value="0.124287686547375" calcext:value-type="percentage">
            <text:p>12,43%</text:p>
          </table:table-cell>
          <table:table-cell table:style-name="ce21" table:formula="of:=([.G5]-[.$B5])/[.$B5]" office:value-type="percentage" office:value="0.0652566166900887" calcext:value-type="percentage">
            <text:p>6,53%</text:p>
          </table:table-cell>
          <table:table-cell table:style-name="ce21" table:formula="of:=([.H5]-[.$B5])/[.$B5]" office:value-type="percentage" office:value="0.139221383883455" calcext:value-type="percentage">
            <text:p>13,92%</text:p>
          </table:table-cell>
          <table:table-cell table:style-name="ce21" table:formula="of:=([.I5]-[.$B5])/[.$B5]" office:value-type="percentage" office:value="0.128754904742806" calcext:value-type="percentage">
            <text:p>12,88%</text:p>
          </table:table-cell>
          <table:table-cell table:style-name="ce25"/>
          <table:table-cell table:style-name="ce31" table:formula="of:=MAX([.$C37:.$J37])" office:value-type="percentage" office:value="0.14548163306527" calcext:value-type="percentage">
            <text:p>14,55%</text:p>
          </table:table-cell>
          <table:table-cell table:style-name="ce37" table:formula="of:=[.$K37]-[.$N37]" office:value-type="percentage" office:value="0.117983351658804" calcext:value-type="percentage">
            <text:p>11,80%</text:p>
          </table:table-cell>
          <table:table-cell table:style-name="ce37" table:formula="of:=AVERAGE([.$C37:.$I37])" office:value-type="percentage" office:value="0.124365065623332" calcext:value-type="percentage">
            <text:p>12,44%</text:p>
          </table:table-cell>
          <table:table-cell table:style-name="ce37" table:formula="of:=STDEV([.$C37:.$I37])" office:value-type="percentage" office:value="0.0274982814064658" calcext:value-type="percentage">
            <text:p>2,75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09</text:p>
          </table:table-cell>
          <table:covered-table-cell table:style-name="ce18"/>
          <table:table-cell table:style-name="ce21" table:formula="of:=([.C6]-[.$B6])/[.$B6]" office:value-type="percentage" office:value="0.0602268877833078" calcext:value-type="percentage">
            <text:p>6,02%</text:p>
          </table:table-cell>
          <table:table-cell table:style-name="ce21" table:formula="of:=([.D6]-[.$B6])/[.$B6]" office:value-type="percentage" office:value="0.0546307274941105" calcext:value-type="percentage">
            <text:p>5,46%</text:p>
          </table:table-cell>
          <table:table-cell table:style-name="ce21" table:formula="of:=([.E6]-[.$B6])/[.$B6]" office:value-type="percentage" office:value="0.0645360298636334" calcext:value-type="percentage">
            <text:p>6,45%</text:p>
          </table:table-cell>
          <table:table-cell table:style-name="ce21" table:formula="of:=([.F6]-[.$B6])/[.$B6]" office:value-type="percentage" office:value="0.0546318439845021" calcext:value-type="percentage">
            <text:p>5,46%</text:p>
          </table:table-cell>
          <table:table-cell table:style-name="ce21" table:formula="of:=([.G6]-[.$B6])/[.$B6]" office:value-type="percentage" office:value="0.0113263856832673" calcext:value-type="percentage">
            <text:p>1,13%</text:p>
          </table:table-cell>
          <table:table-cell table:style-name="ce85" table:formula="of:=([.H6]-[.$B6])/[.$B6]" office:value-type="percentage" office:value="0.0693683987077232" calcext:value-type="percentage">
            <text:p>6,94%</text:p>
          </table:table-cell>
          <table:table-cell table:style-name="ce21" table:formula="of:=([.I6]-[.$B6])/[.$B6]" office:value-type="percentage" office:value="0.0632552826294592" calcext:value-type="percentage">
            <text:p>6,33%</text:p>
          </table:table-cell>
          <table:table-cell table:style-name="ce25"/>
          <table:table-cell table:style-name="ce32" table:formula="of:=MAX([.$C38:.$J38])" office:value-type="percentage" office:value="0.0693683987077232" calcext:value-type="percentage">
            <text:p>6,94%</text:p>
          </table:table-cell>
          <table:table-cell table:style-name="ce38" table:formula="of:=[.$K38]-[.$N38]" office:value-type="percentage" office:value="0.0498173360356994" calcext:value-type="percentage">
            <text:p>4,98%</text:p>
          </table:table-cell>
          <table:table-cell table:style-name="ce38" table:formula="of:=AVERAGE([.$C38:.$I38])" office:value-type="percentage" office:value="0.0539965080208576" calcext:value-type="percentage">
            <text:p>5,40%</text:p>
          </table:table-cell>
          <table:table-cell table:style-name="ce38" table:formula="of:=STDEV([.$C38:.$I38])" office:value-type="percentage" office:value="0.0195510626720238" calcext:value-type="percentage">
            <text:p>1,96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1</text:p>
          </table:table-cell>
          <table:covered-table-cell table:style-name="ce18"/>
          <table:table-cell table:style-name="ce85" table:formula="of:=([.C7]-[.$B7])/[.$B7]" office:value-type="percentage" office:value="0.119738427293663" calcext:value-type="percentage">
            <text:p>11,97%</text:p>
          </table:table-cell>
          <table:table-cell table:style-name="ce21" table:formula="of:=([.D7]-[.$B7])/[.$B7]" office:value-type="percentage" office:value="0.0987606490121698" calcext:value-type="percentage">
            <text:p>9,88%</text:p>
          </table:table-cell>
          <table:table-cell table:style-name="ce21" table:formula="of:=([.E7]-[.$B7])/[.$B7]" office:value-type="percentage" office:value="0.112438091815305" calcext:value-type="percentage">
            <text:p>11,24%</text:p>
          </table:table-cell>
          <table:table-cell table:style-name="ce21" table:formula="of:=([.F7]-[.$B7])/[.$B7]" office:value-type="percentage" office:value="0.0987613057084078" calcext:value-type="percentage">
            <text:p>9,88%</text:p>
          </table:table-cell>
          <table:table-cell table:style-name="ce21" table:formula="of:=([.G7]-[.$B7])/[.$B7]" office:value-type="percentage" office:value="0.0344784411210022" calcext:value-type="percentage">
            <text:p>3,45%</text:p>
          </table:table-cell>
          <table:table-cell table:style-name="ce21" table:formula="of:=([.H7]-[.$B7])/[.$B7]" office:value-type="percentage" office:value="0.113924063008656" calcext:value-type="percentage">
            <text:p>11,39%</text:p>
          </table:table-cell>
          <table:table-cell table:style-name="ce21" table:formula="of:=([.I7]-[.$B7])/[.$B7]" office:value-type="percentage" office:value="0.107704290043317" calcext:value-type="percentage">
            <text:p>10,77%</text:p>
          </table:table-cell>
          <table:table-cell table:style-name="ce25"/>
          <table:table-cell table:style-name="ce31" table:formula="of:=MAX([.$C39:.$J39])" office:value-type="percentage" office:value="0.119738427293663" calcext:value-type="percentage">
            <text:p>11,97%</text:p>
          </table:table-cell>
          <table:table-cell table:style-name="ce37" table:formula="of:=[.$K39]-[.$N39]" office:value-type="percentage" office:value="0.0906841449273881" calcext:value-type="percentage">
            <text:p>9,07%</text:p>
          </table:table-cell>
          <table:table-cell table:style-name="ce37" table:formula="of:=AVERAGE([.$C39:.$I39])" office:value-type="percentage" office:value="0.0979721811432172" calcext:value-type="percentage">
            <text:p>9,80%</text:p>
          </table:table-cell>
          <table:table-cell table:style-name="ce37" table:formula="of:=STDEV([.$C39:.$I39])" office:value-type="percentage" office:value="0.0290542823662747" calcext:value-type="percentage">
            <text:p>2,91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2</text:p>
          </table:table-cell>
          <table:covered-table-cell table:style-name="ce18"/>
          <table:table-cell table:style-name="ce85" table:formula="of:=([.C8]-[.$B8])/[.$B8]" office:value-type="percentage" office:value="0.180627192317422" calcext:value-type="percentage">
            <text:p>18,06%</text:p>
          </table:table-cell>
          <table:table-cell table:style-name="ce21" table:formula="of:=([.D8]-[.$B8])/[.$B8]" office:value-type="percentage" office:value="0.161735164477651" calcext:value-type="percentage">
            <text:p>16,17%</text:p>
          </table:table-cell>
          <table:table-cell table:style-name="ce21" table:formula="of:=([.E8]-[.$B8])/[.$B8]" office:value-type="percentage" office:value="0.177242902947414" calcext:value-type="percentage">
            <text:p>17,72%</text:p>
          </table:table-cell>
          <table:table-cell table:style-name="ce21" table:formula="of:=([.F8]-[.$B8])/[.$B8]" office:value-type="percentage" office:value="0.161734353709475" calcext:value-type="percentage">
            <text:p>16,17%</text:p>
          </table:table-cell>
          <table:table-cell table:style-name="ce21" table:formula="of:=([.G8]-[.$B8])/[.$B8]" office:value-type="percentage" office:value="0.106643193474241" calcext:value-type="percentage">
            <text:p>10,66%</text:p>
          </table:table-cell>
          <table:table-cell table:style-name="ce21" table:formula="of:=([.H8]-[.$B8])/[.$B8]" office:value-type="percentage" office:value="0.172881738498269" calcext:value-type="percentage">
            <text:p>17,29%</text:p>
          </table:table-cell>
          <table:table-cell table:style-name="ce21" table:formula="of:=([.I8]-[.$B8])/[.$B8]" office:value-type="percentage" office:value="0.161954003119273" calcext:value-type="percentage">
            <text:p>16,20%</text:p>
          </table:table-cell>
          <table:table-cell table:style-name="ce25"/>
          <table:table-cell table:style-name="ce32" table:formula="of:=MAX([.$C40:.$J40])" office:value-type="percentage" office:value="0.180627192317422" calcext:value-type="percentage">
            <text:p>18,06%</text:p>
          </table:table-cell>
          <table:table-cell table:style-name="ce38" table:formula="of:=[.$K40]-[.$N40]" office:value-type="percentage" office:value="0.15564590340926" calcext:value-type="percentage">
            <text:p>15,56%</text:p>
          </table:table-cell>
          <table:table-cell table:style-name="ce38" table:formula="of:=AVERAGE([.$C40:.$I40])" office:value-type="percentage" office:value="0.160402649791964" calcext:value-type="percentage">
            <text:p>16,04%</text:p>
          </table:table-cell>
          <table:table-cell table:style-name="ce38" table:formula="of:=STDEV([.$C40:.$I40])" office:value-type="percentage" office:value="0.0249812889081621" calcext:value-type="percentage">
            <text:p>2,50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3</text:p>
          </table:table-cell>
          <table:covered-table-cell table:style-name="ce18"/>
          <table:table-cell table:style-name="ce21" table:formula="of:=([.C9]-[.$B9])/[.$B9]" office:value-type="percentage" office:value="0.0899397773380808" calcext:value-type="percentage">
            <text:p>8,99%</text:p>
          </table:table-cell>
          <table:table-cell table:style-name="ce21" table:formula="of:=([.D9]-[.$B9])/[.$B9]" office:value-type="percentage" office:value="0.0820406437856458" calcext:value-type="percentage">
            <text:p>8,20%</text:p>
          </table:table-cell>
          <table:table-cell table:style-name="ce21" table:formula="of:=([.E9]-[.$B9])/[.$B9]" office:value-type="percentage" office:value="0.0921885581219415" calcext:value-type="percentage">
            <text:p>9,22%</text:p>
          </table:table-cell>
          <table:table-cell table:style-name="ce21" table:formula="of:=([.F9]-[.$B9])/[.$B9]" office:value-type="percentage" office:value="0.0820402650570077" calcext:value-type="percentage">
            <text:p>8,20%</text:p>
          </table:table-cell>
          <table:table-cell table:style-name="ce21" table:formula="of:=([.G9]-[.$B9])/[.$B9]" office:value-type="percentage" office:value="0.0353038550792612" calcext:value-type="percentage">
            <text:p>3,53%</text:p>
          </table:table-cell>
          <table:table-cell table:style-name="ce85" table:formula="of:=([.H9]-[.$B9])/[.$B9]" office:value-type="percentage" office:value="0.0953021944533688" calcext:value-type="percentage">
            <text:p>9,53%</text:p>
          </table:table-cell>
          <table:table-cell table:style-name="ce21" table:formula="of:=([.I9]-[.$B9])/[.$B9]" office:value-type="percentage" office:value="0.0870480432126074" calcext:value-type="percentage">
            <text:p>8,70%</text:p>
          </table:table-cell>
          <table:table-cell table:style-name="ce25"/>
          <table:table-cell table:style-name="ce31" table:formula="of:=MAX([.$C41:.$J41])" office:value-type="percentage" office:value="0.0953021944533688" calcext:value-type="percentage">
            <text:p>9,53%</text:p>
          </table:table-cell>
          <table:table-cell table:style-name="ce37" table:formula="of:=[.$K41]-[.$N41]" office:value-type="percentage" office:value="0.0747468534036854" calcext:value-type="percentage">
            <text:p>7,47%</text:p>
          </table:table-cell>
          <table:table-cell table:style-name="ce37" table:formula="of:=AVERAGE([.$C41:.$I41])" office:value-type="percentage" office:value="0.080551905292559" calcext:value-type="percentage">
            <text:p>8,06%</text:p>
          </table:table-cell>
          <table:table-cell table:style-name="ce37" table:formula="of:=STDEV([.$C41:.$I41])" office:value-type="percentage" office:value="0.0205553410496834" calcext:value-type="percentage">
            <text:p>2,06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5</text:p>
          </table:table-cell>
          <table:covered-table-cell table:style-name="ce18"/>
          <table:table-cell table:style-name="ce85" table:formula="of:=([.C10]-[.$B10])/[.$B10]" office:value-type="percentage" office:value="0.14228099460456" calcext:value-type="percentage">
            <text:p>14,23%</text:p>
          </table:table-cell>
          <table:table-cell table:style-name="ce21" table:formula="of:=([.D10]-[.$B10])/[.$B10]" office:value-type="percentage" office:value="0.132624805035275" calcext:value-type="percentage">
            <text:p>13,26%</text:p>
          </table:table-cell>
          <table:table-cell table:style-name="ce21" table:formula="of:=([.E10]-[.$B10])/[.$B10]" office:value-type="percentage" office:value="0.138440959790299" calcext:value-type="percentage">
            <text:p>13,84%</text:p>
          </table:table-cell>
          <table:table-cell table:style-name="ce21" table:formula="of:=([.F10]-[.$B10])/[.$B10]" office:value-type="percentage" office:value="0.132624972440068" calcext:value-type="percentage">
            <text:p>13,26%</text:p>
          </table:table-cell>
          <table:table-cell table:style-name="ce21" table:formula="of:=([.G10]-[.$B10])/[.$B10]" office:value-type="percentage" office:value="0.0862258958526997" calcext:value-type="percentage">
            <text:p>8,62%</text:p>
          </table:table-cell>
          <table:table-cell table:style-name="ce21" table:formula="of:=([.H10]-[.$B10])/[.$B10]" office:value-type="percentage" office:value="0.131785978708066" calcext:value-type="percentage">
            <text:p>13,18%</text:p>
          </table:table-cell>
          <table:table-cell table:style-name="ce21" table:formula="of:=([.I10]-[.$B10])/[.$B10]" office:value-type="percentage" office:value="0.118606660924387" calcext:value-type="percentage">
            <text:p>11,86%</text:p>
          </table:table-cell>
          <table:table-cell table:style-name="ce25"/>
          <table:table-cell table:style-name="ce32" table:formula="of:=MAX([.$C42:.$J42])" office:value-type="percentage" office:value="0.14228099460456" calcext:value-type="percentage">
            <text:p>14,23%</text:p>
          </table:table-cell>
          <table:table-cell table:style-name="ce38" table:formula="of:=[.$K42]-[.$N42]" office:value-type="percentage" office:value="0.12322976906755" calcext:value-type="percentage">
            <text:p>12,32%</text:p>
          </table:table-cell>
          <table:table-cell table:style-name="ce38" table:formula="of:=AVERAGE([.$C42:.$I42])" office:value-type="percentage" office:value="0.126084323907908" calcext:value-type="percentage">
            <text:p>12,61%</text:p>
          </table:table-cell>
          <table:table-cell table:style-name="ce38" table:formula="of:=STDEV([.$C42:.$I42])" office:value-type="percentage" office:value="0.0190512255370093" calcext:value-type="percentage">
            <text:p>1,91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6</text:p>
          </table:table-cell>
          <table:covered-table-cell table:style-name="ce18"/>
          <table:table-cell table:style-name="ce21" table:formula="of:=([.C11]-[.$B11])/[.$B11]" office:value-type="percentage" office:value="0.0609593356884766" calcext:value-type="percentage">
            <text:p>6,10%</text:p>
          </table:table-cell>
          <table:table-cell table:style-name="ce21" table:formula="of:=([.D11]-[.$B11])/[.$B11]" office:value-type="percentage" office:value="0.056422172808034" calcext:value-type="percentage">
            <text:p>5,64%</text:p>
          </table:table-cell>
          <table:table-cell table:style-name="ce21" table:formula="of:=([.E11]-[.$B11])/[.$B11]" office:value-type="percentage" office:value="0.0559616262036672" calcext:value-type="percentage">
            <text:p>5,60%</text:p>
          </table:table-cell>
          <table:table-cell table:style-name="ce21" table:formula="of:=([.F11]-[.$B11])/[.$B11]" office:value-type="percentage" office:value="0.0564221437022611" calcext:value-type="percentage">
            <text:p>5,64%</text:p>
          </table:table-cell>
          <table:table-cell table:style-name="ce21" table:formula="of:=([.G11]-[.$B11])/[.$B11]" office:value-type="percentage" office:value="0.0191391154276302" calcext:value-type="percentage">
            <text:p>1,91%</text:p>
          </table:table-cell>
          <table:table-cell table:style-name="ce85" table:formula="of:=([.H11]-[.$B11])/[.$B11]" office:value-type="percentage" office:value="0.068379839795904" calcext:value-type="percentage">
            <text:p>6,84%</text:p>
          </table:table-cell>
          <table:table-cell table:style-name="ce21" table:formula="of:=([.I11]-[.$B11])/[.$B11]" office:value-type="percentage" office:value="0.063700061787864" calcext:value-type="percentage">
            <text:p>6,37%</text:p>
          </table:table-cell>
          <table:table-cell table:style-name="ce25"/>
          <table:table-cell table:style-name="ce31" table:formula="of:=MAX([.$C43:.$J43])" office:value-type="percentage" office:value="0.068379839795904" calcext:value-type="percentage">
            <text:p>6,84%</text:p>
          </table:table-cell>
          <table:table-cell table:style-name="ce37" table:formula="of:=[.$K43]-[.$N43]" office:value-type="percentage" office:value="0.0521579717993731" calcext:value-type="percentage">
            <text:p>5,22%</text:p>
          </table:table-cell>
          <table:table-cell table:style-name="ce37" table:formula="of:=AVERAGE([.$C43:.$I43])" office:value-type="percentage" office:value="0.0544263279162625" calcext:value-type="percentage">
            <text:p>5,44%</text:p>
          </table:table-cell>
          <table:table-cell table:style-name="ce37" table:formula="of:=STDEV([.$C43:.$I43])" office:value-type="percentage" office:value="0.0162218679965309" calcext:value-type="percentage">
            <text:p>1,62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7</text:p>
          </table:table-cell>
          <table:covered-table-cell table:style-name="ce18"/>
          <table:table-cell table:style-name="ce85" table:formula="of:=([.C12]-[.$B12])/[.$B12]" office:value-type="percentage" office:value="0.114470926418389" calcext:value-type="percentage">
            <text:p>11,45%</text:p>
          </table:table-cell>
          <table:table-cell table:style-name="ce21" table:formula="of:=([.D12]-[.$B12])/[.$B12]" office:value-type="percentage" office:value="0.0788121983910646" calcext:value-type="percentage">
            <text:p>7,88%</text:p>
          </table:table-cell>
          <table:table-cell table:style-name="ce21" table:formula="of:=([.E12]-[.$B12])/[.$B12]" office:value-type="percentage" office:value="0.088561797575143" calcext:value-type="percentage">
            <text:p>8,86%</text:p>
          </table:table-cell>
          <table:table-cell table:style-name="ce21" table:formula="of:=([.F12]-[.$B12])/[.$B12]" office:value-type="percentage" office:value="0.0788119802134049" calcext:value-type="percentage">
            <text:p>7,88%</text:p>
          </table:table-cell>
          <table:table-cell table:style-name="ce21" table:formula="of:=([.G12]-[.$B12])/[.$B12]" office:value-type="percentage" office:value="0.0421520775260513" calcext:value-type="percentage">
            <text:p>4,22%</text:p>
          </table:table-cell>
          <table:table-cell table:style-name="ce21" table:formula="of:=([.H12]-[.$B12])/[.$B12]" office:value-type="percentage" office:value="0.0850489136978497" calcext:value-type="percentage">
            <text:p>8,50%</text:p>
          </table:table-cell>
          <table:table-cell table:style-name="ce21" table:formula="of:=([.I12]-[.$B12])/[.$B12]" office:value-type="percentage" office:value="0.0758194913033888" calcext:value-type="percentage">
            <text:p>7,58%</text:p>
          </table:table-cell>
          <table:table-cell table:style-name="ce25"/>
          <table:table-cell table:style-name="ce32" table:formula="of:=MAX([.$C44:.$J44])" office:value-type="percentage" office:value="0.114470926418389" calcext:value-type="percentage">
            <text:p>11,45%</text:p>
          </table:table-cell>
          <table:table-cell table:style-name="ce38" table:formula="of:=[.$K44]-[.$N44]" office:value-type="percentage" office:value="0.0931094620981625" calcext:value-type="percentage">
            <text:p>9,31%</text:p>
          </table:table-cell>
          <table:table-cell table:style-name="ce38" table:formula="of:=AVERAGE([.$C44:.$I44])" office:value-type="percentage" office:value="0.0805253407321844" calcext:value-type="percentage">
            <text:p>8,05%</text:p>
          </table:table-cell>
          <table:table-cell table:style-name="ce38" table:formula="of:=STDEV([.$C44:.$I44])" office:value-type="percentage" office:value="0.0213614643202262" calcext:value-type="percentage">
            <text:p>2,14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9</text:p>
          </table:table-cell>
          <table:covered-table-cell table:style-name="ce18"/>
          <table:table-cell table:style-name="ce21" table:formula="of:=([.C13]-[.$B13])/[.$B13]" office:value-type="percentage" office:value="0.027930948382524" calcext:value-type="percentage">
            <text:p>2,79%</text:p>
          </table:table-cell>
          <table:table-cell table:style-name="ce85" table:formula="of:=([.D13]-[.$B13])/[.$B13]" office:value-type="percentage" office:value="0.0328895004397479" calcext:value-type="percentage">
            <text:p>3,29%</text:p>
          </table:table-cell>
          <table:table-cell table:style-name="ce21" table:formula="of:=([.E13]-[.$B13])/[.$B13]" office:value-type="percentage" office:value="0.0280207431463345" calcext:value-type="percentage">
            <text:p>2,80%</text:p>
          </table:table-cell>
          <table:table-cell table:style-name="ce85" table:formula="of:=([.F13]-[.$B13])/[.$B13]" office:value-type="percentage" office:value="0.032889525573652" calcext:value-type="percentage">
            <text:p>3,29%</text:p>
          </table:table-cell>
          <table:table-cell table:style-name="ce21" table:formula="of:=([.G13]-[.$B13])/[.$B13]" office:value-type="percentage" office:value="-0.00299739164155676" calcext:value-type="percentage">
            <text:p>-0,30%</text:p>
          </table:table-cell>
          <table:table-cell table:style-name="ce21" table:formula="of:=([.H13]-[.$B13])/[.$B13]" office:value-type="percentage" office:value="0.0266490413976" calcext:value-type="percentage">
            <text:p>2,66%</text:p>
          </table:table-cell>
          <table:table-cell table:style-name="ce21" table:formula="of:=([.I13]-[.$B13])/[.$B13]" office:value-type="percentage" office:value="0.0164526426683502" calcext:value-type="percentage">
            <text:p>1,65%</text:p>
          </table:table-cell>
          <table:table-cell table:style-name="ce25"/>
          <table:table-cell table:style-name="ce31" table:formula="of:=MAX([.$C45:.$J45])" office:value-type="percentage" office:value="0.032889525573652" calcext:value-type="percentage">
            <text:p>3,29%</text:p>
          </table:table-cell>
          <table:table-cell table:style-name="ce37" table:formula="of:=[.$K45]-[.$N45]" office:value-type="percentage" office:value="0.0201284179540312" calcext:value-type="percentage">
            <text:p>2,01%</text:p>
          </table:table-cell>
          <table:table-cell table:style-name="ce37" table:formula="of:=AVERAGE([.$C45:.$I45])" office:value-type="percentage" office:value="0.0231192871380931" calcext:value-type="percentage">
            <text:p>2,31%</text:p>
          </table:table-cell>
          <table:table-cell table:style-name="ce37" table:formula="of:=STDEV([.$C45:.$I45])" office:value-type="percentage" office:value="0.0127611076196208" calcext:value-type="percentage">
            <text:p>1,28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24</text:p>
          </table:table-cell>
          <table:covered-table-cell table:style-name="ce18"/>
          <table:table-cell table:style-name="ce21" table:formula="of:=([.C14]-[.$B14])/[.$B14]" office:value-type="percentage" office:value="0.0558058505385041" calcext:value-type="percentage">
            <text:p>5,58%</text:p>
          </table:table-cell>
          <table:table-cell table:style-name="ce21" table:formula="of:=([.D14]-[.$B14])/[.$B14]" office:value-type="percentage" office:value="0.0550375005026031" calcext:value-type="percentage">
            <text:p>5,50%</text:p>
          </table:table-cell>
          <table:table-cell table:style-name="ce85" table:formula="of:=([.E14]-[.$B14])/[.$B14]" office:value-type="percentage" office:value="0.0568982556137071" calcext:value-type="percentage">
            <text:p>5,69%</text:p>
          </table:table-cell>
          <table:table-cell table:style-name="ce21" table:formula="of:=([.F14]-[.$B14])/[.$B14]" office:value-type="percentage" office:value="0.055037568784873" calcext:value-type="percentage">
            <text:p>5,50%</text:p>
          </table:table-cell>
          <table:table-cell table:style-name="ce21" table:formula="of:=([.G14]-[.$B14])/[.$B14]" office:value-type="percentage" office:value="0.0280683064108162" calcext:value-type="percentage">
            <text:p>2,81%</text:p>
          </table:table-cell>
          <table:table-cell table:style-name="ce21" table:formula="of:=([.H14]-[.$B14])/[.$B14]" office:value-type="percentage" office:value="0.0554440766824335" calcext:value-type="percentage">
            <text:p>5,54%</text:p>
          </table:table-cell>
          <table:table-cell table:style-name="ce21" table:formula="of:=([.I14]-[.$B14])/[.$B14]" office:value-type="percentage" office:value="0.0480141537158167" calcext:value-type="percentage">
            <text:p>4,80%</text:p>
          </table:table-cell>
          <table:table-cell table:style-name="ce25"/>
          <table:table-cell table:style-name="ce32" table:formula="of:=MAX([.$C46:.$J46])" office:value-type="percentage" office:value="0.0568982556137071" calcext:value-type="percentage">
            <text:p>5,69%</text:p>
          </table:table-cell>
          <table:table-cell table:style-name="ce38" table:formula="of:=[.$K46]-[.$N46]" office:value-type="percentage" office:value="0.0465382392808405" calcext:value-type="percentage">
            <text:p>4,65%</text:p>
          </table:table-cell>
          <table:table-cell table:style-name="ce38" table:formula="of:=AVERAGE([.$C46:.$I46])" office:value-type="percentage" office:value="0.0506151017498219" calcext:value-type="percentage">
            <text:p>5,06%</text:p>
          </table:table-cell>
          <table:table-cell table:style-name="ce38" table:formula="of:=STDEV([.$C46:.$I46])" office:value-type="percentage" office:value="0.0103600163328666" calcext:value-type="percentage">
            <text:p>1,04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52" office:value-type="string" calcext:value-type="string" table:number-columns-spanned="2" table:number-rows-spanned="1">
            <text:p>Average</text:p>
          </table:table-cell>
          <table:covered-table-cell table:style-name="ce52"/>
          <table:table-cell table:style-name="ce87" table:formula="of:=AVERAGE([.C35:.C46])" office:value-type="percentage" office:value="0.102593086251655" calcext:value-type="percentage">
            <text:p>10,26%</text:p>
          </table:table-cell>
          <table:table-cell table:style-name="ce95" table:formula="of:=AVERAGE([.D35:.D46])" office:value-type="percentage" office:value="0.090537694331241" calcext:value-type="percentage">
            <text:p>9,05%</text:p>
          </table:table-cell>
          <table:table-cell table:style-name="ce95" table:formula="of:=AVERAGE([.E35:.E46])" office:value-type="percentage" office:value="0.0977004407730095" calcext:value-type="percentage">
            <text:p>9,77%</text:p>
          </table:table-cell>
          <table:table-cell table:style-name="ce95" table:formula="of:=AVERAGE([.F35:.F46])" office:value-type="percentage" office:value="0.090537769978659" calcext:value-type="percentage">
            <text:p>9,05%</text:p>
          </table:table-cell>
          <table:table-cell table:style-name="ce95" table:formula="of:=AVERAGE([.G35:.G46])" office:value-type="percentage" office:value="0.0479659859483151" calcext:value-type="percentage">
            <text:p>4,80%</text:p>
          </table:table-cell>
          <table:table-cell table:style-name="ce95" table:formula="of:=AVERAGE([.H35:.H46])" office:value-type="percentage" office:value="0.0971577579068579" calcext:value-type="percentage">
            <text:p>9,72%</text:p>
          </table:table-cell>
          <table:table-cell table:style-name="ce95" table:formula="of:=AVERAGE([.I35:.I46])" office:value-type="percentage" office:value="0.0883227379765251" calcext:value-type="percentage">
            <text:p>8,83%</text:p>
          </table:table-cell>
          <table:table-cell table:style-name="ce25"/>
          <table:table-cell table:style-name="ce32" table:formula="of:=MAX([.$C47:.$J47])" office:value-type="percentage" office:value="0.102593086251655" calcext:value-type="percentage">
            <text:p>10,26%</text:p>
          </table:table-cell>
          <table:table-cell table:style-name="ce38" table:formula="of:=[.$K47]-[.$N47]" office:value-type="percentage" office:value="0.0843063542040201" calcext:value-type="percentage">
            <text:p>8,43%</text:p>
          </table:table-cell>
          <table:table-cell table:style-name="ce38" table:formula="of:=AVERAGE([.$C47:.$I47])" office:value-type="percentage" office:value="0.0878307818808948" calcext:value-type="percentage">
            <text:p>8,78%</text:p>
          </table:table-cell>
          <table:table-cell table:style-name="ce38" table:formula="of:=STDEV([.$C47:.$I47])" office:value-type="percentage" office:value="0.0182867320476354" calcext:value-type="percentage">
            <text:p>1,83%</text:p>
          </table:table-cell>
          <table:table-cell table:style-name="ce44" table:number-columns-repeated="1009"/>
          <table:table-cell table:style-name="ce25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MSSIM - sigma=10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12" office:value-type="string" calcext:value-type="string">
            <text:p>noisy</text:p>
          </table:table-cell>
          <table:table-cell table:style-name="ce12" office:value-type="string" calcext:value-type="string">
            <text:p>bm3d</text:p>
          </table:table-cell>
          <table:table-cell table:style-name="ce12" office:value-type="string" calcext:value-type="string">
            <text:p>da3d</text:p>
          </table:table-cell>
          <table:table-cell table:style-name="ce12" office:value-type="string" calcext:value-type="string">
            <text:p>ddid</text:p>
          </table:table-cell>
          <table:table-cell table:style-name="ce12" office:value-type="string" calcext:value-type="string">
            <text:p>nldd</text:p>
          </table:table-cell>
          <table:table-cell table:style-name="ce12" office:value-type="string" calcext:value-type="string">
            <text:p>nlm</text:p>
          </table:table-cell>
          <table:table-cell table:style-name="ce12" office:value-type="string" calcext:value-type="string">
            <text:p>nlm-lbp</text:p>
          </table:table-cell>
          <table:table-cell table:style-name="ce12" office:value-type="string" calcext:value-type="string">
            <text:p>nlm-glcm</text:p>
          </table:table-cell>
          <table:table-cell table:style-name="ce23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39" table:number-columns-repeated="1009"/>
          <table:table-cell table:style-name="ce23"/>
        </table:table-row>
        <table:table-row table:style-name="ro3">
          <table:table-cell table:style-name="ce8" office:value-type="string" calcext:value-type="string">
            <text:p>C001</text:p>
          </table:table-cell>
          <table:table-cell table:style-name="ce8" table:formula="of:=['file:///mnt/Dados/vinma/documentos/Gradua%C3%A7%C3%A3o/TCC/results/HW_C001_120.xlsx'#$sigma_010.B$29]" office:value-type="float" office:value="0.957223041521556" calcext:value-type="float">
            <text:p>0,957</text:p>
          </table:table-cell>
          <table:table-cell table:style-name="ce88" table:formula="of:=['file:///mnt/Dados/vinma/documentos/Gradua%C3%A7%C3%A3o/TCC/results/HW_C001_120.xlsx'#$sigma_010.C$29]" office:value-type="float" office:value="0.971583607947713" calcext:value-type="float">
            <text:p>0,972</text:p>
          </table:table-cell>
          <table:table-cell table:style-name="ce8" table:formula="of:=['file:///mnt/Dados/vinma/documentos/Gradua%C3%A7%C3%A3o/TCC/results/HW_C001_120.xlsx'#$sigma_010.D$29]" office:value-type="float" office:value="0.971090487671212" calcext:value-type="float">
            <text:p>0,971</text:p>
          </table:table-cell>
          <table:table-cell table:style-name="ce8" table:formula="of:=['file:///mnt/Dados/vinma/documentos/Gradua%C3%A7%C3%A3o/TCC/results/HW_C001_120.xlsx'#$sigma_010.E$29]" office:value-type="float" office:value="0.970969816806065" calcext:value-type="float">
            <text:p>0,971</text:p>
          </table:table-cell>
          <table:table-cell table:style-name="ce8" table:formula="of:=['file:///mnt/Dados/vinma/documentos/Gradua%C3%A7%C3%A3o/TCC/results/HW_C001_120.xlsx'#$sigma_010.F$29]" office:value-type="float" office:value="0.971090536728932" calcext:value-type="float">
            <text:p>0,971</text:p>
          </table:table-cell>
          <table:table-cell table:style-name="ce8" table:formula="of:=['file:///mnt/Dados/vinma/documentos/Gradua%C3%A7%C3%A3o/TCC/results/HW_C001_120.xlsx'#$sigma_010.G$29]" office:value-type="float" office:value="0.96988689810261" calcext:value-type="float">
            <text:p>0,970</text:p>
          </table:table-cell>
          <table:table-cell table:style-name="ce8" table:formula="of:=['file:///mnt/Dados/vinma/documentos/Gradua%C3%A7%C3%A3o/TCC/results/HW_C001_120.xlsx'#$sigma_010.H$29]" office:value-type="float" office:value="0.967981663998594" calcext:value-type="float">
            <text:p>0,968</text:p>
          </table:table-cell>
          <table:table-cell table:style-name="ce8" table:formula="of:=['file:///mnt/Dados/vinma/documentos/Gradua%C3%A7%C3%A3o/TCC/results/HW_C001_120.xlsx'#$sigma_010.I$29]" office:value-type="float" office:value="0.968070634177615" calcext:value-type="float">
            <text:p>0,968</text:p>
          </table:table-cell>
          <table:table-cell table:style-name="ce24"/>
          <table:table-cell table:style-name="ce29" table:formula="of:=MAX([.$C51:.$J51])" office:value-type="float" office:value="0.971583607947713" calcext:value-type="float">
            <text:p>0,972</text:p>
          </table:table-cell>
          <table:table-cell table:style-name="ce35" table:formula="of:=[.$K51]-[.$N51]" office:value-type="float" office:value="0.970079674831509" calcext:value-type="float">
            <text:p>0,970</text:p>
          </table:table-cell>
          <table:table-cell table:style-name="ce35" table:formula="of:=AVERAGE([.$C51:.$I51])" office:value-type="float" office:value="0.97009623506182" calcext:value-type="float">
            <text:p>0,970</text:p>
          </table:table-cell>
          <table:table-cell table:style-name="ce35" table:formula="of:=STDEV([.$C51:.$I51])" office:value-type="float" office:value="0.00150393311620388" calcext:value-type="float">
            <text:p>0,00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02</text:p>
          </table:table-cell>
          <table:table-cell table:style-name="ce8" table:formula="of:=['file:///mnt/Dados/vinma/documentos/Gradua%C3%A7%C3%A3o/TCC/results/HW_C002_120.xlsx'#$sigma_010.B$29]" office:value-type="float" office:value="0.765978838965784" calcext:value-type="float">
            <text:p>0,766</text:p>
          </table:table-cell>
          <table:table-cell table:style-name="ce88" table:formula="of:=['file:///mnt/Dados/vinma/documentos/Gradua%C3%A7%C3%A3o/TCC/results/HW_C002_120.xlsx'#$sigma_010.C$29]" office:value-type="float" office:value="0.911786411248002" calcext:value-type="float">
            <text:p>0,912</text:p>
          </table:table-cell>
          <table:table-cell table:style-name="ce8" table:formula="of:=['file:///mnt/Dados/vinma/documentos/Gradua%C3%A7%C3%A3o/TCC/results/HW_C002_120.xlsx'#$sigma_010.D$29]" office:value-type="float" office:value="0.908888683331387" calcext:value-type="float">
            <text:p>0,909</text:p>
          </table:table-cell>
          <table:table-cell table:style-name="ce8" table:formula="of:=['file:///mnt/Dados/vinma/documentos/Gradua%C3%A7%C3%A3o/TCC/results/HW_C002_120.xlsx'#$sigma_010.E$29]" office:value-type="float" office:value="0.909799226737067" calcext:value-type="float">
            <text:p>0,910</text:p>
          </table:table-cell>
          <table:table-cell table:style-name="ce8" table:formula="of:=['file:///mnt/Dados/vinma/documentos/Gradua%C3%A7%C3%A3o/TCC/results/HW_C002_120.xlsx'#$sigma_010.F$29]" office:value-type="float" office:value="0.908888379738846" calcext:value-type="float">
            <text:p>0,909</text:p>
          </table:table-cell>
          <table:table-cell table:style-name="ce8" table:formula="of:=['file:///mnt/Dados/vinma/documentos/Gradua%C3%A7%C3%A3o/TCC/results/HW_C002_120.xlsx'#$sigma_010.G$29]" office:value-type="float" office:value="0.879006573576405" calcext:value-type="float">
            <text:p>0,879</text:p>
          </table:table-cell>
          <table:table-cell table:style-name="ce8" table:formula="of:=['file:///mnt/Dados/vinma/documentos/Gradua%C3%A7%C3%A3o/TCC/results/HW_C002_120.xlsx'#$sigma_010.H$29]" office:value-type="float" office:value="0.896249978785183" calcext:value-type="float">
            <text:p>0,896</text:p>
          </table:table-cell>
          <table:table-cell table:style-name="ce8" table:formula="of:=['file:///mnt/Dados/vinma/documentos/Gradua%C3%A7%C3%A3o/TCC/results/HW_C002_120.xlsx'#$sigma_010.I$29]" office:value-type="float" office:value="0.887642779286677" calcext:value-type="float">
            <text:p>0,888</text:p>
          </table:table-cell>
          <table:table-cell table:style-name="ce24"/>
          <table:table-cell table:style-name="ce30" table:formula="of:=MAX([.$C52:.$J52])" office:value-type="float" office:value="0.911786411248002" calcext:value-type="float">
            <text:p>0,912</text:p>
          </table:table-cell>
          <table:table-cell table:style-name="ce36" table:formula="of:=[.$K52]-[.$N52]" office:value-type="float" office:value="0.898878320335113" calcext:value-type="float">
            <text:p>0,899</text:p>
          </table:table-cell>
          <table:table-cell table:style-name="ce36" table:formula="of:=AVERAGE([.$C52:.$I52])" office:value-type="float" office:value="0.900323147529081" calcext:value-type="float">
            <text:p>0,900</text:p>
          </table:table-cell>
          <table:table-cell table:style-name="ce36" table:formula="of:=STDEV([.$C52:.$I52])" office:value-type="float" office:value="0.0129080909128892" calcext:value-type="float">
            <text:p>0,013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04</text:p>
          </table:table-cell>
          <table:table-cell table:style-name="ce8" table:formula="of:=['file:///mnt/Dados/vinma/documentos/Gradua%C3%A7%C3%A3o/TCC/results/HW_C004_120.xlsx'#$sigma_010.B$29]" office:value-type="float" office:value="0.844026911851935" calcext:value-type="float">
            <text:p>0,844</text:p>
          </table:table-cell>
          <table:table-cell table:style-name="ce88" table:formula="of:=['file:///mnt/Dados/vinma/documentos/Gradua%C3%A7%C3%A3o/TCC/results/HW_C004_120.xlsx'#$sigma_010.C$29]" office:value-type="float" office:value="0.940541124677679" calcext:value-type="float">
            <text:p>0,941</text:p>
          </table:table-cell>
          <table:table-cell table:style-name="ce8" table:formula="of:=['file:///mnt/Dados/vinma/documentos/Gradua%C3%A7%C3%A3o/TCC/results/HW_C004_120.xlsx'#$sigma_010.D$29]" office:value-type="float" office:value="0.934915812110839" calcext:value-type="float">
            <text:p>0,935</text:p>
          </table:table-cell>
          <table:table-cell table:style-name="ce8" table:formula="of:=['file:///mnt/Dados/vinma/documentos/Gradua%C3%A7%C3%A3o/TCC/results/HW_C004_120.xlsx'#$sigma_010.E$29]" office:value-type="float" office:value="0.939667990508554" calcext:value-type="float">
            <text:p>0,940</text:p>
          </table:table-cell>
          <table:table-cell table:style-name="ce8" table:formula="of:=['file:///mnt/Dados/vinma/documentos/Gradua%C3%A7%C3%A3o/TCC/results/HW_C004_120.xlsx'#$sigma_010.F$29]" office:value-type="float" office:value="0.934915829923959" calcext:value-type="float">
            <text:p>0,935</text:p>
          </table:table-cell>
          <table:table-cell table:style-name="ce8" table:formula="of:=['file:///mnt/Dados/vinma/documentos/Gradua%C3%A7%C3%A3o/TCC/results/HW_C004_120.xlsx'#$sigma_010.G$29]" office:value-type="float" office:value="0.906424699617378" calcext:value-type="float">
            <text:p>0,906</text:p>
          </table:table-cell>
          <table:table-cell table:style-name="ce8" table:formula="of:=['file:///mnt/Dados/vinma/documentos/Gradua%C3%A7%C3%A3o/TCC/results/HW_C004_120.xlsx'#$sigma_010.H$29]" office:value-type="float" office:value="0.933663207132398" calcext:value-type="float">
            <text:p>0,934</text:p>
          </table:table-cell>
          <table:table-cell table:style-name="ce8" table:formula="of:=['file:///mnt/Dados/vinma/documentos/Gradua%C3%A7%C3%A3o/TCC/results/HW_C004_120.xlsx'#$sigma_010.I$29]" office:value-type="float" office:value="0.929854061272536" calcext:value-type="float">
            <text:p>0,930</text:p>
          </table:table-cell>
          <table:table-cell table:style-name="ce24"/>
          <table:table-cell table:style-name="ce29" table:formula="of:=MAX([.$C53:.$J53])" office:value-type="float" office:value="0.940541124677679" calcext:value-type="float">
            <text:p>0,941</text:p>
          </table:table-cell>
          <table:table-cell table:style-name="ce35" table:formula="of:=[.$K53]-[.$N53]" office:value-type="float" office:value="0.928937140342094" calcext:value-type="float">
            <text:p>0,929</text:p>
          </table:table-cell>
          <table:table-cell table:style-name="ce35" table:formula="of:=AVERAGE([.$C53:.$I53])" office:value-type="float" office:value="0.931426103606192" calcext:value-type="float">
            <text:p>0,931</text:p>
          </table:table-cell>
          <table:table-cell table:style-name="ce35" table:formula="of:=STDEV([.$C53:.$I53])" office:value-type="float" office:value="0.0116039843355846" calcext:value-type="float">
            <text:p>0,01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09</text:p>
          </table:table-cell>
          <table:table-cell table:style-name="ce8" table:formula="of:=['file:///mnt/Dados/vinma/documentos/Gradua%C3%A7%C3%A3o/TCC/results/HW_C009_120.xlsx'#$sigma_010.B$29]" office:value-type="float" office:value="0.92273543482819" calcext:value-type="float">
            <text:p>0,923</text:p>
          </table:table-cell>
          <table:table-cell table:style-name="ce8" table:formula="of:=['file:///mnt/Dados/vinma/documentos/Gradua%C3%A7%C3%A3o/TCC/results/HW_C009_120.xlsx'#$sigma_010.C$29]" office:value-type="float" office:value="0.946325611658812" calcext:value-type="float">
            <text:p>0,946</text:p>
          </table:table-cell>
          <table:table-cell table:style-name="ce8" table:formula="of:=['file:///mnt/Dados/vinma/documentos/Gradua%C3%A7%C3%A3o/TCC/results/HW_C009_120.xlsx'#$sigma_010.D$29]" office:value-type="float" office:value="0.944728364710045" calcext:value-type="float">
            <text:p>0,945</text:p>
          </table:table-cell>
          <table:table-cell table:style-name="ce88" table:formula="of:=['file:///mnt/Dados/vinma/documentos/Gradua%C3%A7%C3%A3o/TCC/results/HW_C009_120.xlsx'#$sigma_010.E$29]" office:value-type="float" office:value="0.948759935270998" calcext:value-type="float">
            <text:p>0,949</text:p>
          </table:table-cell>
          <table:table-cell table:style-name="ce8" table:formula="of:=['file:///mnt/Dados/vinma/documentos/Gradua%C3%A7%C3%A3o/TCC/results/HW_C009_120.xlsx'#$sigma_010.F$29]" office:value-type="float" office:value="0.944728742018367" calcext:value-type="float">
            <text:p>0,945</text:p>
          </table:table-cell>
          <table:table-cell table:style-name="ce8" table:formula="of:=['file:///mnt/Dados/vinma/documentos/Gradua%C3%A7%C3%A3o/TCC/results/HW_C009_120.xlsx'#$sigma_010.G$29]" office:value-type="float" office:value="0.924886749123403" calcext:value-type="float">
            <text:p>0,925</text:p>
          </table:table-cell>
          <table:table-cell table:style-name="ce8" table:formula="of:=['file:///mnt/Dados/vinma/documentos/Gradua%C3%A7%C3%A3o/TCC/results/HW_C009_120.xlsx'#$sigma_010.H$29]" office:value-type="float" office:value="0.94553111994071" calcext:value-type="float">
            <text:p>0,946</text:p>
          </table:table-cell>
          <table:table-cell table:style-name="ce8" table:formula="of:=['file:///mnt/Dados/vinma/documentos/Gradua%C3%A7%C3%A3o/TCC/results/HW_C009_120.xlsx'#$sigma_010.I$29]" office:value-type="float" office:value="0.943598253482096" calcext:value-type="float">
            <text:p>0,944</text:p>
          </table:table-cell>
          <table:table-cell table:style-name="ce24"/>
          <table:table-cell table:style-name="ce30" table:formula="of:=MAX([.$C54:.$J54])" office:value-type="float" office:value="0.948759935270998" calcext:value-type="float">
            <text:p>0,949</text:p>
          </table:table-cell>
          <table:table-cell table:style-name="ce36" table:formula="of:=[.$K54]-[.$N54]" office:value-type="float" office:value="0.940757692816432" calcext:value-type="float">
            <text:p>0,941</text:p>
          </table:table-cell>
          <table:table-cell table:style-name="ce36" table:formula="of:=AVERAGE([.$C54:.$I54])" office:value-type="float" office:value="0.94265125374349" calcext:value-type="float">
            <text:p>0,943</text:p>
          </table:table-cell>
          <table:table-cell table:style-name="ce36" table:formula="of:=STDEV([.$C54:.$I54])" office:value-type="float" office:value="0.00800224245456593" calcext:value-type="float">
            <text:p>0,008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11</text:p>
          </table:table-cell>
          <table:table-cell table:style-name="ce8" table:formula="of:=['file:///mnt/Dados/vinma/documentos/Gradua%C3%A7%C3%A3o/TCC/results/HW_C011_120.xlsx'#$sigma_010.B$29]" office:value-type="float" office:value="0.872578261054786" calcext:value-type="float">
            <text:p>0,873</text:p>
          </table:table-cell>
          <table:table-cell table:style-name="ce88" table:formula="of:=['file:///mnt/Dados/vinma/documentos/Gradua%C3%A7%C3%A3o/TCC/results/HW_C011_120.xlsx'#$sigma_010.C$29]" office:value-type="float" office:value="0.938331085562792" calcext:value-type="float">
            <text:p>0,938</text:p>
          </table:table-cell>
          <table:table-cell table:style-name="ce8" table:formula="of:=['file:///mnt/Dados/vinma/documentos/Gradua%C3%A7%C3%A3o/TCC/results/HW_C011_120.xlsx'#$sigma_010.D$29]" office:value-type="float" office:value="0.931968003965993" calcext:value-type="float">
            <text:p>0,932</text:p>
          </table:table-cell>
          <table:table-cell table:style-name="ce8" table:formula="of:=['file:///mnt/Dados/vinma/documentos/Gradua%C3%A7%C3%A3o/TCC/results/HW_C011_120.xlsx'#$sigma_010.E$29]" office:value-type="float" office:value="0.936153092478721" calcext:value-type="float">
            <text:p>0,936</text:p>
          </table:table-cell>
          <table:table-cell table:style-name="ce8" table:formula="of:=['file:///mnt/Dados/vinma/documentos/Gradua%C3%A7%C3%A3o/TCC/results/HW_C011_120.xlsx'#$sigma_010.F$29]" office:value-type="float" office:value="0.931968035955314" calcext:value-type="float">
            <text:p>0,932</text:p>
          </table:table-cell>
          <table:table-cell table:style-name="ce8" table:formula="of:=['file:///mnt/Dados/vinma/documentos/Gradua%C3%A7%C3%A3o/TCC/results/HW_C011_120.xlsx'#$sigma_010.G$29]" office:value-type="float" office:value="0.894611264858995" calcext:value-type="float">
            <text:p>0,895</text:p>
          </table:table-cell>
          <table:table-cell table:style-name="ce8" table:formula="of:=['file:///mnt/Dados/vinma/documentos/Gradua%C3%A7%C3%A3o/TCC/results/HW_C011_120.xlsx'#$sigma_010.H$29]" office:value-type="float" office:value="0.929722287107942" calcext:value-type="float">
            <text:p>0,930</text:p>
          </table:table-cell>
          <table:table-cell table:style-name="ce8" table:formula="of:=['file:///mnt/Dados/vinma/documentos/Gradua%C3%A7%C3%A3o/TCC/results/HW_C011_120.xlsx'#$sigma_010.I$29]" office:value-type="float" office:value="0.923434075487759" calcext:value-type="float">
            <text:p>0,923</text:p>
          </table:table-cell>
          <table:table-cell table:style-name="ce24"/>
          <table:table-cell table:style-name="ce29" table:formula="of:=MAX([.$C55:.$J55])" office:value-type="float" office:value="0.938331085562792" calcext:value-type="float">
            <text:p>0,938</text:p>
          </table:table-cell>
          <table:table-cell table:style-name="ce35" table:formula="of:=[.$K55]-[.$N55]" office:value-type="float" office:value="0.923445062304922" calcext:value-type="float">
            <text:p>0,923</text:p>
          </table:table-cell>
          <table:table-cell table:style-name="ce35" table:formula="of:=AVERAGE([.$C55:.$I55])" office:value-type="float" office:value="0.926598263631074" calcext:value-type="float">
            <text:p>0,927</text:p>
          </table:table-cell>
          <table:table-cell table:style-name="ce35" table:formula="of:=STDEV([.$C55:.$I55])" office:value-type="float" office:value="0.0148860232578704" calcext:value-type="float">
            <text:p>0,01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12</text:p>
          </table:table-cell>
          <table:table-cell table:style-name="ce8" table:formula="of:=['file:///mnt/Dados/vinma/documentos/Gradua%C3%A7%C3%A3o/TCC/results/HW_C012_120.xlsx'#$sigma_010.B$29]" office:value-type="float" office:value="0.760400564808377" calcext:value-type="float">
            <text:p>0,760</text:p>
          </table:table-cell>
          <table:table-cell table:style-name="ce88" table:formula="of:=['file:///mnt/Dados/vinma/documentos/Gradua%C3%A7%C3%A3o/TCC/results/HW_C012_120.xlsx'#$sigma_010.C$29]" office:value-type="float" office:value="0.924810259427667" calcext:value-type="float">
            <text:p>0,925</text:p>
          </table:table-cell>
          <table:table-cell table:style-name="ce8" table:formula="of:=['file:///mnt/Dados/vinma/documentos/Gradua%C3%A7%C3%A3o/TCC/results/HW_C012_120.xlsx'#$sigma_010.D$29]" office:value-type="float" office:value="0.92188899282753" calcext:value-type="float">
            <text:p>0,922</text:p>
          </table:table-cell>
          <table:table-cell table:style-name="ce8" table:formula="of:=['file:///mnt/Dados/vinma/documentos/Gradua%C3%A7%C3%A3o/TCC/results/HW_C012_120.xlsx'#$sigma_010.E$29]" office:value-type="float" office:value="0.923836164096242" calcext:value-type="float">
            <text:p>0,924</text:p>
          </table:table-cell>
          <table:table-cell table:style-name="ce8" table:formula="of:=['file:///mnt/Dados/vinma/documentos/Gradua%C3%A7%C3%A3o/TCC/results/HW_C012_120.xlsx'#$sigma_010.F$29]" office:value-type="float" office:value="0.92188891123834" calcext:value-type="float">
            <text:p>0,922</text:p>
          </table:table-cell>
          <table:table-cell table:style-name="ce8" table:formula="of:=['file:///mnt/Dados/vinma/documentos/Gradua%C3%A7%C3%A3o/TCC/results/HW_C012_120.xlsx'#$sigma_010.G$29]" office:value-type="float" office:value="0.891842115814504" calcext:value-type="float">
            <text:p>0,892</text:p>
          </table:table-cell>
          <table:table-cell table:style-name="ce8" table:formula="of:=['file:///mnt/Dados/vinma/documentos/Gradua%C3%A7%C3%A3o/TCC/results/HW_C012_120.xlsx'#$sigma_010.H$29]" office:value-type="float" office:value="0.916895155144187" calcext:value-type="float">
            <text:p>0,917</text:p>
          </table:table-cell>
          <table:table-cell table:style-name="ce8" table:formula="of:=['file:///mnt/Dados/vinma/documentos/Gradua%C3%A7%C3%A3o/TCC/results/HW_C012_120.xlsx'#$sigma_010.I$29]" office:value-type="float" office:value="0.911041620098069" calcext:value-type="float">
            <text:p>0,911</text:p>
          </table:table-cell>
          <table:table-cell table:style-name="ce24"/>
          <table:table-cell table:style-name="ce30" table:formula="of:=MAX([.$C56:.$J56])" office:value-type="float" office:value="0.924810259427667" calcext:value-type="float">
            <text:p>0,925</text:p>
          </table:table-cell>
          <table:table-cell table:style-name="ce36" table:formula="of:=[.$K56]-[.$N56]" office:value-type="float" office:value="0.913138570363688" calcext:value-type="float">
            <text:p>0,913</text:p>
          </table:table-cell>
          <table:table-cell table:style-name="ce36" table:formula="of:=AVERAGE([.$C56:.$I56])" office:value-type="float" office:value="0.91602903123522" calcext:value-type="float">
            <text:p>0,916</text:p>
          </table:table-cell>
          <table:table-cell table:style-name="ce36" table:formula="of:=STDEV([.$C56:.$I56])" office:value-type="float" office:value="0.0116716890639795" calcext:value-type="float">
            <text:p>0,01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13</text:p>
          </table:table-cell>
          <table:table-cell table:style-name="ce8" table:formula="of:=['file:///mnt/Dados/vinma/documentos/Gradua%C3%A7%C3%A3o/TCC/results/HW_C013_120.xlsx'#$sigma_010.B$29]" office:value-type="float" office:value="0.873294403984664" calcext:value-type="float">
            <text:p>0,873</text:p>
          </table:table-cell>
          <table:table-cell table:style-name="ce88" table:formula="of:=['file:///mnt/Dados/vinma/documentos/Gradua%C3%A7%C3%A3o/TCC/results/HW_C013_120.xlsx'#$sigma_010.C$29]" office:value-type="float" office:value="0.936872964119705" calcext:value-type="float">
            <text:p>0,937</text:p>
          </table:table-cell>
          <table:table-cell table:style-name="ce8" table:formula="of:=['file:///mnt/Dados/vinma/documentos/Gradua%C3%A7%C3%A3o/TCC/results/HW_C013_120.xlsx'#$sigma_010.D$29]" office:value-type="float" office:value="0.933978092064165" calcext:value-type="float">
            <text:p>0,934</text:p>
          </table:table-cell>
          <table:table-cell table:style-name="ce88" table:formula="of:=['file:///mnt/Dados/vinma/documentos/Gradua%C3%A7%C3%A3o/TCC/results/HW_C013_120.xlsx'#$sigma_010.E$29]" office:value-type="float" office:value="0.936726321202254" calcext:value-type="float">
            <text:p>0,937</text:p>
          </table:table-cell>
          <table:table-cell table:style-name="ce8" table:formula="of:=['file:///mnt/Dados/vinma/documentos/Gradua%C3%A7%C3%A3o/TCC/results/HW_C013_120.xlsx'#$sigma_010.F$29]" office:value-type="float" office:value="0.933978010820693" calcext:value-type="float">
            <text:p>0,934</text:p>
          </table:table-cell>
          <table:table-cell table:style-name="ce8" table:formula="of:=['file:///mnt/Dados/vinma/documentos/Gradua%C3%A7%C3%A3o/TCC/results/HW_C013_120.xlsx'#$sigma_010.G$29]" office:value-type="float" office:value="0.908692645727852" calcext:value-type="float">
            <text:p>0,909</text:p>
          </table:table-cell>
          <table:table-cell table:style-name="ce8" table:formula="of:=['file:///mnt/Dados/vinma/documentos/Gradua%C3%A7%C3%A3o/TCC/results/HW_C013_120.xlsx'#$sigma_010.H$29]" office:value-type="float" office:value="0.935477131163594" calcext:value-type="float">
            <text:p>0,935</text:p>
          </table:table-cell>
          <table:table-cell table:style-name="ce8" table:formula="of:=['file:///mnt/Dados/vinma/documentos/Gradua%C3%A7%C3%A3o/TCC/results/HW_C013_120.xlsx'#$sigma_010.I$29]" office:value-type="float" office:value="0.933438767200581" calcext:value-type="float">
            <text:p>0,933</text:p>
          </table:table-cell>
          <table:table-cell table:style-name="ce24"/>
          <table:table-cell table:style-name="ce29" table:formula="of:=MAX([.$C57:.$J57])" office:value-type="float" office:value="0.936872964119705" calcext:value-type="float">
            <text:p>0,937</text:p>
          </table:table-cell>
          <table:table-cell table:style-name="ce35" table:formula="of:=[.$K57]-[.$N57]" office:value-type="float" office:value="0.926806837397653" calcext:value-type="float">
            <text:p>0,927</text:p>
          </table:table-cell>
          <table:table-cell table:style-name="ce35" table:formula="of:=AVERAGE([.$C57:.$I57])" office:value-type="float" office:value="0.931309133185549" calcext:value-type="float">
            <text:p>0,931</text:p>
          </table:table-cell>
          <table:table-cell table:style-name="ce35" table:formula="of:=STDEV([.$C57:.$I57])" office:value-type="float" office:value="0.010066126722052" calcext:value-type="float">
            <text:p>0,010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15</text:p>
          </table:table-cell>
          <table:table-cell table:style-name="ce8" table:formula="of:=['file:///mnt/Dados/vinma/documentos/Gradua%C3%A7%C3%A3o/TCC/results/HW_C015_120.xlsx'#$sigma_010.B$29]" office:value-type="float" office:value="0.740017848949668" calcext:value-type="float">
            <text:p>0,740</text:p>
          </table:table-cell>
          <table:table-cell table:style-name="ce88" table:formula="of:=['file:///mnt/Dados/vinma/documentos/Gradua%C3%A7%C3%A3o/TCC/results/HW_C015_120.xlsx'#$sigma_010.C$29]" office:value-type="float" office:value="0.910667770055725" calcext:value-type="float">
            <text:p>0,911</text:p>
          </table:table-cell>
          <table:table-cell table:style-name="ce8" table:formula="of:=['file:///mnt/Dados/vinma/documentos/Gradua%C3%A7%C3%A3o/TCC/results/HW_C015_120.xlsx'#$sigma_010.D$29]" office:value-type="float" office:value="0.909274971577347" calcext:value-type="float">
            <text:p>0,909</text:p>
          </table:table-cell>
          <table:table-cell table:style-name="ce8" table:formula="of:=['file:///mnt/Dados/vinma/documentos/Gradua%C3%A7%C3%A3o/TCC/results/HW_C015_120.xlsx'#$sigma_010.E$29]" office:value-type="float" office:value="0.908498109995113" calcext:value-type="float">
            <text:p>0,908</text:p>
          </table:table-cell>
          <table:table-cell table:style-name="ce8" table:formula="of:=['file:///mnt/Dados/vinma/documentos/Gradua%C3%A7%C3%A3o/TCC/results/HW_C015_120.xlsx'#$sigma_010.F$29]" office:value-type="float" office:value="0.909275131596518" calcext:value-type="float">
            <text:p>0,909</text:p>
          </table:table-cell>
          <table:table-cell table:style-name="ce8" table:formula="of:=['file:///mnt/Dados/vinma/documentos/Gradua%C3%A7%C3%A3o/TCC/results/HW_C015_120.xlsx'#$sigma_010.G$29]" office:value-type="float" office:value="0.879509933027244" calcext:value-type="float">
            <text:p>0,880</text:p>
          </table:table-cell>
          <table:table-cell table:style-name="ce8" table:formula="of:=['file:///mnt/Dados/vinma/documentos/Gradua%C3%A7%C3%A3o/TCC/results/HW_C015_120.xlsx'#$sigma_010.H$29]" office:value-type="float" office:value="0.89642003551279" calcext:value-type="float">
            <text:p>0,896</text:p>
          </table:table-cell>
          <table:table-cell table:style-name="ce8" table:formula="of:=['file:///mnt/Dados/vinma/documentos/Gradua%C3%A7%C3%A3o/TCC/results/HW_C015_120.xlsx'#$sigma_010.I$29]" office:value-type="float" office:value="0.887386928751112" calcext:value-type="float">
            <text:p>0,887</text:p>
          </table:table-cell>
          <table:table-cell table:style-name="ce24"/>
          <table:table-cell table:style-name="ce30" table:formula="of:=MAX([.$C58:.$J58])" office:value-type="float" office:value="0.910667770055725" calcext:value-type="float">
            <text:p>0,911</text:p>
          </table:table-cell>
          <table:table-cell table:style-name="ce36" table:formula="of:=[.$K58]-[.$N58]" office:value-type="float" office:value="0.898086908228274" calcext:value-type="float">
            <text:p>0,898</text:p>
          </table:table-cell>
          <table:table-cell table:style-name="ce36" table:formula="of:=AVERAGE([.$C58:.$I58])" office:value-type="float" office:value="0.900147554359407" calcext:value-type="float">
            <text:p>0,900</text:p>
          </table:table-cell>
          <table:table-cell table:style-name="ce36" table:formula="of:=STDEV([.$C58:.$I58])" office:value-type="float" office:value="0.0125808618274515" calcext:value-type="float">
            <text:p>0,013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16</text:p>
          </table:table-cell>
          <table:table-cell table:style-name="ce8" table:formula="of:=['file:///mnt/Dados/vinma/documentos/Gradua%C3%A7%C3%A3o/TCC/results/HW_C016_120.xlsx'#$sigma_010.B$29]" office:value-type="float" office:value="0.93898910483979" calcext:value-type="float">
            <text:p>0,939</text:p>
          </table:table-cell>
          <table:table-cell table:style-name="ce8" table:formula="of:=['file:///mnt/Dados/vinma/documentos/Gradua%C3%A7%C3%A3o/TCC/results/HW_C016_120.xlsx'#$sigma_010.C$29]" office:value-type="float" office:value="0.960410924595157" calcext:value-type="float">
            <text:p>0,960</text:p>
          </table:table-cell>
          <table:table-cell table:style-name="ce8" table:formula="of:=['file:///mnt/Dados/vinma/documentos/Gradua%C3%A7%C3%A3o/TCC/results/HW_C016_120.xlsx'#$sigma_010.D$29]" office:value-type="float" office:value="0.959155395314516" calcext:value-type="float">
            <text:p>0,959</text:p>
          </table:table-cell>
          <table:table-cell table:style-name="ce8" table:formula="of:=['file:///mnt/Dados/vinma/documentos/Gradua%C3%A7%C3%A3o/TCC/results/HW_C016_120.xlsx'#$sigma_010.E$29]" office:value-type="float" office:value="0.960227362588269" calcext:value-type="float">
            <text:p>0,960</text:p>
          </table:table-cell>
          <table:table-cell table:style-name="ce8" table:formula="of:=['file:///mnt/Dados/vinma/documentos/Gradua%C3%A7%C3%A3o/TCC/results/HW_C016_120.xlsx'#$sigma_010.F$29]" office:value-type="float" office:value="0.959155398430741" calcext:value-type="float">
            <text:p>0,959</text:p>
          </table:table-cell>
          <table:table-cell table:style-name="ce8" table:formula="of:=['file:///mnt/Dados/vinma/documentos/Gradua%C3%A7%C3%A3o/TCC/results/HW_C016_120.xlsx'#$sigma_010.G$29]" office:value-type="float" office:value="0.947681804990301" calcext:value-type="float">
            <text:p>0,948</text:p>
          </table:table-cell>
          <table:table-cell table:style-name="ce88" table:formula="of:=['file:///mnt/Dados/vinma/documentos/Gradua%C3%A7%C3%A3o/TCC/results/HW_C016_120.xlsx'#$sigma_010.H$29]" office:value-type="float" office:value="0.960790350740445" calcext:value-type="float">
            <text:p>0,961</text:p>
          </table:table-cell>
          <table:table-cell table:style-name="ce88" table:formula="of:=['file:///mnt/Dados/vinma/documentos/Gradua%C3%A7%C3%A3o/TCC/results/HW_C016_120.xlsx'#$sigma_010.I$29]" office:value-type="float" office:value="0.960622197436008" calcext:value-type="float">
            <text:p>0,961</text:p>
          </table:table-cell>
          <table:table-cell table:style-name="ce24"/>
          <table:table-cell table:style-name="ce29" table:formula="of:=MAX([.$C59:.$J59])" office:value-type="float" office:value="0.960790350740445" calcext:value-type="float">
            <text:p>0,961</text:p>
          </table:table-cell>
          <table:table-cell table:style-name="ce35" table:formula="of:=[.$K59]-[.$N59]" office:value-type="float" office:value="0.956064990212427" calcext:value-type="float">
            <text:p>0,956</text:p>
          </table:table-cell>
          <table:table-cell table:style-name="ce35" table:formula="of:=AVERAGE([.$C59:.$I59])" office:value-type="float" office:value="0.958291919156491" calcext:value-type="float">
            <text:p>0,958</text:p>
          </table:table-cell>
          <table:table-cell table:style-name="ce35" table:formula="of:=STDEV([.$C59:.$I59])" office:value-type="float" office:value="0.00472536052801828" calcext:value-type="float">
            <text:p>0,00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17</text:p>
          </table:table-cell>
          <table:table-cell table:style-name="ce8" table:formula="of:=['file:///mnt/Dados/vinma/documentos/Gradua%C3%A7%C3%A3o/TCC/results/HW_C017_120.xlsx'#$sigma_010.B$29]" office:value-type="float" office:value="0.830470347049744" calcext:value-type="float">
            <text:p>0,830</text:p>
          </table:table-cell>
          <table:table-cell table:style-name="ce88" table:formula="of:=['file:///mnt/Dados/vinma/documentos/Gradua%C3%A7%C3%A3o/TCC/results/HW_C017_120.xlsx'#$sigma_010.C$29]" office:value-type="float" office:value="0.906289760134387" calcext:value-type="float">
            <text:p>0,906</text:p>
          </table:table-cell>
          <table:table-cell table:style-name="ce8" table:formula="of:=['file:///mnt/Dados/vinma/documentos/Gradua%C3%A7%C3%A3o/TCC/results/HW_C017_120.xlsx'#$sigma_010.D$29]" office:value-type="float" office:value="0.890492251718086" calcext:value-type="float">
            <text:p>0,890</text:p>
          </table:table-cell>
          <table:table-cell table:style-name="ce8" table:formula="of:=['file:///mnt/Dados/vinma/documentos/Gradua%C3%A7%C3%A3o/TCC/results/HW_C017_120.xlsx'#$sigma_010.E$29]" office:value-type="float" office:value="0.895934140848679" calcext:value-type="float">
            <text:p>0,896</text:p>
          </table:table-cell>
          <table:table-cell table:style-name="ce8" table:formula="of:=['file:///mnt/Dados/vinma/documentos/Gradua%C3%A7%C3%A3o/TCC/results/HW_C017_120.xlsx'#$sigma_010.F$29]" office:value-type="float" office:value="0.890492081770403" calcext:value-type="float">
            <text:p>0,890</text:p>
          </table:table-cell>
          <table:table-cell table:style-name="ce8" table:formula="of:=['file:///mnt/Dados/vinma/documentos/Gradua%C3%A7%C3%A3o/TCC/results/HW_C017_120.xlsx'#$sigma_010.G$29]" office:value-type="float" office:value="0.856965920236731" calcext:value-type="float">
            <text:p>0,857</text:p>
          </table:table-cell>
          <table:table-cell table:style-name="ce8" table:formula="of:=['file:///mnt/Dados/vinma/documentos/Gradua%C3%A7%C3%A3o/TCC/results/HW_C017_120.xlsx'#$sigma_010.H$29]" office:value-type="float" office:value="0.88756515418119" calcext:value-type="float">
            <text:p>0,888</text:p>
          </table:table-cell>
          <table:table-cell table:style-name="ce8" table:formula="of:=['file:///mnt/Dados/vinma/documentos/Gradua%C3%A7%C3%A3o/TCC/results/HW_C017_120.xlsx'#$sigma_010.I$29]" office:value-type="float" office:value="0.880355326196795" calcext:value-type="float">
            <text:p>0,880</text:p>
          </table:table-cell>
          <table:table-cell table:style-name="ce24"/>
          <table:table-cell table:style-name="ce30" table:formula="of:=MAX([.$C60:.$J60])" office:value-type="float" office:value="0.906289760134387" calcext:value-type="float">
            <text:p>0,906</text:p>
          </table:table-cell>
          <table:table-cell table:style-name="ce36" table:formula="of:=[.$K60]-[.$N60]" office:value-type="float" office:value="0.890891144859093" calcext:value-type="float">
            <text:p>0,891</text:p>
          </table:table-cell>
          <table:table-cell table:style-name="ce36" table:formula="of:=AVERAGE([.$C60:.$I60])" office:value-type="float" office:value="0.886870662155181" calcext:value-type="float">
            <text:p>0,887</text:p>
          </table:table-cell>
          <table:table-cell table:style-name="ce36" table:formula="of:=STDEV([.$C60:.$I60])" office:value-type="float" office:value="0.0153986152752939" calcext:value-type="float">
            <text:p>0,01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19</text:p>
          </table:table-cell>
          <table:table-cell table:style-name="ce8" table:formula="of:=['file:///mnt/Dados/vinma/documentos/Gradua%C3%A7%C3%A3o/TCC/results/HW_C019_120.xlsx'#$sigma_010.B$29]" office:value-type="float" office:value="0.955272872361084" calcext:value-type="float">
            <text:p>0,955</text:p>
          </table:table-cell>
          <table:table-cell table:style-name="ce8" table:formula="of:=['file:///mnt/Dados/vinma/documentos/Gradua%C3%A7%C3%A3o/TCC/results/HW_C019_120.xlsx'#$sigma_010.C$29]" office:value-type="float" office:value="0.963052753927847" calcext:value-type="float">
            <text:p>0,963</text:p>
          </table:table-cell>
          <table:table-cell table:style-name="ce88" table:formula="of:=['file:///mnt/Dados/vinma/documentos/Gradua%C3%A7%C3%A3o/TCC/results/HW_C019_120.xlsx'#$sigma_010.D$29]" office:value-type="float" office:value="0.964403400847758" calcext:value-type="float">
            <text:p>0,964</text:p>
          </table:table-cell>
          <table:table-cell table:style-name="ce88" table:formula="of:=['file:///mnt/Dados/vinma/documentos/Gradua%C3%A7%C3%A3o/TCC/results/HW_C019_120.xlsx'#$sigma_010.E$29]" office:value-type="float" office:value="0.964049496168425" calcext:value-type="float">
            <text:p>0,964</text:p>
          </table:table-cell>
          <table:table-cell table:style-name="ce88" table:formula="of:=['file:///mnt/Dados/vinma/documentos/Gradua%C3%A7%C3%A3o/TCC/results/HW_C019_120.xlsx'#$sigma_010.F$29]" office:value-type="float" office:value="0.964403404467016" calcext:value-type="float">
            <text:p>0,964</text:p>
          </table:table-cell>
          <table:table-cell table:style-name="ce8" table:formula="of:=['file:///mnt/Dados/vinma/documentos/Gradua%C3%A7%C3%A3o/TCC/results/HW_C019_120.xlsx'#$sigma_010.G$29]" office:value-type="float" office:value="0.953781610486046" calcext:value-type="float">
            <text:p>0,954</text:p>
          </table:table-cell>
          <table:table-cell table:style-name="ce8" table:formula="of:=['file:///mnt/Dados/vinma/documentos/Gradua%C3%A7%C3%A3o/TCC/results/HW_C019_120.xlsx'#$sigma_010.H$29]" office:value-type="float" office:value="0.960639697391603" calcext:value-type="float">
            <text:p>0,961</text:p>
          </table:table-cell>
          <table:table-cell table:style-name="ce8" table:formula="of:=['file:///mnt/Dados/vinma/documentos/Gradua%C3%A7%C3%A3o/TCC/results/HW_C019_120.xlsx'#$sigma_010.I$29]" office:value-type="float" office:value="0.958619578819984" calcext:value-type="float">
            <text:p>0,959</text:p>
          </table:table-cell>
          <table:table-cell table:style-name="ce24"/>
          <table:table-cell table:style-name="ce29" table:formula="of:=MAX([.$C61:.$J61])" office:value-type="float" office:value="0.964403404467016" calcext:value-type="float">
            <text:p>0,964</text:p>
          </table:table-cell>
          <table:table-cell table:style-name="ce35" table:formula="of:=[.$K61]-[.$N61]" office:value-type="float" office:value="0.960444496516315" calcext:value-type="float">
            <text:p>0,960</text:p>
          </table:table-cell>
          <table:table-cell table:style-name="ce35" table:formula="of:=AVERAGE([.$C61:.$I61])" office:value-type="float" office:value="0.961278563158383" calcext:value-type="float">
            <text:p>0,961</text:p>
          </table:table-cell>
          <table:table-cell table:style-name="ce35" table:formula="of:=STDEV([.$C61:.$I61])" office:value-type="float" office:value="0.00395890795070109" calcext:value-type="float">
            <text:p>0,004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8" office:value-type="string" calcext:value-type="string">
            <text:p>C024</text:p>
          </table:table-cell>
          <table:table-cell table:style-name="ce8" table:formula="of:=['file:///mnt/Dados/vinma/documentos/Gradua%C3%A7%C3%A3o/TCC/results/HW_C024_120.xlsx'#$sigma_010.B$29]" office:value-type="float" office:value="0.87627087225745" calcext:value-type="float">
            <text:p>0,876</text:p>
          </table:table-cell>
          <table:table-cell table:style-name="ce8" table:formula="of:=['file:///mnt/Dados/vinma/documentos/Gradua%C3%A7%C3%A3o/TCC/results/HW_C024_120.xlsx'#$sigma_010.C$29]" office:value-type="float" office:value="0.928196874965961" calcext:value-type="float">
            <text:p>0,928</text:p>
          </table:table-cell>
          <table:table-cell table:style-name="ce8" table:formula="of:=['file:///mnt/Dados/vinma/documentos/Gradua%C3%A7%C3%A3o/TCC/results/HW_C024_120.xlsx'#$sigma_010.D$29]" office:value-type="float" office:value="0.927676597089833" calcext:value-type="float">
            <text:p>0,928</text:p>
          </table:table-cell>
          <table:table-cell table:style-name="ce88" table:formula="of:=['file:///mnt/Dados/vinma/documentos/Gradua%C3%A7%C3%A3o/TCC/results/HW_C024_120.xlsx'#$sigma_010.E$29]" office:value-type="float" office:value="0.929212103013192" calcext:value-type="float">
            <text:p>0,929</text:p>
          </table:table-cell>
          <table:table-cell table:style-name="ce8" table:formula="of:=['file:///mnt/Dados/vinma/documentos/Gradua%C3%A7%C3%A3o/TCC/results/HW_C024_120.xlsx'#$sigma_010.F$29]" office:value-type="float" office:value="0.927676653420061" calcext:value-type="float">
            <text:p>0,928</text:p>
          </table:table-cell>
          <table:table-cell table:style-name="ce8" table:formula="of:=['file:///mnt/Dados/vinma/documentos/Gradua%C3%A7%C3%A3o/TCC/results/HW_C024_120.xlsx'#$sigma_010.G$29]" office:value-type="float" office:value="0.910843832159455" calcext:value-type="float">
            <text:p>0,911</text:p>
          </table:table-cell>
          <table:table-cell table:style-name="ce8" table:formula="of:=['file:///mnt/Dados/vinma/documentos/Gradua%C3%A7%C3%A3o/TCC/results/HW_C024_120.xlsx'#$sigma_010.H$29]" office:value-type="float" office:value="0.921775930461632" calcext:value-type="float">
            <text:p>0,922</text:p>
          </table:table-cell>
          <table:table-cell table:style-name="ce8" table:formula="of:=['file:///mnt/Dados/vinma/documentos/Gradua%C3%A7%C3%A3o/TCC/results/HW_C024_120.xlsx'#$sigma_010.I$29]" office:value-type="float" office:value="0.917857245060301" calcext:value-type="float">
            <text:p>0,918</text:p>
          </table:table-cell>
          <table:table-cell table:style-name="ce24"/>
          <table:table-cell table:style-name="ce30" table:formula="of:=MAX([.$C62:.$J62])" office:value-type="float" office:value="0.929212103013192" calcext:value-type="float">
            <text:p>0,929</text:p>
          </table:table-cell>
          <table:table-cell table:style-name="ce36" table:formula="of:=[.$K62]-[.$N62]" office:value-type="float" office:value="0.922328042187028" calcext:value-type="float">
            <text:p>0,922</text:p>
          </table:table-cell>
          <table:table-cell table:style-name="ce36" table:formula="of:=AVERAGE([.$C62:.$I62])" office:value-type="float" office:value="0.923319890881491" calcext:value-type="float">
            <text:p>0,923</text:p>
          </table:table-cell>
          <table:table-cell table:style-name="ce36" table:formula="of:=STDEV([.$C62:.$I62])" office:value-type="float" office:value="0.00688406082616427" calcext:value-type="float">
            <text:p>0,007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9" office:value-type="string" calcext:value-type="string">
            <text:p>Average</text:p>
          </table:table-cell>
          <table:table-cell table:style-name="ce20" table:formula="of:=AVERAGE([.B51:.B62])" office:value-type="float" office:value="0.861438208539419" calcext:value-type="float">
            <text:p>0,861</text:p>
          </table:table-cell>
          <table:table-cell table:style-name="ce89" table:formula="of:=AVERAGE([.C51:.C62])" office:value-type="float" office:value="0.936572429026787" calcext:value-type="float">
            <text:p>0,937</text:p>
          </table:table-cell>
          <table:table-cell table:style-name="ce20" table:formula="of:=AVERAGE([.D51:.D62])" office:value-type="float" office:value="0.933205087769059" calcext:value-type="float">
            <text:p>0,933</text:p>
          </table:table-cell>
          <table:table-cell table:style-name="ce20" table:formula="of:=AVERAGE([.E51:.E62])" office:value-type="float" office:value="0.935319479976132" calcext:value-type="float">
            <text:p>0,935</text:p>
          </table:table-cell>
          <table:table-cell table:style-name="ce20" table:formula="of:=AVERAGE([.F51:.F62])" office:value-type="float" office:value="0.933205093009099" calcext:value-type="float">
            <text:p>0,933</text:p>
          </table:table-cell>
          <table:table-cell table:style-name="ce20" table:formula="of:=AVERAGE([.G51:.G62])" office:value-type="float" office:value="0.910344503976744" calcext:value-type="float">
            <text:p>0,910</text:p>
          </table:table-cell>
          <table:table-cell table:style-name="ce20" table:formula="of:=AVERAGE([.H51:.H62])" office:value-type="float" office:value="0.929392642630022" calcext:value-type="float">
            <text:p>0,929</text:p>
          </table:table-cell>
          <table:table-cell table:style-name="ce20" table:formula="of:=AVERAGE([.I51:.I62])" office:value-type="float" office:value="0.925160122272461" calcext:value-type="float">
            <text:p>0,925</text:p>
          </table:table-cell>
          <table:table-cell table:style-name="ce24"/>
          <table:table-cell table:style-name="ce30" table:formula="of:=MAX([.$C63:.$J63])" office:value-type="float" office:value="0.936572429026787" calcext:value-type="float">
            <text:p>0,937</text:p>
          </table:table-cell>
          <table:table-cell table:style-name="ce36" table:formula="of:=[.$K63]-[.$N63]" office:value-type="float" office:value="0.927484307087779" calcext:value-type="float">
            <text:p>0,927</text:p>
          </table:table-cell>
          <table:table-cell table:style-name="ce36" table:formula="of:=AVERAGE([.$C63:.$I63])" office:value-type="float" office:value="0.929028479808615" calcext:value-type="float">
            <text:p>0,929</text:p>
          </table:table-cell>
          <table:table-cell table:style-name="ce36" table:formula="of:=STDEV([.$C63:.$I63])" office:value-type="float" office:value="0.0090881219390085" calcext:value-type="float">
            <text:p>0,009</text:p>
          </table:table-cell>
          <table:table-cell table:style-name="ce42" table:number-columns-repeated="1009"/>
          <table:table-cell table:style-name="ce24"/>
        </table:table-row>
        <table:table-row table:style-name="ro4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9" table:number-rows-spanned="1">
            <text:p>MSSIM Improvement - sigma=10</text:p>
          </table:table-cell>
          <table:covered-table-cell table:number-columns-repeated="8" table:style-name="ce70"/>
          <table:table-cell table:number-columns-repeated="1015"/>
        </table:table-row>
        <table:table-row table:style-name="ro2">
          <table:table-cell table:style-name="ce47" office:value-type="string" calcext:value-type="string" table:number-columns-spanned="2" table:number-rows-spanned="1">
            <text:p>Imagem</text:p>
          </table:table-cell>
          <table:covered-table-cell table:style-name="ce47"/>
          <table:table-cell table:style-name="ce83" office:value-type="string" calcext:value-type="string">
            <text:p>bm3d</text:p>
          </table:table-cell>
          <table:table-cell table:style-name="ce83" office:value-type="string" calcext:value-type="string">
            <text:p>da3d</text:p>
          </table:table-cell>
          <table:table-cell table:style-name="ce83" office:value-type="string" calcext:value-type="string">
            <text:p>ddid</text:p>
          </table:table-cell>
          <table:table-cell table:style-name="ce83" office:value-type="string" calcext:value-type="string">
            <text:p>nldd</text:p>
          </table:table-cell>
          <table:table-cell table:style-name="ce83" office:value-type="string" calcext:value-type="string">
            <text:p>nlm</text:p>
          </table:table-cell>
          <table:table-cell table:style-name="ce83" office:value-type="string" calcext:value-type="string">
            <text:p>nlm-lbp</text:p>
          </table:table-cell>
          <table:table-cell table:style-name="ce83" office:value-type="string" calcext:value-type="string">
            <text:p>nlm-glcm</text:p>
          </table:table-cell>
          <table:table-cell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number-columns-repeated="1010"/>
        </table:table-row>
        <table:table-row table:style-name="ro3">
          <table:table-cell table:style-name="ce65" office:value-type="string" calcext:value-type="string" table:number-columns-spanned="2" table:number-rows-spanned="1">
            <text:p>C001</text:p>
          </table:table-cell>
          <table:covered-table-cell table:style-name="ce77"/>
          <table:table-cell table:style-name="ce90" table:formula="of:=[.C51]-[.$B51]" office:value-type="float" office:value="0.0143605664261569" calcext:value-type="float">
            <text:p>0,014</text:p>
          </table:table-cell>
          <table:table-cell table:style-name="ce91" table:formula="of:=[.D51]-[.$B51]" office:value-type="float" office:value="0.013867446149656" calcext:value-type="float">
            <text:p>0,014</text:p>
          </table:table-cell>
          <table:table-cell table:style-name="ce91" table:formula="of:=[.E51]-[.$B51]" office:value-type="float" office:value="0.013746775284509" calcext:value-type="float">
            <text:p>0,014</text:p>
          </table:table-cell>
          <table:table-cell table:style-name="ce91" table:formula="of:=[.F51]-[.$B51]" office:value-type="float" office:value="0.013867495207376" calcext:value-type="float">
            <text:p>0,014</text:p>
          </table:table-cell>
          <table:table-cell table:style-name="ce91" table:formula="of:=[.G51]-[.$B51]" office:value-type="float" office:value="0.0126638565810538" calcext:value-type="float">
            <text:p>0,013</text:p>
          </table:table-cell>
          <table:table-cell table:style-name="ce72" table:formula="of:=[.H51]-[.$B51]" office:value-type="float" office:value="0.010758622477038" calcext:value-type="float">
            <text:p>0,011</text:p>
          </table:table-cell>
          <table:table-cell table:style-name="ce72" table:formula="of:=[.I51]-[.$B51]" office:value-type="float" office:value="0.0108475926560589" calcext:value-type="float">
            <text:p>0,011</text:p>
          </table:table-cell>
          <table:table-cell table:style-name="ce24"/>
          <table:table-cell table:style-name="ce29" table:formula="of:=MAX([.$C67:.$J67])" office:value-type="float" office:value="0.0143605664261569" calcext:value-type="float">
            <text:p>0,014</text:p>
          </table:table-cell>
          <table:table-cell table:style-name="ce35" table:formula="of:=[.$K67]-[.$N67]" office:value-type="float" office:value="0.012856633309953" calcext:value-type="float">
            <text:p>0,013</text:p>
          </table:table-cell>
          <table:table-cell table:style-name="ce35" table:formula="of:=AVERAGE([.$C67:.$I67])" office:value-type="float" office:value="0.0128731935402641" calcext:value-type="float">
            <text:p>0,013</text:p>
          </table:table-cell>
          <table:table-cell table:style-name="ce35" table:formula="of:=STDEV([.$C67:.$I67])" office:value-type="float" office:value="0.00150393311620388" calcext:value-type="float">
            <text:p>0,00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02</text:p>
          </table:table-cell>
          <table:covered-table-cell table:style-name="ce78"/>
          <table:table-cell table:style-name="ce90" table:formula="of:=[.C52]-[.$B52]" office:value-type="float" office:value="0.145807572282218" calcext:value-type="float">
            <text:p>0,146</text:p>
          </table:table-cell>
          <table:table-cell table:style-name="ce91" table:formula="of:=[.D52]-[.$B52]" office:value-type="float" office:value="0.142909844365603" calcext:value-type="float">
            <text:p>0,143</text:p>
          </table:table-cell>
          <table:table-cell table:style-name="ce91" table:formula="of:=[.E52]-[.$B52]" office:value-type="float" office:value="0.143820387771283" calcext:value-type="float">
            <text:p>0,144</text:p>
          </table:table-cell>
          <table:table-cell table:style-name="ce91" table:formula="of:=[.F52]-[.$B52]" office:value-type="float" office:value="0.142909540773062" calcext:value-type="float">
            <text:p>0,143</text:p>
          </table:table-cell>
          <table:table-cell table:style-name="ce72" table:formula="of:=[.G52]-[.$B52]" office:value-type="float" office:value="0.113027734610621" calcext:value-type="float">
            <text:p>0,113</text:p>
          </table:table-cell>
          <table:table-cell table:style-name="ce72" table:formula="of:=[.H52]-[.$B52]" office:value-type="float" office:value="0.130271139819399" calcext:value-type="float">
            <text:p>0,130</text:p>
          </table:table-cell>
          <table:table-cell table:style-name="ce72" table:formula="of:=[.I52]-[.$B52]" office:value-type="float" office:value="0.121663940320893" calcext:value-type="float">
            <text:p>0,122</text:p>
          </table:table-cell>
          <table:table-cell table:style-name="ce24"/>
          <table:table-cell table:style-name="ce30" table:formula="of:=MAX([.$C68:.$J68])" office:value-type="float" office:value="0.145807572282218" calcext:value-type="float">
            <text:p>0,146</text:p>
          </table:table-cell>
          <table:table-cell table:style-name="ce36" table:formula="of:=[.$K68]-[.$N68]" office:value-type="float" office:value="0.132899481369329" calcext:value-type="float">
            <text:p>0,133</text:p>
          </table:table-cell>
          <table:table-cell table:style-name="ce36" table:formula="of:=AVERAGE([.$C68:.$I68])" office:value-type="float" office:value="0.134344308563297" calcext:value-type="float">
            <text:p>0,134</text:p>
          </table:table-cell>
          <table:table-cell table:style-name="ce36" table:formula="of:=STDEV([.$C68:.$I68])" office:value-type="float" office:value="0.0129080909128892" calcext:value-type="float">
            <text:p>0,013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04</text:p>
          </table:table-cell>
          <table:covered-table-cell table:style-name="ce78"/>
          <table:table-cell table:style-name="ce90" table:formula="of:=[.C53]-[.$B53]" office:value-type="float" office:value="0.096514212825744" calcext:value-type="float">
            <text:p>0,097</text:p>
          </table:table-cell>
          <table:table-cell table:style-name="ce91" table:formula="of:=[.D53]-[.$B53]" office:value-type="float" office:value="0.0908889002589041" calcext:value-type="float">
            <text:p>0,091</text:p>
          </table:table-cell>
          <table:table-cell table:style-name="ce91" table:formula="of:=[.E53]-[.$B53]" office:value-type="float" office:value="0.0956410786566191" calcext:value-type="float">
            <text:p>0,096</text:p>
          </table:table-cell>
          <table:table-cell table:style-name="ce91" table:formula="of:=[.F53]-[.$B53]" office:value-type="float" office:value="0.090888918072024" calcext:value-type="float">
            <text:p>0,091</text:p>
          </table:table-cell>
          <table:table-cell table:style-name="ce72" table:formula="of:=[.G53]-[.$B53]" office:value-type="float" office:value="0.062397787765443" calcext:value-type="float">
            <text:p>0,062</text:p>
          </table:table-cell>
          <table:table-cell table:style-name="ce91" table:formula="of:=[.H53]-[.$B53]" office:value-type="float" office:value="0.089636295280463" calcext:value-type="float">
            <text:p>0,090</text:p>
          </table:table-cell>
          <table:table-cell table:style-name="ce91" table:formula="of:=[.I53]-[.$B53]" office:value-type="float" office:value="0.0858271494206011" calcext:value-type="float">
            <text:p>0,086</text:p>
          </table:table-cell>
          <table:table-cell table:style-name="ce24"/>
          <table:table-cell table:style-name="ce29" table:formula="of:=MAX([.$C69:.$J69])" office:value-type="float" office:value="0.096514212825744" calcext:value-type="float">
            <text:p>0,097</text:p>
          </table:table-cell>
          <table:table-cell table:style-name="ce35" table:formula="of:=[.$K69]-[.$N69]" office:value-type="float" office:value="0.0849102284901594" calcext:value-type="float">
            <text:p>0,085</text:p>
          </table:table-cell>
          <table:table-cell table:style-name="ce35" table:formula="of:=AVERAGE([.$C69:.$I69])" office:value-type="float" office:value="0.0873991917542569" calcext:value-type="float">
            <text:p>0,087</text:p>
          </table:table-cell>
          <table:table-cell table:style-name="ce35" table:formula="of:=STDEV([.$C69:.$I69])" office:value-type="float" office:value="0.0116039843355846" calcext:value-type="float">
            <text:p>0,01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09</text:p>
          </table:table-cell>
          <table:covered-table-cell table:style-name="ce78"/>
          <table:table-cell table:style-name="ce91" table:formula="of:=[.C54]-[.$B54]" office:value-type="float" office:value="0.0235901768306221" calcext:value-type="float">
            <text:p>0,024</text:p>
          </table:table-cell>
          <table:table-cell table:style-name="ce91" table:formula="of:=[.D54]-[.$B54]" office:value-type="float" office:value="0.0219929298818551" calcext:value-type="float">
            <text:p>0,022</text:p>
          </table:table-cell>
          <table:table-cell table:style-name="ce90" table:formula="of:=[.E54]-[.$B54]" office:value-type="float" office:value="0.0260245004428081" calcext:value-type="float">
            <text:p>0,026</text:p>
          </table:table-cell>
          <table:table-cell table:style-name="ce91" table:formula="of:=[.F54]-[.$B54]" office:value-type="float" office:value="0.0219933071901771" calcext:value-type="float">
            <text:p>0,022</text:p>
          </table:table-cell>
          <table:table-cell table:style-name="ce72" table:formula="of:=[.G54]-[.$B54]" office:value-type="float" office:value="0.00215131429521309" calcext:value-type="float">
            <text:p>0,002</text:p>
          </table:table-cell>
          <table:table-cell table:style-name="ce91" table:formula="of:=[.H54]-[.$B54]" office:value-type="float" office:value="0.0227956851125201" calcext:value-type="float">
            <text:p>0,023</text:p>
          </table:table-cell>
          <table:table-cell table:style-name="ce91" table:formula="of:=[.I54]-[.$B54]" office:value-type="float" office:value="0.020862818653906" calcext:value-type="float">
            <text:p>0,021</text:p>
          </table:table-cell>
          <table:table-cell table:style-name="ce24"/>
          <table:table-cell table:style-name="ce30" table:formula="of:=MAX([.$C70:.$J70])" office:value-type="float" office:value="0.0260245004428081" calcext:value-type="float">
            <text:p>0,026</text:p>
          </table:table-cell>
          <table:table-cell table:style-name="ce36" table:formula="of:=[.$K70]-[.$N70]" office:value-type="float" office:value="0.0180222579882422" calcext:value-type="float">
            <text:p>0,018</text:p>
          </table:table-cell>
          <table:table-cell table:style-name="ce36" table:formula="of:=AVERAGE([.$C70:.$I70])" office:value-type="float" office:value="0.0199158189153002" calcext:value-type="float">
            <text:p>0,020</text:p>
          </table:table-cell>
          <table:table-cell table:style-name="ce36" table:formula="of:=STDEV([.$C70:.$I70])" office:value-type="float" office:value="0.00800224245456593" calcext:value-type="float">
            <text:p>0,008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11</text:p>
          </table:table-cell>
          <table:covered-table-cell table:style-name="ce78"/>
          <table:table-cell table:style-name="ce90" table:formula="of:=[.C55]-[.$B55]" office:value-type="float" office:value="0.065752824508006" calcext:value-type="float">
            <text:p>0,066</text:p>
          </table:table-cell>
          <table:table-cell table:style-name="ce91" table:formula="of:=[.D55]-[.$B55]" office:value-type="float" office:value="0.059389742911207" calcext:value-type="float">
            <text:p>0,059</text:p>
          </table:table-cell>
          <table:table-cell table:style-name="ce91" table:formula="of:=[.E55]-[.$B55]" office:value-type="float" office:value="0.0635748314239349" calcext:value-type="float">
            <text:p>0,064</text:p>
          </table:table-cell>
          <table:table-cell table:style-name="ce91" table:formula="of:=[.F55]-[.$B55]" office:value-type="float" office:value="0.059389774900528" calcext:value-type="float">
            <text:p>0,059</text:p>
          </table:table-cell>
          <table:table-cell table:style-name="ce72" table:formula="of:=[.G55]-[.$B55]" office:value-type="float" office:value="0.022033003804209" calcext:value-type="float">
            <text:p>0,022</text:p>
          </table:table-cell>
          <table:table-cell table:style-name="ce91" table:formula="of:=[.H55]-[.$B55]" office:value-type="float" office:value="0.0571440260531559" calcext:value-type="float">
            <text:p>0,057</text:p>
          </table:table-cell>
          <table:table-cell table:style-name="ce91" table:formula="of:=[.I55]-[.$B55]" office:value-type="float" office:value="0.0508558144329729" calcext:value-type="float">
            <text:p>0,051</text:p>
          </table:table-cell>
          <table:table-cell table:style-name="ce24"/>
          <table:table-cell table:style-name="ce29" table:formula="of:=MAX([.$C71:.$J71])" office:value-type="float" office:value="0.065752824508006" calcext:value-type="float">
            <text:p>0,066</text:p>
          </table:table-cell>
          <table:table-cell table:style-name="ce35" table:formula="of:=[.$K71]-[.$N71]" office:value-type="float" office:value="0.0508668012501356" calcext:value-type="float">
            <text:p>0,051</text:p>
          </table:table-cell>
          <table:table-cell table:style-name="ce35" table:formula="of:=AVERAGE([.$C71:.$I71])" office:value-type="float" office:value="0.0540200025762877" calcext:value-type="float">
            <text:p>0,054</text:p>
          </table:table-cell>
          <table:table-cell table:style-name="ce35" table:formula="of:=STDEV([.$C71:.$I71])" office:value-type="float" office:value="0.0148860232578704" calcext:value-type="float">
            <text:p>0,01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12</text:p>
          </table:table-cell>
          <table:covered-table-cell table:style-name="ce78"/>
          <table:table-cell table:style-name="ce90" table:formula="of:=[.C56]-[.$B56]" office:value-type="float" office:value="0.16440969461929" calcext:value-type="float">
            <text:p>0,164</text:p>
          </table:table-cell>
          <table:table-cell table:style-name="ce91" table:formula="of:=[.D56]-[.$B56]" office:value-type="float" office:value="0.161488428019153" calcext:value-type="float">
            <text:p>0,161</text:p>
          </table:table-cell>
          <table:table-cell table:style-name="ce91" table:formula="of:=[.E56]-[.$B56]" office:value-type="float" office:value="0.163435599287865" calcext:value-type="float">
            <text:p>0,163</text:p>
          </table:table-cell>
          <table:table-cell table:style-name="ce91" table:formula="of:=[.F56]-[.$B56]" office:value-type="float" office:value="0.161488346429963" calcext:value-type="float">
            <text:p>0,161</text:p>
          </table:table-cell>
          <table:table-cell table:style-name="ce72" table:formula="of:=[.G56]-[.$B56]" office:value-type="float" office:value="0.131441551006127" calcext:value-type="float">
            <text:p>0,131</text:p>
          </table:table-cell>
          <table:table-cell table:style-name="ce91" table:formula="of:=[.H56]-[.$B56]" office:value-type="float" office:value="0.15649459033581" calcext:value-type="float">
            <text:p>0,156</text:p>
          </table:table-cell>
          <table:table-cell table:style-name="ce72" table:formula="of:=[.I56]-[.$B56]" office:value-type="float" office:value="0.150641055289692" calcext:value-type="float">
            <text:p>0,151</text:p>
          </table:table-cell>
          <table:table-cell table:style-name="ce24"/>
          <table:table-cell table:style-name="ce30" table:formula="of:=MAX([.$C72:.$J72])" office:value-type="float" office:value="0.16440969461929" calcext:value-type="float">
            <text:p>0,164</text:p>
          </table:table-cell>
          <table:table-cell table:style-name="ce36" table:formula="of:=[.$K72]-[.$N72]" office:value-type="float" office:value="0.15273800555531" calcext:value-type="float">
            <text:p>0,153</text:p>
          </table:table-cell>
          <table:table-cell table:style-name="ce36" table:formula="of:=AVERAGE([.$C72:.$I72])" office:value-type="float" office:value="0.155628466426843" calcext:value-type="float">
            <text:p>0,156</text:p>
          </table:table-cell>
          <table:table-cell table:style-name="ce36" table:formula="of:=STDEV([.$C72:.$I72])" office:value-type="float" office:value="0.0116716890639795" calcext:value-type="float">
            <text:p>0,01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13</text:p>
          </table:table-cell>
          <table:covered-table-cell table:style-name="ce78"/>
          <table:table-cell table:style-name="ce90" table:formula="of:=[.C57]-[.$B57]" office:value-type="float" office:value="0.063578560135041" calcext:value-type="float">
            <text:p>0,064</text:p>
          </table:table-cell>
          <table:table-cell table:style-name="ce91" table:formula="of:=[.D57]-[.$B57]" office:value-type="float" office:value="0.060683688079501" calcext:value-type="float">
            <text:p>0,061</text:p>
          </table:table-cell>
          <table:table-cell table:style-name="ce91" table:formula="of:=[.E57]-[.$B57]" office:value-type="float" office:value="0.06343191721759" calcext:value-type="float">
            <text:p>0,063</text:p>
          </table:table-cell>
          <table:table-cell table:style-name="ce91" table:formula="of:=[.F57]-[.$B57]" office:value-type="float" office:value="0.060683606836029" calcext:value-type="float">
            <text:p>0,061</text:p>
          </table:table-cell>
          <table:table-cell table:style-name="ce72" table:formula="of:=[.G57]-[.$B57]" office:value-type="float" office:value="0.035398241743188" calcext:value-type="float">
            <text:p>0,035</text:p>
          </table:table-cell>
          <table:table-cell table:style-name="ce91" table:formula="of:=[.H57]-[.$B57]" office:value-type="float" office:value="0.06218272717893" calcext:value-type="float">
            <text:p>0,062</text:p>
          </table:table-cell>
          <table:table-cell table:style-name="ce91" table:formula="of:=[.I57]-[.$B57]" office:value-type="float" office:value="0.060144363215917" calcext:value-type="float">
            <text:p>0,060</text:p>
          </table:table-cell>
          <table:table-cell table:style-name="ce24"/>
          <table:table-cell table:style-name="ce29" table:formula="of:=MAX([.$C73:.$J73])" office:value-type="float" office:value="0.063578560135041" calcext:value-type="float">
            <text:p>0,064</text:p>
          </table:table-cell>
          <table:table-cell table:style-name="ce35" table:formula="of:=[.$K73]-[.$N73]" office:value-type="float" office:value="0.053512433412989" calcext:value-type="float">
            <text:p>0,054</text:p>
          </table:table-cell>
          <table:table-cell table:style-name="ce35" table:formula="of:=AVERAGE([.$C73:.$I73])" office:value-type="float" office:value="0.0580147292008851" calcext:value-type="float">
            <text:p>0,058</text:p>
          </table:table-cell>
          <table:table-cell table:style-name="ce35" table:formula="of:=STDEV([.$C73:.$I73])" office:value-type="float" office:value="0.010066126722052" calcext:value-type="float">
            <text:p>0,010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15</text:p>
          </table:table-cell>
          <table:covered-table-cell table:style-name="ce78"/>
          <table:table-cell table:style-name="ce90" table:formula="of:=[.C58]-[.$B58]" office:value-type="float" office:value="0.170649921106057" calcext:value-type="float">
            <text:p>0,171</text:p>
          </table:table-cell>
          <table:table-cell table:style-name="ce91" table:formula="of:=[.D58]-[.$B58]" office:value-type="float" office:value="0.169257122627679" calcext:value-type="float">
            <text:p>0,169</text:p>
          </table:table-cell>
          <table:table-cell table:style-name="ce91" table:formula="of:=[.E58]-[.$B58]" office:value-type="float" office:value="0.168480261045445" calcext:value-type="float">
            <text:p>0,168</text:p>
          </table:table-cell>
          <table:table-cell table:style-name="ce91" table:formula="of:=[.F58]-[.$B58]" office:value-type="float" office:value="0.16925728264685" calcext:value-type="float">
            <text:p>0,169</text:p>
          </table:table-cell>
          <table:table-cell table:style-name="ce72" table:formula="of:=[.G58]-[.$B58]" office:value-type="float" office:value="0.139492084077576" calcext:value-type="float">
            <text:p>0,139</text:p>
          </table:table-cell>
          <table:table-cell table:style-name="ce72" table:formula="of:=[.H58]-[.$B58]" office:value-type="float" office:value="0.156402186563122" calcext:value-type="float">
            <text:p>0,156</text:p>
          </table:table-cell>
          <table:table-cell table:style-name="ce72" table:formula="of:=[.I58]-[.$B58]" office:value-type="float" office:value="0.147369079801444" calcext:value-type="float">
            <text:p>0,147</text:p>
          </table:table-cell>
          <table:table-cell table:style-name="ce24"/>
          <table:table-cell table:style-name="ce30" table:formula="of:=MAX([.$C74:.$J74])" office:value-type="float" office:value="0.170649921106057" calcext:value-type="float">
            <text:p>0,171</text:p>
          </table:table-cell>
          <table:table-cell table:style-name="ce36" table:formula="of:=[.$K74]-[.$N74]" office:value-type="float" office:value="0.158069059278606" calcext:value-type="float">
            <text:p>0,158</text:p>
          </table:table-cell>
          <table:table-cell table:style-name="ce36" table:formula="of:=AVERAGE([.$C74:.$I74])" office:value-type="float" office:value="0.160129705409739" calcext:value-type="float">
            <text:p>0,160</text:p>
          </table:table-cell>
          <table:table-cell table:style-name="ce36" table:formula="of:=STDEV([.$C74:.$I74])" office:value-type="float" office:value="0.0125808618274515" calcext:value-type="float">
            <text:p>0,013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16</text:p>
          </table:table-cell>
          <table:covered-table-cell table:style-name="ce78"/>
          <table:table-cell table:style-name="ce91" table:formula="of:=[.C59]-[.$B59]" office:value-type="float" office:value="0.0214218197553671" calcext:value-type="float">
            <text:p>0,021</text:p>
          </table:table-cell>
          <table:table-cell table:style-name="ce91" table:formula="of:=[.D59]-[.$B59]" office:value-type="float" office:value="0.0201662904747261" calcext:value-type="float">
            <text:p>0,020</text:p>
          </table:table-cell>
          <table:table-cell table:style-name="ce91" table:formula="of:=[.E59]-[.$B59]" office:value-type="float" office:value="0.0212382577484791" calcext:value-type="float">
            <text:p>0,021</text:p>
          </table:table-cell>
          <table:table-cell table:style-name="ce91" table:formula="of:=[.F59]-[.$B59]" office:value-type="float" office:value="0.020166293590951" calcext:value-type="float">
            <text:p>0,020</text:p>
          </table:table-cell>
          <table:table-cell table:style-name="ce72" table:formula="of:=[.G59]-[.$B59]" office:value-type="float" office:value="0.00869270015051105" calcext:value-type="float">
            <text:p>0,009</text:p>
          </table:table-cell>
          <table:table-cell table:style-name="ce90" table:formula="of:=[.H59]-[.$B59]" office:value-type="float" office:value="0.021801245900655" calcext:value-type="float">
            <text:p>0,022</text:p>
          </table:table-cell>
          <table:table-cell table:style-name="ce90" table:formula="of:=[.I59]-[.$B59]" office:value-type="float" office:value="0.021633092596218" calcext:value-type="float">
            <text:p>0,022</text:p>
          </table:table-cell>
          <table:table-cell table:style-name="ce24"/>
          <table:table-cell table:style-name="ce29" table:formula="of:=MAX([.$C75:.$J75])" office:value-type="float" office:value="0.021801245900655" calcext:value-type="float">
            <text:p>0,022</text:p>
          </table:table-cell>
          <table:table-cell table:style-name="ce35" table:formula="of:=[.$K75]-[.$N75]" office:value-type="float" office:value="0.0170758853726367" calcext:value-type="float">
            <text:p>0,017</text:p>
          </table:table-cell>
          <table:table-cell table:style-name="ce35" table:formula="of:=AVERAGE([.$C75:.$I75])" office:value-type="float" office:value="0.0193028143167011" calcext:value-type="float">
            <text:p>0,019</text:p>
          </table:table-cell>
          <table:table-cell table:style-name="ce35" table:formula="of:=STDEV([.$C75:.$I75])" office:value-type="float" office:value="0.00472536052801828" calcext:value-type="float">
            <text:p>0,00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17</text:p>
          </table:table-cell>
          <table:covered-table-cell table:style-name="ce78"/>
          <table:table-cell table:style-name="ce90" table:formula="of:=[.C60]-[.$B60]" office:value-type="float" office:value="0.075819413084643" calcext:value-type="float">
            <text:p>0,076</text:p>
          </table:table-cell>
          <table:table-cell table:style-name="ce91" table:formula="of:=[.D60]-[.$B60]" office:value-type="float" office:value="0.060021904668342" calcext:value-type="float">
            <text:p>0,060</text:p>
          </table:table-cell>
          <table:table-cell table:style-name="ce91" table:formula="of:=[.E60]-[.$B60]" office:value-type="float" office:value="0.065463793798935" calcext:value-type="float">
            <text:p>0,065</text:p>
          </table:table-cell>
          <table:table-cell table:style-name="ce91" table:formula="of:=[.F60]-[.$B60]" office:value-type="float" office:value="0.060021734720659" calcext:value-type="float">
            <text:p>0,060</text:p>
          </table:table-cell>
          <table:table-cell table:style-name="ce72" table:formula="of:=[.G60]-[.$B60]" office:value-type="float" office:value="0.0264955731869869" calcext:value-type="float">
            <text:p>0,026</text:p>
          </table:table-cell>
          <table:table-cell table:style-name="ce72" table:formula="of:=[.H60]-[.$B60]" office:value-type="float" office:value="0.0570948071314459" calcext:value-type="float">
            <text:p>0,057</text:p>
          </table:table-cell>
          <table:table-cell table:style-name="ce72" table:formula="of:=[.I60]-[.$B60]" office:value-type="float" office:value="0.0498849791470509" calcext:value-type="float">
            <text:p>0,050</text:p>
          </table:table-cell>
          <table:table-cell table:style-name="ce24"/>
          <table:table-cell table:style-name="ce30" table:formula="of:=MAX([.$C76:.$J76])" office:value-type="float" office:value="0.075819413084643" calcext:value-type="float">
            <text:p>0,076</text:p>
          </table:table-cell>
          <table:table-cell table:style-name="ce36" table:formula="of:=[.$K76]-[.$N76]" office:value-type="float" office:value="0.0604207978093491" calcext:value-type="float">
            <text:p>0,060</text:p>
          </table:table-cell>
          <table:table-cell table:style-name="ce36" table:formula="of:=AVERAGE([.$C76:.$I76])" office:value-type="float" office:value="0.0564003151054375" calcext:value-type="float">
            <text:p>0,056</text:p>
          </table:table-cell>
          <table:table-cell table:style-name="ce36" table:formula="of:=STDEV([.$C76:.$I76])" office:value-type="float" office:value="0.0153986152752939" calcext:value-type="float">
            <text:p>0,01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19</text:p>
          </table:table-cell>
          <table:covered-table-cell table:style-name="ce78"/>
          <table:table-cell table:style-name="ce91" table:formula="of:=[.C61]-[.$B61]" office:value-type="float" office:value="0.00777988156676301" calcext:value-type="float">
            <text:p>0,008</text:p>
          </table:table-cell>
          <table:table-cell table:style-name="ce90" table:formula="of:=[.D61]-[.$B61]" office:value-type="float" office:value="0.00913052848667406" calcext:value-type="float">
            <text:p>0,009</text:p>
          </table:table-cell>
          <table:table-cell table:style-name="ce90" table:formula="of:=[.E61]-[.$B61]" office:value-type="float" office:value="0.00877662380734101" calcext:value-type="float">
            <text:p>0,009</text:p>
          </table:table-cell>
          <table:table-cell table:style-name="ce90" table:formula="of:=[.F61]-[.$B61]" office:value-type="float" office:value="0.00913053210593207" calcext:value-type="float">
            <text:p>0,009</text:p>
          </table:table-cell>
          <table:table-cell table:style-name="ce72" table:formula="of:=[.G61]-[.$B61]" office:value-type="float" office:value="-0.00149126187503801" calcext:value-type="float">
            <text:p>-0,001</text:p>
          </table:table-cell>
          <table:table-cell table:style-name="ce91" table:formula="of:=[.H61]-[.$B61]" office:value-type="float" office:value="0.005366825030519" calcext:value-type="float">
            <text:p>0,005</text:p>
          </table:table-cell>
          <table:table-cell table:style-name="ce72" table:formula="of:=[.I61]-[.$B61]" office:value-type="float" office:value="0.00334670645890001" calcext:value-type="float">
            <text:p>0,003</text:p>
          </table:table-cell>
          <table:table-cell table:style-name="ce24"/>
          <table:table-cell table:style-name="ce29" table:formula="of:=MAX([.$C77:.$J77])" office:value-type="float" office:value="0.00913053210593207" calcext:value-type="float">
            <text:p>0,009</text:p>
          </table:table-cell>
          <table:table-cell table:style-name="ce35" table:formula="of:=[.$K77]-[.$N77]" office:value-type="float" office:value="0.00517162415523098" calcext:value-type="float">
            <text:p>0,005</text:p>
          </table:table-cell>
          <table:table-cell table:style-name="ce35" table:formula="of:=AVERAGE([.$C77:.$I77])" office:value-type="float" office:value="0.00600569079729874" calcext:value-type="float">
            <text:p>0,006</text:p>
          </table:table-cell>
          <table:table-cell table:style-name="ce35" table:formula="of:=STDEV([.$C77:.$I77])" office:value-type="float" office:value="0.00395890795070109" calcext:value-type="float">
            <text:p>0,004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5" office:value-type="string" calcext:value-type="string" table:number-columns-spanned="2" table:number-rows-spanned="1">
            <text:p>C024</text:p>
          </table:table-cell>
          <table:covered-table-cell table:style-name="ce78"/>
          <table:table-cell table:style-name="ce91" table:formula="of:=[.C62]-[.$B62]" office:value-type="float" office:value="0.051926002708511" calcext:value-type="float">
            <text:p>0,052</text:p>
          </table:table-cell>
          <table:table-cell table:style-name="ce91" table:formula="of:=[.D62]-[.$B62]" office:value-type="float" office:value="0.051405724832383" calcext:value-type="float">
            <text:p>0,051</text:p>
          </table:table-cell>
          <table:table-cell table:style-name="ce90" table:formula="of:=[.E62]-[.$B62]" office:value-type="float" office:value="0.0529412307557421" calcext:value-type="float">
            <text:p>0,053</text:p>
          </table:table-cell>
          <table:table-cell table:style-name="ce91" table:formula="of:=[.F62]-[.$B62]" office:value-type="float" office:value="0.0514057811626111" calcext:value-type="float">
            <text:p>0,051</text:p>
          </table:table-cell>
          <table:table-cell table:style-name="ce72" table:formula="of:=[.G62]-[.$B62]" office:value-type="float" office:value="0.034572959902005" calcext:value-type="float">
            <text:p>0,035</text:p>
          </table:table-cell>
          <table:table-cell table:style-name="ce91" table:formula="of:=[.H62]-[.$B62]" office:value-type="float" office:value="0.0455050582041821" calcext:value-type="float">
            <text:p>0,046</text:p>
          </table:table-cell>
          <table:table-cell table:style-name="ce72" table:formula="of:=[.I62]-[.$B62]" office:value-type="float" office:value="0.041586372802851" calcext:value-type="float">
            <text:p>0,042</text:p>
          </table:table-cell>
          <table:table-cell table:style-name="ce24"/>
          <table:table-cell table:style-name="ce30" table:formula="of:=MAX([.$C78:.$J78])" office:value-type="float" office:value="0.0529412307557421" calcext:value-type="float">
            <text:p>0,053</text:p>
          </table:table-cell>
          <table:table-cell table:style-name="ce36" table:formula="of:=[.$K78]-[.$N78]" office:value-type="float" office:value="0.0460571699295778" calcext:value-type="float">
            <text:p>0,046</text:p>
          </table:table-cell>
          <table:table-cell table:style-name="ce36" table:formula="of:=AVERAGE([.$C78:.$I78])" office:value-type="float" office:value="0.0470490186240408" calcext:value-type="float">
            <text:p>0,047</text:p>
          </table:table-cell>
          <table:table-cell table:style-name="ce36" table:formula="of:=STDEV([.$C78:.$I78])" office:value-type="float" office:value="0.00688406082616427" calcext:value-type="float">
            <text:p>0,007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66" office:value-type="string" calcext:value-type="string" table:number-columns-spanned="2" table:number-rows-spanned="1">
            <text:p>Average</text:p>
          </table:table-cell>
          <table:covered-table-cell table:style-name="ce66"/>
          <table:table-cell table:style-name="ce92" table:formula="of:=AVERAGE([.C67:.C78])" office:value-type="float" office:value="0.0751342204873683" calcext:value-type="float">
            <text:p>0,075</text:p>
          </table:table-cell>
          <table:table-cell table:style-name="ce96" table:formula="of:=AVERAGE([.D67:.D78])" office:value-type="float" office:value="0.0717668792296403" calcext:value-type="float">
            <text:p>0,072</text:p>
          </table:table-cell>
          <table:table-cell table:style-name="ce96" table:formula="of:=AVERAGE([.E67:.E78])" office:value-type="float" office:value="0.0738812714367126" calcext:value-type="float">
            <text:p>0,074</text:p>
          </table:table-cell>
          <table:table-cell table:style-name="ce96" table:formula="of:=AVERAGE([.F67:.F78])" office:value-type="float" office:value="0.0717668844696802" calcext:value-type="float">
            <text:p>0,072</text:p>
          </table:table-cell>
          <table:table-cell table:style-name="ce99" table:formula="of:=AVERAGE([.G67:.G78])" office:value-type="float" office:value="0.0489062954373247" calcext:value-type="float">
            <text:p>0,049</text:p>
          </table:table-cell>
          <table:table-cell table:style-name="ce96" table:formula="of:=AVERAGE([.H67:.H78])" office:value-type="float" office:value="0.0679544340906033" calcext:value-type="float">
            <text:p>0,068</text:p>
          </table:table-cell>
          <table:table-cell table:style-name="ce99" table:formula="of:=AVERAGE([.I67:.I78])" office:value-type="float" office:value="0.0637219137330421" calcext:value-type="float">
            <text:p>0,064</text:p>
          </table:table-cell>
          <table:table-cell table:style-name="ce24"/>
          <table:table-cell table:style-name="ce30" table:formula="of:=MAX([.$C79:.$J79])" office:value-type="float" office:value="0.0751342204873683" calcext:value-type="float">
            <text:p>0,075</text:p>
          </table:table-cell>
          <table:table-cell table:style-name="ce36" table:formula="of:=[.$K79]-[.$N79]" office:value-type="float" office:value="0.0660460985483598" calcext:value-type="float">
            <text:p>0,066</text:p>
          </table:table-cell>
          <table:table-cell table:style-name="ce36" table:formula="of:=AVERAGE([.$C79:.$I79])" office:value-type="float" office:value="0.0675902712691959" calcext:value-type="float">
            <text:p>0,068</text:p>
          </table:table-cell>
          <table:table-cell table:style-name="ce36" table:formula="of:=STDEV([.$C79:.$I79])" office:value-type="float" office:value="0.00908812193900851" calcext:value-type="float">
            <text:p>0,009</text:p>
          </table:table-cell>
          <table:table-cell table:style-name="ce42" table:number-columns-repeated="1009"/>
          <table:table-cell table:style-name="ce24"/>
        </table:table-row>
        <table:table-row table:style-name="ro4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9" table:number-rows-spanned="1">
            <text:p>MSSIM Improvement (%) - sigma=10</text:p>
          </table:table-cell>
          <table:covered-table-cell table:number-columns-repeated="8" table:style-name="ce70"/>
          <table:table-cell table:number-columns-repeated="1015"/>
        </table:table-row>
        <table:table-row table:style-name="ro2">
          <table:table-cell table:style-name="ce47" office:value-type="string" calcext:value-type="string" table:number-columns-spanned="2" table:number-rows-spanned="1">
            <text:p>Imagem</text:p>
          </table:table-cell>
          <table:covered-table-cell table:style-name="ce47"/>
          <table:table-cell table:style-name="ce83" office:value-type="string" calcext:value-type="string">
            <text:p>bm3d</text:p>
          </table:table-cell>
          <table:table-cell table:style-name="ce83" office:value-type="string" calcext:value-type="string">
            <text:p>da3d</text:p>
          </table:table-cell>
          <table:table-cell table:style-name="ce83" office:value-type="string" calcext:value-type="string">
            <text:p>ddid</text:p>
          </table:table-cell>
          <table:table-cell table:style-name="ce83" office:value-type="string" calcext:value-type="string">
            <text:p>nldd</text:p>
          </table:table-cell>
          <table:table-cell table:style-name="ce83" office:value-type="string" calcext:value-type="string">
            <text:p>nlm</text:p>
          </table:table-cell>
          <table:table-cell table:style-name="ce83" office:value-type="string" calcext:value-type="string">
            <text:p>nlm-lbp</text:p>
          </table:table-cell>
          <table:table-cell table:style-name="ce83" office:value-type="string" calcext:value-type="string">
            <text:p>nlm-glcm</text:p>
          </table:table-cell>
          <table:table-cell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 table:number-columns-spanned="2" table:number-rows-spanned="1">
            <text:p>C001</text:p>
          </table:table-cell>
          <table:covered-table-cell table:style-name="ce17"/>
          <table:table-cell table:style-name="ce85" table:formula="of:=([.C51]-[.$B51])/[.$B51]" office:value-type="percentage" office:value="0.0150023200479274" calcext:value-type="percentage">
            <text:p>1,50%</text:p>
          </table:table-cell>
          <table:table-cell table:style-name="ce21" table:formula="of:=([.D51]-[.$B51])/[.$B51]" office:value-type="percentage" office:value="0.0144871629161924" calcext:value-type="percentage">
            <text:p>1,45%</text:p>
          </table:table-cell>
          <table:table-cell table:style-name="ce21" table:formula="of:=([.E51]-[.$B51])/[.$B51]" office:value-type="percentage" office:value="0.0143610994389121" calcext:value-type="percentage">
            <text:p>1,44%</text:p>
          </table:table-cell>
          <table:table-cell table:style-name="ce21" table:formula="of:=([.F51]-[.$B51])/[.$B51]" office:value-type="percentage" office:value="0.0144872141662332" calcext:value-type="percentage">
            <text:p>1,45%</text:p>
          </table:table-cell>
          <table:table-cell table:style-name="ce21" table:formula="of:=([.G51]-[.$B51])/[.$B51]" office:value-type="percentage" office:value="0.0132297866137071" calcext:value-type="percentage">
            <text:p>1,32%</text:p>
          </table:table-cell>
          <table:table-cell table:style-name="ce21" table:formula="of:=([.H51]-[.$B51])/[.$B51]" office:value-type="percentage" office:value="0.0112394102631886" calcext:value-type="percentage">
            <text:p>1,12%</text:p>
          </table:table-cell>
          <table:table-cell table:style-name="ce21" table:formula="of:=([.I51]-[.$B51])/[.$B51]" office:value-type="percentage" office:value="0.0113323563950322" calcext:value-type="percentage">
            <text:p>1,13%</text:p>
          </table:table-cell>
          <table:table-cell table:style-name="ce25"/>
          <table:table-cell table:style-name="ce31" table:formula="of:=MAX([.$C83:.$J83])" office:value-type="percentage" office:value="0.0150023200479274" calcext:value-type="percentage">
            <text:p>1,50%</text:p>
          </table:table-cell>
          <table:table-cell table:style-name="ce37" table:formula="of:=[.$K83]-[.$N83]" office:value-type="percentage" office:value="0.0134311782649075" calcext:value-type="percentage">
            <text:p>1,34%</text:p>
          </table:table-cell>
          <table:table-cell table:style-name="ce37" table:formula="of:=AVERAGE([.$C83:.$I83])" office:value-type="percentage" office:value="0.0134484785487419" calcext:value-type="percentage">
            <text:p>1,34%</text:p>
          </table:table-cell>
          <table:table-cell table:style-name="ce37" table:formula="of:=STDEV([.$C83:.$I83])" office:value-type="percentage" office:value="0.00157114178301987" calcext:value-type="percentage">
            <text:p>0,16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02</text:p>
          </table:table-cell>
          <table:covered-table-cell table:style-name="ce18"/>
          <table:table-cell table:style-name="ce85" table:formula="of:=([.C52]-[.$B52])/[.$B52]" office:value-type="percentage" office:value="0.190354569689008" calcext:value-type="percentage">
            <text:p>19,04%</text:p>
          </table:table-cell>
          <table:table-cell table:style-name="ce21" table:formula="of:=([.D52]-[.$B52])/[.$B52]" office:value-type="percentage" office:value="0.186571530564158" calcext:value-type="percentage">
            <text:p>18,66%</text:p>
          </table:table-cell>
          <table:table-cell table:style-name="ce21" table:formula="of:=([.E52]-[.$B52])/[.$B52]" office:value-type="percentage" office:value="0.187760262366344" calcext:value-type="percentage">
            <text:p>18,78%</text:p>
          </table:table-cell>
          <table:table-cell table:style-name="ce21" table:formula="of:=([.F52]-[.$B52])/[.$B52]" office:value-type="percentage" office:value="0.186571134218299" calcext:value-type="percentage">
            <text:p>18,66%</text:p>
          </table:table-cell>
          <table:table-cell table:style-name="ce21" table:formula="of:=([.G52]-[.$B52])/[.$B52]" office:value-type="percentage" office:value="0.147559865704945" calcext:value-type="percentage">
            <text:p>14,76%</text:p>
          </table:table-cell>
          <table:table-cell table:style-name="ce21" table:formula="of:=([.H52]-[.$B52])/[.$B52]" office:value-type="percentage" office:value="0.170071460453515" calcext:value-type="percentage">
            <text:p>17,01%</text:p>
          </table:table-cell>
          <table:table-cell table:style-name="ce21" table:formula="of:=([.I52]-[.$B52])/[.$B52]" office:value-type="percentage" office:value="0.158834597160885" calcext:value-type="percentage">
            <text:p>15,88%</text:p>
          </table:table-cell>
          <table:table-cell table:style-name="ce25"/>
          <table:table-cell table:style-name="ce32" table:formula="of:=MAX([.$C84:.$J84])" office:value-type="percentage" office:value="0.190354569689008" calcext:value-type="percentage">
            <text:p>19,04%</text:p>
          </table:table-cell>
          <table:table-cell table:style-name="ce38" table:formula="of:=[.$K84]-[.$N84]" office:value-type="percentage" office:value="0.173502810532949" calcext:value-type="percentage">
            <text:p>17,35%</text:p>
          </table:table-cell>
          <table:table-cell table:style-name="ce38" table:formula="of:=AVERAGE([.$C84:.$I84])" office:value-type="percentage" office:value="0.175389060022451" calcext:value-type="percentage">
            <text:p>17,54%</text:p>
          </table:table-cell>
          <table:table-cell table:style-name="ce38" table:formula="of:=STDEV([.$C84:.$I84])" office:value-type="percentage" office:value="0.0168517591560591" calcext:value-type="percentage">
            <text:p>1,69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04</text:p>
          </table:table-cell>
          <table:covered-table-cell table:style-name="ce18"/>
          <table:table-cell table:style-name="ce85" table:formula="of:=([.C53]-[.$B53])/[.$B53]" office:value-type="percentage" office:value="0.114349686568614" calcext:value-type="percentage">
            <text:p>11,43%</text:p>
          </table:table-cell>
          <table:table-cell table:style-name="ce21" table:formula="of:=([.D53]-[.$B53])/[.$B53]" office:value-type="percentage" office:value="0.107684836801564" calcext:value-type="percentage">
            <text:p>10,77%</text:p>
          </table:table-cell>
          <table:table-cell table:style-name="ce21" table:formula="of:=([.E53]-[.$B53])/[.$B53]" office:value-type="percentage" office:value="0.113315200396592" calcext:value-type="percentage">
            <text:p>11,33%</text:p>
          </table:table-cell>
          <table:table-cell table:style-name="ce21" table:formula="of:=([.F53]-[.$B53])/[.$B53]" office:value-type="percentage" office:value="0.107684857906484" calcext:value-type="percentage">
            <text:p>10,77%</text:p>
          </table:table-cell>
          <table:table-cell table:style-name="ce21" table:formula="of:=([.G53]-[.$B53])/[.$B53]" office:value-type="percentage" office:value="0.0739286708625581" calcext:value-type="percentage">
            <text:p>7,39%</text:p>
          </table:table-cell>
          <table:table-cell table:style-name="ce21" table:formula="of:=([.H53]-[.$B53])/[.$B53]" office:value-type="percentage" office:value="0.106200755001741" calcext:value-type="percentage">
            <text:p>10,62%</text:p>
          </table:table-cell>
          <table:table-cell table:style-name="ce21" table:formula="of:=([.I53]-[.$B53])/[.$B53]" office:value-type="percentage" office:value="0.101687692910505" calcext:value-type="percentage">
            <text:p>10,17%</text:p>
          </table:table-cell>
          <table:table-cell table:style-name="ce25"/>
          <table:table-cell table:style-name="ce31" table:formula="of:=MAX([.$C85:.$J85])" office:value-type="percentage" office:value="0.114349686568614" calcext:value-type="percentage">
            <text:p>11,43%</text:p>
          </table:table-cell>
          <table:table-cell table:style-name="ce37" table:formula="of:=[.$K85]-[.$N85]" office:value-type="percentage" office:value="0.100601328343728" calcext:value-type="percentage">
            <text:p>10,06%</text:p>
          </table:table-cell>
          <table:table-cell table:style-name="ce37" table:formula="of:=AVERAGE([.$C85:.$I85])" office:value-type="percentage" office:value="0.103550242921151" calcext:value-type="percentage">
            <text:p>10,36%</text:p>
          </table:table-cell>
          <table:table-cell table:style-name="ce37" table:formula="of:=STDEV([.$C85:.$I85])" office:value-type="percentage" office:value="0.0137483582248859" calcext:value-type="percentage">
            <text:p>1,37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09</text:p>
          </table:table-cell>
          <table:covered-table-cell table:style-name="ce18"/>
          <table:table-cell table:style-name="ce21" table:formula="of:=([.C54]-[.$B54])/[.$B54]" office:value-type="percentage" office:value="0.0255654827377628" calcext:value-type="percentage">
            <text:p>2,56%</text:p>
          </table:table-cell>
          <table:table-cell table:style-name="ce21" table:formula="of:=([.D54]-[.$B54])/[.$B54]" office:value-type="percentage" office:value="0.0238344915040031" calcext:value-type="percentage">
            <text:p>2,38%</text:p>
          </table:table-cell>
          <table:table-cell table:style-name="ce85" table:formula="of:=([.E54]-[.$B54])/[.$B54]" office:value-type="percentage" office:value="0.0282036426266146" calcext:value-type="percentage">
            <text:p>2,82%</text:p>
          </table:table-cell>
          <table:table-cell table:style-name="ce21" table:formula="of:=([.F54]-[.$B54])/[.$B54]" office:value-type="percentage" office:value="0.0238349004059568" calcext:value-type="percentage">
            <text:p>2,38%</text:p>
          </table:table-cell>
          <table:table-cell table:style-name="ce21" table:formula="of:=([.G54]-[.$B54])/[.$B54]" office:value-type="percentage" office:value="0.00233145299726531" calcext:value-type="percentage">
            <text:p>0,23%</text:p>
          </table:table-cell>
          <table:table-cell table:style-name="ce21" table:formula="of:=([.H54]-[.$B54])/[.$B54]" office:value-type="percentage" office:value="0.0247044648467028" calcext:value-type="percentage">
            <text:p>2,47%</text:p>
          </table:table-cell>
          <table:table-cell table:style-name="ce21" table:formula="of:=([.I54]-[.$B54])/[.$B54]" office:value-type="percentage" office:value="0.0226097512531212" calcext:value-type="percentage">
            <text:p>2,26%</text:p>
          </table:table-cell>
          <table:table-cell table:style-name="ce25"/>
          <table:table-cell table:style-name="ce32" table:formula="of:=MAX([.$C86:.$J86])" office:value-type="percentage" office:value="0.0282036426266146" calcext:value-type="percentage">
            <text:p>2,82%</text:p>
          </table:table-cell>
          <table:table-cell table:style-name="ce38" table:formula="of:=[.$K86]-[.$N86]" office:value-type="percentage" office:value="0.0195313383533362" calcext:value-type="percentage">
            <text:p>1,95%</text:p>
          </table:table-cell>
          <table:table-cell table:style-name="ce38" table:formula="of:=AVERAGE([.$C86:.$I86])" office:value-type="percentage" office:value="0.0215834551959181" calcext:value-type="percentage">
            <text:p>2,16%</text:p>
          </table:table-cell>
          <table:table-cell table:style-name="ce38" table:formula="of:=STDEV([.$C86:.$I86])" office:value-type="percentage" office:value="0.00867230427327842" calcext:value-type="percentage">
            <text:p>0,87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1</text:p>
          </table:table-cell>
          <table:covered-table-cell table:style-name="ce18"/>
          <table:table-cell table:style-name="ce85" table:formula="of:=([.C55]-[.$B55])/[.$B55]" office:value-type="percentage" office:value="0.075354644325568" calcext:value-type="percentage">
            <text:p>7,54%</text:p>
          </table:table-cell>
          <table:table-cell table:style-name="ce21" table:formula="of:=([.D55]-[.$B55])/[.$B55]" office:value-type="percentage" office:value="0.0680623682274823" calcext:value-type="percentage">
            <text:p>6,81%</text:p>
          </table:table-cell>
          <table:table-cell table:style-name="ce21" table:formula="of:=([.E55]-[.$B55])/[.$B55]" office:value-type="percentage" office:value="0.0728586010693009" calcext:value-type="percentage">
            <text:p>7,29%</text:p>
          </table:table-cell>
          <table:table-cell table:style-name="ce21" table:formula="of:=([.F55]-[.$B55])/[.$B55]" office:value-type="percentage" office:value="0.0680624048881721" calcext:value-type="percentage">
            <text:p>6,81%</text:p>
          </table:table-cell>
          <table:table-cell table:style-name="ce21" table:formula="of:=([.G55]-[.$B55])/[.$B55]" office:value-type="percentage" office:value="0.0252504615202941" calcext:value-type="percentage">
            <text:p>2,53%</text:p>
          </table:table-cell>
          <table:table-cell table:style-name="ce21" table:formula="of:=([.H55]-[.$B55])/[.$B55]" office:value-type="percentage" office:value="0.065488711561619" calcext:value-type="percentage">
            <text:p>6,55%</text:p>
          </table:table-cell>
          <table:table-cell table:style-name="ce21" table:formula="of:=([.I55]-[.$B55])/[.$B55]" office:value-type="percentage" office:value="0.0582822386286562" calcext:value-type="percentage">
            <text:p>5,83%</text:p>
          </table:table-cell>
          <table:table-cell table:style-name="ce25"/>
          <table:table-cell table:style-name="ce31" table:formula="of:=MAX([.$C87:.$J87])" office:value-type="percentage" office:value="0.075354644325568" calcext:value-type="percentage">
            <text:p>7,54%</text:p>
          </table:table-cell>
          <table:table-cell table:style-name="ce37" table:formula="of:=[.$K87]-[.$N87]" office:value-type="percentage" office:value="0.0582948298398438" calcext:value-type="percentage">
            <text:p>5,83%</text:p>
          </table:table-cell>
          <table:table-cell table:style-name="ce37" table:formula="of:=AVERAGE([.$C87:.$I87])" office:value-type="percentage" office:value="0.0619084900315847" calcext:value-type="percentage">
            <text:p>6,19%</text:p>
          </table:table-cell>
          <table:table-cell table:style-name="ce37" table:formula="of:=STDEV([.$C87:.$I87])" office:value-type="percentage" office:value="0.0170598144857242" calcext:value-type="percentage">
            <text:p>1,71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2</text:p>
          </table:table-cell>
          <table:covered-table-cell table:style-name="ce18"/>
          <table:table-cell table:style-name="ce85" table:formula="of:=([.C56]-[.$B56])/[.$B56]" office:value-type="percentage" office:value="0.216214587716307" calcext:value-type="percentage">
            <text:p>21,62%</text:p>
          </table:table-cell>
          <table:table-cell table:style-name="ce21" table:formula="of:=([.D56]-[.$B56])/[.$B56]" office:value-type="percentage" office:value="0.212372840701201" calcext:value-type="percentage">
            <text:p>21,24%</text:p>
          </table:table-cell>
          <table:table-cell table:style-name="ce21" table:formula="of:=([.E56]-[.$B56])/[.$B56]" office:value-type="percentage" office:value="0.214933558510771" calcext:value-type="percentage">
            <text:p>21,49%</text:p>
          </table:table-cell>
          <table:table-cell table:style-name="ce21" table:formula="of:=([.F56]-[.$B56])/[.$B56]" office:value-type="percentage" office:value="0.212372733403556" calcext:value-type="percentage">
            <text:p>21,24%</text:p>
          </table:table-cell>
          <table:table-cell table:style-name="ce21" table:formula="of:=([.G56]-[.$B56])/[.$B56]" office:value-type="percentage" office:value="0.172858302701617" calcext:value-type="percentage">
            <text:p>17,29%</text:p>
          </table:table-cell>
          <table:table-cell table:style-name="ce21" table:formula="of:=([.H56]-[.$B56])/[.$B56]" office:value-type="percentage" office:value="0.205805463039401" calcext:value-type="percentage">
            <text:p>20,58%</text:p>
          </table:table-cell>
          <table:table-cell table:style-name="ce21" table:formula="of:=([.I56]-[.$B56])/[.$B56]" office:value-type="percentage" office:value="0.198107500521983" calcext:value-type="percentage">
            <text:p>19,81%</text:p>
          </table:table-cell>
          <table:table-cell table:style-name="ce25"/>
          <table:table-cell table:style-name="ce32" table:formula="of:=MAX([.$C88:.$J88])" office:value-type="percentage" office:value="0.216214587716307" calcext:value-type="percentage">
            <text:p>21,62%</text:p>
          </table:table-cell>
          <table:table-cell table:style-name="ce38" table:formula="of:=[.$K88]-[.$N88]" office:value-type="percentage" office:value="0.20086519214225" calcext:value-type="percentage">
            <text:p>20,09%</text:p>
          </table:table-cell>
          <table:table-cell table:style-name="ce38" table:formula="of:=AVERAGE([.$C88:.$I88])" office:value-type="percentage" office:value="0.204666426656405" calcext:value-type="percentage">
            <text:p>20,47%</text:p>
          </table:table-cell>
          <table:table-cell table:style-name="ce38" table:formula="of:=STDEV([.$C88:.$I88])" office:value-type="percentage" office:value="0.0153493955740562" calcext:value-type="percentage">
            <text:p>1,53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3</text:p>
          </table:table-cell>
          <table:covered-table-cell table:style-name="ce18"/>
          <table:table-cell table:style-name="ce85" table:formula="of:=([.C57]-[.$B57])/[.$B57]" office:value-type="percentage" office:value="0.0728031232594015" calcext:value-type="percentage">
            <text:p>7,28%</text:p>
          </table:table-cell>
          <table:table-cell table:style-name="ce21" table:formula="of:=([.D57]-[.$B57])/[.$B57]" office:value-type="percentage" office:value="0.069488236501475" calcext:value-type="percentage">
            <text:p>6,95%</text:p>
          </table:table-cell>
          <table:table-cell table:style-name="ce21" table:formula="of:=([.E57]-[.$B57])/[.$B57]" office:value-type="percentage" office:value="0.0726352040367637" calcext:value-type="percentage">
            <text:p>7,26%</text:p>
          </table:table-cell>
          <table:table-cell table:style-name="ce21" table:formula="of:=([.F57]-[.$B57])/[.$B57]" office:value-type="percentage" office:value="0.0694881434704518" calcext:value-type="percentage">
            <text:p>6,95%</text:p>
          </table:table-cell>
          <table:table-cell table:style-name="ce21" table:formula="of:=([.G57]-[.$B57])/[.$B57]" office:value-type="percentage" office:value="0.040534144707298" calcext:value-type="percentage">
            <text:p>4,05%</text:p>
          </table:table-cell>
          <table:table-cell table:style-name="ce21" table:formula="of:=([.H57]-[.$B57])/[.$B57]" office:value-type="percentage" office:value="0.0712047700010477" calcext:value-type="percentage">
            <text:p>7,12%</text:p>
          </table:table-cell>
          <table:table-cell table:style-name="ce21" table:formula="of:=([.I57]-[.$B57])/[.$B57]" office:value-type="percentage" office:value="0.0688706614189791" calcext:value-type="percentage">
            <text:p>6,89%</text:p>
          </table:table-cell>
          <table:table-cell table:style-name="ce25"/>
          <table:table-cell table:style-name="ce31" table:formula="of:=MAX([.$C89:.$J89])" office:value-type="percentage" office:value="0.0728031232594015" calcext:value-type="percentage">
            <text:p>7,28%</text:p>
          </table:table-cell>
          <table:table-cell table:style-name="ce37" table:formula="of:=[.$K89]-[.$N89]" office:value-type="percentage" office:value="0.0612765101537611" calcext:value-type="percentage">
            <text:p>6,13%</text:p>
          </table:table-cell>
          <table:table-cell table:style-name="ce37" table:formula="of:=AVERAGE([.$C89:.$I89])" office:value-type="percentage" office:value="0.0664320404850596" calcext:value-type="percentage">
            <text:p>6,64%</text:p>
          </table:table-cell>
          <table:table-cell table:style-name="ce37" table:formula="of:=STDEV([.$C89:.$I89])" office:value-type="percentage" office:value="0.0115266131056403" calcext:value-type="percentage">
            <text:p>1,15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5</text:p>
          </table:table-cell>
          <table:covered-table-cell table:style-name="ce18"/>
          <table:table-cell table:style-name="ce85" table:formula="of:=([.C58]-[.$B58])/[.$B58]" office:value-type="percentage" office:value="0.230602439317195" calcext:value-type="percentage">
            <text:p>23,06%</text:p>
          </table:table-cell>
          <table:table-cell table:style-name="ce21" table:formula="of:=([.D58]-[.$B58])/[.$B58]" office:value-type="percentage" office:value="0.228720324608266" calcext:value-type="percentage">
            <text:p>22,87%</text:p>
          </table:table-cell>
          <table:table-cell table:style-name="ce21" table:formula="of:=([.E58]-[.$B58])/[.$B58]" office:value-type="percentage" office:value="0.227670536980391" calcext:value-type="percentage">
            <text:p>22,77%</text:p>
          </table:table-cell>
          <table:table-cell table:style-name="ce21" table:formula="of:=([.F58]-[.$B58])/[.$B58]" office:value-type="percentage" office:value="0.228720540845174" calcext:value-type="percentage">
            <text:p>22,87%</text:p>
          </table:table-cell>
          <table:table-cell table:style-name="ce21" table:formula="of:=([.G58]-[.$B58])/[.$B58]" office:value-type="percentage" office:value="0.188498269704659" calcext:value-type="percentage">
            <text:p>18,85%</text:p>
          </table:table-cell>
          <table:table-cell table:style-name="ce21" table:formula="of:=([.H58]-[.$B58])/[.$B58]" office:value-type="percentage" office:value="0.211349208380729" calcext:value-type="percentage">
            <text:p>21,13%</text:p>
          </table:table-cell>
          <table:table-cell table:style-name="ce21" table:formula="of:=([.I58]-[.$B58])/[.$B58]" office:value-type="percentage" office:value="0.199142601777254" calcext:value-type="percentage">
            <text:p>19,91%</text:p>
          </table:table-cell>
          <table:table-cell table:style-name="ce25"/>
          <table:table-cell table:style-name="ce32" table:formula="of:=MAX([.$C90:.$J90])" office:value-type="percentage" office:value="0.230602439317195" calcext:value-type="percentage">
            <text:p>23,06%</text:p>
          </table:table-cell>
          <table:table-cell table:style-name="ce38" table:formula="of:=[.$K90]-[.$N90]" office:value-type="percentage" office:value="0.213601684747143" calcext:value-type="percentage">
            <text:p>21,36%</text:p>
          </table:table-cell>
          <table:table-cell table:style-name="ce38" table:formula="of:=AVERAGE([.$C90:.$I90])" office:value-type="percentage" office:value="0.216386274516238" calcext:value-type="percentage">
            <text:p>21,64%</text:p>
          </table:table-cell>
          <table:table-cell table:style-name="ce38" table:formula="of:=STDEV([.$C90:.$I90])" office:value-type="percentage" office:value="0.0170007545700525" calcext:value-type="percentage">
            <text:p>1,70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6</text:p>
          </table:table-cell>
          <table:covered-table-cell table:style-name="ce18"/>
          <table:table-cell table:style-name="ce21" table:formula="of:=([.C59]-[.$B59])/[.$B59]" office:value-type="percentage" office:value="0.0228137042751119" calcext:value-type="percentage">
            <text:p>2,28%</text:p>
          </table:table-cell>
          <table:table-cell table:style-name="ce21" table:formula="of:=([.D59]-[.$B59])/[.$B59]" office:value-type="percentage" office:value="0.021476596875069" calcext:value-type="percentage">
            <text:p>2,15%</text:p>
          </table:table-cell>
          <table:table-cell table:style-name="ce21" table:formula="of:=([.E59]-[.$B59])/[.$B59]" office:value-type="percentage" office:value="0.022618215311564" calcext:value-type="percentage">
            <text:p>2,26%</text:p>
          </table:table-cell>
          <table:table-cell table:style-name="ce21" table:formula="of:=([.F59]-[.$B59])/[.$B59]" office:value-type="percentage" office:value="0.0214766001937709" calcext:value-type="percentage">
            <text:p>2,15%</text:p>
          </table:table-cell>
          <table:table-cell table:style-name="ce21" table:formula="of:=([.G59]-[.$B59])/[.$B59]" office:value-type="percentage" office:value="0.00925750906555427" calcext:value-type="percentage">
            <text:p>0,93%</text:p>
          </table:table-cell>
          <table:table-cell table:style-name="ce85" table:formula="of:=([.H59]-[.$B59])/[.$B59]" office:value-type="percentage" office:value="0.0232177836657378" calcext:value-type="percentage">
            <text:p>2,32%</text:p>
          </table:table-cell>
          <table:table-cell table:style-name="ce21" table:formula="of:=([.I59]-[.$B59])/[.$B59]" office:value-type="percentage" office:value="0.0230387045863637" calcext:value-type="percentage">
            <text:p>2,30%</text:p>
          </table:table-cell>
          <table:table-cell table:style-name="ce25"/>
          <table:table-cell table:style-name="ce31" table:formula="of:=MAX([.$C91:.$J91])" office:value-type="percentage" office:value="0.0232177836657378" calcext:value-type="percentage">
            <text:p>2,32%</text:p>
          </table:table-cell>
          <table:table-cell table:style-name="ce37" table:formula="of:=[.$K91]-[.$N91]" office:value-type="percentage" office:value="0.0181853924445164" calcext:value-type="percentage">
            <text:p>1,82%</text:p>
          </table:table-cell>
          <table:table-cell table:style-name="ce37" table:formula="of:=AVERAGE([.$C91:.$I91])" office:value-type="percentage" office:value="0.0205570162818817" calcext:value-type="percentage">
            <text:p>2,06%</text:p>
          </table:table-cell>
          <table:table-cell table:style-name="ce37" table:formula="of:=STDEV([.$C91:.$I91])" office:value-type="percentage" office:value="0.00503239122122137" calcext:value-type="percentage">
            <text:p>0,50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7</text:p>
          </table:table-cell>
          <table:covered-table-cell table:style-name="ce18"/>
          <table:table-cell table:style-name="ce85" table:formula="of:=([.C60]-[.$B60])/[.$B60]" office:value-type="percentage" office:value="0.0912969540140625" calcext:value-type="percentage">
            <text:p>9,13%</text:p>
          </table:table-cell>
          <table:table-cell table:style-name="ce21" table:formula="of:=([.D60]-[.$B60])/[.$B60]" office:value-type="percentage" office:value="0.0722745909972229" calcext:value-type="percentage">
            <text:p>7,23%</text:p>
          </table:table-cell>
          <table:table-cell table:style-name="ce21" table:formula="of:=([.E60]-[.$B60])/[.$B60]" office:value-type="percentage" office:value="0.0788273705755972" calcext:value-type="percentage">
            <text:p>7,88%</text:p>
          </table:table-cell>
          <table:table-cell table:style-name="ce21" table:formula="of:=([.F60]-[.$B60])/[.$B60]" office:value-type="percentage" office:value="0.0722743863569445" calcext:value-type="percentage">
            <text:p>7,23%</text:p>
          </table:table-cell>
          <table:table-cell table:style-name="ce21" table:formula="of:=([.G60]-[.$B60])/[.$B60]" office:value-type="percentage" office:value="0.0319042977044427" calcext:value-type="percentage">
            <text:p>3,19%</text:p>
          </table:table-cell>
          <table:table-cell table:style-name="ce21" table:formula="of:=([.H60]-[.$B60])/[.$B60]" office:value-type="percentage" office:value="0.0687499648052165" calcext:value-type="percentage">
            <text:p>6,87%</text:p>
          </table:table-cell>
          <table:table-cell table:style-name="ce21" table:formula="of:=([.I60]-[.$B60])/[.$B60]" office:value-type="percentage" office:value="0.0600683447931259" calcext:value-type="percentage">
            <text:p>6,01%</text:p>
          </table:table-cell>
          <table:table-cell table:style-name="ce25"/>
          <table:table-cell table:style-name="ce32" table:formula="of:=MAX([.$C92:.$J92])" office:value-type="percentage" office:value="0.0912969540140625" calcext:value-type="percentage">
            <text:p>9,13%</text:p>
          </table:table-cell>
          <table:table-cell table:style-name="ce38" table:formula="of:=[.$K92]-[.$N92]" office:value-type="percentage" office:value="0.0727549129526355" calcext:value-type="percentage">
            <text:p>7,28%</text:p>
          </table:table-cell>
          <table:table-cell table:style-name="ce38" table:formula="of:=AVERAGE([.$C92:.$I92])" office:value-type="percentage" office:value="0.0679137013209446" calcext:value-type="percentage">
            <text:p>6,79%</text:p>
          </table:table-cell>
          <table:table-cell table:style-name="ce38" table:formula="of:=STDEV([.$C92:.$I92])" office:value-type="percentage" office:value="0.018542041061427" calcext:value-type="percentage">
            <text:p>1,85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19</text:p>
          </table:table-cell>
          <table:covered-table-cell table:style-name="ce18"/>
          <table:table-cell table:style-name="ce21" table:formula="of:=([.C61]-[.$B61])/[.$B61]" office:value-type="percentage" office:value="0.00814414581619386" calcext:value-type="percentage">
            <text:p>0,81%</text:p>
          </table:table-cell>
          <table:table-cell table:style-name="ce85" table:formula="of:=([.D61]-[.$B61])/[.$B61]" office:value-type="percentage" office:value="0.00955803179473394" calcext:value-type="percentage">
            <text:p>0,96%</text:p>
          </table:table-cell>
          <table:table-cell table:style-name="ce21" table:formula="of:=([.E61]-[.$B61])/[.$B61]" office:value-type="percentage" office:value="0.00918755683457065" calcext:value-type="percentage">
            <text:p>0,92%</text:p>
          </table:table-cell>
          <table:table-cell table:style-name="ce85" table:formula="of:=([.F61]-[.$B61])/[.$B61]" office:value-type="percentage" office:value="0.00955803558345035" calcext:value-type="percentage">
            <text:p>0,96%</text:p>
          </table:table-cell>
          <table:table-cell table:style-name="ce21" table:formula="of:=([.G61]-[.$B61])/[.$B61]" office:value-type="percentage" office:value="-0.00156108471012283" calcext:value-type="percentage">
            <text:p>-0,16%</text:p>
          </table:table-cell>
          <table:table-cell table:style-name="ce21" table:formula="of:=([.H61]-[.$B61])/[.$B61]" office:value-type="percentage" office:value="0.00561810681094102" calcext:value-type="percentage">
            <text:p>0,56%</text:p>
          </table:table-cell>
          <table:table-cell table:style-name="ce21" table:formula="of:=([.I61]-[.$B61])/[.$B61]" office:value-type="percentage" office:value="0.00350340364070862" calcext:value-type="percentage">
            <text:p>0,35%</text:p>
          </table:table-cell>
          <table:table-cell table:style-name="ce25"/>
          <table:table-cell table:style-name="ce31" table:formula="of:=MAX([.$C93:.$J93])" office:value-type="percentage" office:value="0.00955803558345035" calcext:value-type="percentage">
            <text:p>0,96%</text:p>
          </table:table-cell>
          <table:table-cell table:style-name="ce37" table:formula="of:=[.$K93]-[.$N93]" office:value-type="percentage" office:value="0.00541376637488786" calcext:value-type="percentage">
            <text:p>0,54%</text:p>
          </table:table-cell>
          <table:table-cell table:style-name="ce37" table:formula="of:=AVERAGE([.$C93:.$I93])" office:value-type="percentage" office:value="0.00628688511006794" calcext:value-type="percentage">
            <text:p>0,63%</text:p>
          </table:table-cell>
          <table:table-cell table:style-name="ce37" table:formula="of:=STDEV([.$C93:.$I93])" office:value-type="percentage" office:value="0.00414426920856249" calcext:value-type="percentage">
            <text:p>0,41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10" office:value-type="string" calcext:value-type="string" table:number-columns-spanned="2" table:number-rows-spanned="1">
            <text:p>C024</text:p>
          </table:table-cell>
          <table:covered-table-cell table:style-name="ce18"/>
          <table:table-cell table:style-name="ce21" table:formula="of:=([.C62]-[.$B62])/[.$B62]" office:value-type="percentage" office:value="0.0592579353627711" calcext:value-type="percentage">
            <text:p>5,93%</text:p>
          </table:table-cell>
          <table:table-cell table:style-name="ce21" table:formula="of:=([.D62]-[.$B62])/[.$B62]" office:value-type="percentage" office:value="0.0586641944401867" calcext:value-type="percentage">
            <text:p>5,87%</text:p>
          </table:table-cell>
          <table:table-cell table:style-name="ce85" table:formula="of:=([.E62]-[.$B62])/[.$B62]" office:value-type="percentage" office:value="0.060416513240198" calcext:value-type="percentage">
            <text:p>6,04%</text:p>
          </table:table-cell>
          <table:table-cell table:style-name="ce21" table:formula="of:=([.F62]-[.$B62])/[.$B62]" office:value-type="percentage" office:value="0.0586642587242224" calcext:value-type="percentage">
            <text:p>5,87%</text:p>
          </table:table-cell>
          <table:table-cell table:style-name="ce21" table:formula="of:=([.G62]-[.$B62])/[.$B62]" office:value-type="percentage" office:value="0.0394546492375561" calcext:value-type="percentage">
            <text:p>3,95%</text:p>
          </table:table-cell>
          <table:table-cell table:style-name="ce21" table:formula="of:=([.H62]-[.$B62])/[.$B62]" office:value-type="percentage" office:value="0.0519303558350078" calcext:value-type="percentage">
            <text:p>5,19%</text:p>
          </table:table-cell>
          <table:table-cell table:style-name="ce21" table:formula="of:=([.I62]-[.$B62])/[.$B62]" office:value-type="percentage" office:value="0.0474583534834568" calcext:value-type="percentage">
            <text:p>4,75%</text:p>
          </table:table-cell>
          <table:table-cell table:style-name="ce25"/>
          <table:table-cell table:style-name="ce32" table:formula="of:=MAX([.$C94:.$J94])" office:value-type="percentage" office:value="0.060416513240198" calcext:value-type="percentage">
            <text:p>6,04%</text:p>
          </table:table-cell>
          <table:table-cell table:style-name="ce38" table:formula="of:=[.$K94]-[.$N94]" office:value-type="percentage" office:value="0.0525604255347725" calcext:value-type="percentage">
            <text:p>5,26%</text:p>
          </table:table-cell>
          <table:table-cell table:style-name="ce38" table:formula="of:=AVERAGE([.$C94:.$I94])" office:value-type="percentage" office:value="0.0536923229033427" calcext:value-type="percentage">
            <text:p>5,37%</text:p>
          </table:table-cell>
          <table:table-cell table:style-name="ce38" table:formula="of:=STDEV([.$C94:.$I94])" office:value-type="percentage" office:value="0.00785608770542555" calcext:value-type="percentage">
            <text:p>0,79%</text:p>
          </table:table-cell>
          <table:table-cell table:style-name="ce43" table:number-columns-repeated="1009"/>
          <table:table-cell table:style-name="ce25"/>
        </table:table-row>
        <table:table-row table:style-name="ro3">
          <table:table-cell table:style-name="ce52" office:value-type="string" calcext:value-type="string" table:number-columns-spanned="2" table:number-rows-spanned="1">
            <text:p>Average</text:p>
          </table:table-cell>
          <table:covered-table-cell table:style-name="ce52"/>
          <table:table-cell table:style-name="ce87" table:formula="of:=AVERAGE([.C83:.C94])" office:value-type="percentage" office:value="0.0934799660941603" calcext:value-type="percentage">
            <text:p>9,35%</text:p>
          </table:table-cell>
          <table:table-cell table:style-name="ce95" table:formula="of:=AVERAGE([.D83:.D94])" office:value-type="percentage" office:value="0.0894329338276296" calcext:value-type="percentage">
            <text:p>8,94%</text:p>
          </table:table-cell>
          <table:table-cell table:style-name="ce95" table:formula="of:=AVERAGE([.E83:.E94])" office:value-type="percentage" office:value="0.091898980115635" calcext:value-type="percentage">
            <text:p>9,19%</text:p>
          </table:table-cell>
          <table:table-cell table:style-name="ce95" table:formula="of:=AVERAGE([.F83:.F94])" office:value-type="percentage" office:value="0.0894329341802262" calcext:value-type="percentage">
            <text:p>8,94%</text:p>
          </table:table-cell>
          <table:table-cell table:style-name="ce95" table:formula="of:=AVERAGE([.G83:.G94])" office:value-type="percentage" office:value="0.0619371938424812" calcext:value-type="percentage">
            <text:p>6,19%</text:p>
          </table:table-cell>
          <table:table-cell table:style-name="ce95" table:formula="of:=AVERAGE([.H83:.H94])" office:value-type="percentage" office:value="0.0846317045554039" calcext:value-type="percentage">
            <text:p>8,46%</text:p>
          </table:table-cell>
          <table:table-cell table:style-name="ce95" table:formula="of:=AVERAGE([.I83:.I94])" office:value-type="percentage" office:value="0.0794113505475059" calcext:value-type="percentage">
            <text:p>7,94%</text:p>
          </table:table-cell>
          <table:table-cell table:style-name="ce25"/>
          <table:table-cell table:style-name="ce32" table:formula="of:=MAX([.$C95:.$J95])" office:value-type="percentage" office:value="0.0934799660941603" calcext:value-type="percentage">
            <text:p>9,35%</text:p>
          </table:table-cell>
          <table:table-cell table:style-name="ce38" table:formula="of:=[.$K95]-[.$N95]" office:value-type="percentage" office:value="0.0825345554464195" calcext:value-type="percentage">
            <text:p>8,25%</text:p>
          </table:table-cell>
          <table:table-cell table:style-name="ce38" table:formula="of:=AVERAGE([.$C95:.$I95])" office:value-type="percentage" office:value="0.0843178661661489" calcext:value-type="percentage">
            <text:p>8,43%</text:p>
          </table:table-cell>
          <table:table-cell table:style-name="ce38" table:formula="of:=STDEV([.$C95:.$I95])" office:value-type="percentage" office:value="0.0109454106477408" calcext:value-type="percentage">
            <text:p>1,09%</text:p>
          </table:table-cell>
          <table:table-cell table:style-name="ce44" table:number-columns-repeated="1009"/>
          <table:table-cell table:style-name="ce25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igma_010.A51:sigma_010.I62 sigma_010.A3:sigma_010.I14 sigma_010.A83:sigma_010.I94 sigma_010.A19:sigma_010.I30 sigma_010.A35:sigma_010.I46 sigma_010.A76:sigma_010.I78 sigma_010.A67:sigma_010.A78 sigma_010.B67:sigma_010.I75">
            <calcext:condition calcext:apply-style-name="ConditionalStyle_1" calcext:value="formula-is(ISEVEN(ROW()))" calcext:base-cell-address="sigma_010.A3"/>
            <calcext:condition calcext:apply-style-name="ConditionalStyle_2" calcext:value="formula-is(ISODD(ROW()))" calcext:base-cell-address="sigma_010.A3"/>
          </calcext:conditional-format>
          <calcext:conditional-format calcext:target-range-address="sigma_010.B3:sigma_010.I14 sigma_010.C83:sigma_010.I94 sigma_010.C19:sigma_010.I30 sigma_010.C35:sigma_010.I46 sigma_010.C64:sigma_010.I78">
            <calcext:condition calcext:apply-style-name="ConditionalStyle_3" calcext:value="formula-is(#REF!=#REF!)" calcext:base-cell-address="sigma_010.B3"/>
            <calcext:condition calcext:apply-style-name="ConditionalStyle_3" calcext:value="formula-is(#REF!)" calcext:base-cell-address="sigma_010.B3"/>
          </calcext:conditional-format>
        </calcext:conditional-formats>
      </table:table>
      <table:table table:name="sigma_025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19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7" table:number-columns-repeated="1009" table:default-cell-style-name="Default"/>
        <table:table-column table:style-name="co8" table:default-cell-style-name="ce6"/>
        <table:table-row table:style-name="ro1">
          <table:table-cell table:style-name="ce2" office:value-type="string" calcext:value-type="string" table:number-columns-spanned="9" table:number-rows-spanned="1">
            <text:p>PSNR ( dB ) - sigma=25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12" office:value-type="string" calcext:value-type="string">
            <text:p>noisy</text:p>
          </table:table-cell>
          <table:table-cell table:style-name="ce12" office:value-type="string" calcext:value-type="string">
            <text:p>bm3d</text:p>
          </table:table-cell>
          <table:table-cell table:style-name="ce12" office:value-type="string" calcext:value-type="string">
            <text:p>da3d</text:p>
          </table:table-cell>
          <table:table-cell table:style-name="ce12" office:value-type="string" calcext:value-type="string">
            <text:p>ddid</text:p>
          </table:table-cell>
          <table:table-cell table:style-name="ce12" office:value-type="string" calcext:value-type="string">
            <text:p>nldd</text:p>
          </table:table-cell>
          <table:table-cell table:style-name="ce12" office:value-type="string" calcext:value-type="string">
            <text:p>nlm</text:p>
          </table:table-cell>
          <table:table-cell table:style-name="ce12" office:value-type="string" calcext:value-type="string">
            <text:p>nlm-lbp</text:p>
          </table:table-cell>
          <table:table-cell table:style-name="ce12" office:value-type="string" calcext:value-type="string">
            <text:p>nlm-glcm</text:p>
          </table:table-cell>
          <table:table-cell table:style-name="ce23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39" table:number-columns-repeated="1009"/>
          <table:table-cell table:style-name="ce23"/>
        </table:table-row>
        <table:table-row table:style-name="ro3">
          <table:table-cell table:style-name="ce122" office:value-type="string" calcext:value-type="string">
            <text:p>C001</text:p>
          </table:table-cell>
          <table:table-cell table:style-name="ce133" table:formula="of:=['file:///mnt/Dados/vinma/documentos/Gradua%C3%A7%C3%A3o/TCC/results/HW_C001_120.xlsx'#$sigma_025.B$13]" office:value-type="float" office:value="19.8347048436371" calcext:value-type="float">
            <text:p>19,83</text:p>
          </table:table-cell>
          <table:table-cell table:style-name="ce141" table:formula="of:=['file:///mnt/Dados/vinma/documentos/Gradua%C3%A7%C3%A3o/TCC/results/HW_C001_120.xlsx'#$sigma_025.C$13]" office:value-type="float" office:value="26.8188706176682" calcext:value-type="float">
            <text:p>26,82</text:p>
          </table:table-cell>
          <table:table-cell table:style-name="ce141" table:formula="of:=['file:///mnt/Dados/vinma/documentos/Gradua%C3%A7%C3%A3o/TCC/results/HW_C001_120.xlsx'#$sigma_025.D$13]" office:value-type="float" office:value="26.5631709594616" calcext:value-type="float">
            <text:p>26,56</text:p>
          </table:table-cell>
          <table:table-cell table:style-name="ce142" table:formula="of:=['file:///mnt/Dados/vinma/documentos/Gradua%C3%A7%C3%A3o/TCC/results/HW_C001_120.xlsx'#$sigma_025.E$13]" office:value-type="float" office:value="26.9348724389271" calcext:value-type="float">
            <text:p>26,93</text:p>
          </table:table-cell>
          <table:table-cell table:style-name="ce141" table:formula="of:=['file:///mnt/Dados/vinma/documentos/Gradua%C3%A7%C3%A3o/TCC/results/HW_C001_120.xlsx'#$sigma_025.F$13]" office:value-type="float" office:value="26.563164382696" calcext:value-type="float">
            <text:p>26,56</text:p>
          </table:table-cell>
          <table:table-cell table:style-name="ce133" table:formula="of:=['file:///mnt/Dados/vinma/documentos/Gradua%C3%A7%C3%A3o/TCC/results/HW_C001_120.xlsx'#$sigma_025.G$13]" office:value-type="float" office:value="23.1208676827831" calcext:value-type="float">
            <text:p>23,12</text:p>
          </table:table-cell>
          <table:table-cell table:style-name="ce141" table:formula="of:=['file:///mnt/Dados/vinma/documentos/Gradua%C3%A7%C3%A3o/TCC/results/HW_C001_120.xlsx'#$sigma_025.H$13]" office:value-type="float" office:value="26.1602693281249" calcext:value-type="float">
            <text:p>26,16</text:p>
          </table:table-cell>
          <table:table-cell table:style-name="ce141" table:formula="of:=['file:///mnt/Dados/vinma/documentos/Gradua%C3%A7%C3%A3o/TCC/results/HW_C001_120.xlsx'#$sigma_025.I$13]" office:value-type="float" office:value="26.6326078898671" calcext:value-type="float">
            <text:p>26,63</text:p>
          </table:table-cell>
          <table:table-cell/>
          <table:table-cell table:style-name="ce27" table:formula="of:=MAX([.$C3:.$J3])" office:value-type="float" office:value="26.9348724389271" calcext:value-type="float">
            <text:p>26,93</text:p>
          </table:table-cell>
          <table:table-cell table:style-name="ce33" table:formula="of:=[.$K3]-[.$N3]" office:value-type="float" office:value="25.5929763356118" calcext:value-type="float">
            <text:p>25,59</text:p>
          </table:table-cell>
          <table:table-cell table:style-name="ce33" table:formula="of:=AVERAGE([.$C3:.$I3])" office:value-type="float" office:value="26.113403328504" calcext:value-type="float">
            <text:p>26,11</text:p>
          </table:table-cell>
          <table:table-cell table:style-name="ce33" table:formula="of:=STDEV([.$C3:.$I3])" office:value-type="float" office:value="1.34189610331526" calcext:value-type="float">
            <text:p>1,34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02</text:p>
          </table:table-cell>
          <table:table-cell table:style-name="ce133" table:formula="of:=['file:///mnt/Dados/vinma/documentos/Gradua%C3%A7%C3%A3o/TCC/results/HW_C002_120.xlsx'#$sigma_025.B$13]" office:value-type="float" office:value="19.6649935739777" calcext:value-type="float">
            <text:p>19,66</text:p>
          </table:table-cell>
          <table:table-cell table:style-name="ce142" table:formula="of:=['file:///mnt/Dados/vinma/documentos/Gradua%C3%A7%C3%A3o/TCC/results/HW_C002_120.xlsx'#$sigma_025.C$13]" office:value-type="float" office:value="30.592308515468" calcext:value-type="float">
            <text:p>30,59</text:p>
          </table:table-cell>
          <table:table-cell table:style-name="ce141" table:formula="of:=['file:///mnt/Dados/vinma/documentos/Gradua%C3%A7%C3%A3o/TCC/results/HW_C002_120.xlsx'#$sigma_025.D$13]" office:value-type="float" office:value="30.1111164383992" calcext:value-type="float">
            <text:p>30,11</text:p>
          </table:table-cell>
          <table:table-cell table:style-name="ce141" table:formula="of:=['file:///mnt/Dados/vinma/documentos/Gradua%C3%A7%C3%A3o/TCC/results/HW_C002_120.xlsx'#$sigma_025.E$13]" office:value-type="float" office:value="30.471735377146" calcext:value-type="float">
            <text:p>30,47</text:p>
          </table:table-cell>
          <table:table-cell table:style-name="ce141" table:formula="of:=['file:///mnt/Dados/vinma/documentos/Gradua%C3%A7%C3%A3o/TCC/results/HW_C002_120.xlsx'#$sigma_025.F$13]" office:value-type="float" office:value="30.1111168750162" calcext:value-type="float">
            <text:p>30,11</text:p>
          </table:table-cell>
          <table:table-cell table:style-name="ce133" table:formula="of:=['file:///mnt/Dados/vinma/documentos/Gradua%C3%A7%C3%A3o/TCC/results/HW_C002_120.xlsx'#$sigma_025.G$13]" office:value-type="float" office:value="26.7602201187508" calcext:value-type="float">
            <text:p>26,76</text:p>
          </table:table-cell>
          <table:table-cell table:style-name="ce141" table:formula="of:=['file:///mnt/Dados/vinma/documentos/Gradua%C3%A7%C3%A3o/TCC/results/HW_C002_120.xlsx'#$sigma_025.H$13]" office:value-type="float" office:value="30.0491081046478" calcext:value-type="float">
            <text:p>30,05</text:p>
          </table:table-cell>
          <table:table-cell table:style-name="ce141" table:formula="of:=['file:///mnt/Dados/vinma/documentos/Gradua%C3%A7%C3%A3o/TCC/results/HW_C002_120.xlsx'#$sigma_025.I$13]" office:value-type="float" office:value="29.5286747879293" calcext:value-type="float">
            <text:p>29,53</text:p>
          </table:table-cell>
          <table:table-cell/>
          <table:table-cell table:style-name="ce28" table:formula="of:=MAX([.$C4:.$J4])" office:value-type="float" office:value="30.592308515468" calcext:value-type="float">
            <text:p>30,59</text:p>
          </table:table-cell>
          <table:table-cell table:style-name="ce34" table:formula="of:=[.$K4]-[.$N4]" office:value-type="float" office:value="29.2686457854276" calcext:value-type="float">
            <text:p>29,27</text:p>
          </table:table-cell>
          <table:table-cell table:style-name="ce34" table:formula="of:=AVERAGE([.$C4:.$I4])" office:value-type="float" office:value="29.6606114596225" calcext:value-type="float">
            <text:p>29,66</text:p>
          </table:table-cell>
          <table:table-cell table:style-name="ce34" table:formula="of:=STDEV([.$C4:.$I4])" office:value-type="float" office:value="1.32366273004042" calcext:value-type="float">
            <text:p>1,32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04</text:p>
          </table:table-cell>
          <table:table-cell table:style-name="ce133" table:formula="of:=['file:///mnt/Dados/vinma/documentos/Gradua%C3%A7%C3%A3o/TCC/results/HW_C004_120.xlsx'#$sigma_025.B$13]" office:value-type="float" office:value="19.7207059466602" calcext:value-type="float">
            <text:p>19,72</text:p>
          </table:table-cell>
          <table:table-cell table:style-name="ce141" table:formula="of:=['file:///mnt/Dados/vinma/documentos/Gradua%C3%A7%C3%A3o/TCC/results/HW_C004_120.xlsx'#$sigma_025.C$13]" office:value-type="float" office:value="28.9615792622475" calcext:value-type="float">
            <text:p>28,96</text:p>
          </table:table-cell>
          <table:table-cell table:style-name="ce141" table:formula="of:=['file:///mnt/Dados/vinma/documentos/Gradua%C3%A7%C3%A3o/TCC/results/HW_C004_120.xlsx'#$sigma_025.D$13]" office:value-type="float" office:value="28.6440048646959" calcext:value-type="float">
            <text:p>28,64</text:p>
          </table:table-cell>
          <table:table-cell table:style-name="ce142" table:formula="of:=['file:///mnt/Dados/vinma/documentos/Gradua%C3%A7%C3%A3o/TCC/results/HW_C004_120.xlsx'#$sigma_025.E$13]" office:value-type="float" office:value="28.9936064166693" calcext:value-type="float">
            <text:p>28,99</text:p>
          </table:table-cell>
          <table:table-cell table:style-name="ce141" table:formula="of:=['file:///mnt/Dados/vinma/documentos/Gradua%C3%A7%C3%A3o/TCC/results/HW_C004_120.xlsx'#$sigma_025.F$13]" office:value-type="float" office:value="28.6439925941016" calcext:value-type="float">
            <text:p>28,64</text:p>
          </table:table-cell>
          <table:table-cell table:style-name="ce133" table:formula="of:=['file:///mnt/Dados/vinma/documentos/Gradua%C3%A7%C3%A3o/TCC/results/HW_C004_120.xlsx'#$sigma_025.G$13]" office:value-type="float" office:value="25.1823999153154" calcext:value-type="float">
            <text:p>25,18</text:p>
          </table:table-cell>
          <table:table-cell table:style-name="ce141" table:formula="of:=['file:///mnt/Dados/vinma/documentos/Gradua%C3%A7%C3%A3o/TCC/results/HW_C004_120.xlsx'#$sigma_025.H$13]" office:value-type="float" office:value="28.1428119533256" calcext:value-type="float">
            <text:p>28,14</text:p>
          </table:table-cell>
          <table:table-cell table:style-name="ce133" table:formula="of:=['file:///mnt/Dados/vinma/documentos/Gradua%C3%A7%C3%A3o/TCC/results/HW_C004_120.xlsx'#$sigma_025.I$13]" office:value-type="float" office:value="27.0774434965128" calcext:value-type="float">
            <text:p>27,08</text:p>
          </table:table-cell>
          <table:table-cell/>
          <table:table-cell table:style-name="ce27" table:formula="of:=MAX([.$C5:.$J5])" office:value-type="float" office:value="28.9936064166693" calcext:value-type="float">
            <text:p>28,99</text:p>
          </table:table-cell>
          <table:table-cell table:style-name="ce33" table:formula="of:=[.$K5]-[.$N5]" office:value-type="float" office:value="27.6071352073593" calcext:value-type="float">
            <text:p>27,61</text:p>
          </table:table-cell>
          <table:table-cell table:style-name="ce33" table:formula="of:=AVERAGE([.$C5:.$I5])" office:value-type="float" office:value="27.9494055004097" calcext:value-type="float">
            <text:p>27,95</text:p>
          </table:table-cell>
          <table:table-cell table:style-name="ce33" table:formula="of:=STDEV([.$C5:.$I5])" office:value-type="float" office:value="1.38647120930998" calcext:value-type="float">
            <text:p>1,39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09</text:p>
          </table:table-cell>
          <table:table-cell table:style-name="ce133" table:formula="of:=['file:///mnt/Dados/vinma/documentos/Gradua%C3%A7%C3%A3o/TCC/results/HW_C009_120.xlsx'#$sigma_025.B$13]" office:value-type="float" office:value="19.6571383729842" calcext:value-type="float">
            <text:p>19,66</text:p>
          </table:table-cell>
          <table:table-cell table:style-name="ce141" table:formula="of:=['file:///mnt/Dados/vinma/documentos/Gradua%C3%A7%C3%A3o/TCC/results/HW_C009_120.xlsx'#$sigma_025.C$13]" office:value-type="float" office:value="26.5955804325182" calcext:value-type="float">
            <text:p>26,60</text:p>
          </table:table-cell>
          <table:table-cell table:style-name="ce141" table:formula="of:=['file:///mnt/Dados/vinma/documentos/Gradua%C3%A7%C3%A3o/TCC/results/HW_C009_120.xlsx'#$sigma_025.D$13]" office:value-type="float" office:value="26.3528729587427" calcext:value-type="float">
            <text:p>26,35</text:p>
          </table:table-cell>
          <table:table-cell table:style-name="ce142" table:formula="of:=['file:///mnt/Dados/vinma/documentos/Gradua%C3%A7%C3%A3o/TCC/results/HW_C009_120.xlsx'#$sigma_025.E$13]" office:value-type="float" office:value="26.6533609840388" calcext:value-type="float">
            <text:p>26,65</text:p>
          </table:table-cell>
          <table:table-cell table:style-name="ce141" table:formula="of:=['file:///mnt/Dados/vinma/documentos/Gradua%C3%A7%C3%A3o/TCC/results/HW_C009_120.xlsx'#$sigma_025.F$13]" office:value-type="float" office:value="26.3528736748021" calcext:value-type="float">
            <text:p>26,35</text:p>
          </table:table-cell>
          <table:table-cell table:style-name="ce133" table:formula="of:=['file:///mnt/Dados/vinma/documentos/Gradua%C3%A7%C3%A3o/TCC/results/HW_C009_120.xlsx'#$sigma_025.G$13]" office:value-type="float" office:value="23.7168412973309" calcext:value-type="float">
            <text:p>23,72</text:p>
          </table:table-cell>
          <table:table-cell table:style-name="ce141" table:formula="of:=['file:///mnt/Dados/vinma/documentos/Gradua%C3%A7%C3%A3o/TCC/results/HW_C009_120.xlsx'#$sigma_025.H$13]" office:value-type="float" office:value="25.7518711845405" calcext:value-type="float">
            <text:p>25,75</text:p>
          </table:table-cell>
          <table:table-cell table:style-name="ce133" table:formula="of:=['file:///mnt/Dados/vinma/documentos/Gradua%C3%A7%C3%A3o/TCC/results/HW_C009_120.xlsx'#$sigma_025.I$13]" office:value-type="float" office:value="24.6559228857627" calcext:value-type="float">
            <text:p>24,66</text:p>
          </table:table-cell>
          <table:table-cell/>
          <table:table-cell table:style-name="ce28" table:formula="of:=MAX([.$C6:.$J6])" office:value-type="float" office:value="26.6533609840388" calcext:value-type="float">
            <text:p>26,65</text:p>
          </table:table-cell>
          <table:table-cell table:style-name="ce34" table:formula="of:=[.$K6]-[.$N6]" office:value-type="float" office:value="25.5290418677458" calcext:value-type="float">
            <text:p>25,53</text:p>
          </table:table-cell>
          <table:table-cell table:style-name="ce34" table:formula="of:=AVERAGE([.$C6:.$I6])" office:value-type="float" office:value="25.7256176311051" calcext:value-type="float">
            <text:p>25,73</text:p>
          </table:table-cell>
          <table:table-cell table:style-name="ce34" table:formula="of:=STDEV([.$C6:.$I6])" office:value-type="float" office:value="1.12431911629304" calcext:value-type="float">
            <text:p>1,12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11</text:p>
          </table:table-cell>
          <table:table-cell table:style-name="ce133" table:formula="of:=['file:///mnt/Dados/vinma/documentos/Gradua%C3%A7%C3%A3o/TCC/results/HW_C011_120.xlsx'#$sigma_025.B$13]" office:value-type="float" office:value="19.6686010464512" calcext:value-type="float">
            <text:p>19,67</text:p>
          </table:table-cell>
          <table:table-cell table:style-name="ce142" table:formula="of:=['file:///mnt/Dados/vinma/documentos/Gradua%C3%A7%C3%A3o/TCC/results/HW_C011_120.xlsx'#$sigma_025.C$13]" office:value-type="float" office:value="28.6590075247779" calcext:value-type="float">
            <text:p>28,66</text:p>
          </table:table-cell>
          <table:table-cell table:style-name="ce141" table:formula="of:=['file:///mnt/Dados/vinma/documentos/Gradua%C3%A7%C3%A3o/TCC/results/HW_C011_120.xlsx'#$sigma_025.D$13]" office:value-type="float" office:value="28.0718641429348" calcext:value-type="float">
            <text:p>28,07</text:p>
          </table:table-cell>
          <table:table-cell table:style-name="ce141" table:formula="of:=['file:///mnt/Dados/vinma/documentos/Gradua%C3%A7%C3%A3o/TCC/results/HW_C011_120.xlsx'#$sigma_025.E$13]" office:value-type="float" office:value="28.5871680995465" calcext:value-type="float">
            <text:p>28,59</text:p>
          </table:table-cell>
          <table:table-cell table:style-name="ce141" table:formula="of:=['file:///mnt/Dados/vinma/documentos/Gradua%C3%A7%C3%A3o/TCC/results/HW_C011_120.xlsx'#$sigma_025.F$13]" office:value-type="float" office:value="28.0718561859756" calcext:value-type="float">
            <text:p>28,07</text:p>
          </table:table-cell>
          <table:table-cell table:style-name="ce133" table:formula="of:=['file:///mnt/Dados/vinma/documentos/Gradua%C3%A7%C3%A3o/TCC/results/HW_C011_120.xlsx'#$sigma_025.G$13]" office:value-type="float" office:value="23.7288812463287" calcext:value-type="float">
            <text:p>23,73</text:p>
          </table:table-cell>
          <table:table-cell table:style-name="ce141" table:formula="of:=['file:///mnt/Dados/vinma/documentos/Gradua%C3%A7%C3%A3o/TCC/results/HW_C011_120.xlsx'#$sigma_025.H$13]" office:value-type="float" office:value="27.7497598294935" calcext:value-type="float">
            <text:p>27,75</text:p>
          </table:table-cell>
          <table:table-cell table:style-name="ce133" table:formula="of:=['file:///mnt/Dados/vinma/documentos/Gradua%C3%A7%C3%A3o/TCC/results/HW_C011_120.xlsx'#$sigma_025.I$13]" office:value-type="float" office:value="26.9324550844964" calcext:value-type="float">
            <text:p>26,93</text:p>
          </table:table-cell>
          <table:table-cell/>
          <table:table-cell table:style-name="ce27" table:formula="of:=MAX([.$C7:.$J7])" office:value-type="float" office:value="28.6590075247779" calcext:value-type="float">
            <text:p>28,66</text:p>
          </table:table-cell>
          <table:table-cell table:style-name="ce33" table:formula="of:=[.$K7]-[.$N7]" office:value-type="float" office:value="26.9407087947105" calcext:value-type="float">
            <text:p>26,94</text:p>
          </table:table-cell>
          <table:table-cell table:style-name="ce33" table:formula="of:=AVERAGE([.$C7:.$I7])" office:value-type="float" office:value="27.4001417305076" calcext:value-type="float">
            <text:p>27,40</text:p>
          </table:table-cell>
          <table:table-cell table:style-name="ce33" table:formula="of:=STDEV([.$C7:.$I7])" office:value-type="float" office:value="1.71829873006744" calcext:value-type="float">
            <text:p>1,72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12</text:p>
          </table:table-cell>
          <table:table-cell table:style-name="ce133" table:formula="of:=['file:///mnt/Dados/vinma/documentos/Gradua%C3%A7%C3%A3o/TCC/results/HW_C012_120.xlsx'#$sigma_025.B$13]" office:value-type="float" office:value="19.8482577596041" calcext:value-type="float">
            <text:p>19,85</text:p>
          </table:table-cell>
          <table:table-cell table:style-name="ce142" table:formula="of:=['file:///mnt/Dados/vinma/documentos/Gradua%C3%A7%C3%A3o/TCC/results/HW_C012_120.xlsx'#$sigma_025.C$13]" office:value-type="float" office:value="30.194928019559" calcext:value-type="float">
            <text:p>30,19</text:p>
          </table:table-cell>
          <table:table-cell table:style-name="ce141" table:formula="of:=['file:///mnt/Dados/vinma/documentos/Gradua%C3%A7%C3%A3o/TCC/results/HW_C012_120.xlsx'#$sigma_025.D$13]" office:value-type="float" office:value="29.8874875425304" calcext:value-type="float">
            <text:p>29,89</text:p>
          </table:table-cell>
          <table:table-cell table:style-name="ce141" table:formula="of:=['file:///mnt/Dados/vinma/documentos/Gradua%C3%A7%C3%A3o/TCC/results/HW_C012_120.xlsx'#$sigma_025.E$13]" office:value-type="float" office:value="30.1664995682324" calcext:value-type="float">
            <text:p>30,17</text:p>
          </table:table-cell>
          <table:table-cell table:style-name="ce141" table:formula="of:=['file:///mnt/Dados/vinma/documentos/Gradua%C3%A7%C3%A3o/TCC/results/HW_C012_120.xlsx'#$sigma_025.F$13]" office:value-type="float" office:value="29.8874838676009" calcext:value-type="float">
            <text:p>29,89</text:p>
          </table:table-cell>
          <table:table-cell table:style-name="ce133" table:formula="of:=['file:///mnt/Dados/vinma/documentos/Gradua%C3%A7%C3%A3o/TCC/results/HW_C012_120.xlsx'#$sigma_025.G$13]" office:value-type="float" office:value="26.4178510054121" calcext:value-type="float">
            <text:p>26,42</text:p>
          </table:table-cell>
          <table:table-cell table:style-name="ce141" table:formula="of:=['file:///mnt/Dados/vinma/documentos/Gradua%C3%A7%C3%A3o/TCC/results/HW_C012_120.xlsx'#$sigma_025.H$13]" office:value-type="float" office:value="29.4877953458375" calcext:value-type="float">
            <text:p>29,49</text:p>
          </table:table-cell>
          <table:table-cell table:style-name="ce133" table:formula="of:=['file:///mnt/Dados/vinma/documentos/Gradua%C3%A7%C3%A3o/TCC/results/HW_C012_120.xlsx'#$sigma_025.I$13]" office:value-type="float" office:value="28.516526351749" calcext:value-type="float">
            <text:p>28,52</text:p>
          </table:table-cell>
          <table:table-cell/>
          <table:table-cell table:style-name="ce28" table:formula="of:=MAX([.$C8:.$J8])" office:value-type="float" office:value="30.194928019559" calcext:value-type="float">
            <text:p>30,19</text:p>
          </table:table-cell>
          <table:table-cell table:style-name="ce34" table:formula="of:=[.$K8]-[.$N8]" office:value-type="float" office:value="28.8313543053036" calcext:value-type="float">
            <text:p>28,83</text:p>
          </table:table-cell>
          <table:table-cell table:style-name="ce34" table:formula="of:=AVERAGE([.$C8:.$I8])" office:value-type="float" office:value="29.2226531001316" calcext:value-type="float">
            <text:p>29,22</text:p>
          </table:table-cell>
          <table:table-cell table:style-name="ce34" table:formula="of:=STDEV([.$C8:.$I8])" office:value-type="float" office:value="1.36357371425541" calcext:value-type="float">
            <text:p>1,36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13</text:p>
          </table:table-cell>
          <table:table-cell table:style-name="ce133" table:formula="of:=['file:///mnt/Dados/vinma/documentos/Gradua%C3%A7%C3%A3o/TCC/results/HW_C013_120.xlsx'#$sigma_025.B$13]" office:value-type="float" office:value="19.7039717673902" calcext:value-type="float">
            <text:p>19,70</text:p>
          </table:table-cell>
          <table:table-cell table:style-name="ce141" table:formula="of:=['file:///mnt/Dados/vinma/documentos/Gradua%C3%A7%C3%A3o/TCC/results/HW_C013_120.xlsx'#$sigma_025.C$13]" office:value-type="float" office:value="27.4861649007477" calcext:value-type="float">
            <text:p>27,49</text:p>
          </table:table-cell>
          <table:table-cell table:style-name="ce141" table:formula="of:=['file:///mnt/Dados/vinma/documentos/Gradua%C3%A7%C3%A3o/TCC/results/HW_C013_120.xlsx'#$sigma_025.D$13]" office:value-type="float" office:value="27.3874543754902" calcext:value-type="float">
            <text:p>27,39</text:p>
          </table:table-cell>
          <table:table-cell table:style-name="ce142" table:formula="of:=['file:///mnt/Dados/vinma/documentos/Gradua%C3%A7%C3%A3o/TCC/results/HW_C013_120.xlsx'#$sigma_025.E$13]" office:value-type="float" office:value="27.6763029058219" calcext:value-type="float">
            <text:p>27,68</text:p>
          </table:table-cell>
          <table:table-cell table:style-name="ce141" table:formula="of:=['file:///mnt/Dados/vinma/documentos/Gradua%C3%A7%C3%A3o/TCC/results/HW_C013_120.xlsx'#$sigma_025.F$13]" office:value-type="float" office:value="27.3874562297754" calcext:value-type="float">
            <text:p>27,39</text:p>
          </table:table-cell>
          <table:table-cell table:style-name="ce133" table:formula="of:=['file:///mnt/Dados/vinma/documentos/Gradua%C3%A7%C3%A3o/TCC/results/HW_C013_120.xlsx'#$sigma_025.G$13]" office:value-type="float" office:value="24.3431644157624" calcext:value-type="float">
            <text:p>24,34</text:p>
          </table:table-cell>
          <table:table-cell table:style-name="ce141" table:formula="of:=['file:///mnt/Dados/vinma/documentos/Gradua%C3%A7%C3%A3o/TCC/results/HW_C013_120.xlsx'#$sigma_025.H$13]" office:value-type="float" office:value="27.129428621197" calcext:value-type="float">
            <text:p>27,13</text:p>
          </table:table-cell>
          <table:table-cell table:style-name="ce133" table:formula="of:=['file:///mnt/Dados/vinma/documentos/Gradua%C3%A7%C3%A3o/TCC/results/HW_C013_120.xlsx'#$sigma_025.I$13]" office:value-type="float" office:value="26.2168964577159" calcext:value-type="float">
            <text:p>26,22</text:p>
          </table:table-cell>
          <table:table-cell/>
          <table:table-cell table:style-name="ce27" table:formula="of:=MAX([.$C9:.$J9])" office:value-type="float" office:value="27.6763029058219" calcext:value-type="float">
            <text:p>27,68</text:p>
          </table:table-cell>
          <table:table-cell table:style-name="ce33" table:formula="of:=[.$K9]-[.$N9]" office:value-type="float" office:value="26.4921430462537" calcext:value-type="float">
            <text:p>26,49</text:p>
          </table:table-cell>
          <table:table-cell table:style-name="ce33" table:formula="of:=AVERAGE([.$C9:.$I9])" office:value-type="float" office:value="26.8038382723586" calcext:value-type="float">
            <text:p>26,80</text:p>
          </table:table-cell>
          <table:table-cell table:style-name="ce33" table:formula="of:=STDEV([.$C9:.$I9])" office:value-type="float" office:value="1.18415985956822" calcext:value-type="float">
            <text:p>1,18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15</text:p>
          </table:table-cell>
          <table:table-cell table:style-name="ce133" table:formula="of:=['file:///mnt/Dados/vinma/documentos/Gradua%C3%A7%C3%A3o/TCC/results/HW_C015_120.xlsx'#$sigma_025.B$13]" office:value-type="float" office:value="19.7554976543691" calcext:value-type="float">
            <text:p>19,76</text:p>
          </table:table-cell>
          <table:table-cell table:style-name="ce142" table:formula="of:=['file:///mnt/Dados/vinma/documentos/Gradua%C3%A7%C3%A3o/TCC/results/HW_C015_120.xlsx'#$sigma_025.C$13]" office:value-type="float" office:value="28.8976404143038" calcext:value-type="float">
            <text:p>28,90</text:p>
          </table:table-cell>
          <table:table-cell table:style-name="ce141" table:formula="of:=['file:///mnt/Dados/vinma/documentos/Gradua%C3%A7%C3%A3o/TCC/results/HW_C015_120.xlsx'#$sigma_025.D$13]" office:value-type="float" office:value="28.7272131622737" calcext:value-type="float">
            <text:p>28,73</text:p>
          </table:table-cell>
          <table:table-cell table:style-name="ce141" table:formula="of:=['file:///mnt/Dados/vinma/documentos/Gradua%C3%A7%C3%A3o/TCC/results/HW_C015_120.xlsx'#$sigma_025.E$13]" office:value-type="float" office:value="28.851120102964" calcext:value-type="float">
            <text:p>28,85</text:p>
          </table:table-cell>
          <table:table-cell table:style-name="ce141" table:formula="of:=['file:///mnt/Dados/vinma/documentos/Gradua%C3%A7%C3%A3o/TCC/results/HW_C015_120.xlsx'#$sigma_025.F$13]" office:value-type="float" office:value="28.7272173988498" calcext:value-type="float">
            <text:p>28,73</text:p>
          </table:table-cell>
          <table:table-cell table:style-name="ce133" table:formula="of:=['file:///mnt/Dados/vinma/documentos/Gradua%C3%A7%C3%A3o/TCC/results/HW_C015_120.xlsx'#$sigma_025.G$13]" office:value-type="float" office:value="25.9472506028932" calcext:value-type="float">
            <text:p>25,95</text:p>
          </table:table-cell>
          <table:table-cell table:style-name="ce141" table:formula="of:=['file:///mnt/Dados/vinma/documentos/Gradua%C3%A7%C3%A3o/TCC/results/HW_C015_120.xlsx'#$sigma_025.H$13]" office:value-type="float" office:value="27.7102059222959" calcext:value-type="float">
            <text:p>27,71</text:p>
          </table:table-cell>
          <table:table-cell table:style-name="ce133" table:formula="of:=['file:///mnt/Dados/vinma/documentos/Gradua%C3%A7%C3%A3o/TCC/results/HW_C015_120.xlsx'#$sigma_025.I$13]" office:value-type="float" office:value="26.5480578777942" calcext:value-type="float">
            <text:p>26,55</text:p>
          </table:table-cell>
          <table:table-cell/>
          <table:table-cell table:style-name="ce28" table:formula="of:=MAX([.$C10:.$J10])" office:value-type="float" office:value="28.8976404143038" calcext:value-type="float">
            <text:p>28,90</text:p>
          </table:table-cell>
          <table:table-cell table:style-name="ce34" table:formula="of:=[.$K10]-[.$N10]" office:value-type="float" office:value="27.6767256300139" calcext:value-type="float">
            <text:p>27,68</text:p>
          </table:table-cell>
          <table:table-cell table:style-name="ce34" table:formula="of:=AVERAGE([.$C10:.$I10])" office:value-type="float" office:value="27.9155293544821" calcext:value-type="float">
            <text:p>27,92</text:p>
          </table:table-cell>
          <table:table-cell table:style-name="ce34" table:formula="of:=STDEV([.$C10:.$I10])" office:value-type="float" office:value="1.22091478428988" calcext:value-type="float">
            <text:p>1,22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16</text:p>
          </table:table-cell>
          <table:table-cell table:style-name="ce133" table:formula="of:=['file:///mnt/Dados/vinma/documentos/Gradua%C3%A7%C3%A3o/TCC/results/HW_C016_120.xlsx'#$sigma_025.B$13]" office:value-type="float" office:value="19.7175543426833" calcext:value-type="float">
            <text:p>19,72</text:p>
          </table:table-cell>
          <table:table-cell table:style-name="ce141" table:formula="of:=['file:///mnt/Dados/vinma/documentos/Gradua%C3%A7%C3%A3o/TCC/results/HW_C016_120.xlsx'#$sigma_025.C$13]" office:value-type="float" office:value="26.8299198699344" calcext:value-type="float">
            <text:p>26,83</text:p>
          </table:table-cell>
          <table:table-cell table:style-name="ce141" table:formula="of:=['file:///mnt/Dados/vinma/documentos/Gradua%C3%A7%C3%A3o/TCC/results/HW_C016_120.xlsx'#$sigma_025.D$13]" office:value-type="float" office:value="26.5991490439524" calcext:value-type="float">
            <text:p>26,60</text:p>
          </table:table-cell>
          <table:table-cell table:style-name="ce142" table:formula="of:=['file:///mnt/Dados/vinma/documentos/Gradua%C3%A7%C3%A3o/TCC/results/HW_C016_120.xlsx'#$sigma_025.E$13]" office:value-type="float" office:value="27.0108157940915" calcext:value-type="float">
            <text:p>27,01</text:p>
          </table:table-cell>
          <table:table-cell table:style-name="ce141" table:formula="of:=['file:///mnt/Dados/vinma/documentos/Gradua%C3%A7%C3%A3o/TCC/results/HW_C016_120.xlsx'#$sigma_025.F$13]" office:value-type="float" office:value="26.5991548338389" calcext:value-type="float">
            <text:p>26,60</text:p>
          </table:table-cell>
          <table:table-cell table:style-name="ce133" table:formula="of:=['file:///mnt/Dados/vinma/documentos/Gradua%C3%A7%C3%A3o/TCC/results/HW_C016_120.xlsx'#$sigma_025.G$13]" office:value-type="float" office:value="23.782021322362" calcext:value-type="float">
            <text:p>23,78</text:p>
          </table:table-cell>
          <table:table-cell table:style-name="ce141" table:formula="of:=['file:///mnt/Dados/vinma/documentos/Gradua%C3%A7%C3%A3o/TCC/results/HW_C016_120.xlsx'#$sigma_025.H$13]" office:value-type="float" office:value="26.432875842195" calcext:value-type="float">
            <text:p>26,43</text:p>
          </table:table-cell>
          <table:table-cell table:style-name="ce133" table:formula="of:=['file:///mnt/Dados/vinma/documentos/Gradua%C3%A7%C3%A3o/TCC/results/HW_C016_120.xlsx'#$sigma_025.I$13]" office:value-type="float" office:value="25.7211626942386" calcext:value-type="float">
            <text:p>25,72</text:p>
          </table:table-cell>
          <table:table-cell/>
          <table:table-cell table:style-name="ce27" table:formula="of:=MAX([.$C11:.$J11])" office:value-type="float" office:value="27.0108157940915" calcext:value-type="float">
            <text:p>27,01</text:p>
          </table:table-cell>
          <table:table-cell table:style-name="ce33" table:formula="of:=[.$K11]-[.$N11]" office:value-type="float" office:value="25.8944816489864" calcext:value-type="float">
            <text:p>25,89</text:p>
          </table:table-cell>
          <table:table-cell table:style-name="ce33" table:formula="of:=AVERAGE([.$C11:.$I11])" office:value-type="float" office:value="26.1392999143733" calcext:value-type="float">
            <text:p>26,14</text:p>
          </table:table-cell>
          <table:table-cell table:style-name="ce33" table:formula="of:=STDEV([.$C11:.$I11])" office:value-type="float" office:value="1.11633414510506" calcext:value-type="float">
            <text:p>1,12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17</text:p>
          </table:table-cell>
          <table:table-cell table:style-name="ce133" table:formula="of:=['file:///mnt/Dados/vinma/documentos/Gradua%C3%A7%C3%A3o/TCC/results/HW_C017_120.xlsx'#$sigma_025.B$13]" office:value-type="float" office:value="19.7105608282936" calcext:value-type="float">
            <text:p>19,71</text:p>
          </table:table-cell>
          <table:table-cell table:style-name="ce142" table:formula="of:=['file:///mnt/Dados/vinma/documentos/Gradua%C3%A7%C3%A3o/TCC/results/HW_C017_120.xlsx'#$sigma_025.C$13]" office:value-type="float" office:value="28.4221527734183" calcext:value-type="float">
            <text:p>28,42</text:p>
          </table:table-cell>
          <table:table-cell table:style-name="ce141" table:formula="of:=['file:///mnt/Dados/vinma/documentos/Gradua%C3%A7%C3%A3o/TCC/results/HW_C017_120.xlsx'#$sigma_025.D$13]" office:value-type="float" office:value="27.5189135272749" calcext:value-type="float">
            <text:p>27,52</text:p>
          </table:table-cell>
          <table:table-cell table:style-name="ce141" table:formula="of:=['file:///mnt/Dados/vinma/documentos/Gradua%C3%A7%C3%A3o/TCC/results/HW_C017_120.xlsx'#$sigma_025.E$13]" office:value-type="float" office:value="27.6615550354032" calcext:value-type="float">
            <text:p>27,66</text:p>
          </table:table-cell>
          <table:table-cell table:style-name="ce141" table:formula="of:=['file:///mnt/Dados/vinma/documentos/Gradua%C3%A7%C3%A3o/TCC/results/HW_C017_120.xlsx'#$sigma_025.F$13]" office:value-type="float" office:value="27.5189150457227" calcext:value-type="float">
            <text:p>27,52</text:p>
          </table:table-cell>
          <table:table-cell table:style-name="ce133" table:formula="of:=['file:///mnt/Dados/vinma/documentos/Gradua%C3%A7%C3%A3o/TCC/results/HW_C017_120.xlsx'#$sigma_025.G$13]" office:value-type="float" office:value="23.8917391279819" calcext:value-type="float">
            <text:p>23,89</text:p>
          </table:table-cell>
          <table:table-cell table:style-name="ce133" table:formula="of:=['file:///mnt/Dados/vinma/documentos/Gradua%C3%A7%C3%A3o/TCC/results/HW_C017_120.xlsx'#$sigma_025.H$13]" office:value-type="float" office:value="26.7756168814475" calcext:value-type="float">
            <text:p>26,78</text:p>
          </table:table-cell>
          <table:table-cell table:style-name="ce133" table:formula="of:=['file:///mnt/Dados/vinma/documentos/Gradua%C3%A7%C3%A3o/TCC/results/HW_C017_120.xlsx'#$sigma_025.I$13]" office:value-type="float" office:value="25.1725578543573" calcext:value-type="float">
            <text:p>25,17</text:p>
          </table:table-cell>
          <table:table-cell/>
          <table:table-cell table:style-name="ce28" table:formula="of:=MAX([.$C12:.$J12])" office:value-type="float" office:value="28.4221527734183" calcext:value-type="float">
            <text:p>28,42</text:p>
          </table:table-cell>
          <table:table-cell table:style-name="ce34" table:formula="of:=[.$K12]-[.$N12]" office:value-type="float" office:value="26.8171487974526" calcext:value-type="float">
            <text:p>26,82</text:p>
          </table:table-cell>
          <table:table-cell table:style-name="ce34" table:formula="of:=AVERAGE([.$C12:.$I12])" office:value-type="float" office:value="26.7087786065151" calcext:value-type="float">
            <text:p>26,71</text:p>
          </table:table-cell>
          <table:table-cell table:style-name="ce34" table:formula="of:=STDEV([.$C12:.$I12])" office:value-type="float" office:value="1.60500397596565" calcext:value-type="float">
            <text:p>1,61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19</text:p>
          </table:table-cell>
          <table:table-cell table:style-name="ce133" table:formula="of:=['file:///mnt/Dados/vinma/documentos/Gradua%C3%A7%C3%A3o/TCC/results/HW_C019_120.xlsx'#$sigma_025.B$13]" office:value-type="float" office:value="19.7332490496247" calcext:value-type="float">
            <text:p>19,73</text:p>
          </table:table-cell>
          <table:table-cell table:style-name="ce141" table:formula="of:=['file:///mnt/Dados/vinma/documentos/Gradua%C3%A7%C3%A3o/TCC/results/HW_C019_120.xlsx'#$sigma_025.C$13]" office:value-type="float" office:value="25.5287258542262" calcext:value-type="float">
            <text:p>25,53</text:p>
          </table:table-cell>
          <table:table-cell table:style-name="ce141" table:formula="of:=['file:///mnt/Dados/vinma/documentos/Gradua%C3%A7%C3%A3o/TCC/results/HW_C019_120.xlsx'#$sigma_025.D$13]" office:value-type="float" office:value="25.5084374386526" calcext:value-type="float">
            <text:p>25,51</text:p>
          </table:table-cell>
          <table:table-cell table:style-name="ce142" table:formula="of:=['file:///mnt/Dados/vinma/documentos/Gradua%C3%A7%C3%A3o/TCC/results/HW_C019_120.xlsx'#$sigma_025.E$13]" office:value-type="float" office:value="25.8334058864067" calcext:value-type="float">
            <text:p>25,83</text:p>
          </table:table-cell>
          <table:table-cell table:style-name="ce141" table:formula="of:=['file:///mnt/Dados/vinma/documentos/Gradua%C3%A7%C3%A3o/TCC/results/HW_C019_120.xlsx'#$sigma_025.F$13]" office:value-type="float" office:value="25.5084416116775" calcext:value-type="float">
            <text:p>25,51</text:p>
          </table:table-cell>
          <table:table-cell table:style-name="ce133" table:formula="of:=['file:///mnt/Dados/vinma/documentos/Gradua%C3%A7%C3%A3o/TCC/results/HW_C019_120.xlsx'#$sigma_025.G$13]" office:value-type="float" office:value="22.7009314446561" calcext:value-type="float">
            <text:p>22,70</text:p>
          </table:table-cell>
          <table:table-cell table:style-name="ce141" table:formula="of:=['file:///mnt/Dados/vinma/documentos/Gradua%C3%A7%C3%A3o/TCC/results/HW_C019_120.xlsx'#$sigma_025.H$13]" office:value-type="float" office:value="25.0779299709043" calcext:value-type="float">
            <text:p>25,08</text:p>
          </table:table-cell>
          <table:table-cell table:style-name="ce133" table:formula="of:=['file:///mnt/Dados/vinma/documentos/Gradua%C3%A7%C3%A3o/TCC/results/HW_C019_120.xlsx'#$sigma_025.I$13]" office:value-type="float" office:value="24.2879523692093" calcext:value-type="float">
            <text:p>24,29</text:p>
          </table:table-cell>
          <table:table-cell/>
          <table:table-cell table:style-name="ce27" table:formula="of:=MAX([.$C13:.$J13])" office:value-type="float" office:value="25.8334058864067" calcext:value-type="float">
            <text:p>25,83</text:p>
          </table:table-cell>
          <table:table-cell table:style-name="ce33" table:formula="of:=[.$K13]-[.$N13]" office:value-type="float" office:value="24.7344619904642" calcext:value-type="float">
            <text:p>24,73</text:p>
          </table:table-cell>
          <table:table-cell table:style-name="ce33" table:formula="of:=AVERAGE([.$C13:.$I13])" office:value-type="float" office:value="24.9208320822475" calcext:value-type="float">
            <text:p>24,92</text:p>
          </table:table-cell>
          <table:table-cell table:style-name="ce33" table:formula="of:=STDEV([.$C13:.$I13])" office:value-type="float" office:value="1.09894389594248" calcext:value-type="float">
            <text:p>1,10</text:p>
          </table:table-cell>
          <table:table-cell table:number-columns-repeated="1010"/>
        </table:table-row>
        <table:table-row table:style-name="ro3">
          <table:table-cell table:style-name="ce122" office:value-type="string" calcext:value-type="string">
            <text:p>C024</text:p>
          </table:table-cell>
          <table:table-cell table:style-name="ce133" table:formula="of:=['file:///mnt/Dados/vinma/documentos/Gradua%C3%A7%C3%A3o/TCC/results/HW_C024_120.xlsx'#$sigma_025.B$13]" office:value-type="float" office:value="19.6498460796117" calcext:value-type="float">
            <text:p>19,65</text:p>
          </table:table-cell>
          <table:table-cell table:style-name="ce141" table:formula="of:=['file:///mnt/Dados/vinma/documentos/Gradua%C3%A7%C3%A3o/TCC/results/HW_C024_120.xlsx'#$sigma_025.C$13]" office:value-type="float" office:value="26.3478999442281" calcext:value-type="float">
            <text:p>26,35</text:p>
          </table:table-cell>
          <table:table-cell table:style-name="ce141" table:formula="of:=['file:///mnt/Dados/vinma/documentos/Gradua%C3%A7%C3%A3o/TCC/results/HW_C024_120.xlsx'#$sigma_025.D$13]" office:value-type="float" office:value="26.3497476151663" calcext:value-type="float">
            <text:p>26,35</text:p>
          </table:table-cell>
          <table:table-cell table:style-name="ce142" table:formula="of:=['file:///mnt/Dados/vinma/documentos/Gradua%C3%A7%C3%A3o/TCC/results/HW_C024_120.xlsx'#$sigma_025.E$13]" office:value-type="float" office:value="26.5902452549404" calcext:value-type="float">
            <text:p>26,59</text:p>
          </table:table-cell>
          <table:table-cell table:style-name="ce141" table:formula="of:=['file:///mnt/Dados/vinma/documentos/Gradua%C3%A7%C3%A3o/TCC/results/HW_C024_120.xlsx'#$sigma_025.F$13]" office:value-type="float" office:value="26.349744390217" calcext:value-type="float">
            <text:p>26,35</text:p>
          </table:table-cell>
          <table:table-cell table:style-name="ce133" table:formula="of:=['file:///mnt/Dados/vinma/documentos/Gradua%C3%A7%C3%A3o/TCC/results/HW_C024_120.xlsx'#$sigma_025.G$13]" office:value-type="float" office:value="23.6260282071196" calcext:value-type="float">
            <text:p>23,63</text:p>
          </table:table-cell>
          <table:table-cell table:style-name="ce141" table:formula="of:=['file:///mnt/Dados/vinma/documentos/Gradua%C3%A7%C3%A3o/TCC/results/HW_C024_120.xlsx'#$sigma_025.H$13]" office:value-type="float" office:value="25.5507038821372" calcext:value-type="float">
            <text:p>25,55</text:p>
          </table:table-cell>
          <table:table-cell table:style-name="ce133" table:formula="of:=['file:///mnt/Dados/vinma/documentos/Gradua%C3%A7%C3%A3o/TCC/results/HW_C024_120.xlsx'#$sigma_025.I$13]" office:value-type="float" office:value="24.5632330253291" calcext:value-type="float">
            <text:p>24,56</text:p>
          </table:table-cell>
          <table:table-cell/>
          <table:table-cell table:style-name="ce28" table:formula="of:=MAX([.$C14:.$J14])" office:value-type="float" office:value="26.5902452549404" calcext:value-type="float">
            <text:p>26,59</text:p>
          </table:table-cell>
          <table:table-cell table:style-name="ce34" table:formula="of:=[.$K14]-[.$N14]" office:value-type="float" office:value="25.4623007711326" calcext:value-type="float">
            <text:p>25,46</text:p>
          </table:table-cell>
          <table:table-cell table:style-name="ce34" table:formula="of:=AVERAGE([.$C14:.$I14])" office:value-type="float" office:value="25.6253717598768" calcext:value-type="float">
            <text:p>25,63</text:p>
          </table:table-cell>
          <table:table-cell table:style-name="ce34" table:formula="of:=STDEV([.$C14:.$I14])" office:value-type="float" office:value="1.12794448380783" calcext:value-type="float">
            <text:p>1,13</text:p>
          </table:table-cell>
          <table:table-cell table:number-columns-repeated="1010"/>
        </table:table-row>
        <table:table-row table:style-name="ro3">
          <table:table-cell table:style-name="ce11" office:value-type="string" calcext:value-type="string">
            <text:p>Average</text:p>
          </table:table-cell>
          <table:table-cell table:style-name="ce14" table:formula="of:=AVERAGE([.B3:.B14])" office:value-type="float" office:value="19.7220901054406" calcext:value-type="float">
            <text:p>19,72</text:p>
          </table:table-cell>
          <table:table-cell table:style-name="ce93" table:formula="of:=AVERAGE([.C3:.C14])" office:value-type="float" office:value="27.9445648440914" calcext:value-type="float">
            <text:p>27,94</text:p>
          </table:table-cell>
          <table:table-cell table:style-name="ce93" table:formula="of:=AVERAGE([.D3:.D14])" office:value-type="float" office:value="27.6434526724646" calcext:value-type="float">
            <text:p>27,64</text:p>
          </table:table-cell>
          <table:table-cell table:style-name="ce81" table:formula="of:=AVERAGE([.E3:.E14])" office:value-type="float" office:value="27.9525573220157" calcext:value-type="float">
            <text:p>27,95</text:p>
          </table:table-cell>
          <table:table-cell table:style-name="ce93" table:formula="of:=AVERAGE([.F3:.F14])" office:value-type="float" office:value="27.6434514241895" calcext:value-type="float">
            <text:p>27,64</text:p>
          </table:table-cell>
          <table:table-cell table:style-name="ce14" table:formula="of:=AVERAGE([.G3:.G14])" office:value-type="float" office:value="24.4348496988913" calcext:value-type="float">
            <text:p>24,43</text:p>
          </table:table-cell>
          <table:table-cell table:style-name="ce93" table:formula="of:=AVERAGE([.H3:.H14])" office:value-type="float" office:value="27.1681980721789" calcext:value-type="float">
            <text:p>27,17</text:p>
          </table:table-cell>
          <table:table-cell table:style-name="ce14" table:formula="of:=AVERAGE([.I3:.I14])" office:value-type="float" office:value="26.3211242312468" calcext:value-type="float">
            <text:p>26,32</text:p>
          </table:table-cell>
          <table:table-cell/>
          <table:table-cell table:style-name="ce28" table:formula="of:=MAX([.$C15:.$J15])" office:value-type="float" office:value="27.9525573220157" calcext:value-type="float">
            <text:p>27,95</text:p>
          </table:table-cell>
          <table:table-cell table:style-name="ce34" table:formula="of:=[.$K15]-[.$N15]" office:value-type="float" office:value="26.6813953973478" calcext:value-type="float">
            <text:p>26,68</text:p>
          </table:table-cell>
          <table:table-cell table:style-name="ce34" table:formula="of:=AVERAGE([.$C15:.$I15])" office:value-type="float" office:value="27.0154568950112" calcext:value-type="float">
            <text:p>27,02</text:p>
          </table:table-cell>
          <table:table-cell table:style-name="ce34" table:formula="of:=STDEV([.$C15:.$I15])" office:value-type="float" office:value="1.27116192466783" calcext:value-type="float">
            <text:p>1,27</text:p>
          </table:table-cell>
          <table:table-cell table:style-name="ce40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1">
          <table:table-cell table:style-name="ce123" office:value-type="string" calcext:value-type="string" table:number-columns-spanned="9" table:number-rows-spanned="1">
            <text:p>PSNR Improvement ( dB ) - sigma=25</text:p>
          </table:table-cell>
          <table:covered-table-cell table:number-columns-repeated="8" table:style-name="ce134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2">
          <table:table-cell table:style-name="ce124" office:value-type="string" calcext:value-type="string" table:number-columns-spanned="2" table:number-rows-spanned="1">
            <text:p>Imagem</text:p>
          </table:table-cell>
          <table:covered-table-cell table:style-name="ce124"/>
          <table:table-cell table:style-name="ce143" office:value-type="string" calcext:value-type="string">
            <text:p>bm3d</text:p>
          </table:table-cell>
          <table:table-cell table:style-name="ce143" office:value-type="string" calcext:value-type="string">
            <text:p>da3d</text:p>
          </table:table-cell>
          <table:table-cell table:style-name="ce143" office:value-type="string" calcext:value-type="string">
            <text:p>ddid</text:p>
          </table:table-cell>
          <table:table-cell table:style-name="ce143" office:value-type="string" calcext:value-type="string">
            <text:p>nldd</text:p>
          </table:table-cell>
          <table:table-cell table:style-name="ce143" office:value-type="string" calcext:value-type="string">
            <text:p>nlm</text:p>
          </table:table-cell>
          <table:table-cell table:style-name="ce143" office:value-type="string" calcext:value-type="string">
            <text:p>nlm-lbp</text:p>
          </table:table-cell>
          <table:table-cell table:style-name="ce143" office:value-type="string" calcext:value-type="string">
            <text:p>nlm-glcm</text:p>
          </table:table-cell>
          <table:table-cell table:style-name="ce127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01</text:p>
          </table:table-cell>
          <table:covered-table-cell table:style-name="ce135"/>
          <table:table-cell table:style-name="ce133" table:formula="of:=[.C3]-[.$B3]" office:value-type="float" office:value="6.9841657740311" calcext:value-type="float">
            <text:p>6,98</text:p>
          </table:table-cell>
          <table:table-cell table:style-name="ce133" table:formula="of:=[.D3]-[.$B3]" office:value-type="float" office:value="6.7284661158245" calcext:value-type="float">
            <text:p>6,73</text:p>
          </table:table-cell>
          <table:table-cell table:style-name="ce133" table:formula="of:=[.E3]-[.$B3]" office:value-type="float" office:value="7.10016759529" calcext:value-type="float">
            <text:p>7,10</text:p>
          </table:table-cell>
          <table:table-cell table:style-name="ce133" table:formula="of:=[.F3]-[.$B3]" office:value-type="float" office:value="6.7284595390589" calcext:value-type="float">
            <text:p>6,73</text:p>
          </table:table-cell>
          <table:table-cell table:style-name="ce133" table:formula="of:=[.G3]-[.$B3]" office:value-type="float" office:value="3.286162839146" calcext:value-type="float">
            <text:p>3,29</text:p>
          </table:table-cell>
          <table:table-cell table:style-name="ce133" table:formula="of:=[.H3]-[.$B3]" office:value-type="float" office:value="6.3255644844878" calcext:value-type="float">
            <text:p>6,33</text:p>
          </table:table-cell>
          <table:table-cell table:style-name="ce133" table:formula="of:=[.I3]-[.$B3]" office:value-type="float" office:value="6.79790304623" calcext:value-type="float">
            <text:p>6,80</text:p>
          </table:table-cell>
          <table:table-cell table:style-name="ce127"/>
          <table:table-cell table:style-name="ce27" table:formula="of:=MAX([.$C19:.$J19])" office:value-type="float" office:value="7.10016759529" calcext:value-type="float">
            <text:p>7,10</text:p>
          </table:table-cell>
          <table:table-cell table:style-name="ce33" table:formula="of:=[.$K19]-[.$N19]" office:value-type="float" office:value="5.75827149197475" calcext:value-type="float">
            <text:p>5,76</text:p>
          </table:table-cell>
          <table:table-cell table:style-name="ce33" table:formula="of:=AVERAGE([.$C19:.$I19])" office:value-type="float" office:value="6.2786984848669" calcext:value-type="float">
            <text:p>6,28</text:p>
          </table:table-cell>
          <table:table-cell table:style-name="ce33" table:formula="of:=STDEV([.$C19:.$I19])" office:value-type="float" office:value="1.34189610331526" calcext:value-type="float">
            <text:p>1,34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02</text:p>
          </table:table-cell>
          <table:covered-table-cell table:style-name="ce136"/>
          <table:table-cell table:style-name="ce133" table:formula="of:=[.C4]-[.$B4]" office:value-type="float" office:value="10.9273149414903" calcext:value-type="float">
            <text:p>10,93</text:p>
          </table:table-cell>
          <table:table-cell table:style-name="ce133" table:formula="of:=[.D4]-[.$B4]" office:value-type="float" office:value="10.4461228644215" calcext:value-type="float">
            <text:p>10,45</text:p>
          </table:table-cell>
          <table:table-cell table:style-name="ce133" table:formula="of:=[.E4]-[.$B4]" office:value-type="float" office:value="10.8067418031683" calcext:value-type="float">
            <text:p>10,81</text:p>
          </table:table-cell>
          <table:table-cell table:style-name="ce133" table:formula="of:=[.F4]-[.$B4]" office:value-type="float" office:value="10.4461233010385" calcext:value-type="float">
            <text:p>10,45</text:p>
          </table:table-cell>
          <table:table-cell table:style-name="ce133" table:formula="of:=[.G4]-[.$B4]" office:value-type="float" office:value="7.0952265447731" calcext:value-type="float">
            <text:p>7,10</text:p>
          </table:table-cell>
          <table:table-cell table:style-name="ce133" table:formula="of:=[.H4]-[.$B4]" office:value-type="float" office:value="10.3841145306701" calcext:value-type="float">
            <text:p>10,38</text:p>
          </table:table-cell>
          <table:table-cell table:style-name="ce133" table:formula="of:=[.I4]-[.$B4]" office:value-type="float" office:value="9.8636812139516" calcext:value-type="float">
            <text:p>9,86</text:p>
          </table:table-cell>
          <table:table-cell table:style-name="ce127"/>
          <table:table-cell table:style-name="ce28" table:formula="of:=MAX([.$C20:.$J20])" office:value-type="float" office:value="10.9273149414903" calcext:value-type="float">
            <text:p>10,93</text:p>
          </table:table-cell>
          <table:table-cell table:style-name="ce34" table:formula="of:=[.$K20]-[.$N20]" office:value-type="float" office:value="9.60365221144988" calcext:value-type="float">
            <text:p>9,60</text:p>
          </table:table-cell>
          <table:table-cell table:style-name="ce34" table:formula="of:=AVERAGE([.$C20:.$I20])" office:value-type="float" office:value="9.99561788564477" calcext:value-type="float">
            <text:p>10,00</text:p>
          </table:table-cell>
          <table:table-cell table:style-name="ce34" table:formula="of:=STDEV([.$C20:.$I20])" office:value-type="float" office:value="1.32366273004042" calcext:value-type="float">
            <text:p>1,32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04</text:p>
          </table:table-cell>
          <table:covered-table-cell table:style-name="ce136"/>
          <table:table-cell table:style-name="ce133" table:formula="of:=[.C5]-[.$B5]" office:value-type="float" office:value="9.2408733155873" calcext:value-type="float">
            <text:p>9,24</text:p>
          </table:table-cell>
          <table:table-cell table:style-name="ce133" table:formula="of:=[.D5]-[.$B5]" office:value-type="float" office:value="8.9232989180357" calcext:value-type="float">
            <text:p>8,92</text:p>
          </table:table-cell>
          <table:table-cell table:style-name="ce133" table:formula="of:=[.E5]-[.$B5]" office:value-type="float" office:value="9.2729004700091" calcext:value-type="float">
            <text:p>9,27</text:p>
          </table:table-cell>
          <table:table-cell table:style-name="ce133" table:formula="of:=[.F5]-[.$B5]" office:value-type="float" office:value="8.9232866474414" calcext:value-type="float">
            <text:p>8,92</text:p>
          </table:table-cell>
          <table:table-cell table:style-name="ce133" table:formula="of:=[.G5]-[.$B5]" office:value-type="float" office:value="5.4616939686552" calcext:value-type="float">
            <text:p>5,46</text:p>
          </table:table-cell>
          <table:table-cell table:style-name="ce133" table:formula="of:=[.H5]-[.$B5]" office:value-type="float" office:value="8.4221060066654" calcext:value-type="float">
            <text:p>8,42</text:p>
          </table:table-cell>
          <table:table-cell table:style-name="ce133" table:formula="of:=[.I5]-[.$B5]" office:value-type="float" office:value="7.3567375498526" calcext:value-type="float">
            <text:p>7,36</text:p>
          </table:table-cell>
          <table:table-cell table:style-name="ce127"/>
          <table:table-cell table:style-name="ce27" table:formula="of:=MAX([.$C21:.$J21])" office:value-type="float" office:value="9.2729004700091" calcext:value-type="float">
            <text:p>9,27</text:p>
          </table:table-cell>
          <table:table-cell table:style-name="ce33" table:formula="of:=[.$K21]-[.$N21]" office:value-type="float" office:value="7.88642926069912" calcext:value-type="float">
            <text:p>7,89</text:p>
          </table:table-cell>
          <table:table-cell table:style-name="ce33" table:formula="of:=AVERAGE([.$C21:.$I21])" office:value-type="float" office:value="8.22869955374953" calcext:value-type="float">
            <text:p>8,23</text:p>
          </table:table-cell>
          <table:table-cell table:style-name="ce33" table:formula="of:=STDEV([.$C21:.$I21])" office:value-type="float" office:value="1.38647120930998" calcext:value-type="float">
            <text:p>1,39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09</text:p>
          </table:table-cell>
          <table:covered-table-cell table:style-name="ce136"/>
          <table:table-cell table:style-name="ce133" table:formula="of:=[.C6]-[.$B6]" office:value-type="float" office:value="6.938442059534" calcext:value-type="float">
            <text:p>6,94</text:p>
          </table:table-cell>
          <table:table-cell table:style-name="ce133" table:formula="of:=[.D6]-[.$B6]" office:value-type="float" office:value="6.6957345857585" calcext:value-type="float">
            <text:p>6,70</text:p>
          </table:table-cell>
          <table:table-cell table:style-name="ce133" table:formula="of:=[.E6]-[.$B6]" office:value-type="float" office:value="6.9962226110546" calcext:value-type="float">
            <text:p>7,00</text:p>
          </table:table-cell>
          <table:table-cell table:style-name="ce133" table:formula="of:=[.F6]-[.$B6]" office:value-type="float" office:value="6.6957353018179" calcext:value-type="float">
            <text:p>6,70</text:p>
          </table:table-cell>
          <table:table-cell table:style-name="ce133" table:formula="of:=[.G6]-[.$B6]" office:value-type="float" office:value="4.0597029243467" calcext:value-type="float">
            <text:p>4,06</text:p>
          </table:table-cell>
          <table:table-cell table:style-name="ce133" table:formula="of:=[.H6]-[.$B6]" office:value-type="float" office:value="6.0947328115563" calcext:value-type="float">
            <text:p>6,09</text:p>
          </table:table-cell>
          <table:table-cell table:style-name="ce133" table:formula="of:=[.I6]-[.$B6]" office:value-type="float" office:value="4.9987845127785" calcext:value-type="float">
            <text:p>5,00</text:p>
          </table:table-cell>
          <table:table-cell table:style-name="ce127"/>
          <table:table-cell table:style-name="ce28" table:formula="of:=MAX([.$C22:.$J22])" office:value-type="float" office:value="6.9962226110546" calcext:value-type="float">
            <text:p>7,00</text:p>
          </table:table-cell>
          <table:table-cell table:style-name="ce34" table:formula="of:=[.$K22]-[.$N22]" office:value-type="float" office:value="5.87190349476156" calcext:value-type="float">
            <text:p>5,87</text:p>
          </table:table-cell>
          <table:table-cell table:style-name="ce34" table:formula="of:=AVERAGE([.$C22:.$I22])" office:value-type="float" office:value="6.06847925812093" calcext:value-type="float">
            <text:p>6,07</text:p>
          </table:table-cell>
          <table:table-cell table:style-name="ce34" table:formula="of:=STDEV([.$C22:.$I22])" office:value-type="float" office:value="1.12431911629304" calcext:value-type="float">
            <text:p>1,12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11</text:p>
          </table:table-cell>
          <table:covered-table-cell table:style-name="ce136"/>
          <table:table-cell table:style-name="ce133" table:formula="of:=[.C7]-[.$B7]" office:value-type="float" office:value="8.9904064783267" calcext:value-type="float">
            <text:p>8,99</text:p>
          </table:table-cell>
          <table:table-cell table:style-name="ce133" table:formula="of:=[.D7]-[.$B7]" office:value-type="float" office:value="8.4032630964836" calcext:value-type="float">
            <text:p>8,40</text:p>
          </table:table-cell>
          <table:table-cell table:style-name="ce133" table:formula="of:=[.E7]-[.$B7]" office:value-type="float" office:value="8.9185670530953" calcext:value-type="float">
            <text:p>8,92</text:p>
          </table:table-cell>
          <table:table-cell table:style-name="ce133" table:formula="of:=[.F7]-[.$B7]" office:value-type="float" office:value="8.4032551395244" calcext:value-type="float">
            <text:p>8,40</text:p>
          </table:table-cell>
          <table:table-cell table:style-name="ce133" table:formula="of:=[.G7]-[.$B7]" office:value-type="float" office:value="4.0602801998775" calcext:value-type="float">
            <text:p>4,06</text:p>
          </table:table-cell>
          <table:table-cell table:style-name="ce133" table:formula="of:=[.H7]-[.$B7]" office:value-type="float" office:value="8.0811587830423" calcext:value-type="float">
            <text:p>8,08</text:p>
          </table:table-cell>
          <table:table-cell table:style-name="ce133" table:formula="of:=[.I7]-[.$B7]" office:value-type="float" office:value="7.2638540380452" calcext:value-type="float">
            <text:p>7,26</text:p>
          </table:table-cell>
          <table:table-cell table:style-name="ce127"/>
          <table:table-cell table:style-name="ce27" table:formula="of:=MAX([.$C23:.$J23])" office:value-type="float" office:value="8.9904064783267" calcext:value-type="float">
            <text:p>8,99</text:p>
          </table:table-cell>
          <table:table-cell table:style-name="ce33" table:formula="of:=[.$K23]-[.$N23]" office:value-type="float" office:value="7.27210774825925" calcext:value-type="float">
            <text:p>7,27</text:p>
          </table:table-cell>
          <table:table-cell table:style-name="ce33" table:formula="of:=AVERAGE([.$C23:.$I23])" office:value-type="float" office:value="7.73154068405643" calcext:value-type="float">
            <text:p>7,73</text:p>
          </table:table-cell>
          <table:table-cell table:style-name="ce33" table:formula="of:=STDEV([.$C23:.$I23])" office:value-type="float" office:value="1.71829873006744" calcext:value-type="float">
            <text:p>1,72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12</text:p>
          </table:table-cell>
          <table:covered-table-cell table:style-name="ce136"/>
          <table:table-cell table:style-name="ce133" table:formula="of:=[.C8]-[.$B8]" office:value-type="float" office:value="10.3466702599549" calcext:value-type="float">
            <text:p>10,35</text:p>
          </table:table-cell>
          <table:table-cell table:style-name="ce133" table:formula="of:=[.D8]-[.$B8]" office:value-type="float" office:value="10.0392297829263" calcext:value-type="float">
            <text:p>10,04</text:p>
          </table:table-cell>
          <table:table-cell table:style-name="ce133" table:formula="of:=[.E8]-[.$B8]" office:value-type="float" office:value="10.3182418086283" calcext:value-type="float">
            <text:p>10,32</text:p>
          </table:table-cell>
          <table:table-cell table:style-name="ce133" table:formula="of:=[.F8]-[.$B8]" office:value-type="float" office:value="10.0392261079968" calcext:value-type="float">
            <text:p>10,04</text:p>
          </table:table-cell>
          <table:table-cell table:style-name="ce133" table:formula="of:=[.G8]-[.$B8]" office:value-type="float" office:value="6.569593245808" calcext:value-type="float">
            <text:p>6,57</text:p>
          </table:table-cell>
          <table:table-cell table:style-name="ce133" table:formula="of:=[.H8]-[.$B8]" office:value-type="float" office:value="9.6395375862334" calcext:value-type="float">
            <text:p>9,64</text:p>
          </table:table-cell>
          <table:table-cell table:style-name="ce133" table:formula="of:=[.I8]-[.$B8]" office:value-type="float" office:value="8.6682685921449" calcext:value-type="float">
            <text:p>8,67</text:p>
          </table:table-cell>
          <table:table-cell table:style-name="ce127"/>
          <table:table-cell table:style-name="ce28" table:formula="of:=MAX([.$C24:.$J24])" office:value-type="float" office:value="10.3466702599549" calcext:value-type="float">
            <text:p>10,35</text:p>
          </table:table-cell>
          <table:table-cell table:style-name="ce34" table:formula="of:=[.$K24]-[.$N24]" office:value-type="float" office:value="8.9830965456995" calcext:value-type="float">
            <text:p>8,98</text:p>
          </table:table-cell>
          <table:table-cell table:style-name="ce34" table:formula="of:=AVERAGE([.$C24:.$I24])" office:value-type="float" office:value="9.37439534052752" calcext:value-type="float">
            <text:p>9,37</text:p>
          </table:table-cell>
          <table:table-cell table:style-name="ce34" table:formula="of:=STDEV([.$C24:.$I24])" office:value-type="float" office:value="1.36357371425541" calcext:value-type="float">
            <text:p>1,36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13</text:p>
          </table:table-cell>
          <table:covered-table-cell table:style-name="ce136"/>
          <table:table-cell table:style-name="ce133" table:formula="of:=[.C9]-[.$B9]" office:value-type="float" office:value="7.7821931333575" calcext:value-type="float">
            <text:p>7,78</text:p>
          </table:table-cell>
          <table:table-cell table:style-name="ce133" table:formula="of:=[.D9]-[.$B9]" office:value-type="float" office:value="7.6834826081" calcext:value-type="float">
            <text:p>7,68</text:p>
          </table:table-cell>
          <table:table-cell table:style-name="ce133" table:formula="of:=[.E9]-[.$B9]" office:value-type="float" office:value="7.9723311384317" calcext:value-type="float">
            <text:p>7,97</text:p>
          </table:table-cell>
          <table:table-cell table:style-name="ce133" table:formula="of:=[.F9]-[.$B9]" office:value-type="float" office:value="7.6834844623852" calcext:value-type="float">
            <text:p>7,68</text:p>
          </table:table-cell>
          <table:table-cell table:style-name="ce133" table:formula="of:=[.G9]-[.$B9]" office:value-type="float" office:value="4.6391926483722" calcext:value-type="float">
            <text:p>4,64</text:p>
          </table:table-cell>
          <table:table-cell table:style-name="ce133" table:formula="of:=[.H9]-[.$B9]" office:value-type="float" office:value="7.4254568538068" calcext:value-type="float">
            <text:p>7,43</text:p>
          </table:table-cell>
          <table:table-cell table:style-name="ce133" table:formula="of:=[.I9]-[.$B9]" office:value-type="float" office:value="6.5129246903257" calcext:value-type="float">
            <text:p>6,51</text:p>
          </table:table-cell>
          <table:table-cell table:style-name="ce127"/>
          <table:table-cell table:style-name="ce27" table:formula="of:=MAX([.$C25:.$J25])" office:value-type="float" office:value="7.9723311384317" calcext:value-type="float">
            <text:p>7,97</text:p>
          </table:table-cell>
          <table:table-cell table:style-name="ce33" table:formula="of:=[.$K25]-[.$N25]" office:value-type="float" office:value="6.78817127886348" calcext:value-type="float">
            <text:p>6,79</text:p>
          </table:table-cell>
          <table:table-cell table:style-name="ce33" table:formula="of:=AVERAGE([.$C25:.$I25])" office:value-type="float" office:value="7.09986650496844" calcext:value-type="float">
            <text:p>7,10</text:p>
          </table:table-cell>
          <table:table-cell table:style-name="ce33" table:formula="of:=STDEV([.$C25:.$I25])" office:value-type="float" office:value="1.18415985956822" calcext:value-type="float">
            <text:p>1,18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15</text:p>
          </table:table-cell>
          <table:covered-table-cell table:style-name="ce136"/>
          <table:table-cell table:style-name="ce133" table:formula="of:=[.C10]-[.$B10]" office:value-type="float" office:value="9.1421427599347" calcext:value-type="float">
            <text:p>9,14</text:p>
          </table:table-cell>
          <table:table-cell table:style-name="ce133" table:formula="of:=[.D10]-[.$B10]" office:value-type="float" office:value="8.9717155079046" calcext:value-type="float">
            <text:p>8,97</text:p>
          </table:table-cell>
          <table:table-cell table:style-name="ce133" table:formula="of:=[.E10]-[.$B10]" office:value-type="float" office:value="9.0956224485949" calcext:value-type="float">
            <text:p>9,10</text:p>
          </table:table-cell>
          <table:table-cell table:style-name="ce133" table:formula="of:=[.F10]-[.$B10]" office:value-type="float" office:value="8.9717197444807" calcext:value-type="float">
            <text:p>8,97</text:p>
          </table:table-cell>
          <table:table-cell table:style-name="ce133" table:formula="of:=[.G10]-[.$B10]" office:value-type="float" office:value="6.1917529485241" calcext:value-type="float">
            <text:p>6,19</text:p>
          </table:table-cell>
          <table:table-cell table:style-name="ce133" table:formula="of:=[.H10]-[.$B10]" office:value-type="float" office:value="7.9547082679268" calcext:value-type="float">
            <text:p>7,95</text:p>
          </table:table-cell>
          <table:table-cell table:style-name="ce133" table:formula="of:=[.I10]-[.$B10]" office:value-type="float" office:value="6.7925602234251" calcext:value-type="float">
            <text:p>6,79</text:p>
          </table:table-cell>
          <table:table-cell table:style-name="ce127"/>
          <table:table-cell table:style-name="ce28" table:formula="of:=MAX([.$C26:.$J26])" office:value-type="float" office:value="9.1421427599347" calcext:value-type="float">
            <text:p>9,14</text:p>
          </table:table-cell>
          <table:table-cell table:style-name="ce34" table:formula="of:=[.$K26]-[.$N26]" office:value-type="float" office:value="7.92122797564482" calcext:value-type="float">
            <text:p>7,92</text:p>
          </table:table-cell>
          <table:table-cell table:style-name="ce34" table:formula="of:=AVERAGE([.$C26:.$I26])" office:value-type="float" office:value="8.16003170011298" calcext:value-type="float">
            <text:p>8,16</text:p>
          </table:table-cell>
          <table:table-cell table:style-name="ce34" table:formula="of:=STDEV([.$C26:.$I26])" office:value-type="float" office:value="1.22091478428988" calcext:value-type="float">
            <text:p>1,22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16</text:p>
          </table:table-cell>
          <table:covered-table-cell table:style-name="ce136"/>
          <table:table-cell table:style-name="ce133" table:formula="of:=[.C11]-[.$B11]" office:value-type="float" office:value="7.1123655272511" calcext:value-type="float">
            <text:p>7,11</text:p>
          </table:table-cell>
          <table:table-cell table:style-name="ce133" table:formula="of:=[.D11]-[.$B11]" office:value-type="float" office:value="6.8815947012691" calcext:value-type="float">
            <text:p>6,88</text:p>
          </table:table-cell>
          <table:table-cell table:style-name="ce133" table:formula="of:=[.E11]-[.$B11]" office:value-type="float" office:value="7.2932614514082" calcext:value-type="float">
            <text:p>7,29</text:p>
          </table:table-cell>
          <table:table-cell table:style-name="ce133" table:formula="of:=[.F11]-[.$B11]" office:value-type="float" office:value="6.8816004911556" calcext:value-type="float">
            <text:p>6,88</text:p>
          </table:table-cell>
          <table:table-cell table:style-name="ce133" table:formula="of:=[.G11]-[.$B11]" office:value-type="float" office:value="4.0644669796787" calcext:value-type="float">
            <text:p>4,06</text:p>
          </table:table-cell>
          <table:table-cell table:style-name="ce133" table:formula="of:=[.H11]-[.$B11]" office:value-type="float" office:value="6.7153214995117" calcext:value-type="float">
            <text:p>6,72</text:p>
          </table:table-cell>
          <table:table-cell table:style-name="ce133" table:formula="of:=[.I11]-[.$B11]" office:value-type="float" office:value="6.0036083515553" calcext:value-type="float">
            <text:p>6,00</text:p>
          </table:table-cell>
          <table:table-cell table:style-name="ce127"/>
          <table:table-cell table:style-name="ce27" table:formula="of:=MAX([.$C27:.$J27])" office:value-type="float" office:value="7.2932614514082" calcext:value-type="float">
            <text:p>7,29</text:p>
          </table:table-cell>
          <table:table-cell table:style-name="ce33" table:formula="of:=[.$K27]-[.$N27]" office:value-type="float" office:value="6.17692730630314" calcext:value-type="float">
            <text:p>6,18</text:p>
          </table:table-cell>
          <table:table-cell table:style-name="ce33" table:formula="of:=AVERAGE([.$C27:.$I27])" office:value-type="float" office:value="6.42174557168996" calcext:value-type="float">
            <text:p>6,42</text:p>
          </table:table-cell>
          <table:table-cell table:style-name="ce33" table:formula="of:=STDEV([.$C27:.$I27])" office:value-type="float" office:value="1.11633414510506" calcext:value-type="float">
            <text:p>1,12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17</text:p>
          </table:table-cell>
          <table:covered-table-cell table:style-name="ce136"/>
          <table:table-cell table:style-name="ce133" table:formula="of:=[.C12]-[.$B12]" office:value-type="float" office:value="8.7115919451247" calcext:value-type="float">
            <text:p>8,71</text:p>
          </table:table-cell>
          <table:table-cell table:style-name="ce133" table:formula="of:=[.D12]-[.$B12]" office:value-type="float" office:value="7.8083526989813" calcext:value-type="float">
            <text:p>7,81</text:p>
          </table:table-cell>
          <table:table-cell table:style-name="ce133" table:formula="of:=[.E12]-[.$B12]" office:value-type="float" office:value="7.9509942071096" calcext:value-type="float">
            <text:p>7,95</text:p>
          </table:table-cell>
          <table:table-cell table:style-name="ce133" table:formula="of:=[.F12]-[.$B12]" office:value-type="float" office:value="7.8083542174291" calcext:value-type="float">
            <text:p>7,81</text:p>
          </table:table-cell>
          <table:table-cell table:style-name="ce133" table:formula="of:=[.G12]-[.$B12]" office:value-type="float" office:value="4.1811782996883" calcext:value-type="float">
            <text:p>4,18</text:p>
          </table:table-cell>
          <table:table-cell table:style-name="ce133" table:formula="of:=[.H12]-[.$B12]" office:value-type="float" office:value="7.0650560531539" calcext:value-type="float">
            <text:p>7,07</text:p>
          </table:table-cell>
          <table:table-cell table:style-name="ce133" table:formula="of:=[.I12]-[.$B12]" office:value-type="float" office:value="5.4619970260637" calcext:value-type="float">
            <text:p>5,46</text:p>
          </table:table-cell>
          <table:table-cell table:style-name="ce127"/>
          <table:table-cell table:style-name="ce28" table:formula="of:=MAX([.$C28:.$J28])" office:value-type="float" office:value="8.7115919451247" calcext:value-type="float">
            <text:p>8,71</text:p>
          </table:table-cell>
          <table:table-cell table:style-name="ce34" table:formula="of:=[.$K28]-[.$N28]" office:value-type="float" office:value="7.10658796915905" calcext:value-type="float">
            <text:p>7,11</text:p>
          </table:table-cell>
          <table:table-cell table:style-name="ce34" table:formula="of:=AVERAGE([.$C28:.$I28])" office:value-type="float" office:value="6.99821777822151" calcext:value-type="float">
            <text:p>7,00</text:p>
          </table:table-cell>
          <table:table-cell table:style-name="ce34" table:formula="of:=STDEV([.$C28:.$I28])" office:value-type="float" office:value="1.60500397596565" calcext:value-type="float">
            <text:p>1,61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19</text:p>
          </table:table-cell>
          <table:covered-table-cell table:style-name="ce136"/>
          <table:table-cell table:style-name="ce133" table:formula="of:=[.C13]-[.$B13]" office:value-type="float" office:value="5.7954768046015" calcext:value-type="float">
            <text:p>5,80</text:p>
          </table:table-cell>
          <table:table-cell table:style-name="ce133" table:formula="of:=[.D13]-[.$B13]" office:value-type="float" office:value="5.7751883890279" calcext:value-type="float">
            <text:p>5,78</text:p>
          </table:table-cell>
          <table:table-cell table:style-name="ce133" table:formula="of:=[.E13]-[.$B13]" office:value-type="float" office:value="6.100156836782" calcext:value-type="float">
            <text:p>6,10</text:p>
          </table:table-cell>
          <table:table-cell table:style-name="ce133" table:formula="of:=[.F13]-[.$B13]" office:value-type="float" office:value="5.7751925620528" calcext:value-type="float">
            <text:p>5,78</text:p>
          </table:table-cell>
          <table:table-cell table:style-name="ce133" table:formula="of:=[.G13]-[.$B13]" office:value-type="float" office:value="2.9676823950314" calcext:value-type="float">
            <text:p>2,97</text:p>
          </table:table-cell>
          <table:table-cell table:style-name="ce133" table:formula="of:=[.H13]-[.$B13]" office:value-type="float" office:value="5.3446809212796" calcext:value-type="float">
            <text:p>5,34</text:p>
          </table:table-cell>
          <table:table-cell table:style-name="ce133" table:formula="of:=[.I13]-[.$B13]" office:value-type="float" office:value="4.5547033195846" calcext:value-type="float">
            <text:p>4,55</text:p>
          </table:table-cell>
          <table:table-cell table:style-name="ce127"/>
          <table:table-cell table:style-name="ce27" table:formula="of:=MAX([.$C29:.$J29])" office:value-type="float" office:value="6.100156836782" calcext:value-type="float">
            <text:p>6,10</text:p>
          </table:table-cell>
          <table:table-cell table:style-name="ce33" table:formula="of:=[.$K29]-[.$N29]" office:value-type="float" office:value="5.00121294083952" calcext:value-type="float">
            <text:p>5,00</text:p>
          </table:table-cell>
          <table:table-cell table:style-name="ce33" table:formula="of:=AVERAGE([.$C29:.$I29])" office:value-type="float" office:value="5.18758303262283" calcext:value-type="float">
            <text:p>5,19</text:p>
          </table:table-cell>
          <table:table-cell table:style-name="ce33" table:formula="of:=STDEV([.$C29:.$I29])" office:value-type="float" office:value="1.09894389594248" calcext:value-type="float">
            <text:p>1,10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5" office:value-type="string" calcext:value-type="string" table:number-columns-spanned="2" table:number-rows-spanned="1">
            <text:p>C024</text:p>
          </table:table-cell>
          <table:covered-table-cell table:style-name="ce136"/>
          <table:table-cell table:style-name="ce133" table:formula="of:=[.C14]-[.$B14]" office:value-type="float" office:value="6.6980538646164" calcext:value-type="float">
            <text:p>6,70</text:p>
          </table:table-cell>
          <table:table-cell table:style-name="ce133" table:formula="of:=[.D14]-[.$B14]" office:value-type="float" office:value="6.6999015355546" calcext:value-type="float">
            <text:p>6,70</text:p>
          </table:table-cell>
          <table:table-cell table:style-name="ce133" table:formula="of:=[.E14]-[.$B14]" office:value-type="float" office:value="6.9403991753287" calcext:value-type="float">
            <text:p>6,94</text:p>
          </table:table-cell>
          <table:table-cell table:style-name="ce133" table:formula="of:=[.F14]-[.$B14]" office:value-type="float" office:value="6.6998983106053" calcext:value-type="float">
            <text:p>6,70</text:p>
          </table:table-cell>
          <table:table-cell table:style-name="ce133" table:formula="of:=[.G14]-[.$B14]" office:value-type="float" office:value="3.9761821275079" calcext:value-type="float">
            <text:p>3,98</text:p>
          </table:table-cell>
          <table:table-cell table:style-name="ce133" table:formula="of:=[.H14]-[.$B14]" office:value-type="float" office:value="5.9008578025255" calcext:value-type="float">
            <text:p>5,90</text:p>
          </table:table-cell>
          <table:table-cell table:style-name="ce133" table:formula="of:=[.I14]-[.$B14]" office:value-type="float" office:value="4.9133869457174" calcext:value-type="float">
            <text:p>4,91</text:p>
          </table:table-cell>
          <table:table-cell table:style-name="ce127"/>
          <table:table-cell table:style-name="ce28" table:formula="of:=MAX([.$C30:.$J30])" office:value-type="float" office:value="6.9403991753287" calcext:value-type="float">
            <text:p>6,94</text:p>
          </table:table-cell>
          <table:table-cell table:style-name="ce34" table:formula="of:=[.$K30]-[.$N30]" office:value-type="float" office:value="5.81245469152087" calcext:value-type="float">
            <text:p>5,81</text:p>
          </table:table-cell>
          <table:table-cell table:style-name="ce34" table:formula="of:=AVERAGE([.$C30:.$I30])" office:value-type="float" office:value="5.97552568026512" calcext:value-type="float">
            <text:p>5,98</text:p>
          </table:table-cell>
          <table:table-cell table:style-name="ce34" table:formula="of:=STDEV([.$C30:.$I30])" office:value-type="float" office:value="1.12794448380783" calcext:value-type="float">
            <text:p>1,13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26" office:value-type="string" calcext:value-type="string" table:number-columns-spanned="2" table:number-rows-spanned="1">
            <text:p>Average</text:p>
          </table:table-cell>
          <table:covered-table-cell table:style-name="ce126"/>
          <table:table-cell table:style-name="ce97" table:formula="of:=AVERAGE([.C19:.C30])" office:value-type="float" office:value="8.22247473865085" calcext:value-type="float">
            <text:p>8,22</text:p>
          </table:table-cell>
          <table:table-cell table:style-name="ce97" table:formula="of:=AVERAGE([.D19:.D30])" office:value-type="float" office:value="7.92136256702397" calcext:value-type="float">
            <text:p>7,92</text:p>
          </table:table-cell>
          <table:table-cell table:style-name="ce97" table:formula="of:=AVERAGE([.E19:.E30])" office:value-type="float" office:value="8.23046721657506" calcext:value-type="float">
            <text:p>8,23</text:p>
          </table:table-cell>
          <table:table-cell table:style-name="ce97" table:formula="of:=AVERAGE([.F19:.F30])" office:value-type="float" office:value="7.92136131874888" calcext:value-type="float">
            <text:p>7,92</text:p>
          </table:table-cell>
          <table:table-cell table:style-name="ce97" table:formula="of:=AVERAGE([.G19:.G30])" office:value-type="float" office:value="4.71275959345076" calcext:value-type="float">
            <text:p>4,71</text:p>
          </table:table-cell>
          <table:table-cell table:style-name="ce97" table:formula="of:=AVERAGE([.H19:.H30])" office:value-type="float" office:value="7.4461079667383" calcext:value-type="float">
            <text:p>7,45</text:p>
          </table:table-cell>
          <table:table-cell table:style-name="ce97" table:formula="of:=AVERAGE([.I19:.I30])" office:value-type="float" office:value="6.59903412580622" calcext:value-type="float">
            <text:p>6,60</text:p>
          </table:table-cell>
          <table:table-cell table:style-name="ce127"/>
          <table:table-cell table:style-name="ce28" table:formula="of:=MAX([.$C31:.$J31])" office:value-type="float" office:value="8.23046721657506" calcext:value-type="float">
            <text:p>8,23</text:p>
          </table:table-cell>
          <table:table-cell table:style-name="ce34" table:formula="of:=[.$K31]-[.$N31]" office:value-type="float" office:value="6.95930529190723" calcext:value-type="float">
            <text:p>6,96</text:p>
          </table:table-cell>
          <table:table-cell table:style-name="ce34" table:formula="of:=AVERAGE([.$C31:.$I31])" office:value-type="float" office:value="7.29336678957058" calcext:value-type="float">
            <text:p>7,29</text:p>
          </table:table-cell>
          <table:table-cell table:style-name="ce34" table:formula="of:=STDEV([.$C31:.$I31])" office:value-type="float" office:value="1.27116192466783" calcext:value-type="float">
            <text:p>1,27</text:p>
          </table:table-cell>
          <table:table-cell table:style-name="ce40" table:number-columns-repeated="1009"/>
          <table:table-cell table:style-name="ce127"/>
        </table:table-row>
        <table:table-row table:style-name="ro4">
          <table:table-cell table:style-name="ce127" table:number-columns-repeated="2"/>
          <table:table-cell table:style-name="ce144" table:number-columns-repeated="7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1">
          <table:table-cell table:style-name="ce123" office:value-type="string" calcext:value-type="string" table:number-columns-spanned="9" table:number-rows-spanned="1">
            <text:p>PSNR Improvement ( % ) - sigma=25</text:p>
          </table:table-cell>
          <table:covered-table-cell table:number-columns-repeated="8" table:style-name="ce134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2">
          <table:table-cell table:style-name="ce124" office:value-type="string" calcext:value-type="string" table:number-columns-spanned="2" table:number-rows-spanned="1">
            <text:p>Imagem</text:p>
          </table:table-cell>
          <table:covered-table-cell table:style-name="ce124"/>
          <table:table-cell table:style-name="ce143" office:value-type="string" calcext:value-type="string">
            <text:p>bm3d</text:p>
          </table:table-cell>
          <table:table-cell table:style-name="ce143" office:value-type="string" calcext:value-type="string">
            <text:p>da3d</text:p>
          </table:table-cell>
          <table:table-cell table:style-name="ce143" office:value-type="string" calcext:value-type="string">
            <text:p>ddid</text:p>
          </table:table-cell>
          <table:table-cell table:style-name="ce143" office:value-type="string" calcext:value-type="string">
            <text:p>nldd</text:p>
          </table:table-cell>
          <table:table-cell table:style-name="ce143" office:value-type="string" calcext:value-type="string">
            <text:p>nlm</text:p>
          </table:table-cell>
          <table:table-cell table:style-name="ce143" office:value-type="string" calcext:value-type="string">
            <text:p>nlm-lbp</text:p>
          </table:table-cell>
          <table:table-cell table:style-name="ce143" office:value-type="string" calcext:value-type="string">
            <text:p>nlm-glcm</text:p>
          </table:table-cell>
          <table:table-cell table:style-name="ce127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48" office:value-type="string" calcext:value-type="string" table:number-columns-spanned="2" table:number-rows-spanned="1">
            <text:p>C001</text:p>
          </table:table-cell>
          <table:covered-table-cell table:style-name="ce53"/>
          <table:table-cell table:style-name="ce55" table:formula="of:=([.C3]-[.$B3])/[.$B3]" office:value-type="percentage" office:value="0.35211846251756" calcext:value-type="percentage">
            <text:p>35,2%</text:p>
          </table:table-cell>
          <table:table-cell table:style-name="ce55" table:formula="of:=([.D3]-[.$B3])/[.$B3]" office:value-type="percentage" office:value="0.339226934248178" calcext:value-type="percentage">
            <text:p>33,9%</text:p>
          </table:table-cell>
          <table:table-cell table:style-name="ce146" table:formula="of:=([.E3]-[.$B3])/[.$B3]" office:value-type="percentage" office:value="0.357966889412408" calcext:value-type="percentage">
            <text:p>35,8%</text:p>
          </table:table-cell>
          <table:table-cell table:style-name="ce55" table:formula="of:=([.F3]-[.$B3])/[.$B3]" office:value-type="percentage" office:value="0.339226602669481" calcext:value-type="percentage">
            <text:p>33,9%</text:p>
          </table:table-cell>
          <table:table-cell table:style-name="ce55" table:formula="of:=([.G3]-[.$B3])/[.$B3]" office:value-type="percentage" office:value="0.165677425757116" calcext:value-type="percentage">
            <text:p>16,6%</text:p>
          </table:table-cell>
          <table:table-cell table:style-name="ce55" table:formula="of:=([.H3]-[.$B3])/[.$B3]" office:value-type="percentage" office:value="0.318913970959191" calcext:value-type="percentage">
            <text:p>31,9%</text:p>
          </table:table-cell>
          <table:table-cell table:style-name="ce55" table:formula="of:=([.I3]-[.$B3])/[.$B3]" office:value-type="percentage" office:value="0.342727713864154" calcext:value-type="percentage">
            <text:p>34,3%</text:p>
          </table:table-cell>
          <table:table-cell table:style-name="ce144"/>
          <table:table-cell table:style-name="ce57" table:formula="of:=MAX([.$C35:.$J35])" office:value-type="percentage" office:value="0.357966889412408" calcext:value-type="percentage">
            <text:p>35,8%</text:p>
          </table:table-cell>
          <table:table-cell table:style-name="ce59" table:formula="of:=[.$K35]-[.$N35]" office:value-type="percentage" office:value="0.290312940745472" calcext:value-type="percentage">
            <text:p>29,0%</text:p>
          </table:table-cell>
          <table:table-cell table:style-name="ce59" table:formula="of:=AVERAGE([.$C35:.$I35])" office:value-type="percentage" office:value="0.316551142775441" calcext:value-type="percentage">
            <text:p>31,7%</text:p>
          </table:table-cell>
          <table:table-cell table:style-name="ce59" table:formula="of:=STDEV([.$C35:.$I35])" office:value-type="percentage" office:value="0.0676539486669364" calcext:value-type="percentage">
            <text:p>6,8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02</text:p>
          </table:table-cell>
          <table:covered-table-cell table:style-name="ce138"/>
          <table:table-cell table:style-name="ce146" table:formula="of:=([.C4]-[.$B4])/[.$B4]" office:value-type="percentage" office:value="0.555673456001033" calcext:value-type="percentage">
            <text:p>55,6%</text:p>
          </table:table-cell>
          <table:table-cell table:style-name="ce55" table:formula="of:=([.D4]-[.$B4])/[.$B4]" office:value-type="percentage" office:value="0.531203980572089" calcext:value-type="percentage">
            <text:p>53,1%</text:p>
          </table:table-cell>
          <table:table-cell table:style-name="ce55" table:formula="of:=([.E4]-[.$B4])/[.$B4]" office:value-type="percentage" office:value="0.549542096849126" calcext:value-type="percentage">
            <text:p>55,0%</text:p>
          </table:table-cell>
          <table:table-cell table:style-name="ce55" table:formula="of:=([.F4]-[.$B4])/[.$B4]" office:value-type="percentage" office:value="0.531204002774842" calcext:value-type="percentage">
            <text:p>53,1%</text:p>
          </table:table-cell>
          <table:table-cell table:style-name="ce55" table:formula="of:=([.G4]-[.$B4])/[.$B4]" office:value-type="percentage" office:value="0.360804925670664" calcext:value-type="percentage">
            <text:p>36,1%</text:p>
          </table:table-cell>
          <table:table-cell table:style-name="ce55" table:formula="of:=([.H4]-[.$B4])/[.$B4]" office:value-type="percentage" office:value="0.528050746195574" calcext:value-type="percentage">
            <text:p>52,8%</text:p>
          </table:table-cell>
          <table:table-cell table:style-name="ce55" table:formula="of:=([.I4]-[.$B4])/[.$B4]" office:value-type="percentage" office:value="0.501585783735217" calcext:value-type="percentage">
            <text:p>50,2%</text:p>
          </table:table-cell>
          <table:table-cell table:style-name="ce144"/>
          <table:table-cell table:style-name="ce58" table:formula="of:=MAX([.$C36:.$J36])" office:value-type="percentage" office:value="0.555673456001033" calcext:value-type="percentage">
            <text:p>55,6%</text:p>
          </table:table-cell>
          <table:table-cell table:style-name="ce60" table:formula="of:=[.$K36]-[.$N36]" office:value-type="percentage" office:value="0.488362845140117" calcext:value-type="percentage">
            <text:p>48,8%</text:p>
          </table:table-cell>
          <table:table-cell table:style-name="ce60" table:formula="of:=AVERAGE([.$C36:.$I36])" office:value-type="percentage" office:value="0.508294998828364" calcext:value-type="percentage">
            <text:p>50,8%</text:p>
          </table:table-cell>
          <table:table-cell table:style-name="ce60" table:formula="of:=STDEV([.$C36:.$I36])" office:value-type="percentage" office:value="0.0673106108609159" calcext:value-type="percentage">
            <text:p>6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04</text:p>
          </table:table-cell>
          <table:covered-table-cell table:style-name="ce138"/>
          <table:table-cell table:style-name="ce55" table:formula="of:=([.C5]-[.$B5])/[.$B5]" office:value-type="percentage" office:value="0.468587348778571" calcext:value-type="percentage">
            <text:p>46,9%</text:p>
          </table:table-cell>
          <table:table-cell table:style-name="ce55" table:formula="of:=([.D5]-[.$B5])/[.$B5]" office:value-type="percentage" office:value="0.452483746888732" calcext:value-type="percentage">
            <text:p>45,2%</text:p>
          </table:table-cell>
          <table:table-cell table:style-name="ce146" table:formula="of:=([.E5]-[.$B5])/[.$B5]" office:value-type="percentage" office:value="0.470211385692281" calcext:value-type="percentage">
            <text:p>47,0%</text:p>
          </table:table-cell>
          <table:table-cell table:style-name="ce55" table:formula="of:=([.F5]-[.$B5])/[.$B5]" office:value-type="percentage" office:value="0.452483124669916" calcext:value-type="percentage">
            <text:p>45,2%</text:p>
          </table:table-cell>
          <table:table-cell table:style-name="ce55" table:formula="of:=([.G5]-[.$B5])/[.$B5]" office:value-type="percentage" office:value="0.276952254317253" calcext:value-type="percentage">
            <text:p>27,7%</text:p>
          </table:table-cell>
          <table:table-cell table:style-name="ce55" table:formula="of:=([.H5]-[.$B5])/[.$B5]" office:value-type="percentage" office:value="0.427069194654856" calcext:value-type="percentage">
            <text:p>42,7%</text:p>
          </table:table-cell>
          <table:table-cell table:style-name="ce55" table:formula="of:=([.I5]-[.$B5])/[.$B5]" office:value-type="percentage" office:value="0.373046358976743" calcext:value-type="percentage">
            <text:p>37,3%</text:p>
          </table:table-cell>
          <table:table-cell table:style-name="ce144"/>
          <table:table-cell table:style-name="ce57" table:formula="of:=MAX([.$C37:.$J37])" office:value-type="percentage" office:value="0.470211385692281" calcext:value-type="percentage">
            <text:p>47,0%</text:p>
          </table:table-cell>
          <table:table-cell table:style-name="ce59" table:formula="of:=[.$K37]-[.$N37]" office:value-type="percentage" office:value="0.399906031864682" calcext:value-type="percentage">
            <text:p>40,0%</text:p>
          </table:table-cell>
          <table:table-cell table:style-name="ce59" table:formula="of:=AVERAGE([.$C37:.$I37])" office:value-type="percentage" office:value="0.417261916282622" calcext:value-type="percentage">
            <text:p>41,7%</text:p>
          </table:table-cell>
          <table:table-cell table:style-name="ce59" table:formula="of:=STDEV([.$C37:.$I37])" office:value-type="percentage" office:value="0.070305353827599" calcext:value-type="percentage">
            <text:p>7,0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09</text:p>
          </table:table-cell>
          <table:covered-table-cell table:style-name="ce138"/>
          <table:table-cell table:style-name="ce55" table:formula="of:=([.C6]-[.$B6])/[.$B6]" office:value-type="percentage" office:value="0.352973150408803" calcext:value-type="percentage">
            <text:p>35,3%</text:p>
          </table:table-cell>
          <table:table-cell table:style-name="ce55" table:formula="of:=([.D6]-[.$B6])/[.$B6]" office:value-type="percentage" office:value="0.340626110408867" calcext:value-type="percentage">
            <text:p>34,1%</text:p>
          </table:table-cell>
          <table:table-cell table:style-name="ce146" table:formula="of:=([.E6]-[.$B6])/[.$B6]" office:value-type="percentage" office:value="0.35591256867123" calcext:value-type="percentage">
            <text:p>35,6%</text:p>
          </table:table-cell>
          <table:table-cell table:style-name="ce55" table:formula="of:=([.F6]-[.$B6])/[.$B6]" office:value-type="percentage" office:value="0.340626146836316" calcext:value-type="percentage">
            <text:p>34,1%</text:p>
          </table:table-cell>
          <table:table-cell table:style-name="ce55" table:formula="of:=([.G6]-[.$B6])/[.$B6]" office:value-type="percentage" office:value="0.206525631926474" calcext:value-type="percentage">
            <text:p>20,7%</text:p>
          </table:table-cell>
          <table:table-cell table:style-name="ce55" table:formula="of:=([.H6]-[.$B6])/[.$B6]" office:value-type="percentage" office:value="0.310051885269964" calcext:value-type="percentage">
            <text:p>31,0%</text:p>
          </table:table-cell>
          <table:table-cell table:style-name="ce55" table:formula="of:=([.I6]-[.$B6])/[.$B6]" office:value-type="percentage" office:value="0.254298688747523" calcext:value-type="percentage">
            <text:p>25,4%</text:p>
          </table:table-cell>
          <table:table-cell table:style-name="ce144"/>
          <table:table-cell table:style-name="ce58" table:formula="of:=MAX([.$C38:.$J38])" office:value-type="percentage" office:value="0.35591256867123" calcext:value-type="percentage">
            <text:p>35,6%</text:p>
          </table:table-cell>
          <table:table-cell table:style-name="ce60" table:formula="of:=[.$K38]-[.$N38]" office:value-type="percentage" office:value="0.298716088951768" calcext:value-type="percentage">
            <text:p>29,9%</text:p>
          </table:table-cell>
          <table:table-cell table:style-name="ce60" table:formula="of:=AVERAGE([.$C38:.$I38])" office:value-type="percentage" office:value="0.30871631175274" calcext:value-type="percentage">
            <text:p>30,9%</text:p>
          </table:table-cell>
          <table:table-cell table:style-name="ce60" table:formula="of:=STDEV([.$C38:.$I38])" office:value-type="percentage" office:value="0.0571964797194616" calcext:value-type="percentage">
            <text:p>5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1</text:p>
          </table:table-cell>
          <table:covered-table-cell table:style-name="ce138"/>
          <table:table-cell table:style-name="ce146" table:formula="of:=([.C7]-[.$B7])/[.$B7]" office:value-type="percentage" office:value="0.45709435343643" calcext:value-type="percentage">
            <text:p>45,7%</text:p>
          </table:table-cell>
          <table:table-cell table:style-name="ce55" table:formula="of:=([.D7]-[.$B7])/[.$B7]" office:value-type="percentage" office:value="0.42724254138043" calcext:value-type="percentage">
            <text:p>42,7%</text:p>
          </table:table-cell>
          <table:table-cell table:style-name="ce55" table:formula="of:=([.E7]-[.$B7])/[.$B7]" office:value-type="percentage" office:value="0.453441860558988" calcext:value-type="percentage">
            <text:p>45,3%</text:p>
          </table:table-cell>
          <table:table-cell table:style-name="ce55" table:formula="of:=([.F7]-[.$B7])/[.$B7]" office:value-type="percentage" office:value="0.427242136829076" calcext:value-type="percentage">
            <text:p>42,7%</text:p>
          </table:table-cell>
          <table:table-cell table:style-name="ce55" table:formula="of:=([.G7]-[.$B7])/[.$B7]" office:value-type="percentage" office:value="0.206434620860343" calcext:value-type="percentage">
            <text:p>20,6%</text:p>
          </table:table-cell>
          <table:table-cell table:style-name="ce55" table:formula="of:=([.H7]-[.$B7])/[.$B7]" office:value-type="percentage" office:value="0.410865966723158" calcext:value-type="percentage">
            <text:p>41,1%</text:p>
          </table:table-cell>
          <table:table-cell table:style-name="ce55" table:formula="of:=([.I7]-[.$B7])/[.$B7]" office:value-type="percentage" office:value="0.369312185492512" calcext:value-type="percentage">
            <text:p>36,9%</text:p>
          </table:table-cell>
          <table:table-cell table:style-name="ce144"/>
          <table:table-cell table:style-name="ce57" table:formula="of:=MAX([.$C39:.$J39])" office:value-type="percentage" office:value="0.45709435343643" calcext:value-type="percentage">
            <text:p>45,7%</text:p>
          </table:table-cell>
          <table:table-cell table:style-name="ce59" table:formula="of:=[.$K39]-[.$N39]" office:value-type="percentage" office:value="0.369731824397921" calcext:value-type="percentage">
            <text:p>37,0%</text:p>
          </table:table-cell>
          <table:table-cell table:style-name="ce59" table:formula="of:=AVERAGE([.$C39:.$I39])" office:value-type="percentage" office:value="0.393090523611562" calcext:value-type="percentage">
            <text:p>39,3%</text:p>
          </table:table-cell>
          <table:table-cell table:style-name="ce59" table:formula="of:=STDEV([.$C39:.$I39])" office:value-type="percentage" office:value="0.0873625290385092" calcext:value-type="percentage">
            <text:p>8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2</text:p>
          </table:table-cell>
          <table:covered-table-cell table:style-name="ce138"/>
          <table:table-cell table:style-name="ce146" table:formula="of:=([.C8]-[.$B8])/[.$B8]" office:value-type="percentage" office:value="0.52128858790885" calcext:value-type="percentage">
            <text:p>52,1%</text:p>
          </table:table-cell>
          <table:table-cell table:style-name="ce55" table:formula="of:=([.D8]-[.$B8])/[.$B8]" office:value-type="percentage" office:value="0.50579904314617" calcext:value-type="percentage">
            <text:p>50,6%</text:p>
          </table:table-cell>
          <table:table-cell table:style-name="ce55" table:formula="of:=([.E8]-[.$B8])/[.$B8]" office:value-type="percentage" office:value="0.519856298401584" calcext:value-type="percentage">
            <text:p>52,0%</text:p>
          </table:table-cell>
          <table:table-cell table:style-name="ce55" table:formula="of:=([.F8]-[.$B8])/[.$B8]" office:value-type="percentage" office:value="0.505798857994932" calcext:value-type="percentage">
            <text:p>50,6%</text:p>
          </table:table-cell>
          <table:table-cell table:style-name="ce55" table:formula="of:=([.G8]-[.$B8])/[.$B8]" office:value-type="percentage" office:value="0.330990927535145" calcext:value-type="percentage">
            <text:p>33,1%</text:p>
          </table:table-cell>
          <table:table-cell table:style-name="ce55" table:formula="of:=([.H8]-[.$B8])/[.$B8]" office:value-type="percentage" office:value="0.485661648643648" calcext:value-type="percentage">
            <text:p>48,6%</text:p>
          </table:table-cell>
          <table:table-cell table:style-name="ce55" table:formula="of:=([.I8]-[.$B8])/[.$B8]" office:value-type="percentage" office:value="0.436726925714703" calcext:value-type="percentage">
            <text:p>43,7%</text:p>
          </table:table-cell>
          <table:table-cell table:style-name="ce144"/>
          <table:table-cell table:style-name="ce58" table:formula="of:=MAX([.$C40:.$J40])" office:value-type="percentage" office:value="0.52128858790885" calcext:value-type="percentage">
            <text:p>52,1%</text:p>
          </table:table-cell>
          <table:table-cell table:style-name="ce60" table:formula="of:=[.$K40]-[.$N40]" office:value-type="percentage" office:value="0.452588668209571" calcext:value-type="percentage">
            <text:p>45,3%</text:p>
          </table:table-cell>
          <table:table-cell table:style-name="ce60" table:formula="of:=AVERAGE([.$C40:.$I40])" office:value-type="percentage" office:value="0.472303184192147" calcext:value-type="percentage">
            <text:p>47,2%</text:p>
          </table:table-cell>
          <table:table-cell table:style-name="ce60" table:formula="of:=STDEV([.$C40:.$I40])" office:value-type="percentage" office:value="0.0686999196992797" calcext:value-type="percentage">
            <text:p>6,9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3</text:p>
          </table:table-cell>
          <table:covered-table-cell table:style-name="ce138"/>
          <table:table-cell table:style-name="ce55" table:formula="of:=([.C9]-[.$B9])/[.$B9]" office:value-type="percentage" office:value="0.39495555643441" calcext:value-type="percentage">
            <text:p>39,5%</text:p>
          </table:table-cell>
          <table:table-cell table:style-name="ce55" table:formula="of:=([.D9]-[.$B9])/[.$B9]" office:value-type="percentage" office:value="0.389945879886818" calcext:value-type="percentage">
            <text:p>39,0%</text:p>
          </table:table-cell>
          <table:table-cell table:style-name="ce146" table:formula="of:=([.E9]-[.$B9])/[.$B9]" office:value-type="percentage" office:value="0.404605286312164" calcext:value-type="percentage">
            <text:p>40,5%</text:p>
          </table:table-cell>
          <table:table-cell table:style-name="ce55" table:formula="of:=([.F9]-[.$B9])/[.$B9]" office:value-type="percentage" office:value="0.389945973993997" calcext:value-type="percentage">
            <text:p>39,0%</text:p>
          </table:table-cell>
          <table:table-cell table:style-name="ce55" table:formula="of:=([.G9]-[.$B9])/[.$B9]" office:value-type="percentage" office:value="0.235444544030965" calcext:value-type="percentage">
            <text:p>23,5%</text:p>
          </table:table-cell>
          <table:table-cell table:style-name="ce55" table:formula="of:=([.H9]-[.$B9])/[.$B9]" office:value-type="percentage" office:value="0.376850766001189" calcext:value-type="percentage">
            <text:p>37,7%</text:p>
          </table:table-cell>
          <table:table-cell table:style-name="ce55" table:formula="of:=([.I9]-[.$B9])/[.$B9]" office:value-type="percentage" office:value="0.330538673482292" calcext:value-type="percentage">
            <text:p>33,1%</text:p>
          </table:table-cell>
          <table:table-cell table:style-name="ce144"/>
          <table:table-cell table:style-name="ce57" table:formula="of:=MAX([.$C41:.$J41])" office:value-type="percentage" office:value="0.404605286312164" calcext:value-type="percentage">
            <text:p>40,5%</text:p>
          </table:table-cell>
          <table:table-cell table:style-name="ce59" table:formula="of:=[.$K41]-[.$N41]" office:value-type="percentage" office:value="0.344507765185586" calcext:value-type="percentage">
            <text:p>34,5%</text:p>
          </table:table-cell>
          <table:table-cell table:style-name="ce59" table:formula="of:=AVERAGE([.$C41:.$I41])" office:value-type="percentage" office:value="0.360326668591691" calcext:value-type="percentage">
            <text:p>36,0%</text:p>
          </table:table-cell>
          <table:table-cell table:style-name="ce59" table:formula="of:=STDEV([.$C41:.$I41])" office:value-type="percentage" office:value="0.0600975211265775" calcext:value-type="percentage">
            <text:p>6,0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5</text:p>
          </table:table-cell>
          <table:covered-table-cell table:style-name="ce138"/>
          <table:table-cell table:style-name="ce146" table:formula="of:=([.C10]-[.$B10])/[.$B10]" office:value-type="percentage" office:value="0.462764488137956" calcext:value-type="percentage">
            <text:p>46,3%</text:p>
          </table:table-cell>
          <table:table-cell table:style-name="ce55" table:formula="of:=([.D10]-[.$B10])/[.$B10]" office:value-type="percentage" office:value="0.454137661569888" calcext:value-type="percentage">
            <text:p>45,4%</text:p>
          </table:table-cell>
          <table:table-cell table:style-name="ce55" table:formula="of:=([.E10]-[.$B10])/[.$B10]" office:value-type="percentage" office:value="0.460409684824281" calcext:value-type="percentage">
            <text:p>46,0%</text:p>
          </table:table-cell>
          <table:table-cell table:style-name="ce55" table:formula="of:=([.F10]-[.$B10])/[.$B10]" office:value-type="percentage" office:value="0.454137876020376" calcext:value-type="percentage">
            <text:p>45,4%</text:p>
          </table:table-cell>
          <table:table-cell table:style-name="ce55" table:formula="of:=([.G10]-[.$B10])/[.$B10]" office:value-type="percentage" office:value="0.313419234324109" calcext:value-type="percentage">
            <text:p>31,3%</text:p>
          </table:table-cell>
          <table:table-cell table:style-name="ce55" table:formula="of:=([.H10]-[.$B10])/[.$B10]" office:value-type="percentage" office:value="0.402657954109678" calcext:value-type="percentage">
            <text:p>40,3%</text:p>
          </table:table-cell>
          <table:table-cell table:style-name="ce55" table:formula="of:=([.I10]-[.$B10])/[.$B10]" office:value-type="percentage" office:value="0.34383139024204" calcext:value-type="percentage">
            <text:p>34,4%</text:p>
          </table:table-cell>
          <table:table-cell table:style-name="ce144"/>
          <table:table-cell table:style-name="ce58" table:formula="of:=MAX([.$C42:.$J42])" office:value-type="percentage" office:value="0.462764488137956" calcext:value-type="percentage">
            <text:p>46,3%</text:p>
          </table:table-cell>
          <table:table-cell table:style-name="ce60" table:formula="of:=[.$K42]-[.$N42]" office:value-type="percentage" office:value="0.400963221186836" calcext:value-type="percentage">
            <text:p>40,1%</text:p>
          </table:table-cell>
          <table:table-cell table:style-name="ce60" table:formula="of:=AVERAGE([.$C42:.$I42])" office:value-type="percentage" office:value="0.413051184175475" calcext:value-type="percentage">
            <text:p>41,3%</text:p>
          </table:table-cell>
          <table:table-cell table:style-name="ce60" table:formula="of:=STDEV([.$C42:.$I42])" office:value-type="percentage" office:value="0.0618012669511195" calcext:value-type="percentage">
            <text:p>6,2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6</text:p>
          </table:table-cell>
          <table:covered-table-cell table:style-name="ce138"/>
          <table:table-cell table:style-name="ce55" table:formula="of:=([.C11]-[.$B11])/[.$B11]" office:value-type="percentage" office:value="0.360712358319952" calcext:value-type="percentage">
            <text:p>36,1%</text:p>
          </table:table-cell>
          <table:table-cell table:style-name="ce55" table:formula="of:=([.D11]-[.$B11])/[.$B11]" office:value-type="percentage" office:value="0.349008532278887" calcext:value-type="percentage">
            <text:p>34,9%</text:p>
          </table:table-cell>
          <table:table-cell table:style-name="ce146" table:formula="of:=([.E11]-[.$B11])/[.$B11]" office:value-type="percentage" office:value="0.369886717422161" calcext:value-type="percentage">
            <text:p>37,0%</text:p>
          </table:table-cell>
          <table:table-cell table:style-name="ce55" table:formula="of:=([.F11]-[.$B11])/[.$B11]" office:value-type="percentage" office:value="0.349008825920097" calcext:value-type="percentage">
            <text:p>34,9%</text:p>
          </table:table-cell>
          <table:table-cell table:style-name="ce55" table:formula="of:=([.G11]-[.$B11])/[.$B11]" office:value-type="percentage" office:value="0.206134437823265" calcext:value-type="percentage">
            <text:p>20,6%</text:p>
          </table:table-cell>
          <table:table-cell table:style-name="ce55" table:formula="of:=([.H11]-[.$B11])/[.$B11]" office:value-type="percentage" office:value="0.340575782513494" calcext:value-type="percentage">
            <text:p>34,1%</text:p>
          </table:table-cell>
          <table:table-cell table:style-name="ce55" table:formula="of:=([.I11]-[.$B11])/[.$B11]" office:value-type="percentage" office:value="0.304480375568641" calcext:value-type="percentage">
            <text:p>30,4%</text:p>
          </table:table-cell>
          <table:table-cell table:style-name="ce144"/>
          <table:table-cell table:style-name="ce57" table:formula="of:=MAX([.$C43:.$J43])" office:value-type="percentage" office:value="0.369886717422161" calcext:value-type="percentage">
            <text:p>37,0%</text:p>
          </table:table-cell>
          <table:table-cell table:style-name="ce59" table:formula="of:=[.$K43]-[.$N43]" office:value-type="percentage" office:value="0.313270459355688" calcext:value-type="percentage">
            <text:p>31,3%</text:p>
          </table:table-cell>
          <table:table-cell table:style-name="ce59" table:formula="of:=AVERAGE([.$C43:.$I43])" office:value-type="percentage" office:value="0.325686718549499" calcext:value-type="percentage">
            <text:p>32,6%</text:p>
          </table:table-cell>
          <table:table-cell table:style-name="ce59" table:formula="of:=STDEV([.$C43:.$I43])" office:value-type="percentage" office:value="0.0566162580664729" calcext:value-type="percentage">
            <text:p>5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7</text:p>
          </table:table-cell>
          <table:covered-table-cell table:style-name="ce138"/>
          <table:table-cell table:style-name="ce146" table:formula="of:=([.C12]-[.$B12])/[.$B12]" office:value-type="percentage" office:value="0.441975853503854" calcext:value-type="percentage">
            <text:p>44,2%</text:p>
          </table:table-cell>
          <table:table-cell table:style-name="ce55" table:formula="of:=([.D12]-[.$B12])/[.$B12]" office:value-type="percentage" office:value="0.396150711641486" calcext:value-type="percentage">
            <text:p>39,6%</text:p>
          </table:table-cell>
          <table:table-cell table:style-name="ce55" table:formula="of:=([.E12]-[.$B12])/[.$B12]" office:value-type="percentage" office:value="0.403387517807018" calcext:value-type="percentage">
            <text:p>40,3%</text:p>
          </table:table-cell>
          <table:table-cell table:style-name="ce55" table:formula="of:=([.F12]-[.$B12])/[.$B12]" office:value-type="percentage" office:value="0.396150788678756" calcext:value-type="percentage">
            <text:p>39,6%</text:p>
          </table:table-cell>
          <table:table-cell table:style-name="ce55" table:formula="of:=([.G12]-[.$B12])/[.$B12]" office:value-type="percentage" office:value="0.212128834694871" calcext:value-type="percentage">
            <text:p>21,2%</text:p>
          </table:table-cell>
          <table:table-cell table:style-name="ce55" table:formula="of:=([.H12]-[.$B12])/[.$B12]" office:value-type="percentage" office:value="0.358440133423922" calcext:value-type="percentage">
            <text:p>35,8%</text:p>
          </table:table-cell>
          <table:table-cell table:style-name="ce55" table:formula="of:=([.I12]-[.$B12])/[.$B12]" office:value-type="percentage" office:value="0.277110178327511" calcext:value-type="percentage">
            <text:p>27,7%</text:p>
          </table:table-cell>
          <table:table-cell table:style-name="ce144"/>
          <table:table-cell table:style-name="ce58" table:formula="of:=MAX([.$C44:.$J44])" office:value-type="percentage" office:value="0.441975853503854" calcext:value-type="percentage">
            <text:p>44,2%</text:p>
          </table:table-cell>
          <table:table-cell table:style-name="ce60" table:formula="of:=[.$K44]-[.$N44]" office:value-type="percentage" office:value="0.360547222936339" calcext:value-type="percentage">
            <text:p>36,1%</text:p>
          </table:table-cell>
          <table:table-cell table:style-name="ce60" table:formula="of:=AVERAGE([.$C44:.$I44])" office:value-type="percentage" office:value="0.355049145439631" calcext:value-type="percentage">
            <text:p>35,5%</text:p>
          </table:table-cell>
          <table:table-cell table:style-name="ce60" table:formula="of:=STDEV([.$C44:.$I44])" office:value-type="percentage" office:value="0.0814286305675149" calcext:value-type="percentage">
            <text:p>8,1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9</text:p>
          </table:table-cell>
          <table:covered-table-cell table:style-name="ce138"/>
          <table:table-cell table:style-name="ce55" table:formula="of:=([.C13]-[.$B13])/[.$B13]" office:value-type="percentage" office:value="0.293690957329286" calcext:value-type="percentage">
            <text:p>29,4%</text:p>
          </table:table-cell>
          <table:table-cell table:style-name="ce55" table:formula="of:=([.D13]-[.$B13])/[.$B13]" office:value-type="percentage" office:value="0.292662823770409" calcext:value-type="percentage">
            <text:p>29,3%</text:p>
          </table:table-cell>
          <table:table-cell table:style-name="ce146" table:formula="of:=([.E13]-[.$B13])/[.$B13]" office:value-type="percentage" office:value="0.309130889770938" calcext:value-type="percentage">
            <text:p>30,9%</text:p>
          </table:table-cell>
          <table:table-cell table:style-name="ce55" table:formula="of:=([.F13]-[.$B13])/[.$B13]" office:value-type="percentage" office:value="0.292663035242168" calcext:value-type="percentage">
            <text:p>29,3%</text:p>
          </table:table-cell>
          <table:table-cell table:style-name="ce55" table:formula="of:=([.G13]-[.$B13])/[.$B13]" office:value-type="percentage" office:value="0.150389952894647" calcext:value-type="percentage">
            <text:p>15,0%</text:p>
          </table:table-cell>
          <table:table-cell table:style-name="ce55" table:formula="of:=([.H13]-[.$B13])/[.$B13]" office:value-type="percentage" office:value="0.270846473778288" calcext:value-type="percentage">
            <text:p>27,1%</text:p>
          </table:table-cell>
          <table:table-cell table:style-name="ce55" table:formula="of:=([.I13]-[.$B13])/[.$B13]" office:value-type="percentage" office:value="0.230813654058211" calcext:value-type="percentage">
            <text:p>23,1%</text:p>
          </table:table-cell>
          <table:table-cell table:style-name="ce144"/>
          <table:table-cell table:style-name="ce57" table:formula="of:=MAX([.$C45:.$J45])" office:value-type="percentage" office:value="0.309130889770938" calcext:value-type="percentage">
            <text:p>30,9%</text:p>
          </table:table-cell>
          <table:table-cell table:style-name="ce59" table:formula="of:=[.$K45]-[.$N45]" office:value-type="percentage" office:value="0.253440927455108" calcext:value-type="percentage">
            <text:p>25,3%</text:p>
          </table:table-cell>
          <table:table-cell table:style-name="ce59" table:formula="of:=AVERAGE([.$C45:.$I45])" office:value-type="percentage" office:value="0.262885398120564" calcext:value-type="percentage">
            <text:p>26,3%</text:p>
          </table:table-cell>
          <table:table-cell table:style-name="ce59" table:formula="of:=STDEV([.$C45:.$I45])" office:value-type="percentage" office:value="0.0556899623158297" calcext:value-type="percentage">
            <text:p>5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24</text:p>
          </table:table-cell>
          <table:covered-table-cell table:style-name="ce138"/>
          <table:table-cell table:style-name="ce55" table:formula="of:=([.C14]-[.$B14])/[.$B14]" office:value-type="percentage" office:value="0.340870551223614" calcext:value-type="percentage">
            <text:p>34,1%</text:p>
          </table:table-cell>
          <table:table-cell table:style-name="ce55" table:formula="of:=([.D14]-[.$B14])/[.$B14]" office:value-type="percentage" office:value="0.340964581015537" calcext:value-type="percentage">
            <text:p>34,1%</text:p>
          </table:table-cell>
          <table:table-cell table:style-name="ce146" table:formula="of:=([.E14]-[.$B14])/[.$B14]" office:value-type="percentage" office:value="0.353203742523455" calcext:value-type="percentage">
            <text:p>35,3%</text:p>
          </table:table-cell>
          <table:table-cell table:style-name="ce55" table:formula="of:=([.F14]-[.$B14])/[.$B14]" office:value-type="percentage" office:value="0.340964416894694" calcext:value-type="percentage">
            <text:p>34,1%</text:p>
          </table:table-cell>
          <table:table-cell table:style-name="ce55" table:formula="of:=([.G14]-[.$B14])/[.$B14]" office:value-type="percentage" office:value="0.202351820538356" calcext:value-type="percentage">
            <text:p>20,2%</text:p>
          </table:table-cell>
          <table:table-cell table:style-name="ce55" table:formula="of:=([.H14]-[.$B14])/[.$B14]" office:value-type="percentage" office:value="0.300300459281873" calcext:value-type="percentage">
            <text:p>30,0%</text:p>
          </table:table-cell>
          <table:table-cell table:style-name="ce55" table:formula="of:=([.I14]-[.$B14])/[.$B14]" office:value-type="percentage" office:value="0.250047095830203" calcext:value-type="percentage">
            <text:p>25,0%</text:p>
          </table:table-cell>
          <table:table-cell table:style-name="ce144"/>
          <table:table-cell table:style-name="ce58" table:formula="of:=MAX([.$C46:.$J46])" office:value-type="percentage" office:value="0.353203742523455" calcext:value-type="percentage">
            <text:p>35,3%</text:p>
          </table:table-cell>
          <table:table-cell table:style-name="ce60" table:formula="of:=[.$K46]-[.$N46]" office:value-type="percentage" office:value="0.295801537985163" calcext:value-type="percentage">
            <text:p>29,6%</text:p>
          </table:table-cell>
          <table:table-cell table:style-name="ce60" table:formula="of:=AVERAGE([.$C46:.$I46])" office:value-type="percentage" office:value="0.304100381043962" calcext:value-type="percentage">
            <text:p>30,4%</text:p>
          </table:table-cell>
          <table:table-cell table:style-name="ce60" table:formula="of:=STDEV([.$C46:.$I46])" office:value-type="percentage" office:value="0.0574022045382924" calcext:value-type="percentage">
            <text:p>5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29" office:value-type="string" calcext:value-type="string" table:number-columns-spanned="2" table:number-rows-spanned="1">
            <text:p>Average</text:p>
          </table:table-cell>
          <table:covered-table-cell table:style-name="ce129"/>
          <table:table-cell table:style-name="ce147" table:formula="of:=AVERAGE([.C35:.C46])" office:value-type="percentage" office:value="0.416892093666693" calcext:value-type="percentage">
            <text:p>41,7%</text:p>
          </table:table-cell>
          <table:table-cell table:style-name="ce152" table:formula="of:=AVERAGE([.D35:.D46])" office:value-type="percentage" office:value="0.401621045567291" calcext:value-type="percentage">
            <text:p>40,2%</text:p>
          </table:table-cell>
          <table:table-cell table:style-name="ce147" table:formula="of:=AVERAGE([.E35:.E46])" office:value-type="percentage" office:value="0.417296244853803" calcext:value-type="percentage">
            <text:p>41,7%</text:p>
          </table:table-cell>
          <table:table-cell table:style-name="ce152" table:formula="of:=AVERAGE([.F35:.F46])" office:value-type="percentage" office:value="0.401620982377054" calcext:value-type="percentage">
            <text:p>40,2%</text:p>
          </table:table-cell>
          <table:table-cell table:style-name="ce152" table:formula="of:=AVERAGE([.G35:.G46])" office:value-type="percentage" office:value="0.238937884197767" calcext:value-type="percentage">
            <text:p>23,9%</text:p>
          </table:table-cell>
          <table:table-cell table:style-name="ce152" table:formula="of:=AVERAGE([.H35:.H46])" office:value-type="percentage" office:value="0.377523748462903" calcext:value-type="percentage">
            <text:p>37,8%</text:p>
          </table:table-cell>
          <table:table-cell table:style-name="ce152" table:formula="of:=AVERAGE([.I35:.I46])" office:value-type="percentage" office:value="0.334543252003313" calcext:value-type="percentage">
            <text:p>33,5%</text:p>
          </table:table-cell>
          <table:table-cell table:style-name="ce144"/>
          <table:table-cell table:style-name="ce58" table:formula="of:=MAX([.$C47:.$J47])" office:value-type="percentage" office:value="0.417296244853803" calcext:value-type="percentage">
            <text:p>41,7%</text:p>
          </table:table-cell>
          <table:table-cell table:style-name="ce60" table:formula="of:=[.$K47]-[.$N47]" office:value-type="percentage" office:value="0.352841743503415" calcext:value-type="percentage">
            <text:p>35,3%</text:p>
          </table:table-cell>
          <table:table-cell table:style-name="ce60" table:formula="of:=AVERAGE([.$C47:.$I47])" office:value-type="percentage" office:value="0.369776464446975" calcext:value-type="percentage">
            <text:p>37,0%</text:p>
          </table:table-cell>
          <table:table-cell table:style-name="ce60" table:formula="of:=STDEV([.$C47:.$I47])" office:value-type="percentage" office:value="0.0644545013503876" calcext:value-type="percentage">
            <text:p>6,4%</text:p>
          </table:table-cell>
          <table:table-cell table:style-name="ce62" table:number-columns-repeated="1009"/>
          <table:table-cell table:style-name="ce144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MSSIM – sigma=25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12" office:value-type="string" calcext:value-type="string">
            <text:p>noisy</text:p>
          </table:table-cell>
          <table:table-cell table:style-name="ce12" office:value-type="string" calcext:value-type="string">
            <text:p>bm3d</text:p>
          </table:table-cell>
          <table:table-cell table:style-name="ce12" office:value-type="string" calcext:value-type="string">
            <text:p>da3d</text:p>
          </table:table-cell>
          <table:table-cell table:style-name="ce12" office:value-type="string" calcext:value-type="string">
            <text:p>ddid</text:p>
          </table:table-cell>
          <table:table-cell table:style-name="ce12" office:value-type="string" calcext:value-type="string">
            <text:p>nldd</text:p>
          </table:table-cell>
          <table:table-cell table:style-name="ce12" office:value-type="string" calcext:value-type="string">
            <text:p>nlm</text:p>
          </table:table-cell>
          <table:table-cell table:style-name="ce12" office:value-type="string" calcext:value-type="string">
            <text:p>nlm-lbp</text:p>
          </table:table-cell>
          <table:table-cell table:style-name="ce12" office:value-type="string" calcext:value-type="string">
            <text:p>nlm-glcm</text:p>
          </table:table-cell>
          <table:table-cell table:style-name="ce23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39" table:number-columns-repeated="1009"/>
          <table:table-cell table:style-name="ce23"/>
        </table:table-row>
        <table:table-row table:style-name="ro3">
          <table:table-cell table:style-name="ce130" office:value-type="string" calcext:value-type="string">
            <text:p>C001</text:p>
          </table:table-cell>
          <table:table-cell table:style-name="ce130" table:formula="of:=['file:///mnt/Dados/vinma/documentos/Gradua%C3%A7%C3%A3o/TCC/results/HW_C001_120.xlsx'#$sigma_025.B$29]" office:value-type="float" office:value="0.834725238306719" calcext:value-type="float">
            <text:p>0,835</text:p>
          </table:table-cell>
          <table:table-cell table:style-name="ce130" table:formula="of:=['file:///mnt/Dados/vinma/documentos/Gradua%C3%A7%C3%A3o/TCC/results/HW_C001_120.xlsx'#$sigma_025.C$29]" office:value-type="float" office:value="0.957371024090092" calcext:value-type="float">
            <text:p>0,957</text:p>
          </table:table-cell>
          <table:table-cell table:style-name="ce130" table:formula="of:=['file:///mnt/Dados/vinma/documentos/Gradua%C3%A7%C3%A3o/TCC/results/HW_C001_120.xlsx'#$sigma_025.D$29]" office:value-type="float" office:value="0.95491076456543" calcext:value-type="float">
            <text:p>0,955</text:p>
          </table:table-cell>
          <table:table-cell table:style-name="ce148" table:formula="of:=['file:///mnt/Dados/vinma/documentos/Gradua%C3%A7%C3%A3o/TCC/results/HW_C001_120.xlsx'#$sigma_025.E$29]" office:value-type="float" office:value="0.957712882520639" calcext:value-type="float">
            <text:p>0,958</text:p>
          </table:table-cell>
          <table:table-cell table:style-name="ce130" table:formula="of:=['file:///mnt/Dados/vinma/documentos/Gradua%C3%A7%C3%A3o/TCC/results/HW_C001_120.xlsx'#$sigma_025.F$29]" office:value-type="float" office:value="0.954910749216344" calcext:value-type="float">
            <text:p>0,955</text:p>
          </table:table-cell>
          <table:table-cell table:style-name="ce130" table:formula="of:=['file:///mnt/Dados/vinma/documentos/Gradua%C3%A7%C3%A3o/TCC/results/HW_C001_120.xlsx'#$sigma_025.G$29]" office:value-type="float" office:value="0.913868785939105" calcext:value-type="float">
            <text:p>0,914</text:p>
          </table:table-cell>
          <table:table-cell table:style-name="ce130" table:formula="of:=['file:///mnt/Dados/vinma/documentos/Gradua%C3%A7%C3%A3o/TCC/results/HW_C001_120.xlsx'#$sigma_025.H$29]" office:value-type="float" office:value="0.950010473527023" calcext:value-type="float">
            <text:p>0,950</text:p>
          </table:table-cell>
          <table:table-cell table:style-name="ce130" table:formula="of:=['file:///mnt/Dados/vinma/documentos/Gradua%C3%A7%C3%A3o/TCC/results/HW_C001_120.xlsx'#$sigma_025.I$29]" office:value-type="float" office:value="0.956701107477778" calcext:value-type="float">
            <text:p>0,957</text:p>
          </table:table-cell>
          <table:table-cell table:style-name="ce24"/>
          <table:table-cell table:style-name="ce29" table:formula="of:=MAX([.$C51:.$J51])" office:value-type="float" office:value="0.957712882520639" calcext:value-type="float">
            <text:p>0,958</text:p>
          </table:table-cell>
          <table:table-cell table:style-name="ce35" table:formula="of:=[.$K51]-[.$N51]" office:value-type="float" office:value="0.941851451098213" calcext:value-type="float">
            <text:p>0,942</text:p>
          </table:table-cell>
          <table:table-cell table:style-name="ce35" table:formula="of:=AVERAGE([.$C51:.$I51])" office:value-type="float" office:value="0.94935511247663" calcext:value-type="float">
            <text:p>0,949</text:p>
          </table:table-cell>
          <table:table-cell table:style-name="ce35" table:formula="of:=STDEV([.$C51:.$I51])" office:value-type="float" office:value="0.015861431422426" calcext:value-type="float">
            <text:p>0,016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02</text:p>
          </table:table-cell>
          <table:table-cell table:style-name="ce130" table:formula="of:=['file:///mnt/Dados/vinma/documentos/Gradua%C3%A7%C3%A3o/TCC/results/HW_C002_120.xlsx'#$sigma_025.B$29]" office:value-type="float" office:value="0.463574118412094" calcext:value-type="float">
            <text:p>0,464</text:p>
          </table:table-cell>
          <table:table-cell table:style-name="ce130" table:formula="of:=['file:///mnt/Dados/vinma/documentos/Gradua%C3%A7%C3%A3o/TCC/results/HW_C002_120.xlsx'#$sigma_025.C$29]" office:value-type="float" office:value="0.857979565862901" calcext:value-type="float">
            <text:p>0,858</text:p>
          </table:table-cell>
          <table:table-cell table:style-name="ce148" table:formula="of:=['file:///mnt/Dados/vinma/documentos/Gradua%C3%A7%C3%A3o/TCC/results/HW_C002_120.xlsx'#$sigma_025.D$29]" office:value-type="float" office:value="0.865144947618213" calcext:value-type="float">
            <text:p>0,865</text:p>
          </table:table-cell>
          <table:table-cell table:style-name="ce130" table:formula="of:=['file:///mnt/Dados/vinma/documentos/Gradua%C3%A7%C3%A3o/TCC/results/HW_C002_120.xlsx'#$sigma_025.E$29]" office:value-type="float" office:value="0.850206180515729" calcext:value-type="float">
            <text:p>0,850</text:p>
          </table:table-cell>
          <table:table-cell table:style-name="ce148" table:formula="of:=['file:///mnt/Dados/vinma/documentos/Gradua%C3%A7%C3%A3o/TCC/results/HW_C002_120.xlsx'#$sigma_025.F$29]" office:value-type="float" office:value="0.865145016993577" calcext:value-type="float">
            <text:p>0,865</text:p>
          </table:table-cell>
          <table:table-cell table:style-name="ce130" table:formula="of:=['file:///mnt/Dados/vinma/documentos/Gradua%C3%A7%C3%A3o/TCC/results/HW_C002_120.xlsx'#$sigma_025.G$29]" office:value-type="float" office:value="0.752874374323436" calcext:value-type="float">
            <text:p>0,753</text:p>
          </table:table-cell>
          <table:table-cell table:style-name="ce130" table:formula="of:=['file:///mnt/Dados/vinma/documentos/Gradua%C3%A7%C3%A3o/TCC/results/HW_C002_120.xlsx'#$sigma_025.H$29]" office:value-type="float" office:value="0.833325192845556" calcext:value-type="float">
            <text:p>0,833</text:p>
          </table:table-cell>
          <table:table-cell table:style-name="ce130" table:formula="of:=['file:///mnt/Dados/vinma/documentos/Gradua%C3%A7%C3%A3o/TCC/results/HW_C002_120.xlsx'#$sigma_025.I$29]" office:value-type="float" office:value="0.817874700538528" calcext:value-type="float">
            <text:p>0,818</text:p>
          </table:table-cell>
          <table:table-cell table:style-name="ce24"/>
          <table:table-cell table:style-name="ce30" table:formula="of:=MAX([.$C52:.$J52])" office:value-type="float" office:value="0.865145016993577" calcext:value-type="float">
            <text:p>0,865</text:p>
          </table:table-cell>
          <table:table-cell table:style-name="ce36" table:formula="of:=[.$K52]-[.$N52]" office:value-type="float" office:value="0.825110510985057" calcext:value-type="float">
            <text:p>0,825</text:p>
          </table:table-cell>
          <table:table-cell table:style-name="ce36" table:formula="of:=AVERAGE([.$C52:.$I52])" office:value-type="float" office:value="0.834649996956849" calcext:value-type="float">
            <text:p>0,835</text:p>
          </table:table-cell>
          <table:table-cell table:style-name="ce36" table:formula="of:=STDEV([.$C52:.$I52])" office:value-type="float" office:value="0.0400345060085202" calcext:value-type="float">
            <text:p>0,040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04</text:p>
          </table:table-cell>
          <table:table-cell table:style-name="ce130" table:formula="of:=['file:///mnt/Dados/vinma/documentos/Gradua%C3%A7%C3%A3o/TCC/results/HW_C004_120.xlsx'#$sigma_025.B$29]" office:value-type="float" office:value="0.535046372413275" calcext:value-type="float">
            <text:p>0,535</text:p>
          </table:table-cell>
          <table:table-cell table:style-name="ce148" table:formula="of:=['file:///mnt/Dados/vinma/documentos/Gradua%C3%A7%C3%A3o/TCC/results/HW_C004_120.xlsx'#$sigma_025.C$29]" office:value-type="float" office:value="0.885320850631444" calcext:value-type="float">
            <text:p>0,885</text:p>
          </table:table-cell>
          <table:table-cell table:style-name="ce130" table:formula="of:=['file:///mnt/Dados/vinma/documentos/Gradua%C3%A7%C3%A3o/TCC/results/HW_C004_120.xlsx'#$sigma_025.D$29]" office:value-type="float" office:value="0.88198190078483" calcext:value-type="float">
            <text:p>0,882</text:p>
          </table:table-cell>
          <table:table-cell table:style-name="ce130" table:formula="of:=['file:///mnt/Dados/vinma/documentos/Gradua%C3%A7%C3%A3o/TCC/results/HW_C004_120.xlsx'#$sigma_025.E$29]" office:value-type="float" office:value="0.881913237574959" calcext:value-type="float">
            <text:p>0,882</text:p>
          </table:table-cell>
          <table:table-cell table:style-name="ce130" table:formula="of:=['file:///mnt/Dados/vinma/documentos/Gradua%C3%A7%C3%A3o/TCC/results/HW_C004_120.xlsx'#$sigma_025.F$29]" office:value-type="float" office:value="0.881981495166296" calcext:value-type="float">
            <text:p>0,882</text:p>
          </table:table-cell>
          <table:table-cell table:style-name="ce130" table:formula="of:=['file:///mnt/Dados/vinma/documentos/Gradua%C3%A7%C3%A3o/TCC/results/HW_C004_120.xlsx'#$sigma_025.G$29]" office:value-type="float" office:value="0.767504347784083" calcext:value-type="float">
            <text:p>0,768</text:p>
          </table:table-cell>
          <table:table-cell table:style-name="ce130" table:formula="of:=['file:///mnt/Dados/vinma/documentos/Gradua%C3%A7%C3%A3o/TCC/results/HW_C004_120.xlsx'#$sigma_025.H$29]" office:value-type="float" office:value="0.851994219706421" calcext:value-type="float">
            <text:p>0,852</text:p>
          </table:table-cell>
          <table:table-cell table:style-name="ce130" table:formula="of:=['file:///mnt/Dados/vinma/documentos/Gradua%C3%A7%C3%A3o/TCC/results/HW_C004_120.xlsx'#$sigma_025.I$29]" office:value-type="float" office:value="0.820185306862056" calcext:value-type="float">
            <text:p>0,820</text:p>
          </table:table-cell>
          <table:table-cell table:style-name="ce24"/>
          <table:table-cell table:style-name="ce29" table:formula="of:=MAX([.$C53:.$J53])" office:value-type="float" office:value="0.885320850631444" calcext:value-type="float">
            <text:p>0,885</text:p>
          </table:table-cell>
          <table:table-cell table:style-name="ce35" table:formula="of:=[.$K53]-[.$N53]" office:value-type="float" office:value="0.840696846357746" calcext:value-type="float">
            <text:p>0,841</text:p>
          </table:table-cell>
          <table:table-cell table:style-name="ce35" table:formula="of:=AVERAGE([.$C53:.$I53])" office:value-type="float" office:value="0.852983051215727" calcext:value-type="float">
            <text:p>0,853</text:p>
          </table:table-cell>
          <table:table-cell table:style-name="ce35" table:formula="of:=STDEV([.$C53:.$I53])" office:value-type="float" office:value="0.0446240042736984" calcext:value-type="float">
            <text:p>0,04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09</text:p>
          </table:table-cell>
          <table:table-cell table:style-name="ce130" table:formula="of:=['file:///mnt/Dados/vinma/documentos/Gradua%C3%A7%C3%A3o/TCC/results/HW_C009_120.xlsx'#$sigma_025.B$29]" office:value-type="float" office:value="0.673227735130485" calcext:value-type="float">
            <text:p>0,673</text:p>
          </table:table-cell>
          <table:table-cell table:style-name="ce148" table:formula="of:=['file:///mnt/Dados/vinma/documentos/Gradua%C3%A7%C3%A3o/TCC/results/HW_C009_120.xlsx'#$sigma_025.C$29]" office:value-type="float" office:value="0.892380317476374" calcext:value-type="float">
            <text:p>0,892</text:p>
          </table:table-cell>
          <table:table-cell table:style-name="ce130" table:formula="of:=['file:///mnt/Dados/vinma/documentos/Gradua%C3%A7%C3%A3o/TCC/results/HW_C009_120.xlsx'#$sigma_025.D$29]" office:value-type="float" office:value="0.88785200140266" calcext:value-type="float">
            <text:p>0,888</text:p>
          </table:table-cell>
          <table:table-cell table:style-name="ce148" table:formula="of:=['file:///mnt/Dados/vinma/documentos/Gradua%C3%A7%C3%A3o/TCC/results/HW_C009_120.xlsx'#$sigma_025.E$29]" office:value-type="float" office:value="0.89194443778426" calcext:value-type="float">
            <text:p>0,892</text:p>
          </table:table-cell>
          <table:table-cell table:style-name="ce130" table:formula="of:=['file:///mnt/Dados/vinma/documentos/Gradua%C3%A7%C3%A3o/TCC/results/HW_C009_120.xlsx'#$sigma_025.F$29]" office:value-type="float" office:value="0.887852012302494" calcext:value-type="float">
            <text:p>0,888</text:p>
          </table:table-cell>
          <table:table-cell table:style-name="ce130" table:formula="of:=['file:///mnt/Dados/vinma/documentos/Gradua%C3%A7%C3%A3o/TCC/results/HW_C009_120.xlsx'#$sigma_025.G$29]" office:value-type="float" office:value="0.802314806445719" calcext:value-type="float">
            <text:p>0,802</text:p>
          </table:table-cell>
          <table:table-cell table:style-name="ce130" table:formula="of:=['file:///mnt/Dados/vinma/documentos/Gradua%C3%A7%C3%A3o/TCC/results/HW_C009_120.xlsx'#$sigma_025.H$29]" office:value-type="float" office:value="0.851116088564069" calcext:value-type="float">
            <text:p>0,851</text:p>
          </table:table-cell>
          <table:table-cell table:style-name="ce130" table:formula="of:=['file:///mnt/Dados/vinma/documentos/Gradua%C3%A7%C3%A3o/TCC/results/HW_C009_120.xlsx'#$sigma_025.I$29]" office:value-type="float" office:value="0.806077418600324" calcext:value-type="float">
            <text:p>0,806</text:p>
          </table:table-cell>
          <table:table-cell table:style-name="ce24"/>
          <table:table-cell table:style-name="ce30" table:formula="of:=MAX([.$C54:.$J54])" office:value-type="float" office:value="0.892380317476374" calcext:value-type="float">
            <text:p>0,892</text:p>
          </table:table-cell>
          <table:table-cell table:style-name="ce36" table:formula="of:=[.$K54]-[.$N54]" office:value-type="float" office:value="0.85168936793794" calcext:value-type="float">
            <text:p>0,852</text:p>
          </table:table-cell>
          <table:table-cell table:style-name="ce36" table:formula="of:=AVERAGE([.$C54:.$I54])" office:value-type="float" office:value="0.859933868939414" calcext:value-type="float">
            <text:p>0,860</text:p>
          </table:table-cell>
          <table:table-cell table:style-name="ce36" table:formula="of:=STDEV([.$C54:.$I54])" office:value-type="float" office:value="0.0406909495384335" calcext:value-type="float">
            <text:p>0,041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11</text:p>
          </table:table-cell>
          <table:table-cell table:style-name="ce130" table:formula="of:=['file:///mnt/Dados/vinma/documentos/Gradua%C3%A7%C3%A3o/TCC/results/HW_C011_120.xlsx'#$sigma_025.B$29]" office:value-type="float" office:value="0.596301929231429" calcext:value-type="float">
            <text:p>0,596</text:p>
          </table:table-cell>
          <table:table-cell table:style-name="ce148" table:formula="of:=['file:///mnt/Dados/vinma/documentos/Gradua%C3%A7%C3%A3o/TCC/results/HW_C011_120.xlsx'#$sigma_025.C$29]" office:value-type="float" office:value="0.88636774206474" calcext:value-type="float">
            <text:p>0,886</text:p>
          </table:table-cell>
          <table:table-cell table:style-name="ce130" table:formula="of:=['file:///mnt/Dados/vinma/documentos/Gradua%C3%A7%C3%A3o/TCC/results/HW_C011_120.xlsx'#$sigma_025.D$29]" office:value-type="float" office:value="0.877361071515435" calcext:value-type="float">
            <text:p>0,877</text:p>
          </table:table-cell>
          <table:table-cell table:style-name="ce148" table:formula="of:=['file:///mnt/Dados/vinma/documentos/Gradua%C3%A7%C3%A3o/TCC/results/HW_C011_120.xlsx'#$sigma_025.E$29]" office:value-type="float" office:value="0.886477741484096" calcext:value-type="float">
            <text:p>0,886</text:p>
          </table:table-cell>
          <table:table-cell table:style-name="ce130" table:formula="of:=['file:///mnt/Dados/vinma/documentos/Gradua%C3%A7%C3%A3o/TCC/results/HW_C011_120.xlsx'#$sigma_025.F$29]" office:value-type="float" office:value="0.877360780312689" calcext:value-type="float">
            <text:p>0,877</text:p>
          </table:table-cell>
          <table:table-cell table:style-name="ce130" table:formula="of:=['file:///mnt/Dados/vinma/documentos/Gradua%C3%A7%C3%A3o/TCC/results/HW_C011_120.xlsx'#$sigma_025.G$29]" office:value-type="float" office:value="0.746206645290712" calcext:value-type="float">
            <text:p>0,746</text:p>
          </table:table-cell>
          <table:table-cell table:style-name="ce130" table:formula="of:=['file:///mnt/Dados/vinma/documentos/Gradua%C3%A7%C3%A3o/TCC/results/HW_C011_120.xlsx'#$sigma_025.H$29]" office:value-type="float" office:value="0.847016332697542" calcext:value-type="float">
            <text:p>0,847</text:p>
          </table:table-cell>
          <table:table-cell table:style-name="ce130" table:formula="of:=['file:///mnt/Dados/vinma/documentos/Gradua%C3%A7%C3%A3o/TCC/results/HW_C011_120.xlsx'#$sigma_025.I$29]" office:value-type="float" office:value="0.815930376138566" calcext:value-type="float">
            <text:p>0,816</text:p>
          </table:table-cell>
          <table:table-cell table:style-name="ce24"/>
          <table:table-cell table:style-name="ce29" table:formula="of:=MAX([.$C55:.$J55])" office:value-type="float" office:value="0.886477741484096" calcext:value-type="float">
            <text:p>0,886</text:p>
          </table:table-cell>
          <table:table-cell table:style-name="ce35" table:formula="of:=[.$K55]-[.$N55]" office:value-type="float" office:value="0.834728362418799" calcext:value-type="float">
            <text:p>0,835</text:p>
          </table:table-cell>
          <table:table-cell table:style-name="ce35" table:formula="of:=AVERAGE([.$C55:.$I55])" office:value-type="float" office:value="0.848102955643397" calcext:value-type="float">
            <text:p>0,848</text:p>
          </table:table-cell>
          <table:table-cell table:style-name="ce35" table:formula="of:=STDEV([.$C55:.$I55])" office:value-type="float" office:value="0.0517493790652973" calcext:value-type="float">
            <text:p>0,05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12</text:p>
          </table:table-cell>
          <table:table-cell table:style-name="ce130" table:formula="of:=['file:///mnt/Dados/vinma/documentos/Gradua%C3%A7%C3%A3o/TCC/results/HW_C012_120.xlsx'#$sigma_025.B$29]" office:value-type="float" office:value="0.435318997609368" calcext:value-type="float">
            <text:p>0,435</text:p>
          </table:table-cell>
          <table:table-cell table:style-name="ce148" table:formula="of:=['file:///mnt/Dados/vinma/documentos/Gradua%C3%A7%C3%A3o/TCC/results/HW_C012_120.xlsx'#$sigma_025.C$29]" office:value-type="float" office:value="0.874271115333853" calcext:value-type="float">
            <text:p>0,874</text:p>
          </table:table-cell>
          <table:table-cell table:style-name="ce130" table:formula="of:=['file:///mnt/Dados/vinma/documentos/Gradua%C3%A7%C3%A3o/TCC/results/HW_C012_120.xlsx'#$sigma_025.D$29]" office:value-type="float" office:value="0.871104948474043" calcext:value-type="float">
            <text:p>0,871</text:p>
          </table:table-cell>
          <table:table-cell table:style-name="ce130" table:formula="of:=['file:///mnt/Dados/vinma/documentos/Gradua%C3%A7%C3%A3o/TCC/results/HW_C012_120.xlsx'#$sigma_025.E$29]" office:value-type="float" office:value="0.86923570491342" calcext:value-type="float">
            <text:p>0,869</text:p>
          </table:table-cell>
          <table:table-cell table:style-name="ce130" table:formula="of:=['file:///mnt/Dados/vinma/documentos/Gradua%C3%A7%C3%A3o/TCC/results/HW_C012_120.xlsx'#$sigma_025.F$29]" office:value-type="float" office:value="0.87110442891814" calcext:value-type="float">
            <text:p>0,871</text:p>
          </table:table-cell>
          <table:table-cell table:style-name="ce130" table:formula="of:=['file:///mnt/Dados/vinma/documentos/Gradua%C3%A7%C3%A3o/TCC/results/HW_C012_120.xlsx'#$sigma_025.G$29]" office:value-type="float" office:value="0.757964126796722" calcext:value-type="float">
            <text:p>0,758</text:p>
          </table:table-cell>
          <table:table-cell table:style-name="ce130" table:formula="of:=['file:///mnt/Dados/vinma/documentos/Gradua%C3%A7%C3%A3o/TCC/results/HW_C012_120.xlsx'#$sigma_025.H$29]" office:value-type="float" office:value="0.845290615700788" calcext:value-type="float">
            <text:p>0,845</text:p>
          </table:table-cell>
          <table:table-cell table:style-name="ce130" table:formula="of:=['file:///mnt/Dados/vinma/documentos/Gradua%C3%A7%C3%A3o/TCC/results/HW_C012_120.xlsx'#$sigma_025.I$29]" office:value-type="float" office:value="0.821481082668179" calcext:value-type="float">
            <text:p>0,821</text:p>
          </table:table-cell>
          <table:table-cell table:style-name="ce24"/>
          <table:table-cell table:style-name="ce30" table:formula="of:=MAX([.$C56:.$J56])" office:value-type="float" office:value="0.874271115333853" calcext:value-type="float">
            <text:p>0,874</text:p>
          </table:table-cell>
          <table:table-cell table:style-name="ce36" table:formula="of:=[.$K56]-[.$N56]" office:value-type="float" office:value="0.831585072703233" calcext:value-type="float">
            <text:p>0,832</text:p>
          </table:table-cell>
          <table:table-cell table:style-name="ce36" table:formula="of:=AVERAGE([.$C56:.$I56])" office:value-type="float" office:value="0.844350288972164" calcext:value-type="float">
            <text:p>0,844</text:p>
          </table:table-cell>
          <table:table-cell table:style-name="ce36" table:formula="of:=STDEV([.$C56:.$I56])" office:value-type="float" office:value="0.0426860426306198" calcext:value-type="float">
            <text:p>0,043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13</text:p>
          </table:table-cell>
          <table:table-cell table:style-name="ce130" table:formula="of:=['file:///mnt/Dados/vinma/documentos/Gradua%C3%A7%C3%A3o/TCC/results/HW_C013_120.xlsx'#$sigma_025.B$29]" office:value-type="float" office:value="0.616843314710242" calcext:value-type="float">
            <text:p>0,617</text:p>
          </table:table-cell>
          <table:table-cell table:style-name="ce148" table:formula="of:=['file:///mnt/Dados/vinma/documentos/Gradua%C3%A7%C3%A3o/TCC/results/HW_C013_120.xlsx'#$sigma_025.C$29]" office:value-type="float" office:value="0.936872964119705" calcext:value-type="float">
            <text:p>0,937</text:p>
          </table:table-cell>
          <table:table-cell table:style-name="ce130" table:formula="of:=['file:///mnt/Dados/vinma/documentos/Gradua%C3%A7%C3%A3o/TCC/results/HW_C013_120.xlsx'#$sigma_025.D$29]" office:value-type="float" office:value="0.933978092064165" calcext:value-type="float">
            <text:p>0,934</text:p>
          </table:table-cell>
          <table:table-cell table:style-name="ce148" table:formula="of:=['file:///mnt/Dados/vinma/documentos/Gradua%C3%A7%C3%A3o/TCC/results/HW_C013_120.xlsx'#$sigma_025.E$29]" office:value-type="float" office:value="0.936726321202254" calcext:value-type="float">
            <text:p>0,937</text:p>
          </table:table-cell>
          <table:table-cell table:style-name="ce130" table:formula="of:=['file:///mnt/Dados/vinma/documentos/Gradua%C3%A7%C3%A3o/TCC/results/HW_C013_120.xlsx'#$sigma_025.F$29]" office:value-type="float" office:value="0.933978010820693" calcext:value-type="float">
            <text:p>0,934</text:p>
          </table:table-cell>
          <table:table-cell table:style-name="ce130" table:formula="of:=['file:///mnt/Dados/vinma/documentos/Gradua%C3%A7%C3%A3o/TCC/results/HW_C013_120.xlsx'#$sigma_025.G$29]" office:value-type="float" office:value="0.908692645727852" calcext:value-type="float">
            <text:p>0,909</text:p>
          </table:table-cell>
          <table:table-cell table:style-name="ce130" table:formula="of:=['file:///mnt/Dados/vinma/documentos/Gradua%C3%A7%C3%A3o/TCC/results/HW_C013_120.xlsx'#$sigma_025.H$29]" office:value-type="float" office:value="0.935477131163594" calcext:value-type="float">
            <text:p>0,935</text:p>
          </table:table-cell>
          <table:table-cell table:style-name="ce130" table:formula="of:=['file:///mnt/Dados/vinma/documentos/Gradua%C3%A7%C3%A3o/TCC/results/HW_C013_120.xlsx'#$sigma_025.I$29]" office:value-type="float" office:value="0.933438767200581" calcext:value-type="float">
            <text:p>0,933</text:p>
          </table:table-cell>
          <table:table-cell table:style-name="ce24"/>
          <table:table-cell table:style-name="ce29" table:formula="of:=MAX([.$C57:.$J57])" office:value-type="float" office:value="0.936872964119705" calcext:value-type="float">
            <text:p>0,937</text:p>
          </table:table-cell>
          <table:table-cell table:style-name="ce35" table:formula="of:=[.$K57]-[.$N57]" office:value-type="float" office:value="0.926806837397653" calcext:value-type="float">
            <text:p>0,927</text:p>
          </table:table-cell>
          <table:table-cell table:style-name="ce35" table:formula="of:=AVERAGE([.$C57:.$I57])" office:value-type="float" office:value="0.931309133185549" calcext:value-type="float">
            <text:p>0,931</text:p>
          </table:table-cell>
          <table:table-cell table:style-name="ce35" table:formula="of:=STDEV([.$C57:.$I57])" office:value-type="float" office:value="0.010066126722052" calcext:value-type="float">
            <text:p>0,010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15</text:p>
          </table:table-cell>
          <table:table-cell table:style-name="ce130" table:formula="of:=['file:///mnt/Dados/vinma/documentos/Gradua%C3%A7%C3%A3o/TCC/results/HW_C015_120.xlsx'#$sigma_025.B$29]" office:value-type="float" office:value="0.429770994447563" calcext:value-type="float">
            <text:p>0,430</text:p>
          </table:table-cell>
          <table:table-cell table:style-name="ce148" table:formula="of:=['file:///mnt/Dados/vinma/documentos/Gradua%C3%A7%C3%A3o/TCC/results/HW_C015_120.xlsx'#$sigma_025.C$29]" office:value-type="float" office:value="0.910667770055725" calcext:value-type="float">
            <text:p>0,911</text:p>
          </table:table-cell>
          <table:table-cell table:style-name="ce130" table:formula="of:=['file:///mnt/Dados/vinma/documentos/Gradua%C3%A7%C3%A3o/TCC/results/HW_C015_120.xlsx'#$sigma_025.D$29]" office:value-type="float" office:value="0.909274971577347" calcext:value-type="float">
            <text:p>0,909</text:p>
          </table:table-cell>
          <table:table-cell table:style-name="ce130" table:formula="of:=['file:///mnt/Dados/vinma/documentos/Gradua%C3%A7%C3%A3o/TCC/results/HW_C015_120.xlsx'#$sigma_025.E$29]" office:value-type="float" office:value="0.908498109995113" calcext:value-type="float">
            <text:p>0,908</text:p>
          </table:table-cell>
          <table:table-cell table:style-name="ce130" table:formula="of:=['file:///mnt/Dados/vinma/documentos/Gradua%C3%A7%C3%A3o/TCC/results/HW_C015_120.xlsx'#$sigma_025.F$29]" office:value-type="float" office:value="0.909275131596518" calcext:value-type="float">
            <text:p>0,909</text:p>
          </table:table-cell>
          <table:table-cell table:style-name="ce130" table:formula="of:=['file:///mnt/Dados/vinma/documentos/Gradua%C3%A7%C3%A3o/TCC/results/HW_C015_120.xlsx'#$sigma_025.G$29]" office:value-type="float" office:value="0.879509933027244" calcext:value-type="float">
            <text:p>0,880</text:p>
          </table:table-cell>
          <table:table-cell table:style-name="ce130" table:formula="of:=['file:///mnt/Dados/vinma/documentos/Gradua%C3%A7%C3%A3o/TCC/results/HW_C015_120.xlsx'#$sigma_025.H$29]" office:value-type="float" office:value="0.89642003551279" calcext:value-type="float">
            <text:p>0,896</text:p>
          </table:table-cell>
          <table:table-cell table:style-name="ce130" table:formula="of:=['file:///mnt/Dados/vinma/documentos/Gradua%C3%A7%C3%A3o/TCC/results/HW_C015_120.xlsx'#$sigma_025.I$29]" office:value-type="float" office:value="0.887386928751112" calcext:value-type="float">
            <text:p>0,887</text:p>
          </table:table-cell>
          <table:table-cell table:style-name="ce24"/>
          <table:table-cell table:style-name="ce30" table:formula="of:=MAX([.$C58:.$J58])" office:value-type="float" office:value="0.910667770055725" calcext:value-type="float">
            <text:p>0,911</text:p>
          </table:table-cell>
          <table:table-cell table:style-name="ce36" table:formula="of:=[.$K58]-[.$N58]" office:value-type="float" office:value="0.898086908228274" calcext:value-type="float">
            <text:p>0,898</text:p>
          </table:table-cell>
          <table:table-cell table:style-name="ce36" table:formula="of:=AVERAGE([.$C58:.$I58])" office:value-type="float" office:value="0.900147554359407" calcext:value-type="float">
            <text:p>0,900</text:p>
          </table:table-cell>
          <table:table-cell table:style-name="ce36" table:formula="of:=STDEV([.$C58:.$I58])" office:value-type="float" office:value="0.0125808618274515" calcext:value-type="float">
            <text:p>0,013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16</text:p>
          </table:table-cell>
          <table:table-cell table:style-name="ce130" table:formula="of:=['file:///mnt/Dados/vinma/documentos/Gradua%C3%A7%C3%A3o/TCC/results/HW_C016_120.xlsx'#$sigma_025.B$29]" office:value-type="float" office:value="0.742036028656799" calcext:value-type="float">
            <text:p>0,742</text:p>
          </table:table-cell>
          <table:table-cell table:style-name="ce130" table:formula="of:=['file:///mnt/Dados/vinma/documentos/Gradua%C3%A7%C3%A3o/TCC/results/HW_C016_120.xlsx'#$sigma_025.C$29]" office:value-type="float" office:value="0.929898924400202" calcext:value-type="float">
            <text:p>0,930</text:p>
          </table:table-cell>
          <table:table-cell table:style-name="ce130" table:formula="of:=['file:///mnt/Dados/vinma/documentos/Gradua%C3%A7%C3%A3o/TCC/results/HW_C016_120.xlsx'#$sigma_025.D$29]" office:value-type="float" office:value="0.92654042450464" calcext:value-type="float">
            <text:p>0,927</text:p>
          </table:table-cell>
          <table:table-cell table:style-name="ce148" table:formula="of:=['file:///mnt/Dados/vinma/documentos/Gradua%C3%A7%C3%A3o/TCC/results/HW_C016_120.xlsx'#$sigma_025.E$29]" office:value-type="float" office:value="0.931592300674311" calcext:value-type="float">
            <text:p>0,932</text:p>
          </table:table-cell>
          <table:table-cell table:style-name="ce130" table:formula="of:=['file:///mnt/Dados/vinma/documentos/Gradua%C3%A7%C3%A3o/TCC/results/HW_C016_120.xlsx'#$sigma_025.F$29]" office:value-type="float" office:value="0.92654049247556" calcext:value-type="float">
            <text:p>0,927</text:p>
          </table:table-cell>
          <table:table-cell table:style-name="ce130" table:formula="of:=['file:///mnt/Dados/vinma/documentos/Gradua%C3%A7%C3%A3o/TCC/results/HW_C016_120.xlsx'#$sigma_025.G$29]" office:value-type="float" office:value="0.86242045553574" calcext:value-type="float">
            <text:p>0,862</text:p>
          </table:table-cell>
          <table:table-cell table:style-name="ce130" table:formula="of:=['file:///mnt/Dados/vinma/documentos/Gradua%C3%A7%C3%A3o/TCC/results/HW_C016_120.xlsx'#$sigma_025.H$29]" office:value-type="float" office:value="0.91696051948062" calcext:value-type="float">
            <text:p>0,917</text:p>
          </table:table-cell>
          <table:table-cell table:style-name="ce130" table:formula="of:=['file:///mnt/Dados/vinma/documentos/Gradua%C3%A7%C3%A3o/TCC/results/HW_C016_120.xlsx'#$sigma_025.I$29]" office:value-type="float" office:value="0.901340703149117" calcext:value-type="float">
            <text:p>0,901</text:p>
          </table:table-cell>
          <table:table-cell table:style-name="ce24"/>
          <table:table-cell table:style-name="ce29" table:formula="of:=MAX([.$C59:.$J59])" office:value-type="float" office:value="0.931592300674311" calcext:value-type="float">
            <text:p>0,932</text:p>
          </table:table-cell>
          <table:table-cell table:style-name="ce35" table:formula="of:=[.$K59]-[.$N59]" office:value-type="float" office:value="0.90674202664298" calcext:value-type="float">
            <text:p>0,907</text:p>
          </table:table-cell>
          <table:table-cell table:style-name="ce35" table:formula="of:=AVERAGE([.$C59:.$I59])" office:value-type="float" office:value="0.913613402888599" calcext:value-type="float">
            <text:p>0,914</text:p>
          </table:table-cell>
          <table:table-cell table:style-name="ce35" table:formula="of:=STDEV([.$C59:.$I59])" office:value-type="float" office:value="0.0248502740313312" calcext:value-type="float">
            <text:p>0,025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17</text:p>
          </table:table-cell>
          <table:table-cell table:style-name="ce130" table:formula="of:=['file:///mnt/Dados/vinma/documentos/Gradua%C3%A7%C3%A3o/TCC/results/HW_C017_120.xlsx'#$sigma_025.B$29]" office:value-type="float" office:value="0.531962341733264" calcext:value-type="float">
            <text:p>0,532</text:p>
          </table:table-cell>
          <table:table-cell table:style-name="ce148" table:formula="of:=['file:///mnt/Dados/vinma/documentos/Gradua%C3%A7%C3%A3o/TCC/results/HW_C017_120.xlsx'#$sigma_025.C$29]" office:value-type="float" office:value="0.840945613340661" calcext:value-type="float">
            <text:p>0,841</text:p>
          </table:table-cell>
          <table:table-cell table:style-name="ce130" table:formula="of:=['file:///mnt/Dados/vinma/documentos/Gradua%C3%A7%C3%A3o/TCC/results/HW_C017_120.xlsx'#$sigma_025.D$29]" office:value-type="float" office:value="0.816121839237023" calcext:value-type="float">
            <text:p>0,816</text:p>
          </table:table-cell>
          <table:table-cell table:style-name="ce130" table:formula="of:=['file:///mnt/Dados/vinma/documentos/Gradua%C3%A7%C3%A3o/TCC/results/HW_C017_120.xlsx'#$sigma_025.E$29]" office:value-type="float" office:value="0.815382729241376" calcext:value-type="float">
            <text:p>0,815</text:p>
          </table:table-cell>
          <table:table-cell table:style-name="ce130" table:formula="of:=['file:///mnt/Dados/vinma/documentos/Gradua%C3%A7%C3%A3o/TCC/results/HW_C017_120.xlsx'#$sigma_025.F$29]" office:value-type="float" office:value="0.816122046967604" calcext:value-type="float">
            <text:p>0,816</text:p>
          </table:table-cell>
          <table:table-cell table:style-name="ce130" table:formula="of:=['file:///mnt/Dados/vinma/documentos/Gradua%C3%A7%C3%A3o/TCC/results/HW_C017_120.xlsx'#$sigma_025.G$29]" office:value-type="float" office:value="0.692216451865912" calcext:value-type="float">
            <text:p>0,692</text:p>
          </table:table-cell>
          <table:table-cell table:style-name="ce130" table:formula="of:=['file:///mnt/Dados/vinma/documentos/Gradua%C3%A7%C3%A3o/TCC/results/HW_C017_120.xlsx'#$sigma_025.H$29]" office:value-type="float" office:value="0.769378811785067" calcext:value-type="float">
            <text:p>0,769</text:p>
          </table:table-cell>
          <table:table-cell table:style-name="ce130" table:formula="of:=['file:///mnt/Dados/vinma/documentos/Gradua%C3%A7%C3%A3o/TCC/results/HW_C017_120.xlsx'#$sigma_025.I$29]" office:value-type="float" office:value="0.693758478426303" calcext:value-type="float">
            <text:p>0,694</text:p>
          </table:table-cell>
          <table:table-cell table:style-name="ce24"/>
          <table:table-cell table:style-name="ce30" table:formula="of:=MAX([.$C60:.$J60])" office:value-type="float" office:value="0.840945613340661" calcext:value-type="float">
            <text:p>0,841</text:p>
          </table:table-cell>
          <table:table-cell table:style-name="ce36" table:formula="of:=[.$K60]-[.$N60]" office:value-type="float" office:value="0.779307766152285" calcext:value-type="float">
            <text:p>0,779</text:p>
          </table:table-cell>
          <table:table-cell table:style-name="ce36" table:formula="of:=AVERAGE([.$C60:.$I60])" office:value-type="float" office:value="0.777703710123421" calcext:value-type="float">
            <text:p>0,778</text:p>
          </table:table-cell>
          <table:table-cell table:style-name="ce36" table:formula="of:=STDEV([.$C60:.$I60])" office:value-type="float" office:value="0.0616378471883756" calcext:value-type="float">
            <text:p>0,06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19</text:p>
          </table:table-cell>
          <table:table-cell table:style-name="ce130" table:formula="of:=['file:///mnt/Dados/vinma/documentos/Gradua%C3%A7%C3%A3o/TCC/results/HW_C019_120.xlsx'#$sigma_025.B$29]" office:value-type="float" office:value="0.783148284580355" calcext:value-type="float">
            <text:p>0,783</text:p>
          </table:table-cell>
          <table:table-cell table:style-name="ce130" table:formula="of:=['file:///mnt/Dados/vinma/documentos/Gradua%C3%A7%C3%A3o/TCC/results/HW_C019_120.xlsx'#$sigma_025.C$29]" office:value-type="float" office:value="0.963052753927847" calcext:value-type="float">
            <text:p>0,963</text:p>
          </table:table-cell>
          <table:table-cell table:style-name="ce148" table:formula="of:=['file:///mnt/Dados/vinma/documentos/Gradua%C3%A7%C3%A3o/TCC/results/HW_C019_120.xlsx'#$sigma_025.D$29]" office:value-type="float" office:value="0.964403400847758" calcext:value-type="float">
            <text:p>0,964</text:p>
          </table:table-cell>
          <table:table-cell table:style-name="ce148" table:formula="of:=['file:///mnt/Dados/vinma/documentos/Gradua%C3%A7%C3%A3o/TCC/results/HW_C019_120.xlsx'#$sigma_025.E$29]" office:value-type="float" office:value="0.964049496168425" calcext:value-type="float">
            <text:p>0,964</text:p>
          </table:table-cell>
          <table:table-cell table:style-name="ce148" table:formula="of:=['file:///mnt/Dados/vinma/documentos/Gradua%C3%A7%C3%A3o/TCC/results/HW_C019_120.xlsx'#$sigma_025.F$29]" office:value-type="float" office:value="0.964403404467016" calcext:value-type="float">
            <text:p>0,964</text:p>
          </table:table-cell>
          <table:table-cell table:style-name="ce130" table:formula="of:=['file:///mnt/Dados/vinma/documentos/Gradua%C3%A7%C3%A3o/TCC/results/HW_C019_120.xlsx'#$sigma_025.G$29]" office:value-type="float" office:value="0.953781610486046" calcext:value-type="float">
            <text:p>0,954</text:p>
          </table:table-cell>
          <table:table-cell table:style-name="ce130" table:formula="of:=['file:///mnt/Dados/vinma/documentos/Gradua%C3%A7%C3%A3o/TCC/results/HW_C019_120.xlsx'#$sigma_025.H$29]" office:value-type="float" office:value="0.960639697391603" calcext:value-type="float">
            <text:p>0,961</text:p>
          </table:table-cell>
          <table:table-cell table:style-name="ce130" table:formula="of:=['file:///mnt/Dados/vinma/documentos/Gradua%C3%A7%C3%A3o/TCC/results/HW_C019_120.xlsx'#$sigma_025.I$29]" office:value-type="float" office:value="0.958619578819984" calcext:value-type="float">
            <text:p>0,959</text:p>
          </table:table-cell>
          <table:table-cell table:style-name="ce24"/>
          <table:table-cell table:style-name="ce29" table:formula="of:=MAX([.$C61:.$J61])" office:value-type="float" office:value="0.964403404467016" calcext:value-type="float">
            <text:p>0,964</text:p>
          </table:table-cell>
          <table:table-cell table:style-name="ce35" table:formula="of:=[.$K61]-[.$N61]" office:value-type="float" office:value="0.960444496516315" calcext:value-type="float">
            <text:p>0,960</text:p>
          </table:table-cell>
          <table:table-cell table:style-name="ce35" table:formula="of:=AVERAGE([.$C61:.$I61])" office:value-type="float" office:value="0.961278563158383" calcext:value-type="float">
            <text:p>0,961</text:p>
          </table:table-cell>
          <table:table-cell table:style-name="ce35" table:formula="of:=STDEV([.$C61:.$I61])" office:value-type="float" office:value="0.00395890795070109" calcext:value-type="float">
            <text:p>0,004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30" office:value-type="string" calcext:value-type="string">
            <text:p>C024</text:p>
          </table:table-cell>
          <table:table-cell table:style-name="ce130" table:formula="of:=['file:///mnt/Dados/vinma/documentos/Gradua%C3%A7%C3%A3o/TCC/results/HW_C024_120.xlsx'#$sigma_025.B$29]" office:value-type="float" office:value="0.645351678791886" calcext:value-type="float">
            <text:p>0,645</text:p>
          </table:table-cell>
          <table:table-cell table:style-name="ce130" table:formula="of:=['file:///mnt/Dados/vinma/documentos/Gradua%C3%A7%C3%A3o/TCC/results/HW_C024_120.xlsx'#$sigma_025.C$29]" office:value-type="float" office:value="0.928196874965961" calcext:value-type="float">
            <text:p>0,928</text:p>
          </table:table-cell>
          <table:table-cell table:style-name="ce130" table:formula="of:=['file:///mnt/Dados/vinma/documentos/Gradua%C3%A7%C3%A3o/TCC/results/HW_C024_120.xlsx'#$sigma_025.D$29]" office:value-type="float" office:value="0.927676597089833" calcext:value-type="float">
            <text:p>0,928</text:p>
          </table:table-cell>
          <table:table-cell table:style-name="ce148" table:formula="of:=['file:///mnt/Dados/vinma/documentos/Gradua%C3%A7%C3%A3o/TCC/results/HW_C024_120.xlsx'#$sigma_025.E$29]" office:value-type="float" office:value="0.929212103013192" calcext:value-type="float">
            <text:p>0,929</text:p>
          </table:table-cell>
          <table:table-cell table:style-name="ce130" table:formula="of:=['file:///mnt/Dados/vinma/documentos/Gradua%C3%A7%C3%A3o/TCC/results/HW_C024_120.xlsx'#$sigma_025.F$29]" office:value-type="float" office:value="0.927676653420061" calcext:value-type="float">
            <text:p>0,928</text:p>
          </table:table-cell>
          <table:table-cell table:style-name="ce130" table:formula="of:=['file:///mnt/Dados/vinma/documentos/Gradua%C3%A7%C3%A3o/TCC/results/HW_C024_120.xlsx'#$sigma_025.G$29]" office:value-type="float" office:value="0.910843832159455" calcext:value-type="float">
            <text:p>0,911</text:p>
          </table:table-cell>
          <table:table-cell table:style-name="ce130" table:formula="of:=['file:///mnt/Dados/vinma/documentos/Gradua%C3%A7%C3%A3o/TCC/results/HW_C024_120.xlsx'#$sigma_025.H$29]" office:value-type="float" office:value="0.921775930461632" calcext:value-type="float">
            <text:p>0,922</text:p>
          </table:table-cell>
          <table:table-cell table:style-name="ce130" table:formula="of:=['file:///mnt/Dados/vinma/documentos/Gradua%C3%A7%C3%A3o/TCC/results/HW_C024_120.xlsx'#$sigma_025.I$29]" office:value-type="float" office:value="0.917857245060301" calcext:value-type="float">
            <text:p>0,918</text:p>
          </table:table-cell>
          <table:table-cell table:style-name="ce24"/>
          <table:table-cell table:style-name="ce30" table:formula="of:=MAX([.$C62:.$J62])" office:value-type="float" office:value="0.929212103013192" calcext:value-type="float">
            <text:p>0,929</text:p>
          </table:table-cell>
          <table:table-cell table:style-name="ce36" table:formula="of:=[.$K62]-[.$N62]" office:value-type="float" office:value="0.922328042187028" calcext:value-type="float">
            <text:p>0,922</text:p>
          </table:table-cell>
          <table:table-cell table:style-name="ce36" table:formula="of:=AVERAGE([.$C62:.$I62])" office:value-type="float" office:value="0.923319890881491" calcext:value-type="float">
            <text:p>0,923</text:p>
          </table:table-cell>
          <table:table-cell table:style-name="ce36" table:formula="of:=STDEV([.$C62:.$I62])" office:value-type="float" office:value="0.00688406082616427" calcext:value-type="float">
            <text:p>0,007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9" office:value-type="string" calcext:value-type="string">
            <text:p>Average</text:p>
          </table:table-cell>
          <table:table-cell table:style-name="ce20" table:formula="of:=AVERAGE([.B51:.B62])" office:value-type="float" office:value="0.607275586168623" calcext:value-type="float">
            <text:p>0,607</text:p>
          </table:table-cell>
          <table:table-cell table:style-name="ce89" table:formula="of:=AVERAGE([.C51:.C62])" office:value-type="float" office:value="0.905277126355792" calcext:value-type="float">
            <text:p>0,905</text:p>
          </table:table-cell>
          <table:table-cell table:style-name="ce20" table:formula="of:=AVERAGE([.D51:.D62])" office:value-type="float" office:value="0.901362579973448" calcext:value-type="float">
            <text:p>0,901</text:p>
          </table:table-cell>
          <table:table-cell table:style-name="ce20" table:formula="of:=AVERAGE([.E51:.E62])" office:value-type="float" office:value="0.901912603757315" calcext:value-type="float">
            <text:p>0,902</text:p>
          </table:table-cell>
          <table:table-cell table:style-name="ce20" table:formula="of:=AVERAGE([.F51:.F62])" office:value-type="float" office:value="0.90136251855475" calcext:value-type="float">
            <text:p>0,901</text:p>
          </table:table-cell>
          <table:table-cell table:style-name="ce20" table:formula="of:=AVERAGE([.G51:.G62])" office:value-type="float" office:value="0.829016501281836" calcext:value-type="float">
            <text:p>0,829</text:p>
          </table:table-cell>
          <table:table-cell table:style-name="ce20" table:formula="of:=AVERAGE([.H51:.H62])" office:value-type="float" office:value="0.881617087403059" calcext:value-type="float">
            <text:p>0,882</text:p>
          </table:table-cell>
          <table:table-cell table:style-name="ce20" table:formula="of:=AVERAGE([.I51:.I62])" office:value-type="float" office:value="0.860887641141069" calcext:value-type="float">
            <text:p>0,861</text:p>
          </table:table-cell>
          <table:table-cell table:style-name="ce24"/>
          <table:table-cell table:style-name="ce30" table:formula="of:=MAX([.$C63:.$J63])" office:value-type="float" office:value="0.905277126355792" calcext:value-type="float">
            <text:p>0,905</text:p>
          </table:table-cell>
          <table:table-cell table:style-name="ce36" table:formula="of:=[.$K63]-[.$N63]" office:value-type="float" office:value="0.876602563871296" calcext:value-type="float">
            <text:p>0,877</text:p>
          </table:table-cell>
          <table:table-cell table:style-name="ce36" table:formula="of:=AVERAGE([.$C63:.$I63])" office:value-type="float" office:value="0.883062294066753" calcext:value-type="float">
            <text:p>0,883</text:p>
          </table:table-cell>
          <table:table-cell table:style-name="ce36" table:formula="of:=STDEV([.$C63:.$I63])" office:value-type="float" office:value="0.0286745624844961" calcext:value-type="float">
            <text:p>0,029</text:p>
          </table:table-cell>
          <table:table-cell table:style-name="ce42" table:number-columns-repeated="1009"/>
          <table:table-cell table:style-name="ce24"/>
        </table:table-row>
        <table:table-row table:style-name="ro4">
          <table:table-cell table:number-columns-repeated="1024"/>
        </table:table-row>
        <table:table-row table:style-name="ro1">
          <table:table-cell table:style-name="ce123" office:value-type="string" calcext:value-type="string" table:number-columns-spanned="9" table:number-rows-spanned="1">
            <text:p>MSSIM Improvement – sigma=25</text:p>
          </table:table-cell>
          <table:covered-table-cell table:style-name="ce134"/>
          <table:covered-table-cell table:number-columns-repeated="7" table:style-name="ce149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2">
          <table:table-cell table:style-name="ce124" office:value-type="string" calcext:value-type="string" table:number-columns-spanned="2" table:number-rows-spanned="1">
            <text:p>Imagem</text:p>
          </table:table-cell>
          <table:covered-table-cell table:style-name="ce124"/>
          <table:table-cell table:style-name="ce150" office:value-type="string" calcext:value-type="string">
            <text:p>bm3d</text:p>
          </table:table-cell>
          <table:table-cell table:style-name="ce150" office:value-type="string" calcext:value-type="string">
            <text:p>da3d</text:p>
          </table:table-cell>
          <table:table-cell table:style-name="ce150" office:value-type="string" calcext:value-type="string">
            <text:p>ddid</text:p>
          </table:table-cell>
          <table:table-cell table:style-name="ce150" office:value-type="string" calcext:value-type="string">
            <text:p>nldd</text:p>
          </table:table-cell>
          <table:table-cell table:style-name="ce150" office:value-type="string" calcext:value-type="string">
            <text:p>nlm</text:p>
          </table:table-cell>
          <table:table-cell table:style-name="ce150" office:value-type="string" calcext:value-type="string">
            <text:p>nlm-lbp</text:p>
          </table:table-cell>
          <table:table-cell table:style-name="ce150" office:value-type="string" calcext:value-type="string">
            <text:p>nlm-glcm</text:p>
          </table:table-cell>
          <table:table-cell table:style-name="ce127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31" office:value-type="string" calcext:value-type="string" table:number-columns-spanned="2" table:number-rows-spanned="1">
            <text:p>C001</text:p>
          </table:table-cell>
          <table:covered-table-cell table:style-name="ce139"/>
          <table:table-cell table:style-name="ce151" table:formula="of:=[.C51]-[.$B51]" office:value-type="float" office:value="0.122645785783373" calcext:value-type="float">
            <text:p>0,123</text:p>
          </table:table-cell>
          <table:table-cell table:style-name="ce151" table:formula="of:=[.D51]-[.$B51]" office:value-type="float" office:value="0.120185526258711" calcext:value-type="float">
            <text:p>0,120</text:p>
          </table:table-cell>
          <table:table-cell table:style-name="ce151" table:formula="of:=[.E51]-[.$B51]" office:value-type="float" office:value="0.12298764421392" calcext:value-type="float">
            <text:p>0,123</text:p>
          </table:table-cell>
          <table:table-cell table:style-name="ce151" table:formula="of:=[.F51]-[.$B51]" office:value-type="float" office:value="0.120185510909625" calcext:value-type="float">
            <text:p>0,120</text:p>
          </table:table-cell>
          <table:table-cell table:style-name="ce151" table:formula="of:=[.G51]-[.$B51]" office:value-type="float" office:value="0.079143547632386" calcext:value-type="float">
            <text:p>0,079</text:p>
          </table:table-cell>
          <table:table-cell table:style-name="ce151" table:formula="of:=[.H51]-[.$B51]" office:value-type="float" office:value="0.115285235220304" calcext:value-type="float">
            <text:p>0,115</text:p>
          </table:table-cell>
          <table:table-cell table:style-name="ce151" table:formula="of:=[.I51]-[.$B51]" office:value-type="float" office:value="0.121975869171059" calcext:value-type="float">
            <text:p>0,122</text:p>
          </table:table-cell>
          <table:table-cell table:style-name="ce153"/>
          <table:table-cell table:style-name="ce29" table:formula="of:=MAX([.$C67:.$J67])" office:value-type="float" office:value="0.12298764421392" calcext:value-type="float">
            <text:p>0,123</text:p>
          </table:table-cell>
          <table:table-cell table:style-name="ce35" table:formula="of:=[.$K67]-[.$N67]" office:value-type="float" office:value="0.107126212791494" calcext:value-type="float">
            <text:p>0,107</text:p>
          </table:table-cell>
          <table:table-cell table:style-name="ce35" table:formula="of:=AVERAGE([.$C67:.$I67])" office:value-type="float" office:value="0.114629874169911" calcext:value-type="float">
            <text:p>0,115</text:p>
          </table:table-cell>
          <table:table-cell table:style-name="ce35" table:formula="of:=STDEV([.$C67:.$I67])" office:value-type="float" office:value="0.015861431422426" calcext:value-type="float">
            <text:p>0,016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02</text:p>
          </table:table-cell>
          <table:covered-table-cell table:style-name="ce140"/>
          <table:table-cell table:style-name="ce151" table:formula="of:=[.C52]-[.$B52]" office:value-type="float" office:value="0.394405447450807" calcext:value-type="float">
            <text:p>0,394</text:p>
          </table:table-cell>
          <table:table-cell table:style-name="ce151" table:formula="of:=[.D52]-[.$B52]" office:value-type="float" office:value="0.401570829206119" calcext:value-type="float">
            <text:p>0,402</text:p>
          </table:table-cell>
          <table:table-cell table:style-name="ce151" table:formula="of:=[.E52]-[.$B52]" office:value-type="float" office:value="0.386632062103635" calcext:value-type="float">
            <text:p>0,387</text:p>
          </table:table-cell>
          <table:table-cell table:style-name="ce151" table:formula="of:=[.F52]-[.$B52]" office:value-type="float" office:value="0.401570898581483" calcext:value-type="float">
            <text:p>0,402</text:p>
          </table:table-cell>
          <table:table-cell table:style-name="ce151" table:formula="of:=[.G52]-[.$B52]" office:value-type="float" office:value="0.289300255911342" calcext:value-type="float">
            <text:p>0,289</text:p>
          </table:table-cell>
          <table:table-cell table:style-name="ce151" table:formula="of:=[.H52]-[.$B52]" office:value-type="float" office:value="0.369751074433462" calcext:value-type="float">
            <text:p>0,370</text:p>
          </table:table-cell>
          <table:table-cell table:style-name="ce151" table:formula="of:=[.I52]-[.$B52]" office:value-type="float" office:value="0.354300582126434" calcext:value-type="float">
            <text:p>0,354</text:p>
          </table:table-cell>
          <table:table-cell table:style-name="ce153"/>
          <table:table-cell table:style-name="ce30" table:formula="of:=MAX([.$C68:.$J68])" office:value-type="float" office:value="0.401570898581483" calcext:value-type="float">
            <text:p>0,402</text:p>
          </table:table-cell>
          <table:table-cell table:style-name="ce36" table:formula="of:=[.$K68]-[.$N68]" office:value-type="float" office:value="0.361536392572963" calcext:value-type="float">
            <text:p>0,362</text:p>
          </table:table-cell>
          <table:table-cell table:style-name="ce36" table:formula="of:=AVERAGE([.$C68:.$I68])" office:value-type="float" office:value="0.371075878544755" calcext:value-type="float">
            <text:p>0,371</text:p>
          </table:table-cell>
          <table:table-cell table:style-name="ce36" table:formula="of:=STDEV([.$C68:.$I68])" office:value-type="float" office:value="0.0400345060085202" calcext:value-type="float">
            <text:p>0,040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04</text:p>
          </table:table-cell>
          <table:covered-table-cell table:style-name="ce140"/>
          <table:table-cell table:style-name="ce151" table:formula="of:=[.C53]-[.$B53]" office:value-type="float" office:value="0.350274478218169" calcext:value-type="float">
            <text:p>0,350</text:p>
          </table:table-cell>
          <table:table-cell table:style-name="ce151" table:formula="of:=[.D53]-[.$B53]" office:value-type="float" office:value="0.346935528371555" calcext:value-type="float">
            <text:p>0,347</text:p>
          </table:table-cell>
          <table:table-cell table:style-name="ce151" table:formula="of:=[.E53]-[.$B53]" office:value-type="float" office:value="0.346866865161684" calcext:value-type="float">
            <text:p>0,347</text:p>
          </table:table-cell>
          <table:table-cell table:style-name="ce151" table:formula="of:=[.F53]-[.$B53]" office:value-type="float" office:value="0.346935122753021" calcext:value-type="float">
            <text:p>0,347</text:p>
          </table:table-cell>
          <table:table-cell table:style-name="ce151" table:formula="of:=[.G53]-[.$B53]" office:value-type="float" office:value="0.232457975370808" calcext:value-type="float">
            <text:p>0,232</text:p>
          </table:table-cell>
          <table:table-cell table:style-name="ce151" table:formula="of:=[.H53]-[.$B53]" office:value-type="float" office:value="0.316947847293146" calcext:value-type="float">
            <text:p>0,317</text:p>
          </table:table-cell>
          <table:table-cell table:style-name="ce151" table:formula="of:=[.I53]-[.$B53]" office:value-type="float" office:value="0.285138934448781" calcext:value-type="float">
            <text:p>0,285</text:p>
          </table:table-cell>
          <table:table-cell table:style-name="ce153"/>
          <table:table-cell table:style-name="ce29" table:formula="of:=MAX([.$C69:.$J69])" office:value-type="float" office:value="0.350274478218169" calcext:value-type="float">
            <text:p>0,350</text:p>
          </table:table-cell>
          <table:table-cell table:style-name="ce35" table:formula="of:=[.$K69]-[.$N69]" office:value-type="float" office:value="0.305650473944471" calcext:value-type="float">
            <text:p>0,306</text:p>
          </table:table-cell>
          <table:table-cell table:style-name="ce35" table:formula="of:=AVERAGE([.$C69:.$I69])" office:value-type="float" office:value="0.317936678802452" calcext:value-type="float">
            <text:p>0,318</text:p>
          </table:table-cell>
          <table:table-cell table:style-name="ce35" table:formula="of:=STDEV([.$C69:.$I69])" office:value-type="float" office:value="0.0446240042736984" calcext:value-type="float">
            <text:p>0,045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09</text:p>
          </table:table-cell>
          <table:covered-table-cell table:style-name="ce140"/>
          <table:table-cell table:style-name="ce151" table:formula="of:=[.C54]-[.$B54]" office:value-type="float" office:value="0.219152582345889" calcext:value-type="float">
            <text:p>0,219</text:p>
          </table:table-cell>
          <table:table-cell table:style-name="ce151" table:formula="of:=[.D54]-[.$B54]" office:value-type="float" office:value="0.214624266272175" calcext:value-type="float">
            <text:p>0,215</text:p>
          </table:table-cell>
          <table:table-cell table:style-name="ce151" table:formula="of:=[.E54]-[.$B54]" office:value-type="float" office:value="0.218716702653775" calcext:value-type="float">
            <text:p>0,219</text:p>
          </table:table-cell>
          <table:table-cell table:style-name="ce151" table:formula="of:=[.F54]-[.$B54]" office:value-type="float" office:value="0.214624277172009" calcext:value-type="float">
            <text:p>0,215</text:p>
          </table:table-cell>
          <table:table-cell table:style-name="ce151" table:formula="of:=[.G54]-[.$B54]" office:value-type="float" office:value="0.129087071315234" calcext:value-type="float">
            <text:p>0,129</text:p>
          </table:table-cell>
          <table:table-cell table:style-name="ce151" table:formula="of:=[.H54]-[.$B54]" office:value-type="float" office:value="0.177888353433584" calcext:value-type="float">
            <text:p>0,178</text:p>
          </table:table-cell>
          <table:table-cell table:style-name="ce151" table:formula="of:=[.I54]-[.$B54]" office:value-type="float" office:value="0.132849683469839" calcext:value-type="float">
            <text:p>0,133</text:p>
          </table:table-cell>
          <table:table-cell table:style-name="ce153"/>
          <table:table-cell table:style-name="ce30" table:formula="of:=MAX([.$C70:.$J70])" office:value-type="float" office:value="0.219152582345889" calcext:value-type="float">
            <text:p>0,219</text:p>
          </table:table-cell>
          <table:table-cell table:style-name="ce36" table:formula="of:=[.$K70]-[.$N70]" office:value-type="float" office:value="0.178461632807455" calcext:value-type="float">
            <text:p>0,178</text:p>
          </table:table-cell>
          <table:table-cell table:style-name="ce36" table:formula="of:=AVERAGE([.$C70:.$I70])" office:value-type="float" office:value="0.186706133808929" calcext:value-type="float">
            <text:p>0,187</text:p>
          </table:table-cell>
          <table:table-cell table:style-name="ce36" table:formula="of:=STDEV([.$C70:.$I70])" office:value-type="float" office:value="0.0406909495384335" calcext:value-type="float">
            <text:p>0,041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11</text:p>
          </table:table-cell>
          <table:covered-table-cell table:style-name="ce140"/>
          <table:table-cell table:style-name="ce151" table:formula="of:=[.C55]-[.$B55]" office:value-type="float" office:value="0.290065812833311" calcext:value-type="float">
            <text:p>0,290</text:p>
          </table:table-cell>
          <table:table-cell table:style-name="ce151" table:formula="of:=[.D55]-[.$B55]" office:value-type="float" office:value="0.281059142284006" calcext:value-type="float">
            <text:p>0,281</text:p>
          </table:table-cell>
          <table:table-cell table:style-name="ce151" table:formula="of:=[.E55]-[.$B55]" office:value-type="float" office:value="0.290175812252667" calcext:value-type="float">
            <text:p>0,290</text:p>
          </table:table-cell>
          <table:table-cell table:style-name="ce151" table:formula="of:=[.F55]-[.$B55]" office:value-type="float" office:value="0.28105885108126" calcext:value-type="float">
            <text:p>0,281</text:p>
          </table:table-cell>
          <table:table-cell table:style-name="ce151" table:formula="of:=[.G55]-[.$B55]" office:value-type="float" office:value="0.149904716059283" calcext:value-type="float">
            <text:p>0,150</text:p>
          </table:table-cell>
          <table:table-cell table:style-name="ce151" table:formula="of:=[.H55]-[.$B55]" office:value-type="float" office:value="0.250714403466113" calcext:value-type="float">
            <text:p>0,251</text:p>
          </table:table-cell>
          <table:table-cell table:style-name="ce151" table:formula="of:=[.I55]-[.$B55]" office:value-type="float" office:value="0.219628446907137" calcext:value-type="float">
            <text:p>0,220</text:p>
          </table:table-cell>
          <table:table-cell table:style-name="ce153"/>
          <table:table-cell table:style-name="ce29" table:formula="of:=MAX([.$C71:.$J71])" office:value-type="float" office:value="0.290175812252667" calcext:value-type="float">
            <text:p>0,290</text:p>
          </table:table-cell>
          <table:table-cell table:style-name="ce35" table:formula="of:=[.$K71]-[.$N71]" office:value-type="float" office:value="0.23842643318737" calcext:value-type="float">
            <text:p>0,238</text:p>
          </table:table-cell>
          <table:table-cell table:style-name="ce35" table:formula="of:=AVERAGE([.$C71:.$I71])" office:value-type="float" office:value="0.251801026411968" calcext:value-type="float">
            <text:p>0,252</text:p>
          </table:table-cell>
          <table:table-cell table:style-name="ce35" table:formula="of:=STDEV([.$C71:.$I71])" office:value-type="float" office:value="0.0517493790652973" calcext:value-type="float">
            <text:p>0,052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12</text:p>
          </table:table-cell>
          <table:covered-table-cell table:style-name="ce140"/>
          <table:table-cell table:style-name="ce151" table:formula="of:=[.C56]-[.$B56]" office:value-type="float" office:value="0.438952117724485" calcext:value-type="float">
            <text:p>0,439</text:p>
          </table:table-cell>
          <table:table-cell table:style-name="ce151" table:formula="of:=[.D56]-[.$B56]" office:value-type="float" office:value="0.435785950864675" calcext:value-type="float">
            <text:p>0,436</text:p>
          </table:table-cell>
          <table:table-cell table:style-name="ce151" table:formula="of:=[.E56]-[.$B56]" office:value-type="float" office:value="0.433916707304052" calcext:value-type="float">
            <text:p>0,434</text:p>
          </table:table-cell>
          <table:table-cell table:style-name="ce151" table:formula="of:=[.F56]-[.$B56]" office:value-type="float" office:value="0.435785431308772" calcext:value-type="float">
            <text:p>0,436</text:p>
          </table:table-cell>
          <table:table-cell table:style-name="ce151" table:formula="of:=[.G56]-[.$B56]" office:value-type="float" office:value="0.322645129187354" calcext:value-type="float">
            <text:p>0,323</text:p>
          </table:table-cell>
          <table:table-cell table:style-name="ce151" table:formula="of:=[.H56]-[.$B56]" office:value-type="float" office:value="0.40997161809142" calcext:value-type="float">
            <text:p>0,410</text:p>
          </table:table-cell>
          <table:table-cell table:style-name="ce151" table:formula="of:=[.I56]-[.$B56]" office:value-type="float" office:value="0.386162085058811" calcext:value-type="float">
            <text:p>0,386</text:p>
          </table:table-cell>
          <table:table-cell table:style-name="ce153"/>
          <table:table-cell table:style-name="ce30" table:formula="of:=MAX([.$C72:.$J72])" office:value-type="float" office:value="0.438952117724485" calcext:value-type="float">
            <text:p>0,439</text:p>
          </table:table-cell>
          <table:table-cell table:style-name="ce36" table:formula="of:=[.$K72]-[.$N72]" office:value-type="float" office:value="0.396266075093865" calcext:value-type="float">
            <text:p>0,396</text:p>
          </table:table-cell>
          <table:table-cell table:style-name="ce36" table:formula="of:=AVERAGE([.$C72:.$I72])" office:value-type="float" office:value="0.409031291362796" calcext:value-type="float">
            <text:p>0,409</text:p>
          </table:table-cell>
          <table:table-cell table:style-name="ce36" table:formula="of:=STDEV([.$C72:.$I72])" office:value-type="float" office:value="0.0426860426306198" calcext:value-type="float">
            <text:p>0,043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13</text:p>
          </table:table-cell>
          <table:covered-table-cell table:style-name="ce140"/>
          <table:table-cell table:style-name="ce151" table:formula="of:=[.C57]-[.$B57]" office:value-type="float" office:value="0.320029649409463" calcext:value-type="float">
            <text:p>0,320</text:p>
          </table:table-cell>
          <table:table-cell table:style-name="ce151" table:formula="of:=[.D57]-[.$B57]" office:value-type="float" office:value="0.317134777353923" calcext:value-type="float">
            <text:p>0,317</text:p>
          </table:table-cell>
          <table:table-cell table:style-name="ce151" table:formula="of:=[.E57]-[.$B57]" office:value-type="float" office:value="0.319883006492012" calcext:value-type="float">
            <text:p>0,320</text:p>
          </table:table-cell>
          <table:table-cell table:style-name="ce151" table:formula="of:=[.F57]-[.$B57]" office:value-type="float" office:value="0.317134696110451" calcext:value-type="float">
            <text:p>0,317</text:p>
          </table:table-cell>
          <table:table-cell table:style-name="ce151" table:formula="of:=[.G57]-[.$B57]" office:value-type="float" office:value="0.29184933101761" calcext:value-type="float">
            <text:p>0,292</text:p>
          </table:table-cell>
          <table:table-cell table:style-name="ce151" table:formula="of:=[.H57]-[.$B57]" office:value-type="float" office:value="0.318633816453352" calcext:value-type="float">
            <text:p>0,319</text:p>
          </table:table-cell>
          <table:table-cell table:style-name="ce151" table:formula="of:=[.I57]-[.$B57]" office:value-type="float" office:value="0.316595452490339" calcext:value-type="float">
            <text:p>0,317</text:p>
          </table:table-cell>
          <table:table-cell table:style-name="ce153"/>
          <table:table-cell table:style-name="ce29" table:formula="of:=MAX([.$C73:.$J73])" office:value-type="float" office:value="0.320029649409463" calcext:value-type="float">
            <text:p>0,320</text:p>
          </table:table-cell>
          <table:table-cell table:style-name="ce35" table:formula="of:=[.$K73]-[.$N73]" office:value-type="float" office:value="0.309963522687411" calcext:value-type="float">
            <text:p>0,310</text:p>
          </table:table-cell>
          <table:table-cell table:style-name="ce35" table:formula="of:=AVERAGE([.$C73:.$I73])" office:value-type="float" office:value="0.314465818475307" calcext:value-type="float">
            <text:p>0,314</text:p>
          </table:table-cell>
          <table:table-cell table:style-name="ce35" table:formula="of:=STDEV([.$C73:.$I73])" office:value-type="float" office:value="0.010066126722052" calcext:value-type="float">
            <text:p>0,010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15</text:p>
          </table:table-cell>
          <table:covered-table-cell table:style-name="ce140"/>
          <table:table-cell table:style-name="ce151" table:formula="of:=[.C58]-[.$B58]" office:value-type="float" office:value="0.480896775608162" calcext:value-type="float">
            <text:p>0,481</text:p>
          </table:table-cell>
          <table:table-cell table:style-name="ce151" table:formula="of:=[.D58]-[.$B58]" office:value-type="float" office:value="0.479503977129784" calcext:value-type="float">
            <text:p>0,480</text:p>
          </table:table-cell>
          <table:table-cell table:style-name="ce151" table:formula="of:=[.E58]-[.$B58]" office:value-type="float" office:value="0.47872711554755" calcext:value-type="float">
            <text:p>0,479</text:p>
          </table:table-cell>
          <table:table-cell table:style-name="ce151" table:formula="of:=[.F58]-[.$B58]" office:value-type="float" office:value="0.479504137148955" calcext:value-type="float">
            <text:p>0,480</text:p>
          </table:table-cell>
          <table:table-cell table:style-name="ce151" table:formula="of:=[.G58]-[.$B58]" office:value-type="float" office:value="0.449738938579681" calcext:value-type="float">
            <text:p>0,450</text:p>
          </table:table-cell>
          <table:table-cell table:style-name="ce151" table:formula="of:=[.H58]-[.$B58]" office:value-type="float" office:value="0.466649041065227" calcext:value-type="float">
            <text:p>0,467</text:p>
          </table:table-cell>
          <table:table-cell table:style-name="ce151" table:formula="of:=[.I58]-[.$B58]" office:value-type="float" office:value="0.457615934303549" calcext:value-type="float">
            <text:p>0,458</text:p>
          </table:table-cell>
          <table:table-cell table:style-name="ce153"/>
          <table:table-cell table:style-name="ce30" table:formula="of:=MAX([.$C74:.$J74])" office:value-type="float" office:value="0.480896775608162" calcext:value-type="float">
            <text:p>0,481</text:p>
          </table:table-cell>
          <table:table-cell table:style-name="ce36" table:formula="of:=[.$K74]-[.$N74]" office:value-type="float" office:value="0.468315913780711" calcext:value-type="float">
            <text:p>0,468</text:p>
          </table:table-cell>
          <table:table-cell table:style-name="ce36" table:formula="of:=AVERAGE([.$C74:.$I74])" office:value-type="float" office:value="0.470376559911844" calcext:value-type="float">
            <text:p>0,470</text:p>
          </table:table-cell>
          <table:table-cell table:style-name="ce36" table:formula="of:=STDEV([.$C74:.$I74])" office:value-type="float" office:value="0.0125808618274515" calcext:value-type="float">
            <text:p>0,013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16</text:p>
          </table:table-cell>
          <table:covered-table-cell table:style-name="ce140"/>
          <table:table-cell table:style-name="ce151" table:formula="of:=[.C59]-[.$B59]" office:value-type="float" office:value="0.187862895743403" calcext:value-type="float">
            <text:p>0,188</text:p>
          </table:table-cell>
          <table:table-cell table:style-name="ce151" table:formula="of:=[.D59]-[.$B59]" office:value-type="float" office:value="0.184504395847841" calcext:value-type="float">
            <text:p>0,185</text:p>
          </table:table-cell>
          <table:table-cell table:style-name="ce151" table:formula="of:=[.E59]-[.$B59]" office:value-type="float" office:value="0.189556272017512" calcext:value-type="float">
            <text:p>0,190</text:p>
          </table:table-cell>
          <table:table-cell table:style-name="ce151" table:formula="of:=[.F59]-[.$B59]" office:value-type="float" office:value="0.184504463818761" calcext:value-type="float">
            <text:p>0,185</text:p>
          </table:table-cell>
          <table:table-cell table:style-name="ce151" table:formula="of:=[.G59]-[.$B59]" office:value-type="float" office:value="0.120384426878941" calcext:value-type="float">
            <text:p>0,120</text:p>
          </table:table-cell>
          <table:table-cell table:style-name="ce151" table:formula="of:=[.H59]-[.$B59]" office:value-type="float" office:value="0.174924490823821" calcext:value-type="float">
            <text:p>0,175</text:p>
          </table:table-cell>
          <table:table-cell table:style-name="ce151" table:formula="of:=[.I59]-[.$B59]" office:value-type="float" office:value="0.159304674492318" calcext:value-type="float">
            <text:p>0,159</text:p>
          </table:table-cell>
          <table:table-cell table:style-name="ce153"/>
          <table:table-cell table:style-name="ce29" table:formula="of:=MAX([.$C75:.$J75])" office:value-type="float" office:value="0.189556272017512" calcext:value-type="float">
            <text:p>0,190</text:p>
          </table:table-cell>
          <table:table-cell table:style-name="ce35" table:formula="of:=[.$K75]-[.$N75]" office:value-type="float" office:value="0.164705997986181" calcext:value-type="float">
            <text:p>0,165</text:p>
          </table:table-cell>
          <table:table-cell table:style-name="ce35" table:formula="of:=AVERAGE([.$C75:.$I75])" office:value-type="float" office:value="0.1715773742318" calcext:value-type="float">
            <text:p>0,172</text:p>
          </table:table-cell>
          <table:table-cell table:style-name="ce35" table:formula="of:=STDEV([.$C75:.$I75])" office:value-type="float" office:value="0.0248502740313312" calcext:value-type="float">
            <text:p>0,025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17</text:p>
          </table:table-cell>
          <table:covered-table-cell table:style-name="ce140"/>
          <table:table-cell table:style-name="ce151" table:formula="of:=[.C60]-[.$B60]" office:value-type="float" office:value="0.308983271607397" calcext:value-type="float">
            <text:p>0,309</text:p>
          </table:table-cell>
          <table:table-cell table:style-name="ce151" table:formula="of:=[.D60]-[.$B60]" office:value-type="float" office:value="0.284159497503759" calcext:value-type="float">
            <text:p>0,284</text:p>
          </table:table-cell>
          <table:table-cell table:style-name="ce151" table:formula="of:=[.E60]-[.$B60]" office:value-type="float" office:value="0.283420387508112" calcext:value-type="float">
            <text:p>0,283</text:p>
          </table:table-cell>
          <table:table-cell table:style-name="ce151" table:formula="of:=[.F60]-[.$B60]" office:value-type="float" office:value="0.28415970523434" calcext:value-type="float">
            <text:p>0,284</text:p>
          </table:table-cell>
          <table:table-cell table:style-name="ce151" table:formula="of:=[.G60]-[.$B60]" office:value-type="float" office:value="0.160254110132648" calcext:value-type="float">
            <text:p>0,160</text:p>
          </table:table-cell>
          <table:table-cell table:style-name="ce151" table:formula="of:=[.H60]-[.$B60]" office:value-type="float" office:value="0.237416470051803" calcext:value-type="float">
            <text:p>0,237</text:p>
          </table:table-cell>
          <table:table-cell table:style-name="ce151" table:formula="of:=[.I60]-[.$B60]" office:value-type="float" office:value="0.161796136693039" calcext:value-type="float">
            <text:p>0,162</text:p>
          </table:table-cell>
          <table:table-cell table:style-name="ce153"/>
          <table:table-cell table:style-name="ce30" table:formula="of:=MAX([.$C76:.$J76])" office:value-type="float" office:value="0.308983271607397" calcext:value-type="float">
            <text:p>0,309</text:p>
          </table:table-cell>
          <table:table-cell table:style-name="ce36" table:formula="of:=[.$K76]-[.$N76]" office:value-type="float" office:value="0.247345424419021" calcext:value-type="float">
            <text:p>0,247</text:p>
          </table:table-cell>
          <table:table-cell table:style-name="ce36" table:formula="of:=AVERAGE([.$C76:.$I76])" office:value-type="float" office:value="0.245741368390157" calcext:value-type="float">
            <text:p>0,246</text:p>
          </table:table-cell>
          <table:table-cell table:style-name="ce36" table:formula="of:=STDEV([.$C76:.$I76])" office:value-type="float" office:value="0.0616378471883756" calcext:value-type="float">
            <text:p>0,062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19</text:p>
          </table:table-cell>
          <table:covered-table-cell table:style-name="ce140"/>
          <table:table-cell table:style-name="ce151" table:formula="of:=[.C61]-[.$B61]" office:value-type="float" office:value="0.179904469347492" calcext:value-type="float">
            <text:p>0,180</text:p>
          </table:table-cell>
          <table:table-cell table:style-name="ce151" table:formula="of:=[.D61]-[.$B61]" office:value-type="float" office:value="0.181255116267403" calcext:value-type="float">
            <text:p>0,181</text:p>
          </table:table-cell>
          <table:table-cell table:style-name="ce151" table:formula="of:=[.E61]-[.$B61]" office:value-type="float" office:value="0.18090121158807" calcext:value-type="float">
            <text:p>0,181</text:p>
          </table:table-cell>
          <table:table-cell table:style-name="ce151" table:formula="of:=[.F61]-[.$B61]" office:value-type="float" office:value="0.181255119886661" calcext:value-type="float">
            <text:p>0,181</text:p>
          </table:table-cell>
          <table:table-cell table:style-name="ce151" table:formula="of:=[.G61]-[.$B61]" office:value-type="float" office:value="0.170633325905691" calcext:value-type="float">
            <text:p>0,171</text:p>
          </table:table-cell>
          <table:table-cell table:style-name="ce151" table:formula="of:=[.H61]-[.$B61]" office:value-type="float" office:value="0.177491412811248" calcext:value-type="float">
            <text:p>0,177</text:p>
          </table:table-cell>
          <table:table-cell table:style-name="ce151" table:formula="of:=[.I61]-[.$B61]" office:value-type="float" office:value="0.175471294239629" calcext:value-type="float">
            <text:p>0,175</text:p>
          </table:table-cell>
          <table:table-cell table:style-name="ce153"/>
          <table:table-cell table:style-name="ce29" table:formula="of:=MAX([.$C77:.$J77])" office:value-type="float" office:value="0.181255119886661" calcext:value-type="float">
            <text:p>0,181</text:p>
          </table:table-cell>
          <table:table-cell table:style-name="ce35" table:formula="of:=[.$K77]-[.$N77]" office:value-type="float" office:value="0.17729621193596" calcext:value-type="float">
            <text:p>0,177</text:p>
          </table:table-cell>
          <table:table-cell table:style-name="ce35" table:formula="of:=AVERAGE([.$C77:.$I77])" office:value-type="float" office:value="0.178130278578028" calcext:value-type="float">
            <text:p>0,178</text:p>
          </table:table-cell>
          <table:table-cell table:style-name="ce35" table:formula="of:=STDEV([.$C77:.$I77])" office:value-type="float" office:value="0.00395890795070109" calcext:value-type="float">
            <text:p>0,004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1" office:value-type="string" calcext:value-type="string" table:number-columns-spanned="2" table:number-rows-spanned="1">
            <text:p>C024</text:p>
          </table:table-cell>
          <table:covered-table-cell table:style-name="ce140"/>
          <table:table-cell table:style-name="ce151" table:formula="of:=[.C62]-[.$B62]" office:value-type="float" office:value="0.282845196174075" calcext:value-type="float">
            <text:p>0,283</text:p>
          </table:table-cell>
          <table:table-cell table:style-name="ce151" table:formula="of:=[.D62]-[.$B62]" office:value-type="float" office:value="0.282324918297947" calcext:value-type="float">
            <text:p>0,282</text:p>
          </table:table-cell>
          <table:table-cell table:style-name="ce151" table:formula="of:=[.E62]-[.$B62]" office:value-type="float" office:value="0.283860424221306" calcext:value-type="float">
            <text:p>0,284</text:p>
          </table:table-cell>
          <table:table-cell table:style-name="ce151" table:formula="of:=[.F62]-[.$B62]" office:value-type="float" office:value="0.282324974628175" calcext:value-type="float">
            <text:p>0,282</text:p>
          </table:table-cell>
          <table:table-cell table:style-name="ce151" table:formula="of:=[.G62]-[.$B62]" office:value-type="float" office:value="0.265492153367569" calcext:value-type="float">
            <text:p>0,265</text:p>
          </table:table-cell>
          <table:table-cell table:style-name="ce151" table:formula="of:=[.H62]-[.$B62]" office:value-type="float" office:value="0.276424251669746" calcext:value-type="float">
            <text:p>0,276</text:p>
          </table:table-cell>
          <table:table-cell table:style-name="ce151" table:formula="of:=[.I62]-[.$B62]" office:value-type="float" office:value="0.272505566268415" calcext:value-type="float">
            <text:p>0,273</text:p>
          </table:table-cell>
          <table:table-cell table:style-name="ce153"/>
          <table:table-cell table:style-name="ce30" table:formula="of:=MAX([.$C78:.$J78])" office:value-type="float" office:value="0.283860424221306" calcext:value-type="float">
            <text:p>0,284</text:p>
          </table:table-cell>
          <table:table-cell table:style-name="ce36" table:formula="of:=[.$K78]-[.$N78]" office:value-type="float" office:value="0.276976363395142" calcext:value-type="float">
            <text:p>0,277</text:p>
          </table:table-cell>
          <table:table-cell table:style-name="ce36" table:formula="of:=AVERAGE([.$C78:.$I78])" office:value-type="float" office:value="0.277968212089605" calcext:value-type="float">
            <text:p>0,278</text:p>
          </table:table-cell>
          <table:table-cell table:style-name="ce36" table:formula="of:=STDEV([.$C78:.$I78])" office:value-type="float" office:value="0.00688406082616427" calcext:value-type="float">
            <text:p>0,007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2" office:value-type="string" calcext:value-type="string" table:number-columns-spanned="2" table:number-rows-spanned="1">
            <text:p>Average</text:p>
          </table:table-cell>
          <table:covered-table-cell table:style-name="ce132"/>
          <table:table-cell table:style-name="ce99" table:formula="of:=AVERAGE([.C67:.C78])" office:value-type="float" office:value="0.298001540187169" calcext:value-type="float">
            <text:p>0,298</text:p>
          </table:table-cell>
          <table:table-cell table:style-name="ce99" table:formula="of:=AVERAGE([.D67:.D78])" office:value-type="float" office:value="0.294086993804825" calcext:value-type="float">
            <text:p>0,294</text:p>
          </table:table-cell>
          <table:table-cell table:style-name="ce99" table:formula="of:=AVERAGE([.E67:.E78])" office:value-type="float" office:value="0.294637017588691" calcext:value-type="float">
            <text:p>0,295</text:p>
          </table:table-cell>
          <table:table-cell table:style-name="ce99" table:formula="of:=AVERAGE([.F67:.F78])" office:value-type="float" office:value="0.294086932386126" calcext:value-type="float">
            <text:p>0,294</text:p>
          </table:table-cell>
          <table:table-cell table:style-name="ce99" table:formula="of:=AVERAGE([.G67:.G78])" office:value-type="float" office:value="0.221740915113212" calcext:value-type="float">
            <text:p>0,222</text:p>
          </table:table-cell>
          <table:table-cell table:style-name="ce99" table:formula="of:=AVERAGE([.H67:.H78])" office:value-type="float" office:value="0.274341501234435" calcext:value-type="float">
            <text:p>0,274</text:p>
          </table:table-cell>
          <table:table-cell table:style-name="ce99" table:formula="of:=AVERAGE([.I67:.I78])" office:value-type="float" office:value="0.253612054972446" calcext:value-type="float">
            <text:p>0,254</text:p>
          </table:table-cell>
          <table:table-cell table:style-name="ce153"/>
          <table:table-cell table:style-name="ce30" table:formula="of:=MAX([.$C79:.$J79])" office:value-type="float" office:value="0.298001540187169" calcext:value-type="float">
            <text:p>0,298</text:p>
          </table:table-cell>
          <table:table-cell table:style-name="ce36" table:formula="of:=[.$K79]-[.$N79]" office:value-type="float" office:value="0.269326977702673" calcext:value-type="float">
            <text:p>0,269</text:p>
          </table:table-cell>
          <table:table-cell table:style-name="ce36" table:formula="of:=AVERAGE([.$C79:.$I79])" office:value-type="float" office:value="0.275786707898129" calcext:value-type="float">
            <text:p>0,276</text:p>
          </table:table-cell>
          <table:table-cell table:style-name="ce36" table:formula="of:=STDEV([.$C79:.$I79])" office:value-type="float" office:value="0.0286745624844961" calcext:value-type="float">
            <text:p>0,029</text:p>
          </table:table-cell>
          <table:table-cell table:style-name="ce42" table:number-columns-repeated="1009"/>
          <table:table-cell table:style-name="ce153"/>
        </table:table-row>
        <table:table-row table:style-name="ro4">
          <table:table-cell table:style-name="ce127" table:number-columns-repeated="2"/>
          <table:table-cell table:style-name="ce144" table:number-columns-repeated="7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1">
          <table:table-cell table:style-name="ce123" office:value-type="string" calcext:value-type="string" table:number-columns-spanned="9" table:number-rows-spanned="1">
            <text:p>MSSIM Improvement (%) - sigma=25</text:p>
          </table:table-cell>
          <table:covered-table-cell table:number-columns-repeated="8" table:style-name="ce134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2">
          <table:table-cell table:style-name="ce124" office:value-type="string" calcext:value-type="string" table:number-columns-spanned="2" table:number-rows-spanned="1">
            <text:p>Imagem</text:p>
          </table:table-cell>
          <table:covered-table-cell table:style-name="ce124"/>
          <table:table-cell table:style-name="ce143" office:value-type="string" calcext:value-type="string">
            <text:p>bm3d</text:p>
          </table:table-cell>
          <table:table-cell table:style-name="ce143" office:value-type="string" calcext:value-type="string">
            <text:p>da3d</text:p>
          </table:table-cell>
          <table:table-cell table:style-name="ce143" office:value-type="string" calcext:value-type="string">
            <text:p>ddid</text:p>
          </table:table-cell>
          <table:table-cell table:style-name="ce143" office:value-type="string" calcext:value-type="string">
            <text:p>nldd</text:p>
          </table:table-cell>
          <table:table-cell table:style-name="ce143" office:value-type="string" calcext:value-type="string">
            <text:p>nlm</text:p>
          </table:table-cell>
          <table:table-cell table:style-name="ce143" office:value-type="string" calcext:value-type="string">
            <text:p>nlm-lbp</text:p>
          </table:table-cell>
          <table:table-cell table:style-name="ce143" office:value-type="string" calcext:value-type="string">
            <text:p>nlm-glcm</text:p>
          </table:table-cell>
          <table:table-cell table:style-name="ce127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48" office:value-type="string" calcext:value-type="string" table:number-columns-spanned="2" table:number-rows-spanned="1">
            <text:p>C001</text:p>
          </table:table-cell>
          <table:covered-table-cell table:style-name="ce53"/>
          <table:table-cell table:style-name="ce146" table:formula="of:=([.C51]-[.$B51])/[.$B51]" office:value-type="percentage" office:value="0.146929528610116" calcext:value-type="percentage">
            <text:p>14,7%</text:p>
          </table:table-cell>
          <table:table-cell table:style-name="ce55" table:formula="of:=([.D51]-[.$B51])/[.$B51]" office:value-type="percentage" office:value="0.143982140162089" calcext:value-type="percentage">
            <text:p>14,4%</text:p>
          </table:table-cell>
          <table:table-cell table:style-name="ce146" table:formula="of:=([.E51]-[.$B51])/[.$B51]" office:value-type="percentage" office:value="0.147339074667739" calcext:value-type="percentage">
            <text:p>14,7%</text:p>
          </table:table-cell>
          <table:table-cell table:style-name="ce55" table:formula="of:=([.F51]-[.$B51])/[.$B51]" office:value-type="percentage" office:value="0.143982121773899" calcext:value-type="percentage">
            <text:p>14,4%</text:p>
          </table:table-cell>
          <table:table-cell table:style-name="ce55" table:formula="of:=([.G51]-[.$B51])/[.$B51]" office:value-type="percentage" office:value="0.0948138908474033" calcext:value-type="percentage">
            <text:p>9,5%</text:p>
          </table:table-cell>
          <table:table-cell table:style-name="ce55" table:formula="of:=([.H51]-[.$B51])/[.$B51]" office:value-type="percentage" office:value="0.138111596402866" calcext:value-type="percentage">
            <text:p>13,8%</text:p>
          </table:table-cell>
          <table:table-cell table:style-name="ce55" table:formula="of:=([.I51]-[.$B51])/[.$B51]" office:value-type="percentage" office:value="0.146126969179095" calcext:value-type="percentage">
            <text:p>14,6%</text:p>
          </table:table-cell>
          <table:table-cell table:style-name="ce144"/>
          <table:table-cell table:style-name="ce57" table:formula="of:=MAX([.$C83:.$J83])" office:value-type="percentage" office:value="0.147339074667739" calcext:value-type="percentage">
            <text:p>14,7%</text:p>
          </table:table-cell>
          <table:table-cell table:style-name="ce59" table:formula="of:=[.$K83]-[.$N83]" office:value-type="percentage" office:value="0.128337095699664" calcext:value-type="percentage">
            <text:p>12,8%</text:p>
          </table:table-cell>
          <table:table-cell table:style-name="ce59" table:formula="of:=AVERAGE([.$C83:.$I83])" office:value-type="percentage" office:value="0.137326474520458" calcext:value-type="percentage">
            <text:p>13,7%</text:p>
          </table:table-cell>
          <table:table-cell table:style-name="ce59" table:formula="of:=STDEV([.$C83:.$I83])" office:value-type="percentage" office:value="0.0190019789680754" calcext:value-type="percentage">
            <text:p>1,9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02</text:p>
          </table:table-cell>
          <table:covered-table-cell table:style-name="ce138"/>
          <table:table-cell table:style-name="ce55" table:formula="of:=([.C52]-[.$B52])/[.$B52]" office:value-type="percentage" office:value="0.850792638730103" calcext:value-type="percentage">
            <text:p>85,1%</text:p>
          </table:table-cell>
          <table:table-cell table:style-name="ce146" table:formula="of:=([.D52]-[.$B52])/[.$B52]" office:value-type="percentage" office:value="0.866249458838733" calcext:value-type="percentage">
            <text:p>86,6%</text:p>
          </table:table-cell>
          <table:table-cell table:style-name="ce55" table:formula="of:=([.E52]-[.$B52])/[.$B52]" office:value-type="percentage" office:value="0.834024262243084" calcext:value-type="percentage">
            <text:p>83,4%</text:p>
          </table:table-cell>
          <table:table-cell table:style-name="ce146" table:formula="of:=([.F52]-[.$B52])/[.$B52]" office:value-type="percentage" office:value="0.866249608491962" calcext:value-type="percentage">
            <text:p>86,6%</text:p>
          </table:table-cell>
          <table:table-cell table:style-name="ce55" table:formula="of:=([.G52]-[.$B52])/[.$B52]" office:value-type="percentage" office:value="0.624064727561362" calcext:value-type="percentage">
            <text:p>62,4%</text:p>
          </table:table-cell>
          <table:table-cell table:style-name="ce55" table:formula="of:=([.H52]-[.$B52])/[.$B52]" office:value-type="percentage" office:value="0.797609399981152" calcext:value-type="percentage">
            <text:p>79,8%</text:p>
          </table:table-cell>
          <table:table-cell table:style-name="ce55" table:formula="of:=([.I52]-[.$B52])/[.$B52]" office:value-type="percentage" office:value="0.764280334156789" calcext:value-type="percentage">
            <text:p>76,4%</text:p>
          </table:table-cell>
          <table:table-cell table:style-name="ce144"/>
          <table:table-cell table:style-name="ce58" table:formula="of:=MAX([.$C84:.$J84])" office:value-type="percentage" office:value="0.866249608491962" calcext:value-type="percentage">
            <text:p>86,6%</text:p>
          </table:table-cell>
          <table:table-cell table:style-name="ce60" table:formula="of:=[.$K84]-[.$N84]" office:value-type="percentage" office:value="0.779889079682346" calcext:value-type="percentage">
            <text:p>78,0%</text:p>
          </table:table-cell>
          <table:table-cell table:style-name="ce60" table:formula="of:=AVERAGE([.$C84:.$I84])" office:value-type="percentage" office:value="0.800467204286169" calcext:value-type="percentage">
            <text:p>80,0%</text:p>
          </table:table-cell>
          <table:table-cell table:style-name="ce60" table:formula="of:=STDEV([.$C84:.$I84])" office:value-type="percentage" office:value="0.0863605288096166" calcext:value-type="percentage">
            <text:p>8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04</text:p>
          </table:table-cell>
          <table:covered-table-cell table:style-name="ce138"/>
          <table:table-cell table:style-name="ce146" table:formula="of:=([.C53]-[.$B53])/[.$B53]" office:value-type="percentage" office:value="0.654661906477919" calcext:value-type="percentage">
            <text:p>65,5%</text:p>
          </table:table-cell>
          <table:table-cell table:style-name="ce55" table:formula="of:=([.D53]-[.$B53])/[.$B53]" office:value-type="percentage" office:value="0.648421419636462" calcext:value-type="percentage">
            <text:p>64,8%</text:p>
          </table:table-cell>
          <table:table-cell table:style-name="ce55" table:formula="of:=([.E53]-[.$B53])/[.$B53]" office:value-type="percentage" office:value="0.648293088311532" calcext:value-type="percentage">
            <text:p>64,8%</text:p>
          </table:table-cell>
          <table:table-cell table:style-name="ce55" table:formula="of:=([.F53]-[.$B53])/[.$B53]" office:value-type="percentage" office:value="0.648420661536688" calcext:value-type="percentage">
            <text:p>64,8%</text:p>
          </table:table-cell>
          <table:table-cell table:style-name="ce55" table:formula="of:=([.G53]-[.$B53])/[.$B53]" office:value-type="percentage" office:value="0.434463230396888" calcext:value-type="percentage">
            <text:p>43,4%</text:p>
          </table:table-cell>
          <table:table-cell table:style-name="ce55" table:formula="of:=([.H53]-[.$B53])/[.$B53]" office:value-type="percentage" office:value="0.592374537301474" calcext:value-type="percentage">
            <text:p>59,2%</text:p>
          </table:table-cell>
          <table:table-cell table:style-name="ce55" table:formula="of:=([.I53]-[.$B53])/[.$B53]" office:value-type="percentage" office:value="0.532923778480526" calcext:value-type="percentage">
            <text:p>53,3%</text:p>
          </table:table-cell>
          <table:table-cell table:style-name="ce144"/>
          <table:table-cell table:style-name="ce57" table:formula="of:=MAX([.$C85:.$J85])" office:value-type="percentage" office:value="0.654661906477919" calcext:value-type="percentage">
            <text:p>65,5%</text:p>
          </table:table-cell>
          <table:table-cell table:style-name="ce59" table:formula="of:=[.$K85]-[.$N85]" office:value-type="percentage" office:value="0.571259781775295" calcext:value-type="percentage">
            <text:p>57,1%</text:p>
          </table:table-cell>
          <table:table-cell table:style-name="ce59" table:formula="of:=AVERAGE([.$C85:.$I85])" office:value-type="percentage" office:value="0.594222660305927" calcext:value-type="percentage">
            <text:p>59,4%</text:p>
          </table:table-cell>
          <table:table-cell table:style-name="ce59" table:formula="of:=STDEV([.$C85:.$I85])" office:value-type="percentage" office:value="0.0834021247026237" calcext:value-type="percentage">
            <text:p>8,3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09</text:p>
          </table:table-cell>
          <table:covered-table-cell table:style-name="ce138"/>
          <table:table-cell table:style-name="ce146" table:formula="of:=([.C54]-[.$B54])/[.$B54]" office:value-type="percentage" office:value="0.325525183990545" calcext:value-type="percentage">
            <text:p>32,6%</text:p>
          </table:table-cell>
          <table:table-cell table:style-name="ce55" table:formula="of:=([.D54]-[.$B54])/[.$B54]" office:value-type="percentage" office:value="0.318798907223536" calcext:value-type="percentage">
            <text:p>31,9%</text:p>
          </table:table-cell>
          <table:table-cell table:style-name="ce55" table:formula="of:=([.E54]-[.$B54])/[.$B54]" office:value-type="percentage" office:value="0.324877736374576" calcext:value-type="percentage">
            <text:p>32,5%</text:p>
          </table:table-cell>
          <table:table-cell table:style-name="ce55" table:formula="of:=([.F54]-[.$B54])/[.$B54]" office:value-type="percentage" office:value="0.318798923413948" calcext:value-type="percentage">
            <text:p>31,9%</text:p>
          </table:table-cell>
          <table:table-cell table:style-name="ce55" table:formula="of:=([.G54]-[.$B54])/[.$B54]" office:value-type="percentage" office:value="0.191743543201194" calcext:value-type="percentage">
            <text:p>19,2%</text:p>
          </table:table-cell>
          <table:table-cell table:style-name="ce55" table:formula="of:=([.H54]-[.$B54])/[.$B54]" office:value-type="percentage" office:value="0.264232063165231" calcext:value-type="percentage">
            <text:p>26,4%</text:p>
          </table:table-cell>
          <table:table-cell table:style-name="ce55" table:formula="of:=([.I54]-[.$B54])/[.$B54]" office:value-type="percentage" office:value="0.197332457558496" calcext:value-type="percentage">
            <text:p>19,7%</text:p>
          </table:table-cell>
          <table:table-cell table:style-name="ce144"/>
          <table:table-cell table:style-name="ce58" table:formula="of:=MAX([.$C86:.$J86])" office:value-type="percentage" office:value="0.325525183990545" calcext:value-type="percentage">
            <text:p>32,6%</text:p>
          </table:table-cell>
          <table:table-cell table:style-name="ce60" table:formula="of:=[.$K86]-[.$N86]" office:value-type="percentage" office:value="0.265083601721884" calcext:value-type="percentage">
            <text:p>26,5%</text:p>
          </table:table-cell>
          <table:table-cell table:style-name="ce60" table:formula="of:=AVERAGE([.$C86:.$I86])" office:value-type="percentage" office:value="0.277329830703932" calcext:value-type="percentage">
            <text:p>27,7%</text:p>
          </table:table-cell>
          <table:table-cell table:style-name="ce60" table:formula="of:=STDEV([.$C86:.$I86])" office:value-type="percentage" office:value="0.060441582268661" calcext:value-type="percentage">
            <text:p>6,0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1</text:p>
          </table:table-cell>
          <table:covered-table-cell table:style-name="ce138"/>
          <table:table-cell table:style-name="ce55" table:formula="of:=([.C55]-[.$B55])/[.$B55]" office:value-type="percentage" office:value="0.486441177889824" calcext:value-type="percentage">
            <text:p>48,6%</text:p>
          </table:table-cell>
          <table:table-cell table:style-name="ce55" table:formula="of:=([.D55]-[.$B55])/[.$B55]" office:value-type="percentage" office:value="0.471336966234978" calcext:value-type="percentage">
            <text:p>47,1%</text:p>
          </table:table-cell>
          <table:table-cell table:style-name="ce146" table:formula="of:=([.E55]-[.$B55])/[.$B55]" office:value-type="percentage" office:value="0.486625647223167" calcext:value-type="percentage">
            <text:p>48,7%</text:p>
          </table:table-cell>
          <table:table-cell table:style-name="ce55" table:formula="of:=([.F55]-[.$B55])/[.$B55]" office:value-type="percentage" office:value="0.47133647788716" calcext:value-type="percentage">
            <text:p>47,1%</text:p>
          </table:table-cell>
          <table:table-cell table:style-name="ce55" table:formula="of:=([.G55]-[.$B55])/[.$B55]" office:value-type="percentage" office:value="0.251390627316089" calcext:value-type="percentage">
            <text:p>25,1%</text:p>
          </table:table-cell>
          <table:table-cell table:style-name="ce55" table:formula="of:=([.H55]-[.$B55])/[.$B55]" office:value-type="percentage" office:value="0.420448754524839" calcext:value-type="percentage">
            <text:p>42,0%</text:p>
          </table:table-cell>
          <table:table-cell table:style-name="ce55" table:formula="of:=([.I55]-[.$B55])/[.$B55]" office:value-type="percentage" office:value="0.368317518593668" calcext:value-type="percentage">
            <text:p>36,8%</text:p>
          </table:table-cell>
          <table:table-cell table:style-name="ce144"/>
          <table:table-cell table:style-name="ce57" table:formula="of:=MAX([.$C87:.$J87])" office:value-type="percentage" office:value="0.486625647223167" calcext:value-type="percentage">
            <text:p>48,7%</text:p>
          </table:table-cell>
          <table:table-cell table:style-name="ce59" table:formula="of:=[.$K87]-[.$N87]" office:value-type="percentage" office:value="0.399841794063414" calcext:value-type="percentage">
            <text:p>40,0%</text:p>
          </table:table-cell>
          <table:table-cell table:style-name="ce59" table:formula="of:=AVERAGE([.$C87:.$I87])" office:value-type="percentage" office:value="0.422271024238532" calcext:value-type="percentage">
            <text:p>42,2%</text:p>
          </table:table-cell>
          <table:table-cell table:style-name="ce59" table:formula="of:=STDEV([.$C87:.$I87])" office:value-type="percentage" office:value="0.0867838531597522" calcext:value-type="percentage">
            <text:p>8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2</text:p>
          </table:table-cell>
          <table:covered-table-cell table:style-name="ce138"/>
          <table:table-cell table:style-name="ce146" table:formula="of:=([.C56]-[.$B56])/[.$B56]" office:value-type="percentage" office:value="1.0083458799985" calcext:value-type="percentage">
            <text:p>100,8%</text:p>
          </table:table-cell>
          <table:table-cell table:style-name="ce55" table:formula="of:=([.D56]-[.$B56])/[.$B56]" office:value-type="percentage" office:value="1.00107266914118" calcext:value-type="percentage">
            <text:p>100,1%</text:p>
          </table:table-cell>
          <table:table-cell table:style-name="ce55" table:formula="of:=([.E56]-[.$B56])/[.$B56]" office:value-type="percentage" office:value="0.996778706389987" calcext:value-type="percentage">
            <text:p>99,7%</text:p>
          </table:table-cell>
          <table:table-cell table:style-name="ce55" table:formula="of:=([.F56]-[.$B56])/[.$B56]" office:value-type="percentage" office:value="1.00107147563503" calcext:value-type="percentage">
            <text:p>100,1%</text:p>
          </table:table-cell>
          <table:table-cell table:style-name="ce55" table:formula="of:=([.G56]-[.$B56])/[.$B56]" office:value-type="percentage" office:value="0.741169420492139" calcext:value-type="percentage">
            <text:p>74,1%</text:p>
          </table:table-cell>
          <table:table-cell table:style-name="ce55" table:formula="of:=([.H56]-[.$B56])/[.$B56]" office:value-type="percentage" office:value="0.941772861609193" calcext:value-type="percentage">
            <text:p>94,2%</text:p>
          </table:table-cell>
          <table:table-cell table:style-name="ce55" table:formula="of:=([.I56]-[.$B56])/[.$B56]" office:value-type="percentage" office:value="0.887078411876093" calcext:value-type="percentage">
            <text:p>88,7%</text:p>
          </table:table-cell>
          <table:table-cell table:style-name="ce144"/>
          <table:table-cell table:style-name="ce58" table:formula="of:=MAX([.$C88:.$J88])" office:value-type="percentage" office:value="1.0083458799985" calcext:value-type="percentage">
            <text:p>100,8%</text:p>
          </table:table-cell>
          <table:table-cell table:style-name="ce60" table:formula="of:=[.$K88]-[.$N88]" office:value-type="percentage" office:value="0.910288954238228" calcext:value-type="percentage">
            <text:p>91,0%</text:p>
          </table:table-cell>
          <table:table-cell table:style-name="ce60" table:formula="of:=AVERAGE([.$C88:.$I88])" office:value-type="percentage" office:value="0.939612775020304" calcext:value-type="percentage">
            <text:p>94,0%</text:p>
          </table:table-cell>
          <table:table-cell table:style-name="ce60" table:formula="of:=STDEV([.$C88:.$I88])" office:value-type="percentage" office:value="0.0980569257602766" calcext:value-type="percentage">
            <text:p>9,8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3</text:p>
          </table:table-cell>
          <table:covered-table-cell table:style-name="ce138"/>
          <table:table-cell table:style-name="ce146" table:formula="of:=([.C57]-[.$B57])/[.$B57]" office:value-type="percentage" office:value="0.5188183802556" calcext:value-type="percentage">
            <text:p>51,9%</text:p>
          </table:table-cell>
          <table:table-cell table:style-name="ce55" table:formula="of:=([.D57]-[.$B57])/[.$B57]" office:value-type="percentage" office:value="0.514125337490113" calcext:value-type="percentage">
            <text:p>51,4%</text:p>
          </table:table-cell>
          <table:table-cell table:style-name="ce146" table:formula="of:=([.E57]-[.$B57])/[.$B57]" office:value-type="percentage" office:value="0.518580649029608" calcext:value-type="percentage">
            <text:p>51,9%</text:p>
          </table:table-cell>
          <table:table-cell table:style-name="ce55" table:formula="of:=([.F57]-[.$B57])/[.$B57]" office:value-type="percentage" office:value="0.514125205781671" calcext:value-type="percentage">
            <text:p>51,4%</text:p>
          </table:table-cell>
          <table:table-cell table:style-name="ce55" table:formula="of:=([.G57]-[.$B57])/[.$B57]" office:value-type="percentage" office:value="0.473133653324433" calcext:value-type="percentage">
            <text:p>47,3%</text:p>
          </table:table-cell>
          <table:table-cell table:style-name="ce55" table:formula="of:=([.H57]-[.$B57])/[.$B57]" office:value-type="percentage" office:value="0.516555515565615" calcext:value-type="percentage">
            <text:p>51,7%</text:p>
          </table:table-cell>
          <table:table-cell table:style-name="ce55" table:formula="of:=([.I57]-[.$B57])/[.$B57]" office:value-type="percentage" office:value="0.513251007087687" calcext:value-type="percentage">
            <text:p>51,3%</text:p>
          </table:table-cell>
          <table:table-cell table:style-name="ce144"/>
          <table:table-cell table:style-name="ce57" table:formula="of:=MAX([.$C89:.$J89])" office:value-type="percentage" office:value="0.5188183802556" calcext:value-type="percentage">
            <text:p>51,9%</text:p>
          </table:table-cell>
          <table:table-cell table:style-name="ce59" table:formula="of:=[.$K89]-[.$N89]" office:value-type="percentage" office:value="0.502499606132579" calcext:value-type="percentage">
            <text:p>50,2%</text:p>
          </table:table-cell>
          <table:table-cell table:style-name="ce59" table:formula="of:=AVERAGE([.$C89:.$I89])" office:value-type="percentage" office:value="0.509798535504961" calcext:value-type="percentage">
            <text:p>51,0%</text:p>
          </table:table-cell>
          <table:table-cell table:style-name="ce59" table:formula="of:=STDEV([.$C89:.$I89])" office:value-type="percentage" office:value="0.016318774123021" calcext:value-type="percentage">
            <text:p>1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5</text:p>
          </table:table-cell>
          <table:covered-table-cell table:style-name="ce138"/>
          <table:table-cell table:style-name="ce146" table:formula="of:=([.C58]-[.$B58])/[.$B58]" office:value-type="percentage" office:value="1.11896052041929" calcext:value-type="percentage">
            <text:p>111,9%</text:p>
          </table:table-cell>
          <table:table-cell table:style-name="ce55" table:formula="of:=([.D58]-[.$B58])/[.$B58]" office:value-type="percentage" office:value="1.1157197282384" calcext:value-type="percentage">
            <text:p>111,6%</text:p>
          </table:table-cell>
          <table:table-cell table:style-name="ce55" table:formula="of:=([.E58]-[.$B58])/[.$B58]" office:value-type="percentage" office:value="1.11391211071123" calcext:value-type="percentage">
            <text:p>111,4%</text:p>
          </table:table-cell>
          <table:table-cell table:style-name="ce55" table:formula="of:=([.F58]-[.$B58])/[.$B58]" office:value-type="percentage" office:value="1.11572010057431" calcext:value-type="percentage">
            <text:p>111,6%</text:p>
          </table:table-cell>
          <table:table-cell table:style-name="ce55" table:formula="of:=([.G58]-[.$B58])/[.$B58]" office:value-type="percentage" office:value="1.0464618235993" calcext:value-type="percentage">
            <text:p>104,6%</text:p>
          </table:table-cell>
          <table:table-cell table:style-name="ce55" table:formula="of:=([.H58]-[.$B58])/[.$B58]" office:value-type="percentage" office:value="1.08580859828632" calcext:value-type="percentage">
            <text:p>108,6%</text:p>
          </table:table-cell>
          <table:table-cell table:style-name="ce55" table:formula="of:=([.I58]-[.$B58])/[.$B58]" office:value-type="percentage" office:value="1.06479017945773" calcext:value-type="percentage">
            <text:p>106,5%</text:p>
          </table:table-cell>
          <table:table-cell table:style-name="ce144"/>
          <table:table-cell table:style-name="ce58" table:formula="of:=MAX([.$C90:.$J90])" office:value-type="percentage" office:value="1.11896052041929" calcext:value-type="percentage">
            <text:p>111,9%</text:p>
          </table:table-cell>
          <table:table-cell table:style-name="ce60" table:formula="of:=[.$K90]-[.$N90]" office:value-type="percentage" office:value="1.08968711204602" calcext:value-type="percentage">
            <text:p>109,0%</text:p>
          </table:table-cell>
          <table:table-cell table:style-name="ce60" table:formula="of:=AVERAGE([.$C90:.$I90])" office:value-type="percentage" office:value="1.09448186589808" calcext:value-type="percentage">
            <text:p>109,4%</text:p>
          </table:table-cell>
          <table:table-cell table:style-name="ce60" table:formula="of:=STDEV([.$C90:.$I90])" office:value-type="percentage" office:value="0.0292734083732738" calcext:value-type="percentage">
            <text:p>2,9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6</text:p>
          </table:table-cell>
          <table:covered-table-cell table:style-name="ce138"/>
          <table:table-cell table:style-name="ce55" table:formula="of:=([.C59]-[.$B59])/[.$B59]" office:value-type="percentage" office:value="0.253172202545831" calcext:value-type="percentage">
            <text:p>25,3%</text:p>
          </table:table-cell>
          <table:table-cell table:style-name="ce55" table:formula="of:=([.D59]-[.$B59])/[.$B59]" office:value-type="percentage" office:value="0.248646142131161" calcext:value-type="percentage">
            <text:p>24,9%</text:p>
          </table:table-cell>
          <table:table-cell table:style-name="ce146" table:formula="of:=([.E59]-[.$B59])/[.$B59]" office:value-type="percentage" office:value="0.255454270004434" calcext:value-type="percentage">
            <text:p>25,5%</text:p>
          </table:table-cell>
          <table:table-cell table:style-name="ce55" table:formula="of:=([.F59]-[.$B59])/[.$B59]" office:value-type="percentage" office:value="0.248646233731727" calcext:value-type="percentage">
            <text:p>24,9%</text:p>
          </table:table-cell>
          <table:table-cell table:style-name="ce55" table:formula="of:=([.G59]-[.$B59])/[.$B59]" office:value-type="percentage" office:value="0.162235285390193" calcext:value-type="percentage">
            <text:p>16,2%</text:p>
          </table:table-cell>
          <table:table-cell table:style-name="ce55" table:formula="of:=([.H59]-[.$B59])/[.$B59]" office:value-type="percentage" office:value="0.235735845792369" calcext:value-type="percentage">
            <text:p>23,6%</text:p>
          </table:table-cell>
          <table:table-cell table:style-name="ce55" table:formula="of:=([.I59]-[.$B59])/[.$B59]" office:value-type="percentage" office:value="0.214685902490051" calcext:value-type="percentage">
            <text:p>21,5%</text:p>
          </table:table-cell>
          <table:table-cell table:style-name="ce144"/>
          <table:table-cell table:style-name="ce57" table:formula="of:=MAX([.$C91:.$J91])" office:value-type="percentage" office:value="0.255454270004434" calcext:value-type="percentage">
            <text:p>25,5%</text:p>
          </table:table-cell>
          <table:table-cell table:style-name="ce59" table:formula="of:=[.$K91]-[.$N91]" office:value-type="percentage" office:value="0.221964960763865" calcext:value-type="percentage">
            <text:p>22,2%</text:p>
          </table:table-cell>
          <table:table-cell table:style-name="ce59" table:formula="of:=AVERAGE([.$C91:.$I91])" office:value-type="percentage" office:value="0.231225126012252" calcext:value-type="percentage">
            <text:p>23,1%</text:p>
          </table:table-cell>
          <table:table-cell table:style-name="ce59" table:formula="of:=STDEV([.$C91:.$I91])" office:value-type="percentage" office:value="0.033489309240569" calcext:value-type="percentage">
            <text:p>3,3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7</text:p>
          </table:table-cell>
          <table:covered-table-cell table:style-name="ce138"/>
          <table:table-cell table:style-name="ce146" table:formula="of:=([.C60]-[.$B60])/[.$B60]" office:value-type="percentage" office:value="0.580836738556819" calcext:value-type="percentage">
            <text:p>58,1%</text:p>
          </table:table-cell>
          <table:table-cell table:style-name="ce55" table:formula="of:=([.D60]-[.$B60])/[.$B60]" office:value-type="percentage" office:value="0.534172205833025" calcext:value-type="percentage">
            <text:p>53,4%</text:p>
          </table:table-cell>
          <table:table-cell table:style-name="ce55" table:formula="of:=([.E60]-[.$B60])/[.$B60]" office:value-type="percentage" office:value="0.532782802979359" calcext:value-type="percentage">
            <text:p>53,3%</text:p>
          </table:table-cell>
          <table:table-cell table:style-name="ce55" table:formula="of:=([.F60]-[.$B60])/[.$B60]" office:value-type="percentage" office:value="0.534172596331684" calcext:value-type="percentage">
            <text:p>53,4%</text:p>
          </table:table-cell>
          <table:table-cell table:style-name="ce55" table:formula="of:=([.G60]-[.$B60])/[.$B60]" office:value-type="percentage" office:value="0.3012508547325" calcext:value-type="percentage">
            <text:p>30,1%</text:p>
          </table:table-cell>
          <table:table-cell table:style-name="ce55" table:formula="of:=([.H60]-[.$B60])/[.$B60]" office:value-type="percentage" office:value="0.446303152358947" calcext:value-type="percentage">
            <text:p>44,6%</text:p>
          </table:table-cell>
          <table:table-cell table:style-name="ce55" table:formula="of:=([.I60]-[.$B60])/[.$B60]" office:value-type="percentage" office:value="0.304149606090287" calcext:value-type="percentage">
            <text:p>30,4%</text:p>
          </table:table-cell>
          <table:table-cell table:style-name="ce144"/>
          <table:table-cell table:style-name="ce58" table:formula="of:=MAX([.$C92:.$J92])" office:value-type="percentage" office:value="0.580836738556819" calcext:value-type="percentage">
            <text:p>58,1%</text:p>
          </table:table-cell>
          <table:table-cell table:style-name="ce60" table:formula="of:=[.$K92]-[.$N92]" office:value-type="percentage" office:value="0.464967921626011" calcext:value-type="percentage">
            <text:p>46,5%</text:p>
          </table:table-cell>
          <table:table-cell table:style-name="ce60" table:formula="of:=AVERAGE([.$C92:.$I92])" office:value-type="percentage" office:value="0.461952565268946" calcext:value-type="percentage">
            <text:p>46,2%</text:p>
          </table:table-cell>
          <table:table-cell table:style-name="ce60" table:formula="of:=STDEV([.$C92:.$I92])" office:value-type="percentage" office:value="0.115868816930808" calcext:value-type="percentage">
            <text:p>11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19</text:p>
          </table:table-cell>
          <table:covered-table-cell table:style-name="ce138"/>
          <table:table-cell table:style-name="ce55" table:formula="of:=([.C61]-[.$B61])/[.$B61]" office:value-type="percentage" office:value="0.22971954722967" calcext:value-type="percentage">
            <text:p>23,0%</text:p>
          </table:table-cell>
          <table:table-cell table:style-name="ce146" table:formula="of:=([.D61]-[.$B61])/[.$B61]" office:value-type="percentage" office:value="0.231444184755544" calcext:value-type="percentage">
            <text:p>23,1%</text:p>
          </table:table-cell>
          <table:table-cell table:style-name="ce146" table:formula="of:=([.E61]-[.$B61])/[.$B61]" office:value-type="percentage" office:value="0.23099228479445" calcext:value-type="percentage">
            <text:p>23,1%</text:p>
          </table:table-cell>
          <table:table-cell table:style-name="ce146" table:formula="of:=([.F61]-[.$B61])/[.$B61]" office:value-type="percentage" office:value="0.231444189376965" calcext:value-type="percentage">
            <text:p>23,1%</text:p>
          </table:table-cell>
          <table:table-cell table:style-name="ce55" table:formula="of:=([.G61]-[.$B61])/[.$B61]" office:value-type="percentage" office:value="0.217881248373191" calcext:value-type="percentage">
            <text:p>21,8%</text:p>
          </table:table-cell>
          <table:table-cell table:style-name="ce55" table:formula="of:=([.H61]-[.$B61])/[.$B61]" office:value-type="percentage" office:value="0.226638321638354" calcext:value-type="percentage">
            <text:p>22,7%</text:p>
          </table:table-cell>
          <table:table-cell table:style-name="ce55" table:formula="of:=([.I61]-[.$B61])/[.$B61]" office:value-type="percentage" office:value="0.224058837508217" calcext:value-type="percentage">
            <text:p>22,4%</text:p>
          </table:table-cell>
          <table:table-cell table:style-name="ce144"/>
          <table:table-cell table:style-name="ce57" table:formula="of:=MAX([.$C93:.$J93])" office:value-type="percentage" office:value="0.231444189376965" calcext:value-type="percentage">
            <text:p>23,1%</text:p>
          </table:table-cell>
          <table:table-cell table:style-name="ce59" table:formula="of:=[.$K93]-[.$N93]" office:value-type="percentage" office:value="0.226389070150314" calcext:value-type="percentage">
            <text:p>22,6%</text:p>
          </table:table-cell>
          <table:table-cell table:style-name="ce59" table:formula="of:=AVERAGE([.$C93:.$I93])" office:value-type="percentage" office:value="0.227454087668056" calcext:value-type="percentage">
            <text:p>22,7%</text:p>
          </table:table-cell>
          <table:table-cell table:style-name="ce59" table:formula="of:=STDEV([.$C93:.$I93])" office:value-type="percentage" office:value="0.00505511922665124" calcext:value-type="percentage">
            <text:p>0,5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48" office:value-type="string" calcext:value-type="string" table:number-columns-spanned="2" table:number-rows-spanned="1">
            <text:p>C024</text:p>
          </table:table-cell>
          <table:covered-table-cell table:style-name="ce138"/>
          <table:table-cell table:style-name="ce55" table:formula="of:=([.C62]-[.$B62])/[.$B62]" office:value-type="percentage" office:value="0.438280716497969" calcext:value-type="percentage">
            <text:p>43,8%</text:p>
          </table:table-cell>
          <table:table-cell table:style-name="ce55" table:formula="of:=([.D62]-[.$B62])/[.$B62]" office:value-type="percentage" office:value="0.437474523699181" calcext:value-type="percentage">
            <text:p>43,7%</text:p>
          </table:table-cell>
          <table:table-cell table:style-name="ce146" table:formula="of:=([.E62]-[.$B62])/[.$B62]" office:value-type="percentage" office:value="0.439853855734442" calcext:value-type="percentage">
            <text:p>44,0%</text:p>
          </table:table-cell>
          <table:table-cell table:style-name="ce55" table:formula="of:=([.F62]-[.$B62])/[.$B62]" office:value-type="percentage" office:value="0.437474610985276" calcext:value-type="percentage">
            <text:p>43,7%</text:p>
          </table:table-cell>
          <table:table-cell table:style-name="ce55" table:formula="of:=([.G62]-[.$B62])/[.$B62]" office:value-type="percentage" office:value="0.411391435231991" calcext:value-type="percentage">
            <text:p>41,1%</text:p>
          </table:table-cell>
          <table:table-cell table:style-name="ce55" table:formula="of:=([.H62]-[.$B62])/[.$B62]" office:value-type="percentage" office:value="0.428331188643096" calcext:value-type="percentage">
            <text:p>42,8%</text:p>
          </table:table-cell>
          <table:table-cell table:style-name="ce55" table:formula="of:=([.I62]-[.$B62])/[.$B62]" office:value-type="percentage" office:value="0.422259018181454" calcext:value-type="percentage">
            <text:p>42,2%</text:p>
          </table:table-cell>
          <table:table-cell table:style-name="ce144"/>
          <table:table-cell table:style-name="ce58" table:formula="of:=MAX([.$C94:.$J94])" office:value-type="percentage" office:value="0.439853855734442" calcext:value-type="percentage">
            <text:p>44,0%</text:p>
          </table:table-cell>
          <table:table-cell table:style-name="ce60" table:formula="of:=[.$K94]-[.$N94]" office:value-type="percentage" office:value="0.429186709351478" calcext:value-type="percentage">
            <text:p>42,9%</text:p>
          </table:table-cell>
          <table:table-cell table:style-name="ce60" table:formula="of:=AVERAGE([.$C94:.$I94])" office:value-type="percentage" office:value="0.430723621281916" calcext:value-type="percentage">
            <text:p>43,1%</text:p>
          </table:table-cell>
          <table:table-cell table:style-name="ce60" table:formula="of:=STDEV([.$C94:.$I94])" office:value-type="percentage" office:value="0.0106671463829635" calcext:value-type="percentage">
            <text:p>1,1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29" office:value-type="string" calcext:value-type="string" table:number-columns-spanned="2" table:number-rows-spanned="1">
            <text:p>Average</text:p>
          </table:table-cell>
          <table:covered-table-cell table:style-name="ce129"/>
          <table:table-cell table:style-name="ce147" table:formula="of:=AVERAGE([.C83:.C94])" office:value-type="percentage" office:value="0.551040368433516" calcext:value-type="percentage">
            <text:p>55,1%</text:p>
          </table:table-cell>
          <table:table-cell table:style-name="ce152" table:formula="of:=AVERAGE([.D83:.D94])" office:value-type="percentage" office:value="0.544286973615368" calcext:value-type="percentage">
            <text:p>54,4%</text:p>
          </table:table-cell>
          <table:table-cell table:style-name="ce152" table:formula="of:=AVERAGE([.E83:.E94])" office:value-type="percentage" office:value="0.544126207371968" calcext:value-type="percentage">
            <text:p>54,4%</text:p>
          </table:table-cell>
          <table:table-cell table:style-name="ce152" table:formula="of:=AVERAGE([.F83:.F94])" office:value-type="percentage" office:value="0.544286850460026" calcext:value-type="percentage">
            <text:p>54,4%</text:p>
          </table:table-cell>
          <table:table-cell table:style-name="ce152" table:formula="of:=AVERAGE([.G83:.G94])" office:value-type="percentage" office:value="0.412499978372224" calcext:value-type="percentage">
            <text:p>41,2%</text:p>
          </table:table-cell>
          <table:table-cell table:style-name="ce152" table:formula="of:=AVERAGE([.H83:.H94])" office:value-type="percentage" office:value="0.507826819605788" calcext:value-type="percentage">
            <text:p>50,8%</text:p>
          </table:table-cell>
          <table:table-cell table:style-name="ce152" table:formula="of:=AVERAGE([.I83:.I94])" office:value-type="percentage" office:value="0.469937835055008" calcext:value-type="percentage">
            <text:p>47,0%</text:p>
          </table:table-cell>
          <table:table-cell table:style-name="ce144"/>
          <table:table-cell table:style-name="ce58" table:formula="of:=MAX([.$C95:.$J95])" office:value-type="percentage" office:value="0.551040368433516" calcext:value-type="percentage">
            <text:p>55,1%</text:p>
          </table:table-cell>
          <table:table-cell table:style-name="ce60" table:formula="of:=[.$K95]-[.$N95]" office:value-type="percentage" office:value="0.498896725379546" calcext:value-type="percentage">
            <text:p>49,9%</text:p>
          </table:table-cell>
          <table:table-cell table:style-name="ce60" table:formula="of:=AVERAGE([.$C95:.$I95])" office:value-type="percentage" office:value="0.510572147559128" calcext:value-type="percentage">
            <text:p>51,1%</text:p>
          </table:table-cell>
          <table:table-cell table:style-name="ce60" table:formula="of:=STDEV([.$C95:.$I95])" office:value-type="percentage" office:value="0.0521436430539698" calcext:value-type="percentage">
            <text:p>5,2%</text:p>
          </table:table-cell>
          <table:table-cell table:style-name="ce62" table:number-columns-repeated="1009"/>
          <table:table-cell table:style-name="ce144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igma_025.A51:sigma_025.I62 sigma_025.A3:sigma_025.I14 sigma_025.A19:sigma_025.I30 sigma_025.A35:sigma_025.I46 sigma_025.A83:sigma_025.I94 sigma_025.A76:sigma_025.I78 sigma_025.A67:sigma_025.A78 sigma_025.B67:sigma_025.I75">
            <calcext:condition calcext:apply-style-name="ConditionalStyle_1" calcext:value="formula-is(ISEVEN(ROW()))" calcext:base-cell-address="sigma_025.A3"/>
            <calcext:condition calcext:apply-style-name="ConditionalStyle_2" calcext:value="formula-is(ISODD(ROW()))" calcext:base-cell-address="sigma_025.A3"/>
          </calcext:conditional-format>
          <calcext:conditional-format calcext:target-range-address="sigma_025.B3:sigma_025.I14 sigma_025.C19:sigma_025.I30 sigma_025.C35:sigma_025.I46 sigma_025.C83:sigma_025.I94 sigma_025.C65:sigma_025.I78">
            <calcext:condition calcext:apply-style-name="ConditionalStyle_3" calcext:value="formula-is(#REF!=#REF!)" calcext:base-cell-address="sigma_025.B3"/>
            <calcext:condition calcext:apply-style-name="ConditionalStyle_3" calcext:value="formula-is(#REF!)" calcext:base-cell-address="sigma_025.B3"/>
          </calcext:conditional-format>
        </calcext:conditional-formats>
      </table:table>
      <table:table table:name="sigma_050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19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" table:default-cell-style-name="ce6"/>
        <table:table-column table:style-name="co7" table:number-columns-repeated="1009" table:default-cell-style-name="Default"/>
        <table:table-column table:style-name="co8" table:default-cell-style-name="ce6"/>
        <table:table-row table:style-name="ro1">
          <table:table-cell table:style-name="ce2" office:value-type="string" calcext:value-type="string" table:number-columns-spanned="9" table:number-rows-spanned="1">
            <text:p>PSNR ( dB ) - sigma=50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12" office:value-type="string" calcext:value-type="string">
            <text:p>noisy</text:p>
          </table:table-cell>
          <table:table-cell table:style-name="ce12" office:value-type="string" calcext:value-type="string">
            <text:p>bm3d</text:p>
          </table:table-cell>
          <table:table-cell table:style-name="ce12" office:value-type="string" calcext:value-type="string">
            <text:p>da3d</text:p>
          </table:table-cell>
          <table:table-cell table:style-name="ce12" office:value-type="string" calcext:value-type="string">
            <text:p>ddid</text:p>
          </table:table-cell>
          <table:table-cell table:style-name="ce12" office:value-type="string" calcext:value-type="string">
            <text:p>nldd</text:p>
          </table:table-cell>
          <table:table-cell table:style-name="ce12" office:value-type="string" calcext:value-type="string">
            <text:p>nlm</text:p>
          </table:table-cell>
          <table:table-cell table:style-name="ce12" office:value-type="string" calcext:value-type="string">
            <text:p>nlm-lbp</text:p>
          </table:table-cell>
          <table:table-cell table:style-name="ce12" office:value-type="string" calcext:value-type="string">
            <text:p>nlm-glcm</text:p>
          </table:table-cell>
          <table:table-cell table:style-name="ce23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39" table:number-columns-repeated="1009"/>
          <table:table-cell table:style-name="ce23"/>
        </table:table-row>
        <table:table-row table:style-name="ro3">
          <table:table-cell table:style-name="ce162" office:value-type="string" calcext:value-type="string">
            <text:p>C001</text:p>
          </table:table-cell>
          <table:table-cell table:style-name="ce167" table:formula="of:=['file:///mnt/Dados/vinma/documentos/Gradua%C3%A7%C3%A3o/TCC/results/HW_C001_120.xlsx'#$sigma_050.B$13]" office:value-type="float" office:value="14.9724947372612" calcext:value-type="float">
            <text:p>14,97</text:p>
          </table:table-cell>
          <table:table-cell table:style-name="ce175" table:formula="of:=['file:///mnt/Dados/vinma/documentos/Gradua%C3%A7%C3%A3o/TCC/results/HW_C001_120.xlsx'#$sigma_050.C$13]" office:value-type="float" office:value="23.5231330922494" calcext:value-type="float">
            <text:p>23,52</text:p>
          </table:table-cell>
          <table:table-cell table:style-name="ce167" table:formula="of:=['file:///mnt/Dados/vinma/documentos/Gradua%C3%A7%C3%A3o/TCC/results/HW_C001_120.xlsx'#$sigma_050.D$13]" office:value-type="float" office:value="23.1764574036538" calcext:value-type="float">
            <text:p>23,18</text:p>
          </table:table-cell>
          <table:table-cell table:style-name="ce167" table:formula="of:=['file:///mnt/Dados/vinma/documentos/Gradua%C3%A7%C3%A3o/TCC/results/HW_C001_120.xlsx'#$sigma_050.E$13]" office:value-type="float" office:value="23.4369798057735" calcext:value-type="float">
            <text:p>23,44</text:p>
          </table:table-cell>
          <table:table-cell table:style-name="ce167" table:formula="of:=['file:///mnt/Dados/vinma/documentos/Gradua%C3%A7%C3%A3o/TCC/results/HW_C001_120.xlsx'#$sigma_050.F$13]" office:value-type="float" office:value="23.1764605905844" calcext:value-type="float">
            <text:p>23,18</text:p>
          </table:table-cell>
          <table:table-cell table:style-name="ce167" table:formula="of:=['file:///mnt/Dados/vinma/documentos/Gradua%C3%A7%C3%A3o/TCC/results/HW_C001_120.xlsx'#$sigma_050.G$13]" office:value-type="float" office:value="18.5389668123208" calcext:value-type="float">
            <text:p>18,54</text:p>
          </table:table-cell>
          <table:table-cell table:style-name="ce167" table:formula="of:=['file:///mnt/Dados/vinma/documentos/Gradua%C3%A7%C3%A3o/TCC/results/HW_C001_120.xlsx'#$sigma_050.H$13]" office:value-type="float" office:value="21.1532416116469" calcext:value-type="float">
            <text:p>21,15</text:p>
          </table:table-cell>
          <table:table-cell table:style-name="ce167" table:formula="of:=['file:///mnt/Dados/vinma/documentos/Gradua%C3%A7%C3%A3o/TCC/results/HW_C001_120.xlsx'#$sigma_050.I$13]" office:value-type="float" office:value="20.0700548730815" calcext:value-type="float">
            <text:p>20,07</text:p>
          </table:table-cell>
          <table:table-cell/>
          <table:table-cell table:style-name="ce27" table:formula="of:=MAX([.$C3:.$J3])" office:value-type="float" office:value="23.5231330922494" calcext:value-type="float">
            <text:p>23,52</text:p>
          </table:table-cell>
          <table:table-cell table:style-name="ce33" table:formula="of:=[.$K3]-[.$N3]" office:value-type="float" office:value="21.54613025947" calcext:value-type="float">
            <text:p>21,55</text:p>
          </table:table-cell>
          <table:table-cell table:style-name="ce33" table:formula="of:=AVERAGE([.$C3:.$I3])" office:value-type="float" office:value="21.8678991699015" calcext:value-type="float">
            <text:p>21,87</text:p>
          </table:table-cell>
          <table:table-cell table:style-name="ce33" table:formula="of:=STDEV([.$C3:.$I3])" office:value-type="float" office:value="1.9770028327794" calcext:value-type="float">
            <text:p>1,98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02</text:p>
          </table:table-cell>
          <table:table-cell table:style-name="ce167" table:formula="of:=['file:///mnt/Dados/vinma/documentos/Gradua%C3%A7%C3%A3o/TCC/results/HW_C002_120.xlsx'#$sigma_050.B$13]" office:value-type="float" office:value="14.4948131343902" calcext:value-type="float">
            <text:p>14,49</text:p>
          </table:table-cell>
          <table:table-cell table:style-name="ce175" table:formula="of:=['file:///mnt/Dados/vinma/documentos/Gradua%C3%A7%C3%A3o/TCC/results/HW_C002_120.xlsx'#$sigma_050.C$13]" office:value-type="float" office:value="27.733770594365" calcext:value-type="float">
            <text:p>27,73</text:p>
          </table:table-cell>
          <table:table-cell table:style-name="ce167" table:formula="of:=['file:///mnt/Dados/vinma/documentos/Gradua%C3%A7%C3%A3o/TCC/results/HW_C002_120.xlsx'#$sigma_050.D$13]" office:value-type="float" office:value="27.1514413144405" calcext:value-type="float">
            <text:p>27,15</text:p>
          </table:table-cell>
          <table:table-cell table:style-name="ce167" table:formula="of:=['file:///mnt/Dados/vinma/documentos/Gradua%C3%A7%C3%A3o/TCC/results/HW_C002_120.xlsx'#$sigma_050.E$13]" office:value-type="float" office:value="27.328797541504" calcext:value-type="float">
            <text:p>27,33</text:p>
          </table:table-cell>
          <table:table-cell table:style-name="ce167" table:formula="of:=['file:///mnt/Dados/vinma/documentos/Gradua%C3%A7%C3%A3o/TCC/results/HW_C002_120.xlsx'#$sigma_050.F$13]" office:value-type="float" office:value="27.1514429409309" calcext:value-type="float">
            <text:p>27,15</text:p>
          </table:table-cell>
          <table:table-cell table:style-name="ce167" table:formula="of:=['file:///mnt/Dados/vinma/documentos/Gradua%C3%A7%C3%A3o/TCC/results/HW_C002_120.xlsx'#$sigma_050.G$13]" office:value-type="float" office:value="21.6286879346974" calcext:value-type="float">
            <text:p>21,63</text:p>
          </table:table-cell>
          <table:table-cell table:style-name="ce167" table:formula="of:=['file:///mnt/Dados/vinma/documentos/Gradua%C3%A7%C3%A3o/TCC/results/HW_C002_120.xlsx'#$sigma_050.H$13]" office:value-type="float" office:value="25.1015148101194" calcext:value-type="float">
            <text:p>25,10</text:p>
          </table:table-cell>
          <table:table-cell table:style-name="ce167" table:formula="of:=['file:///mnt/Dados/vinma/documentos/Gradua%C3%A7%C3%A3o/TCC/results/HW_C002_120.xlsx'#$sigma_050.I$13]" office:value-type="float" office:value="23.9547126430844" calcext:value-type="float">
            <text:p>23,95</text:p>
          </table:table-cell>
          <table:table-cell/>
          <table:table-cell table:style-name="ce28" table:formula="of:=MAX([.$C4:.$J4])" office:value-type="float" office:value="27.733770594365" calcext:value-type="float">
            <text:p>27,73</text:p>
          </table:table-cell>
          <table:table-cell table:style-name="ce34" table:formula="of:=[.$K4]-[.$N4]" office:value-type="float" office:value="25.4615053109767" calcext:value-type="float">
            <text:p>25,46</text:p>
          </table:table-cell>
          <table:table-cell table:style-name="ce34" table:formula="of:=AVERAGE([.$C4:.$I4])" office:value-type="float" office:value="25.7214811113059" calcext:value-type="float">
            <text:p>25,72</text:p>
          </table:table-cell>
          <table:table-cell table:style-name="ce34" table:formula="of:=STDEV([.$C4:.$I4])" office:value-type="float" office:value="2.27226528338829" calcext:value-type="float">
            <text:p>2,27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04</text:p>
          </table:table-cell>
          <table:table-cell table:style-name="ce167" table:formula="of:=['file:///mnt/Dados/vinma/documentos/Gradua%C3%A7%C3%A3o/TCC/results/HW_C004_120.xlsx'#$sigma_050.B$13]" office:value-type="float" office:value="14.6834397273849" calcext:value-type="float">
            <text:p>14,68</text:p>
          </table:table-cell>
          <table:table-cell table:style-name="ce175" table:formula="of:=['file:///mnt/Dados/vinma/documentos/Gradua%C3%A7%C3%A3o/TCC/results/HW_C004_120.xlsx'#$sigma_050.C$13]" office:value-type="float" office:value="25.5074738355228" calcext:value-type="float">
            <text:p>25,51</text:p>
          </table:table-cell>
          <table:table-cell table:style-name="ce167" table:formula="of:=['file:///mnt/Dados/vinma/documentos/Gradua%C3%A7%C3%A3o/TCC/results/HW_C004_120.xlsx'#$sigma_050.D$13]" office:value-type="float" office:value="25.1836077562712" calcext:value-type="float">
            <text:p>25,18</text:p>
          </table:table-cell>
          <table:table-cell table:style-name="ce167" table:formula="of:=['file:///mnt/Dados/vinma/documentos/Gradua%C3%A7%C3%A3o/TCC/results/HW_C004_120.xlsx'#$sigma_050.E$13]" office:value-type="float" office:value="25.2407590502983" calcext:value-type="float">
            <text:p>25,24</text:p>
          </table:table-cell>
          <table:table-cell table:style-name="ce167" table:formula="of:=['file:///mnt/Dados/vinma/documentos/Gradua%C3%A7%C3%A3o/TCC/results/HW_C004_120.xlsx'#$sigma_050.F$13]" office:value-type="float" office:value="25.1836090379273" calcext:value-type="float">
            <text:p>25,18</text:p>
          </table:table-cell>
          <table:table-cell table:style-name="ce167" table:formula="of:=['file:///mnt/Dados/vinma/documentos/Gradua%C3%A7%C3%A3o/TCC/results/HW_C004_120.xlsx'#$sigma_050.G$13]" office:value-type="float" office:value="21.1176739961446" calcext:value-type="float">
            <text:p>21,12</text:p>
          </table:table-cell>
          <table:table-cell table:style-name="ce167" table:formula="of:=['file:///mnt/Dados/vinma/documentos/Gradua%C3%A7%C3%A3o/TCC/results/HW_C004_120.xlsx'#$sigma_050.H$13]" office:value-type="float" office:value="23.6859783044639" calcext:value-type="float">
            <text:p>23,69</text:p>
          </table:table-cell>
          <table:table-cell table:style-name="ce167" table:formula="of:=['file:///mnt/Dados/vinma/documentos/Gradua%C3%A7%C3%A3o/TCC/results/HW_C004_120.xlsx'#$sigma_050.I$13]" office:value-type="float" office:value="22.4304388525471" calcext:value-type="float">
            <text:p>22,43</text:p>
          </table:table-cell>
          <table:table-cell/>
          <table:table-cell table:style-name="ce27" table:formula="of:=MAX([.$C5:.$J5])" office:value-type="float" office:value="25.5074738355228" calcext:value-type="float">
            <text:p>25,51</text:p>
          </table:table-cell>
          <table:table-cell table:style-name="ce33" table:formula="of:=[.$K5]-[.$N5]" office:value-type="float" office:value="23.8012939426541" calcext:value-type="float">
            <text:p>23,80</text:p>
          </table:table-cell>
          <table:table-cell table:style-name="ce33" table:formula="of:=AVERAGE([.$C5:.$I5])" office:value-type="float" office:value="24.0499344047393" calcext:value-type="float">
            <text:p>24,05</text:p>
          </table:table-cell>
          <table:table-cell table:style-name="ce33" table:formula="of:=STDEV([.$C5:.$I5])" office:value-type="float" office:value="1.70617989286871" calcext:value-type="float">
            <text:p>1,71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09</text:p>
          </table:table-cell>
          <table:table-cell table:style-name="ce167" table:formula="of:=['file:///mnt/Dados/vinma/documentos/Gradua%C3%A7%C3%A3o/TCC/results/HW_C009_120.xlsx'#$sigma_050.B$13]" office:value-type="float" office:value="14.4809025066199" calcext:value-type="float">
            <text:p>14,48</text:p>
          </table:table-cell>
          <table:table-cell table:style-name="ce175" table:formula="of:=['file:///mnt/Dados/vinma/documentos/Gradua%C3%A7%C3%A3o/TCC/results/HW_C009_120.xlsx'#$sigma_050.C$13]" office:value-type="float" office:value="23.2669201467653" calcext:value-type="float">
            <text:p>23,27</text:p>
          </table:table-cell>
          <table:table-cell table:style-name="ce167" table:formula="of:=['file:///mnt/Dados/vinma/documentos/Gradua%C3%A7%C3%A3o/TCC/results/HW_C009_120.xlsx'#$sigma_050.D$13]" office:value-type="float" office:value="22.8575234742826" calcext:value-type="float">
            <text:p>22,86</text:p>
          </table:table-cell>
          <table:table-cell table:style-name="ce167" table:formula="of:=['file:///mnt/Dados/vinma/documentos/Gradua%C3%A7%C3%A3o/TCC/results/HW_C009_120.xlsx'#$sigma_050.E$13]" office:value-type="float" office:value="22.9850151270358" calcext:value-type="float">
            <text:p>22,99</text:p>
          </table:table-cell>
          <table:table-cell table:style-name="ce167" table:formula="of:=['file:///mnt/Dados/vinma/documentos/Gradua%C3%A7%C3%A3o/TCC/results/HW_C009_120.xlsx'#$sigma_050.F$13]" office:value-type="float" office:value="22.8575221519904" calcext:value-type="float">
            <text:p>22,86</text:p>
          </table:table-cell>
          <table:table-cell table:style-name="ce167" table:formula="of:=['file:///mnt/Dados/vinma/documentos/Gradua%C3%A7%C3%A3o/TCC/results/HW_C009_120.xlsx'#$sigma_050.G$13]" office:value-type="float" office:value="19.8100552059108" calcext:value-type="float">
            <text:p>19,81</text:p>
          </table:table-cell>
          <table:table-cell table:style-name="ce167" table:formula="of:=['file:///mnt/Dados/vinma/documentos/Gradua%C3%A7%C3%A3o/TCC/results/HW_C009_120.xlsx'#$sigma_050.H$13]" office:value-type="float" office:value="21.4541658353321" calcext:value-type="float">
            <text:p>21,45</text:p>
          </table:table-cell>
          <table:table-cell table:style-name="ce167" table:formula="of:=['file:///mnt/Dados/vinma/documentos/Gradua%C3%A7%C3%A3o/TCC/results/HW_C009_120.xlsx'#$sigma_050.I$13]" office:value-type="float" office:value="20.1609501792921" calcext:value-type="float">
            <text:p>20,16</text:p>
          </table:table-cell>
          <table:table-cell/>
          <table:table-cell table:style-name="ce28" table:formula="of:=MAX([.$C6:.$J6])" office:value-type="float" office:value="23.2669201467653" calcext:value-type="float">
            <text:p>23,27</text:p>
          </table:table-cell>
          <table:table-cell table:style-name="ce34" table:formula="of:=[.$K6]-[.$N6]" office:value-type="float" office:value="21.8253268807484" calcext:value-type="float">
            <text:p>21,83</text:p>
          </table:table-cell>
          <table:table-cell table:style-name="ce34" table:formula="of:=AVERAGE([.$C6:.$I6])" office:value-type="float" office:value="21.9131645886584" calcext:value-type="float">
            <text:p>21,91</text:p>
          </table:table-cell>
          <table:table-cell table:style-name="ce34" table:formula="of:=STDEV([.$C6:.$I6])" office:value-type="float" office:value="1.44159326601692" calcext:value-type="float">
            <text:p>1,44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11</text:p>
          </table:table-cell>
          <table:table-cell table:style-name="ce167" table:formula="of:=['file:///mnt/Dados/vinma/documentos/Gradua%C3%A7%C3%A3o/TCC/results/HW_C011_120.xlsx'#$sigma_050.B$13]" office:value-type="float" office:value="14.5689607453938" calcext:value-type="float">
            <text:p>14,57</text:p>
          </table:table-cell>
          <table:table-cell table:style-name="ce175" table:formula="of:=['file:///mnt/Dados/vinma/documentos/Gradua%C3%A7%C3%A3o/TCC/results/HW_C011_120.xlsx'#$sigma_050.C$13]" office:value-type="float" office:value="25.773386165275" calcext:value-type="float">
            <text:p>25,77</text:p>
          </table:table-cell>
          <table:table-cell table:style-name="ce167" table:formula="of:=['file:///mnt/Dados/vinma/documentos/Gradua%C3%A7%C3%A3o/TCC/results/HW_C011_120.xlsx'#$sigma_050.D$13]" office:value-type="float" office:value="24.8049909352921" calcext:value-type="float">
            <text:p>24,80</text:p>
          </table:table-cell>
          <table:table-cell table:style-name="ce167" table:formula="of:=['file:///mnt/Dados/vinma/documentos/Gradua%C3%A7%C3%A3o/TCC/results/HW_C011_120.xlsx'#$sigma_050.E$13]" office:value-type="float" office:value="25.4760493891704" calcext:value-type="float">
            <text:p>25,48</text:p>
          </table:table-cell>
          <table:table-cell table:style-name="ce167" table:formula="of:=['file:///mnt/Dados/vinma/documentos/Gradua%C3%A7%C3%A3o/TCC/results/HW_C011_120.xlsx'#$sigma_050.F$13]" office:value-type="float" office:value="24.8049938261301" calcext:value-type="float">
            <text:p>24,80</text:p>
          </table:table-cell>
          <table:table-cell table:style-name="ce167" table:formula="of:=['file:///mnt/Dados/vinma/documentos/Gradua%C3%A7%C3%A3o/TCC/results/HW_C011_120.xlsx'#$sigma_050.G$13]" office:value-type="float" office:value="19.8086700935885" calcext:value-type="float">
            <text:p>19,81</text:p>
          </table:table-cell>
          <table:table-cell table:style-name="ce167" table:formula="of:=['file:///mnt/Dados/vinma/documentos/Gradua%C3%A7%C3%A3o/TCC/results/HW_C011_120.xlsx'#$sigma_050.H$13]" office:value-type="float" office:value="22.4368843716067" calcext:value-type="float">
            <text:p>22,44</text:p>
          </table:table-cell>
          <table:table-cell table:style-name="ce167" table:formula="of:=['file:///mnt/Dados/vinma/documentos/Gradua%C3%A7%C3%A3o/TCC/results/HW_C011_120.xlsx'#$sigma_050.I$13]" office:value-type="float" office:value="21.0252351037701" calcext:value-type="float">
            <text:p>21,03</text:p>
          </table:table-cell>
          <table:table-cell/>
          <table:table-cell table:style-name="ce27" table:formula="of:=MAX([.$C7:.$J7])" office:value-type="float" office:value="25.773386165275" calcext:value-type="float">
            <text:p>25,77</text:p>
          </table:table-cell>
          <table:table-cell table:style-name="ce33" table:formula="of:=[.$K7]-[.$N7]" office:value-type="float" office:value="23.4161234971249" calcext:value-type="float">
            <text:p>23,42</text:p>
          </table:table-cell>
          <table:table-cell table:style-name="ce33" table:formula="of:=AVERAGE([.$C7:.$I7])" office:value-type="float" office:value="23.4471728406904" calcext:value-type="float">
            <text:p>23,45</text:p>
          </table:table-cell>
          <table:table-cell table:style-name="ce33" table:formula="of:=STDEV([.$C7:.$I7])" office:value-type="float" office:value="2.35726266815012" calcext:value-type="float">
            <text:p>2,36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12</text:p>
          </table:table-cell>
          <table:table-cell table:style-name="ce167" table:formula="of:=['file:///mnt/Dados/vinma/documentos/Gradua%C3%A7%C3%A3o/TCC/results/HW_C012_120.xlsx'#$sigma_050.B$13]" office:value-type="float" office:value="14.8851849894074" calcext:value-type="float">
            <text:p>14,89</text:p>
          </table:table-cell>
          <table:table-cell table:style-name="ce175" table:formula="of:=['file:///mnt/Dados/vinma/documentos/Gradua%C3%A7%C3%A3o/TCC/results/HW_C012_120.xlsx'#$sigma_050.C$13]" office:value-type="float" office:value="26.5656922005316" calcext:value-type="float">
            <text:p>26,57</text:p>
          </table:table-cell>
          <table:table-cell table:style-name="ce167" table:formula="of:=['file:///mnt/Dados/vinma/documentos/Gradua%C3%A7%C3%A3o/TCC/results/HW_C012_120.xlsx'#$sigma_050.D$13]" office:value-type="float" office:value="26.2057958540332" calcext:value-type="float">
            <text:p>26,21</text:p>
          </table:table-cell>
          <table:table-cell table:style-name="ce167" table:formula="of:=['file:///mnt/Dados/vinma/documentos/Gradua%C3%A7%C3%A3o/TCC/results/HW_C012_120.xlsx'#$sigma_050.E$13]" office:value-type="float" office:value="26.2469197579559" calcext:value-type="float">
            <text:p>26,25</text:p>
          </table:table-cell>
          <table:table-cell table:style-name="ce167" table:formula="of:=['file:///mnt/Dados/vinma/documentos/Gradua%C3%A7%C3%A3o/TCC/results/HW_C012_120.xlsx'#$sigma_050.F$13]" office:value-type="float" office:value="26.205793499131" calcext:value-type="float">
            <text:p>26,21</text:p>
          </table:table-cell>
          <table:table-cell table:style-name="ce167" table:formula="of:=['file:///mnt/Dados/vinma/documentos/Gradua%C3%A7%C3%A3o/TCC/results/HW_C012_120.xlsx'#$sigma_050.G$13]" office:value-type="float" office:value="22.2720292531582" calcext:value-type="float">
            <text:p>22,27</text:p>
          </table:table-cell>
          <table:table-cell table:style-name="ce167" table:formula="of:=['file:///mnt/Dados/vinma/documentos/Gradua%C3%A7%C3%A3o/TCC/results/HW_C012_120.xlsx'#$sigma_050.H$13]" office:value-type="float" office:value="24.9471440619591" calcext:value-type="float">
            <text:p>24,95</text:p>
          </table:table-cell>
          <table:table-cell table:style-name="ce167" table:formula="of:=['file:///mnt/Dados/vinma/documentos/Gradua%C3%A7%C3%A3o/TCC/results/HW_C012_120.xlsx'#$sigma_050.I$13]" office:value-type="float" office:value="23.83320953589" calcext:value-type="float">
            <text:p>23,83</text:p>
          </table:table-cell>
          <table:table-cell/>
          <table:table-cell table:style-name="ce28" table:formula="of:=MAX([.$C8:.$J8])" office:value-type="float" office:value="26.5656922005316" calcext:value-type="float">
            <text:p>26,57</text:p>
          </table:table-cell>
          <table:table-cell table:style-name="ce34" table:formula="of:=[.$K8]-[.$N8]" office:value-type="float" office:value="24.9590761347227" calcext:value-type="float">
            <text:p>24,96</text:p>
          </table:table-cell>
          <table:table-cell table:style-name="ce34" table:formula="of:=AVERAGE([.$C8:.$I8])" office:value-type="float" office:value="25.1823691660941" calcext:value-type="float">
            <text:p>25,18</text:p>
          </table:table-cell>
          <table:table-cell table:style-name="ce34" table:formula="of:=STDEV([.$C8:.$I8])" office:value-type="float" office:value="1.60661606580893" calcext:value-type="float">
            <text:p>1,61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13</text:p>
          </table:table-cell>
          <table:table-cell table:style-name="ce167" table:formula="of:=['file:///mnt/Dados/vinma/documentos/Gradua%C3%A7%C3%A3o/TCC/results/HW_C013_120.xlsx'#$sigma_050.B$13]" office:value-type="float" office:value="14.6989412060503" calcext:value-type="float">
            <text:p>14,70</text:p>
          </table:table-cell>
          <table:table-cell table:style-name="ce175" table:formula="of:=['file:///mnt/Dados/vinma/documentos/Gradua%C3%A7%C3%A3o/TCC/results/HW_C013_120.xlsx'#$sigma_050.C$13]" office:value-type="float" office:value="24.1426500773984" calcext:value-type="float">
            <text:p>24,14</text:p>
          </table:table-cell>
          <table:table-cell table:style-name="ce167" table:formula="of:=['file:///mnt/Dados/vinma/documentos/Gradua%C3%A7%C3%A3o/TCC/results/HW_C013_120.xlsx'#$sigma_050.D$13]" office:value-type="float" office:value="24.1380664918219" calcext:value-type="float">
            <text:p>24,14</text:p>
          </table:table-cell>
          <table:table-cell table:style-name="ce167" table:formula="of:=['file:///mnt/Dados/vinma/documentos/Gradua%C3%A7%C3%A3o/TCC/results/HW_C013_120.xlsx'#$sigma_050.E$13]" office:value-type="float" office:value="24.0477834324814" calcext:value-type="float">
            <text:p>24,05</text:p>
          </table:table-cell>
          <table:table-cell table:style-name="ce167" table:formula="of:=['file:///mnt/Dados/vinma/documentos/Gradua%C3%A7%C3%A3o/TCC/results/HW_C013_120.xlsx'#$sigma_050.F$13]" office:value-type="float" office:value="24.1380682839509" calcext:value-type="float">
            <text:p>24,14</text:p>
          </table:table-cell>
          <table:table-cell table:style-name="ce167" table:formula="of:=['file:///mnt/Dados/vinma/documentos/Gradua%C3%A7%C3%A3o/TCC/results/HW_C013_120.xlsx'#$sigma_050.G$13]" office:value-type="float" office:value="20.3276956176731" calcext:value-type="float">
            <text:p>20,33</text:p>
          </table:table-cell>
          <table:table-cell table:style-name="ce167" table:formula="of:=['file:///mnt/Dados/vinma/documentos/Gradua%C3%A7%C3%A3o/TCC/results/HW_C013_120.xlsx'#$sigma_050.H$13]" office:value-type="float" office:value="22.8284789661173" calcext:value-type="float">
            <text:p>22,83</text:p>
          </table:table-cell>
          <table:table-cell table:style-name="ce167" table:formula="of:=['file:///mnt/Dados/vinma/documentos/Gradua%C3%A7%C3%A3o/TCC/results/HW_C013_120.xlsx'#$sigma_050.I$13]" office:value-type="float" office:value="21.9463618511383" calcext:value-type="float">
            <text:p>21,95</text:p>
          </table:table-cell>
          <table:table-cell/>
          <table:table-cell table:style-name="ce27" table:formula="of:=MAX([.$C9:.$J9])" office:value-type="float" office:value="24.1426500773984" calcext:value-type="float">
            <text:p>24,14</text:p>
          </table:table-cell>
          <table:table-cell table:style-name="ce33" table:formula="of:=[.$K9]-[.$N9]" office:value-type="float" office:value="22.6578151254291" calcext:value-type="float">
            <text:p>22,66</text:p>
          </table:table-cell>
          <table:table-cell table:style-name="ce33" table:formula="of:=AVERAGE([.$C9:.$I9])" office:value-type="float" office:value="23.0813006743688" calcext:value-type="float">
            <text:p>23,08</text:p>
          </table:table-cell>
          <table:table-cell table:style-name="ce33" table:formula="of:=STDEV([.$C9:.$I9])" office:value-type="float" office:value="1.48483495196933" calcext:value-type="float">
            <text:p>1,48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15</text:p>
          </table:table-cell>
          <table:table-cell table:style-name="ce167" table:formula="of:=['file:///mnt/Dados/vinma/documentos/Gradua%C3%A7%C3%A3o/TCC/results/HW_C015_120.xlsx'#$sigma_050.B$13]" office:value-type="float" office:value="14.7713704894171" calcext:value-type="float">
            <text:p>14,77</text:p>
          </table:table-cell>
          <table:table-cell table:style-name="ce175" table:formula="of:=['file:///mnt/Dados/vinma/documentos/Gradua%C3%A7%C3%A3o/TCC/results/HW_C015_120.xlsx'#$sigma_050.C$13]" office:value-type="float" office:value="25.3264902697074" calcext:value-type="float">
            <text:p>25,33</text:p>
          </table:table-cell>
          <table:table-cell table:style-name="ce167" table:formula="of:=['file:///mnt/Dados/vinma/documentos/Gradua%C3%A7%C3%A3o/TCC/results/HW_C015_120.xlsx'#$sigma_050.D$13]" office:value-type="float" office:value="25.005043932223" calcext:value-type="float">
            <text:p>25,01</text:p>
          </table:table-cell>
          <table:table-cell table:style-name="ce167" table:formula="of:=['file:///mnt/Dados/vinma/documentos/Gradua%C3%A7%C3%A3o/TCC/results/HW_C015_120.xlsx'#$sigma_050.E$13]" office:value-type="float" office:value="24.9865008762671" calcext:value-type="float">
            <text:p>24,99</text:p>
          </table:table-cell>
          <table:table-cell table:style-name="ce167" table:formula="of:=['file:///mnt/Dados/vinma/documentos/Gradua%C3%A7%C3%A3o/TCC/results/HW_C015_120.xlsx'#$sigma_050.F$13]" office:value-type="float" office:value="25.0050464084783" calcext:value-type="float">
            <text:p>25,01</text:p>
          </table:table-cell>
          <table:table-cell table:style-name="ce167" table:formula="of:=['file:///mnt/Dados/vinma/documentos/Gradua%C3%A7%C3%A3o/TCC/results/HW_C015_120.xlsx'#$sigma_050.G$13]" office:value-type="float" office:value="22.0695054876011" calcext:value-type="float">
            <text:p>22,07</text:p>
          </table:table-cell>
          <table:table-cell table:style-name="ce167" table:formula="of:=['file:///mnt/Dados/vinma/documentos/Gradua%C3%A7%C3%A3o/TCC/results/HW_C015_120.xlsx'#$sigma_050.H$13]" office:value-type="float" office:value="23.767127417576" calcext:value-type="float">
            <text:p>23,77</text:p>
          </table:table-cell>
          <table:table-cell table:style-name="ce167" table:formula="of:=['file:///mnt/Dados/vinma/documentos/Gradua%C3%A7%C3%A3o/TCC/results/HW_C015_120.xlsx'#$sigma_050.I$13]" office:value-type="float" office:value="22.5576629431426" calcext:value-type="float">
            <text:p>22,56</text:p>
          </table:table-cell>
          <table:table-cell/>
          <table:table-cell table:style-name="ce28" table:formula="of:=MAX([.$C10:.$J10])" office:value-type="float" office:value="25.3264902697074" calcext:value-type="float">
            <text:p>25,33</text:p>
          </table:table-cell>
          <table:table-cell table:style-name="ce34" table:formula="of:=[.$K10]-[.$N10]" office:value-type="float" office:value="24.0010439118588" calcext:value-type="float">
            <text:p>24,00</text:p>
          </table:table-cell>
          <table:table-cell table:style-name="ce34" table:formula="of:=AVERAGE([.$C10:.$I10])" office:value-type="float" office:value="24.1024824764279" calcext:value-type="float">
            <text:p>24,10</text:p>
          </table:table-cell>
          <table:table-cell table:style-name="ce34" table:formula="of:=STDEV([.$C10:.$I10])" office:value-type="float" office:value="1.32544635784863" calcext:value-type="float">
            <text:p>1,33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16</text:p>
          </table:table-cell>
          <table:table-cell table:style-name="ce167" table:formula="of:=['file:///mnt/Dados/vinma/documentos/Gradua%C3%A7%C3%A3o/TCC/results/HW_C016_120.xlsx'#$sigma_050.B$13]" office:value-type="float" office:value="14.6690702923096" calcext:value-type="float">
            <text:p>14,67</text:p>
          </table:table-cell>
          <table:table-cell table:style-name="ce175" table:formula="of:=['file:///mnt/Dados/vinma/documentos/Gradua%C3%A7%C3%A3o/TCC/results/HW_C016_120.xlsx'#$sigma_050.C$13]" office:value-type="float" office:value="23.4226243690766" calcext:value-type="float">
            <text:p>23,42</text:p>
          </table:table-cell>
          <table:table-cell table:style-name="ce167" table:formula="of:=['file:///mnt/Dados/vinma/documentos/Gradua%C3%A7%C3%A3o/TCC/results/HW_C016_120.xlsx'#$sigma_050.D$13]" office:value-type="float" office:value="23.1368408329667" calcext:value-type="float">
            <text:p>23,14</text:p>
          </table:table-cell>
          <table:table-cell table:style-name="ce167" table:formula="of:=['file:///mnt/Dados/vinma/documentos/Gradua%C3%A7%C3%A3o/TCC/results/HW_C016_120.xlsx'#$sigma_050.E$13]" office:value-type="float" office:value="23.1897223811859" calcext:value-type="float">
            <text:p>23,19</text:p>
          </table:table-cell>
          <table:table-cell table:style-name="ce167" table:formula="of:=['file:///mnt/Dados/vinma/documentos/Gradua%C3%A7%C3%A3o/TCC/results/HW_C016_120.xlsx'#$sigma_050.F$13]" office:value-type="float" office:value="23.1368321758327" calcext:value-type="float">
            <text:p>23,14</text:p>
          </table:table-cell>
          <table:table-cell table:style-name="ce167" table:formula="of:=['file:///mnt/Dados/vinma/documentos/Gradua%C3%A7%C3%A3o/TCC/results/HW_C016_120.xlsx'#$sigma_050.G$13]" office:value-type="float" office:value="19.1357992615774" calcext:value-type="float">
            <text:p>19,14</text:p>
          </table:table-cell>
          <table:table-cell table:style-name="ce167" table:formula="of:=['file:///mnt/Dados/vinma/documentos/Gradua%C3%A7%C3%A3o/TCC/results/HW_C016_120.xlsx'#$sigma_050.H$13]" office:value-type="float" office:value="21.1827381175835" calcext:value-type="float">
            <text:p>21,18</text:p>
          </table:table-cell>
          <table:table-cell table:style-name="ce167" table:formula="of:=['file:///mnt/Dados/vinma/documentos/Gradua%C3%A7%C3%A3o/TCC/results/HW_C016_120.xlsx'#$sigma_050.I$13]" office:value-type="float" office:value="19.7639285251943" calcext:value-type="float">
            <text:p>19,76</text:p>
          </table:table-cell>
          <table:table-cell/>
          <table:table-cell table:style-name="ce27" table:formula="of:=MAX([.$C11:.$J11])" office:value-type="float" office:value="23.4226243690766" calcext:value-type="float">
            <text:p>23,42</text:p>
          </table:table-cell>
          <table:table-cell table:style-name="ce33" table:formula="of:=[.$K11]-[.$N11]" office:value-type="float" office:value="21.6086200833373" calcext:value-type="float">
            <text:p>21,61</text:p>
          </table:table-cell>
          <table:table-cell table:style-name="ce33" table:formula="of:=AVERAGE([.$C11:.$I11])" office:value-type="float" office:value="21.8526408090596" calcext:value-type="float">
            <text:p>21,85</text:p>
          </table:table-cell>
          <table:table-cell table:style-name="ce33" table:formula="of:=STDEV([.$C11:.$I11])" office:value-type="float" office:value="1.81400428573929" calcext:value-type="float">
            <text:p>1,81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17</text:p>
          </table:table-cell>
          <table:table-cell table:style-name="ce167" table:formula="of:=['file:///mnt/Dados/vinma/documentos/Gradua%C3%A7%C3%A3o/TCC/results/HW_C017_120.xlsx'#$sigma_050.B$13]" office:value-type="float" office:value="14.7142113865726" calcext:value-type="float">
            <text:p>14,71</text:p>
          </table:table-cell>
          <table:table-cell table:style-name="ce175" table:formula="of:=['file:///mnt/Dados/vinma/documentos/Gradua%C3%A7%C3%A3o/TCC/results/HW_C017_120.xlsx'#$sigma_050.C$13]" office:value-type="float" office:value="25.2052524819214" calcext:value-type="float">
            <text:p>25,21</text:p>
          </table:table-cell>
          <table:table-cell table:style-name="ce167" table:formula="of:=['file:///mnt/Dados/vinma/documentos/Gradua%C3%A7%C3%A3o/TCC/results/HW_C017_120.xlsx'#$sigma_050.D$13]" office:value-type="float" office:value="23.9531530267146" calcext:value-type="float">
            <text:p>23,95</text:p>
          </table:table-cell>
          <table:table-cell table:style-name="ce167" table:formula="of:=['file:///mnt/Dados/vinma/documentos/Gradua%C3%A7%C3%A3o/TCC/results/HW_C017_120.xlsx'#$sigma_050.E$13]" office:value-type="float" office:value="23.9790731521604" calcext:value-type="float">
            <text:p>23,98</text:p>
          </table:table-cell>
          <table:table-cell table:style-name="ce167" table:formula="of:=['file:///mnt/Dados/vinma/documentos/Gradua%C3%A7%C3%A3o/TCC/results/HW_C017_120.xlsx'#$sigma_050.F$13]" office:value-type="float" office:value="23.9531625268157" calcext:value-type="float">
            <text:p>23,95</text:p>
          </table:table-cell>
          <table:table-cell table:style-name="ce167" table:formula="of:=['file:///mnt/Dados/vinma/documentos/Gradua%C3%A7%C3%A3o/TCC/results/HW_C017_120.xlsx'#$sigma_050.G$13]" office:value-type="float" office:value="19.9183494371506" calcext:value-type="float">
            <text:p>19,92</text:p>
          </table:table-cell>
          <table:table-cell table:style-name="ce167" table:formula="of:=['file:///mnt/Dados/vinma/documentos/Gradua%C3%A7%C3%A3o/TCC/results/HW_C017_120.xlsx'#$sigma_050.H$13]" office:value-type="float" office:value="21.3829252645411" calcext:value-type="float">
            <text:p>21,38</text:p>
          </table:table-cell>
          <table:table-cell table:style-name="ce167" table:formula="of:=['file:///mnt/Dados/vinma/documentos/Gradua%C3%A7%C3%A3o/TCC/results/HW_C017_120.xlsx'#$sigma_050.I$13]" office:value-type="float" office:value="19.3709981794284" calcext:value-type="float">
            <text:p>19,37</text:p>
          </table:table-cell>
          <table:table-cell/>
          <table:table-cell table:style-name="ce28" table:formula="of:=MAX([.$C12:.$J12])" office:value-type="float" office:value="25.2052524819214" calcext:value-type="float">
            <text:p>25,21</text:p>
          </table:table-cell>
          <table:table-cell table:style-name="ce34" table:formula="of:=[.$K12]-[.$N12]" office:value-type="float" office:value="22.9167691200444" calcext:value-type="float">
            <text:p>22,92</text:p>
          </table:table-cell>
          <table:table-cell table:style-name="ce34" table:formula="of:=AVERAGE([.$C12:.$I12])" office:value-type="float" office:value="22.537559152676" calcext:value-type="float">
            <text:p>22,54</text:p>
          </table:table-cell>
          <table:table-cell table:style-name="ce34" table:formula="of:=STDEV([.$C12:.$I12])" office:value-type="float" office:value="2.28848336187704" calcext:value-type="float">
            <text:p>2,29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19</text:p>
          </table:table-cell>
          <table:table-cell table:style-name="ce167" table:formula="of:=['file:///mnt/Dados/vinma/documentos/Gradua%C3%A7%C3%A3o/TCC/results/HW_C019_120.xlsx'#$sigma_050.B$13]" office:value-type="float" office:value="14.6760743451398" calcext:value-type="float">
            <text:p>14,68</text:p>
          </table:table-cell>
          <table:table-cell table:style-name="ce175" table:formula="of:=['file:///mnt/Dados/vinma/documentos/Gradua%C3%A7%C3%A3o/TCC/results/HW_C019_120.xlsx'#$sigma_050.C$13]" office:value-type="float" office:value="22.1018566461271" calcext:value-type="float">
            <text:p>22,10</text:p>
          </table:table-cell>
          <table:table-cell table:style-name="ce167" table:formula="of:=['file:///mnt/Dados/vinma/documentos/Gradua%C3%A7%C3%A3o/TCC/results/HW_C019_120.xlsx'#$sigma_050.D$13]" office:value-type="float" office:value="21.8471837495942" calcext:value-type="float">
            <text:p>21,85</text:p>
          </table:table-cell>
          <table:table-cell table:style-name="ce167" table:formula="of:=['file:///mnt/Dados/vinma/documentos/Gradua%C3%A7%C3%A3o/TCC/results/HW_C019_120.xlsx'#$sigma_050.E$13]" office:value-type="float" office:value="21.9095630389537" calcext:value-type="float">
            <text:p>21,91</text:p>
          </table:table-cell>
          <table:table-cell table:style-name="ce167" table:formula="of:=['file:///mnt/Dados/vinma/documentos/Gradua%C3%A7%C3%A3o/TCC/results/HW_C019_120.xlsx'#$sigma_050.F$13]" office:value-type="float" office:value="21.8471837975514" calcext:value-type="float">
            <text:p>21,85</text:p>
          </table:table-cell>
          <table:table-cell table:style-name="ce167" table:formula="of:=['file:///mnt/Dados/vinma/documentos/Gradua%C3%A7%C3%A3o/TCC/results/HW_C019_120.xlsx'#$sigma_050.G$13]" office:value-type="float" office:value="18.6077158264553" calcext:value-type="float">
            <text:p>18,61</text:p>
          </table:table-cell>
          <table:table-cell table:style-name="ce167" table:formula="of:=['file:///mnt/Dados/vinma/documentos/Gradua%C3%A7%C3%A3o/TCC/results/HW_C019_120.xlsx'#$sigma_050.H$13]" office:value-type="float" office:value="20.1638971717282" calcext:value-type="float">
            <text:p>20,16</text:p>
          </table:table-cell>
          <table:table-cell table:style-name="ce167" table:formula="of:=['file:///mnt/Dados/vinma/documentos/Gradua%C3%A7%C3%A3o/TCC/results/HW_C019_120.xlsx'#$sigma_050.I$13]" office:value-type="float" office:value="18.9286100427756" calcext:value-type="float">
            <text:p>18,93</text:p>
          </table:table-cell>
          <table:table-cell/>
          <table:table-cell table:style-name="ce27" table:formula="of:=MAX([.$C13:.$J13])" office:value-type="float" office:value="22.1018566461271" calcext:value-type="float">
            <text:p>22,10</text:p>
          </table:table-cell>
          <table:table-cell table:style-name="ce33" table:formula="of:=[.$K13]-[.$N13]" office:value-type="float" office:value="20.5838201044369" calcext:value-type="float">
            <text:p>20,58</text:p>
          </table:table-cell>
          <table:table-cell table:style-name="ce33" table:formula="of:=AVERAGE([.$C13:.$I13])" office:value-type="float" office:value="20.7722871818836" calcext:value-type="float">
            <text:p>20,77</text:p>
          </table:table-cell>
          <table:table-cell table:style-name="ce33" table:formula="of:=STDEV([.$C13:.$I13])" office:value-type="float" office:value="1.5180365416902" calcext:value-type="float">
            <text:p>1,52</text:p>
          </table:table-cell>
          <table:table-cell table:number-columns-repeated="1010"/>
        </table:table-row>
        <table:table-row table:style-name="ro3">
          <table:table-cell table:style-name="ce162" office:value-type="string" calcext:value-type="string">
            <text:p>C024</text:p>
          </table:table-cell>
          <table:table-cell table:style-name="ce167" table:formula="of:=['file:///mnt/Dados/vinma/documentos/Gradua%C3%A7%C3%A3o/TCC/results/HW_C024_120.xlsx'#$sigma_050.B$13]" office:value-type="float" office:value="14.4736150462315" calcext:value-type="float">
            <text:p>14,47</text:p>
          </table:table-cell>
          <table:table-cell table:style-name="ce175" table:formula="of:=['file:///mnt/Dados/vinma/documentos/Gradua%C3%A7%C3%A3o/TCC/results/HW_C024_120.xlsx'#$sigma_050.C$13]" office:value-type="float" office:value="22.9153474653743" calcext:value-type="float">
            <text:p>22,92</text:p>
          </table:table-cell>
          <table:table-cell table:style-name="ce167" table:formula="of:=['file:///mnt/Dados/vinma/documentos/Gradua%C3%A7%C3%A3o/TCC/results/HW_C024_120.xlsx'#$sigma_050.D$13]" office:value-type="float" office:value="22.8143615864128" calcext:value-type="float">
            <text:p>22,81</text:p>
          </table:table-cell>
          <table:table-cell table:style-name="ce167" table:formula="of:=['file:///mnt/Dados/vinma/documentos/Gradua%C3%A7%C3%A3o/TCC/results/HW_C024_120.xlsx'#$sigma_050.E$13]" office:value-type="float" office:value="22.8818804112595" calcext:value-type="float">
            <text:p>22,88</text:p>
          </table:table-cell>
          <table:table-cell table:style-name="ce167" table:formula="of:=['file:///mnt/Dados/vinma/documentos/Gradua%C3%A7%C3%A3o/TCC/results/HW_C024_120.xlsx'#$sigma_050.F$13]" office:value-type="float" office:value="22.8143594911901" calcext:value-type="float">
            <text:p>22,81</text:p>
          </table:table-cell>
          <table:table-cell table:style-name="ce167" table:formula="of:=['file:///mnt/Dados/vinma/documentos/Gradua%C3%A7%C3%A3o/TCC/results/HW_C024_120.xlsx'#$sigma_050.G$13]" office:value-type="float" office:value="19.6371324125239" calcext:value-type="float">
            <text:p>19,64</text:p>
          </table:table-cell>
          <table:table-cell table:style-name="ce167" table:formula="of:=['file:///mnt/Dados/vinma/documentos/Gradua%C3%A7%C3%A3o/TCC/results/HW_C024_120.xlsx'#$sigma_050.H$13]" office:value-type="float" office:value="20.9052470704476" calcext:value-type="float">
            <text:p>20,91</text:p>
          </table:table-cell>
          <table:table-cell table:style-name="ce167" table:formula="of:=['file:///mnt/Dados/vinma/documentos/Gradua%C3%A7%C3%A3o/TCC/results/HW_C024_120.xlsx'#$sigma_050.I$13]" office:value-type="float" office:value="19.6608699409533" calcext:value-type="float">
            <text:p>19,66</text:p>
          </table:table-cell>
          <table:table-cell/>
          <table:table-cell table:style-name="ce28" table:formula="of:=MAX([.$C14:.$J14])" office:value-type="float" office:value="22.9153474653743" calcext:value-type="float">
            <text:p>22,92</text:p>
          </table:table-cell>
          <table:table-cell table:style-name="ce34" table:formula="of:=[.$K14]-[.$N14]" office:value-type="float" office:value="21.3665770029173" calcext:value-type="float">
            <text:p>21,37</text:p>
          </table:table-cell>
          <table:table-cell table:style-name="ce34" table:formula="of:=AVERAGE([.$C14:.$I14])" office:value-type="float" office:value="21.6613140540231" calcext:value-type="float">
            <text:p>21,66</text:p>
          </table:table-cell>
          <table:table-cell table:style-name="ce34" table:formula="of:=STDEV([.$C14:.$I14])" office:value-type="float" office:value="1.54877046245697" calcext:value-type="float">
            <text:p>1,55</text:p>
          </table:table-cell>
          <table:table-cell table:number-columns-repeated="1010"/>
        </table:table-row>
        <table:table-row table:style-name="ro3">
          <table:table-cell table:style-name="ce11" office:value-type="string" calcext:value-type="string">
            <text:p>Average</text:p>
          </table:table-cell>
          <table:table-cell table:style-name="ce14" table:formula="of:=AVERAGE([.B3:.B14])" office:value-type="float" office:value="14.6740898838482" calcext:value-type="float">
            <text:p>14,67</text:p>
          </table:table-cell>
          <table:table-cell table:style-name="ce176" table:formula="of:=AVERAGE([.C3:.C14])" office:value-type="float" office:value="24.6237164453595" calcext:value-type="float">
            <text:p>24,62</text:p>
          </table:table-cell>
          <table:table-cell table:style-name="ce14" table:formula="of:=AVERAGE([.D3:.D14])" office:value-type="float" office:value="24.1895388631422" calcext:value-type="float">
            <text:p>24,19</text:p>
          </table:table-cell>
          <table:table-cell table:style-name="ce14" table:formula="of:=AVERAGE([.E3:.E14])" office:value-type="float" office:value="24.3090869970038" calcext:value-type="float">
            <text:p>24,31</text:p>
          </table:table-cell>
          <table:table-cell table:style-name="ce14" table:formula="of:=AVERAGE([.F3:.F14])" office:value-type="float" office:value="24.1895395608761" calcext:value-type="float">
            <text:p>24,19</text:p>
          </table:table-cell>
          <table:table-cell table:style-name="ce14" table:formula="of:=AVERAGE([.G3:.G14])" office:value-type="float" office:value="20.2393567782335" calcext:value-type="float">
            <text:p>20,24</text:p>
          </table:table-cell>
          <table:table-cell table:style-name="ce14" table:formula="of:=AVERAGE([.H3:.H14])" office:value-type="float" office:value="22.4174452502601" calcext:value-type="float">
            <text:p>22,42</text:p>
          </table:table-cell>
          <table:table-cell table:style-name="ce14" table:formula="of:=AVERAGE([.I3:.I14])" office:value-type="float" office:value="21.1419193891915" calcext:value-type="float">
            <text:p>21,14</text:p>
          </table:table-cell>
          <table:table-cell/>
          <table:table-cell table:style-name="ce28" table:formula="of:=MAX([.$C15:.$J15])" office:value-type="float" office:value="24.6237164453595" calcext:value-type="float">
            <text:p>24,62</text:p>
          </table:table-cell>
          <table:table-cell table:style-name="ce34" table:formula="of:=[.$K15]-[.$N15]" office:value-type="float" office:value="22.8634414696202" calcext:value-type="float">
            <text:p>22,86</text:p>
          </table:table-cell>
          <table:table-cell table:style-name="ce34" table:formula="of:=AVERAGE([.$C15:.$I15])" office:value-type="float" office:value="23.0158004691524" calcext:value-type="float">
            <text:p>23,02</text:p>
          </table:table-cell>
          <table:table-cell table:style-name="ce34" table:formula="of:=STDEV([.$C15:.$I15])" office:value-type="float" office:value="1.76027497573934" calcext:value-type="float">
            <text:p>1,76</text:p>
          </table:table-cell>
          <table:table-cell table:style-name="ce40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1">
          <table:table-cell table:style-name="ce46" office:value-type="string" calcext:value-type="string" table:number-columns-spanned="9" table:number-rows-spanned="1">
            <text:p>PSNR Improvement ( dB ) - sigma=50</text:p>
          </table:table-cell>
          <table:covered-table-cell table:number-columns-repeated="8" table:style-name="ce70"/>
          <table:table-cell table:number-columns-repeated="1015"/>
        </table:table-row>
        <table:table-row table:style-name="ro2">
          <table:table-cell table:style-name="ce47" office:value-type="string" calcext:value-type="string" table:number-columns-spanned="2" table:number-rows-spanned="1">
            <text:p>Imagem</text:p>
          </table:table-cell>
          <table:covered-table-cell table:style-name="ce47"/>
          <table:table-cell table:style-name="ce83" office:value-type="string" calcext:value-type="string">
            <text:p>bm3d</text:p>
          </table:table-cell>
          <table:table-cell table:style-name="ce83" office:value-type="string" calcext:value-type="string">
            <text:p>da3d</text:p>
          </table:table-cell>
          <table:table-cell table:style-name="ce83" office:value-type="string" calcext:value-type="string">
            <text:p>ddid</text:p>
          </table:table-cell>
          <table:table-cell table:style-name="ce83" office:value-type="string" calcext:value-type="string">
            <text:p>nldd</text:p>
          </table:table-cell>
          <table:table-cell table:style-name="ce83" office:value-type="string" calcext:value-type="string">
            <text:p>nlm</text:p>
          </table:table-cell>
          <table:table-cell table:style-name="ce83" office:value-type="string" calcext:value-type="string">
            <text:p>nlm-lbp</text:p>
          </table:table-cell>
          <table:table-cell table:style-name="ce83" office:value-type="string" calcext:value-type="string">
            <text:p>nlm-glcm</text:p>
          </table:table-cell>
          <table:table-cell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01</text:p>
          </table:table-cell>
          <table:covered-table-cell table:style-name="ce168"/>
          <table:table-cell table:style-name="ce175" table:formula="of:=[.C3]-[.$B3]" office:value-type="float" office:value="8.5506383549882" calcext:value-type="float">
            <text:p>8,55</text:p>
          </table:table-cell>
          <table:table-cell table:style-name="ce167" table:formula="of:=[.D3]-[.$B3]" office:value-type="float" office:value="8.2039626663926" calcext:value-type="float">
            <text:p>8,20</text:p>
          </table:table-cell>
          <table:table-cell table:style-name="ce167" table:formula="of:=[.E3]-[.$B3]" office:value-type="float" office:value="8.4644850685123" calcext:value-type="float">
            <text:p>8,46</text:p>
          </table:table-cell>
          <table:table-cell table:style-name="ce167" table:formula="of:=[.F3]-[.$B3]" office:value-type="float" office:value="8.2039658533232" calcext:value-type="float">
            <text:p>8,20</text:p>
          </table:table-cell>
          <table:table-cell table:style-name="ce167" table:formula="of:=[.G3]-[.$B3]" office:value-type="float" office:value="3.5664720750596" calcext:value-type="float">
            <text:p>3,57</text:p>
          </table:table-cell>
          <table:table-cell table:style-name="ce167" table:formula="of:=[.H3]-[.$B3]" office:value-type="float" office:value="6.1807468743857" calcext:value-type="float">
            <text:p>6,18</text:p>
          </table:table-cell>
          <table:table-cell table:style-name="ce167" table:formula="of:=[.I3]-[.$B3]" office:value-type="float" office:value="5.0975601358203" calcext:value-type="float">
            <text:p>5,10</text:p>
          </table:table-cell>
          <table:table-cell/>
          <table:table-cell table:style-name="ce27" table:formula="of:=MAX([.$C19:.$J19])" office:value-type="float" office:value="8.5506383549882" calcext:value-type="float">
            <text:p>8,55</text:p>
          </table:table-cell>
          <table:table-cell table:style-name="ce33" table:formula="of:=[.$K19]-[.$N19]" office:value-type="float" office:value="6.5736355222088" calcext:value-type="float">
            <text:p>6,57</text:p>
          </table:table-cell>
          <table:table-cell table:style-name="ce33" table:formula="of:=AVERAGE([.$C19:.$I19])" office:value-type="float" office:value="6.89540443264027" calcext:value-type="float">
            <text:p>6,90</text:p>
          </table:table-cell>
          <table:table-cell table:style-name="ce33" table:formula="of:=STDEV([.$C19:.$I19])" office:value-type="float" office:value="1.9770028327794" calcext:value-type="float">
            <text:p>1,98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02</text:p>
          </table:table-cell>
          <table:covered-table-cell table:style-name="ce169"/>
          <table:table-cell table:style-name="ce175" table:formula="of:=[.C4]-[.$B4]" office:value-type="float" office:value="13.2389574599748" calcext:value-type="float">
            <text:p>13,24</text:p>
          </table:table-cell>
          <table:table-cell table:style-name="ce167" table:formula="of:=[.D4]-[.$B4]" office:value-type="float" office:value="12.6566281800503" calcext:value-type="float">
            <text:p>12,66</text:p>
          </table:table-cell>
          <table:table-cell table:style-name="ce167" table:formula="of:=[.E4]-[.$B4]" office:value-type="float" office:value="12.8339844071138" calcext:value-type="float">
            <text:p>12,83</text:p>
          </table:table-cell>
          <table:table-cell table:style-name="ce167" table:formula="of:=[.F4]-[.$B4]" office:value-type="float" office:value="12.6566298065407" calcext:value-type="float">
            <text:p>12,66</text:p>
          </table:table-cell>
          <table:table-cell table:style-name="ce167" table:formula="of:=[.G4]-[.$B4]" office:value-type="float" office:value="7.1338748003072" calcext:value-type="float">
            <text:p>7,13</text:p>
          </table:table-cell>
          <table:table-cell table:style-name="ce167" table:formula="of:=[.H4]-[.$B4]" office:value-type="float" office:value="10.6067016757292" calcext:value-type="float">
            <text:p>10,61</text:p>
          </table:table-cell>
          <table:table-cell table:style-name="ce167" table:formula="of:=[.I4]-[.$B4]" office:value-type="float" office:value="9.4598995086942" calcext:value-type="float">
            <text:p>9,46</text:p>
          </table:table-cell>
          <table:table-cell/>
          <table:table-cell table:style-name="ce28" table:formula="of:=MAX([.$C20:.$J20])" office:value-type="float" office:value="13.2389574599748" calcext:value-type="float">
            <text:p>13,24</text:p>
          </table:table-cell>
          <table:table-cell table:style-name="ce34" table:formula="of:=[.$K20]-[.$N20]" office:value-type="float" office:value="10.9666921765865" calcext:value-type="float">
            <text:p>10,97</text:p>
          </table:table-cell>
          <table:table-cell table:style-name="ce34" table:formula="of:=AVERAGE([.$C20:.$I20])" office:value-type="float" office:value="11.2266679769157" calcext:value-type="float">
            <text:p>11,23</text:p>
          </table:table-cell>
          <table:table-cell table:style-name="ce34" table:formula="of:=STDEV([.$C20:.$I20])" office:value-type="float" office:value="2.27226528338829" calcext:value-type="float">
            <text:p>2,27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04</text:p>
          </table:table-cell>
          <table:covered-table-cell table:style-name="ce169"/>
          <table:table-cell table:style-name="ce175" table:formula="of:=[.C5]-[.$B5]" office:value-type="float" office:value="10.8240341081379" calcext:value-type="float">
            <text:p>10,82</text:p>
          </table:table-cell>
          <table:table-cell table:style-name="ce167" table:formula="of:=[.D5]-[.$B5]" office:value-type="float" office:value="10.5001680288863" calcext:value-type="float">
            <text:p>10,50</text:p>
          </table:table-cell>
          <table:table-cell table:style-name="ce167" table:formula="of:=[.E5]-[.$B5]" office:value-type="float" office:value="10.5573193229134" calcext:value-type="float">
            <text:p>10,56</text:p>
          </table:table-cell>
          <table:table-cell table:style-name="ce167" table:formula="of:=[.F5]-[.$B5]" office:value-type="float" office:value="10.5001693105424" calcext:value-type="float">
            <text:p>10,50</text:p>
          </table:table-cell>
          <table:table-cell table:style-name="ce167" table:formula="of:=[.G5]-[.$B5]" office:value-type="float" office:value="6.4342342687597" calcext:value-type="float">
            <text:p>6,43</text:p>
          </table:table-cell>
          <table:table-cell table:style-name="ce167" table:formula="of:=[.H5]-[.$B5]" office:value-type="float" office:value="9.002538577079" calcext:value-type="float">
            <text:p>9,00</text:p>
          </table:table-cell>
          <table:table-cell table:style-name="ce167" table:formula="of:=[.I5]-[.$B5]" office:value-type="float" office:value="7.7469991251622" calcext:value-type="float">
            <text:p>7,75</text:p>
          </table:table-cell>
          <table:table-cell/>
          <table:table-cell table:style-name="ce27" table:formula="of:=MAX([.$C21:.$J21])" office:value-type="float" office:value="10.8240341081379" calcext:value-type="float">
            <text:p>10,82</text:p>
          </table:table-cell>
          <table:table-cell table:style-name="ce33" table:formula="of:=[.$K21]-[.$N21]" office:value-type="float" office:value="9.11785421526919" calcext:value-type="float">
            <text:p>9,12</text:p>
          </table:table-cell>
          <table:table-cell table:style-name="ce33" table:formula="of:=AVERAGE([.$C21:.$I21])" office:value-type="float" office:value="9.36649467735441" calcext:value-type="float">
            <text:p>9,37</text:p>
          </table:table-cell>
          <table:table-cell table:style-name="ce33" table:formula="of:=STDEV([.$C21:.$I21])" office:value-type="float" office:value="1.70617989286871" calcext:value-type="float">
            <text:p>1,71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09</text:p>
          </table:table-cell>
          <table:covered-table-cell table:style-name="ce169"/>
          <table:table-cell table:style-name="ce175" table:formula="of:=[.C6]-[.$B6]" office:value-type="float" office:value="8.7860176401454" calcext:value-type="float">
            <text:p>8,79</text:p>
          </table:table-cell>
          <table:table-cell table:style-name="ce167" table:formula="of:=[.D6]-[.$B6]" office:value-type="float" office:value="8.3766209676627" calcext:value-type="float">
            <text:p>8,38</text:p>
          </table:table-cell>
          <table:table-cell table:style-name="ce167" table:formula="of:=[.E6]-[.$B6]" office:value-type="float" office:value="8.5041126204159" calcext:value-type="float">
            <text:p>8,50</text:p>
          </table:table-cell>
          <table:table-cell table:style-name="ce167" table:formula="of:=[.F6]-[.$B6]" office:value-type="float" office:value="8.3766196453705" calcext:value-type="float">
            <text:p>8,38</text:p>
          </table:table-cell>
          <table:table-cell table:style-name="ce167" table:formula="of:=[.G6]-[.$B6]" office:value-type="float" office:value="5.3291526992909" calcext:value-type="float">
            <text:p>5,33</text:p>
          </table:table-cell>
          <table:table-cell table:style-name="ce167" table:formula="of:=[.H6]-[.$B6]" office:value-type="float" office:value="6.9732633287122" calcext:value-type="float">
            <text:p>6,97</text:p>
          </table:table-cell>
          <table:table-cell table:style-name="ce167" table:formula="of:=[.I6]-[.$B6]" office:value-type="float" office:value="5.6800476726722" calcext:value-type="float">
            <text:p>5,68</text:p>
          </table:table-cell>
          <table:table-cell/>
          <table:table-cell table:style-name="ce28" table:formula="of:=MAX([.$C22:.$J22])" office:value-type="float" office:value="8.7860176401454" calcext:value-type="float">
            <text:p>8,79</text:p>
          </table:table-cell>
          <table:table-cell table:style-name="ce34" table:formula="of:=[.$K22]-[.$N22]" office:value-type="float" office:value="7.34442437412848" calcext:value-type="float">
            <text:p>7,34</text:p>
          </table:table-cell>
          <table:table-cell table:style-name="ce34" table:formula="of:=AVERAGE([.$C22:.$I22])" office:value-type="float" office:value="7.43226208203854" calcext:value-type="float">
            <text:p>7,43</text:p>
          </table:table-cell>
          <table:table-cell table:style-name="ce34" table:formula="of:=STDEV([.$C22:.$I22])" office:value-type="float" office:value="1.44159326601692" calcext:value-type="float">
            <text:p>1,44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11</text:p>
          </table:table-cell>
          <table:covered-table-cell table:style-name="ce169"/>
          <table:table-cell table:style-name="ce175" table:formula="of:=[.C7]-[.$B7]" office:value-type="float" office:value="11.2044254198812" calcext:value-type="float">
            <text:p>11,20</text:p>
          </table:table-cell>
          <table:table-cell table:style-name="ce167" table:formula="of:=[.D7]-[.$B7]" office:value-type="float" office:value="10.2360301898983" calcext:value-type="float">
            <text:p>10,24</text:p>
          </table:table-cell>
          <table:table-cell table:style-name="ce167" table:formula="of:=[.E7]-[.$B7]" office:value-type="float" office:value="10.9070886437766" calcext:value-type="float">
            <text:p>10,91</text:p>
          </table:table-cell>
          <table:table-cell table:style-name="ce167" table:formula="of:=[.F7]-[.$B7]" office:value-type="float" office:value="10.2360330807363" calcext:value-type="float">
            <text:p>10,24</text:p>
          </table:table-cell>
          <table:table-cell table:style-name="ce167" table:formula="of:=[.G7]-[.$B7]" office:value-type="float" office:value="5.2397093481947" calcext:value-type="float">
            <text:p>5,24</text:p>
          </table:table-cell>
          <table:table-cell table:style-name="ce167" table:formula="of:=[.H7]-[.$B7]" office:value-type="float" office:value="7.8679236262129" calcext:value-type="float">
            <text:p>7,87</text:p>
          </table:table-cell>
          <table:table-cell table:style-name="ce167" table:formula="of:=[.I7]-[.$B7]" office:value-type="float" office:value="6.4562743583763" calcext:value-type="float">
            <text:p>6,46</text:p>
          </table:table-cell>
          <table:table-cell/>
          <table:table-cell table:style-name="ce27" table:formula="of:=MAX([.$C23:.$J23])" office:value-type="float" office:value="11.2044254198812" calcext:value-type="float">
            <text:p>11,20</text:p>
          </table:table-cell>
          <table:table-cell table:style-name="ce33" table:formula="of:=[.$K23]-[.$N23]" office:value-type="float" office:value="8.84716275173108" calcext:value-type="float">
            <text:p>8,85</text:p>
          </table:table-cell>
          <table:table-cell table:style-name="ce33" table:formula="of:=AVERAGE([.$C23:.$I23])" office:value-type="float" office:value="8.87821209529661" calcext:value-type="float">
            <text:p>8,88</text:p>
          </table:table-cell>
          <table:table-cell table:style-name="ce33" table:formula="of:=STDEV([.$C23:.$I23])" office:value-type="float" office:value="2.35726266815012" calcext:value-type="float">
            <text:p>2,36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12</text:p>
          </table:table-cell>
          <table:covered-table-cell table:style-name="ce169"/>
          <table:table-cell table:style-name="ce175" table:formula="of:=[.C8]-[.$B8]" office:value-type="float" office:value="11.6805072111242" calcext:value-type="float">
            <text:p>11,68</text:p>
          </table:table-cell>
          <table:table-cell table:style-name="ce167" table:formula="of:=[.D8]-[.$B8]" office:value-type="float" office:value="11.3206108646258" calcext:value-type="float">
            <text:p>11,32</text:p>
          </table:table-cell>
          <table:table-cell table:style-name="ce167" table:formula="of:=[.E8]-[.$B8]" office:value-type="float" office:value="11.3617347685485" calcext:value-type="float">
            <text:p>11,36</text:p>
          </table:table-cell>
          <table:table-cell table:style-name="ce167" table:formula="of:=[.F8]-[.$B8]" office:value-type="float" office:value="11.3206085097236" calcext:value-type="float">
            <text:p>11,32</text:p>
          </table:table-cell>
          <table:table-cell table:style-name="ce167" table:formula="of:=[.G8]-[.$B8]" office:value-type="float" office:value="7.3868442637508" calcext:value-type="float">
            <text:p>7,39</text:p>
          </table:table-cell>
          <table:table-cell table:style-name="ce167" table:formula="of:=[.H8]-[.$B8]" office:value-type="float" office:value="10.0619590725517" calcext:value-type="float">
            <text:p>10,06</text:p>
          </table:table-cell>
          <table:table-cell table:style-name="ce167" table:formula="of:=[.I8]-[.$B8]" office:value-type="float" office:value="8.9480245464826" calcext:value-type="float">
            <text:p>8,95</text:p>
          </table:table-cell>
          <table:table-cell/>
          <table:table-cell table:style-name="ce28" table:formula="of:=MAX([.$C24:.$J24])" office:value-type="float" office:value="11.6805072111242" calcext:value-type="float">
            <text:p>11,68</text:p>
          </table:table-cell>
          <table:table-cell table:style-name="ce34" table:formula="of:=[.$K24]-[.$N24]" office:value-type="float" office:value="10.0738911453153" calcext:value-type="float">
            <text:p>10,07</text:p>
          </table:table-cell>
          <table:table-cell table:style-name="ce34" table:formula="of:=AVERAGE([.$C24:.$I24])" office:value-type="float" office:value="10.2971841766867" calcext:value-type="float">
            <text:p>10,30</text:p>
          </table:table-cell>
          <table:table-cell table:style-name="ce34" table:formula="of:=STDEV([.$C24:.$I24])" office:value-type="float" office:value="1.60661606580893" calcext:value-type="float">
            <text:p>1,61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13</text:p>
          </table:table-cell>
          <table:covered-table-cell table:style-name="ce169"/>
          <table:table-cell table:style-name="ce175" table:formula="of:=[.C9]-[.$B9]" office:value-type="float" office:value="9.4437088713481" calcext:value-type="float">
            <text:p>9,44</text:p>
          </table:table-cell>
          <table:table-cell table:style-name="ce167" table:formula="of:=[.D9]-[.$B9]" office:value-type="float" office:value="9.4391252857716" calcext:value-type="float">
            <text:p>9,44</text:p>
          </table:table-cell>
          <table:table-cell table:style-name="ce167" table:formula="of:=[.E9]-[.$B9]" office:value-type="float" office:value="9.3488422264311" calcext:value-type="float">
            <text:p>9,35</text:p>
          </table:table-cell>
          <table:table-cell table:style-name="ce167" table:formula="of:=[.F9]-[.$B9]" office:value-type="float" office:value="9.4391270779006" calcext:value-type="float">
            <text:p>9,44</text:p>
          </table:table-cell>
          <table:table-cell table:style-name="ce167" table:formula="of:=[.G9]-[.$B9]" office:value-type="float" office:value="5.6287544116228" calcext:value-type="float">
            <text:p>5,63</text:p>
          </table:table-cell>
          <table:table-cell table:style-name="ce167" table:formula="of:=[.H9]-[.$B9]" office:value-type="float" office:value="8.129537760067" calcext:value-type="float">
            <text:p>8,13</text:p>
          </table:table-cell>
          <table:table-cell table:style-name="ce167" table:formula="of:=[.I9]-[.$B9]" office:value-type="float" office:value="7.247420645088" calcext:value-type="float">
            <text:p>7,25</text:p>
          </table:table-cell>
          <table:table-cell/>
          <table:table-cell table:style-name="ce27" table:formula="of:=MAX([.$C25:.$J25])" office:value-type="float" office:value="9.4437088713481" calcext:value-type="float">
            <text:p>9,44</text:p>
          </table:table-cell>
          <table:table-cell table:style-name="ce33" table:formula="of:=[.$K25]-[.$N25]" office:value-type="float" office:value="7.95887391937877" calcext:value-type="float">
            <text:p>7,96</text:p>
          </table:table-cell>
          <table:table-cell table:style-name="ce33" table:formula="of:=AVERAGE([.$C25:.$I25])" office:value-type="float" office:value="8.38235946831846" calcext:value-type="float">
            <text:p>8,38</text:p>
          </table:table-cell>
          <table:table-cell table:style-name="ce33" table:formula="of:=STDEV([.$C25:.$I25])" office:value-type="float" office:value="1.48483495196933" calcext:value-type="float">
            <text:p>1,48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15</text:p>
          </table:table-cell>
          <table:covered-table-cell table:style-name="ce169"/>
          <table:table-cell table:style-name="ce175" table:formula="of:=[.C10]-[.$B10]" office:value-type="float" office:value="10.5551197802903" calcext:value-type="float">
            <text:p>10,56</text:p>
          </table:table-cell>
          <table:table-cell table:style-name="ce167" table:formula="of:=[.D10]-[.$B10]" office:value-type="float" office:value="10.2336734428059" calcext:value-type="float">
            <text:p>10,23</text:p>
          </table:table-cell>
          <table:table-cell table:style-name="ce167" table:formula="of:=[.E10]-[.$B10]" office:value-type="float" office:value="10.21513038685" calcext:value-type="float">
            <text:p>10,22</text:p>
          </table:table-cell>
          <table:table-cell table:style-name="ce167" table:formula="of:=[.F10]-[.$B10]" office:value-type="float" office:value="10.2336759190612" calcext:value-type="float">
            <text:p>10,23</text:p>
          </table:table-cell>
          <table:table-cell table:style-name="ce167" table:formula="of:=[.G10]-[.$B10]" office:value-type="float" office:value="7.298134998184" calcext:value-type="float">
            <text:p>7,30</text:p>
          </table:table-cell>
          <table:table-cell table:style-name="ce167" table:formula="of:=[.H10]-[.$B10]" office:value-type="float" office:value="8.9957569281589" calcext:value-type="float">
            <text:p>9,00</text:p>
          </table:table-cell>
          <table:table-cell table:style-name="ce167" table:formula="of:=[.I10]-[.$B10]" office:value-type="float" office:value="7.7862924537255" calcext:value-type="float">
            <text:p>7,79</text:p>
          </table:table-cell>
          <table:table-cell/>
          <table:table-cell table:style-name="ce28" table:formula="of:=MAX([.$C26:.$J26])" office:value-type="float" office:value="10.5551197802903" calcext:value-type="float">
            <text:p>10,56</text:p>
          </table:table-cell>
          <table:table-cell table:style-name="ce34" table:formula="of:=[.$K26]-[.$N26]" office:value-type="float" office:value="9.22967342244167" calcext:value-type="float">
            <text:p>9,23</text:p>
          </table:table-cell>
          <table:table-cell table:style-name="ce34" table:formula="of:=AVERAGE([.$C26:.$I26])" office:value-type="float" office:value="9.33111198701083" calcext:value-type="float">
            <text:p>9,33</text:p>
          </table:table-cell>
          <table:table-cell table:style-name="ce34" table:formula="of:=STDEV([.$C26:.$I26])" office:value-type="float" office:value="1.32544635784863" calcext:value-type="float">
            <text:p>1,33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16</text:p>
          </table:table-cell>
          <table:covered-table-cell table:style-name="ce169"/>
          <table:table-cell table:style-name="ce175" table:formula="of:=[.C11]-[.$B11]" office:value-type="float" office:value="8.753554076767" calcext:value-type="float">
            <text:p>8,75</text:p>
          </table:table-cell>
          <table:table-cell table:style-name="ce167" table:formula="of:=[.D11]-[.$B11]" office:value-type="float" office:value="8.4677705406571" calcext:value-type="float">
            <text:p>8,47</text:p>
          </table:table-cell>
          <table:table-cell table:style-name="ce167" table:formula="of:=[.E11]-[.$B11]" office:value-type="float" office:value="8.5206520888763" calcext:value-type="float">
            <text:p>8,52</text:p>
          </table:table-cell>
          <table:table-cell table:style-name="ce167" table:formula="of:=[.F11]-[.$B11]" office:value-type="float" office:value="8.4677618835231" calcext:value-type="float">
            <text:p>8,47</text:p>
          </table:table-cell>
          <table:table-cell table:style-name="ce167" table:formula="of:=[.G11]-[.$B11]" office:value-type="float" office:value="4.4667289692678" calcext:value-type="float">
            <text:p>4,47</text:p>
          </table:table-cell>
          <table:table-cell table:style-name="ce167" table:formula="of:=[.H11]-[.$B11]" office:value-type="float" office:value="6.5136678252739" calcext:value-type="float">
            <text:p>6,51</text:p>
          </table:table-cell>
          <table:table-cell table:style-name="ce167" table:formula="of:=[.I11]-[.$B11]" office:value-type="float" office:value="5.0948582328847" calcext:value-type="float">
            <text:p>5,09</text:p>
          </table:table-cell>
          <table:table-cell/>
          <table:table-cell table:style-name="ce27" table:formula="of:=MAX([.$C27:.$J27])" office:value-type="float" office:value="8.753554076767" calcext:value-type="float">
            <text:p>8,75</text:p>
          </table:table-cell>
          <table:table-cell table:style-name="ce33" table:formula="of:=[.$K27]-[.$N27]" office:value-type="float" office:value="6.93954979102771" calcext:value-type="float">
            <text:p>6,94</text:p>
          </table:table-cell>
          <table:table-cell table:style-name="ce33" table:formula="of:=AVERAGE([.$C27:.$I27])" office:value-type="float" office:value="7.18357051674999" calcext:value-type="float">
            <text:p>7,18</text:p>
          </table:table-cell>
          <table:table-cell table:style-name="ce33" table:formula="of:=STDEV([.$C27:.$I27])" office:value-type="float" office:value="1.81400428573929" calcext:value-type="float">
            <text:p>1,81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17</text:p>
          </table:table-cell>
          <table:covered-table-cell table:style-name="ce169"/>
          <table:table-cell table:style-name="ce175" table:formula="of:=[.C12]-[.$B12]" office:value-type="float" office:value="10.4910410953488" calcext:value-type="float">
            <text:p>10,49</text:p>
          </table:table-cell>
          <table:table-cell table:style-name="ce167" table:formula="of:=[.D12]-[.$B12]" office:value-type="float" office:value="9.238941640142" calcext:value-type="float">
            <text:p>9,24</text:p>
          </table:table-cell>
          <table:table-cell table:style-name="ce167" table:formula="of:=[.E12]-[.$B12]" office:value-type="float" office:value="9.2648617655878" calcext:value-type="float">
            <text:p>9,26</text:p>
          </table:table-cell>
          <table:table-cell table:style-name="ce167" table:formula="of:=[.F12]-[.$B12]" office:value-type="float" office:value="9.2389511402431" calcext:value-type="float">
            <text:p>9,24</text:p>
          </table:table-cell>
          <table:table-cell table:style-name="ce167" table:formula="of:=[.G12]-[.$B12]" office:value-type="float" office:value="5.204138050578" calcext:value-type="float">
            <text:p>5,20</text:p>
          </table:table-cell>
          <table:table-cell table:style-name="ce167" table:formula="of:=[.H12]-[.$B12]" office:value-type="float" office:value="6.6687138779685" calcext:value-type="float">
            <text:p>6,67</text:p>
          </table:table-cell>
          <table:table-cell table:style-name="ce167" table:formula="of:=[.I12]-[.$B12]" office:value-type="float" office:value="4.6567867928558" calcext:value-type="float">
            <text:p>4,66</text:p>
          </table:table-cell>
          <table:table-cell/>
          <table:table-cell table:style-name="ce28" table:formula="of:=MAX([.$C28:.$J28])" office:value-type="float" office:value="10.4910410953488" calcext:value-type="float">
            <text:p>10,49</text:p>
          </table:table-cell>
          <table:table-cell table:style-name="ce34" table:formula="of:=[.$K28]-[.$N28]" office:value-type="float" office:value="8.20255773347176" calcext:value-type="float">
            <text:p>8,20</text:p>
          </table:table-cell>
          <table:table-cell table:style-name="ce34" table:formula="of:=AVERAGE([.$C28:.$I28])" office:value-type="float" office:value="7.82334776610343" calcext:value-type="float">
            <text:p>7,82</text:p>
          </table:table-cell>
          <table:table-cell table:style-name="ce34" table:formula="of:=STDEV([.$C28:.$I28])" office:value-type="float" office:value="2.28848336187704" calcext:value-type="float">
            <text:p>2,29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19</text:p>
          </table:table-cell>
          <table:covered-table-cell table:style-name="ce169"/>
          <table:table-cell table:style-name="ce175" table:formula="of:=[.C13]-[.$B13]" office:value-type="float" office:value="7.4257823009873" calcext:value-type="float">
            <text:p>7,43</text:p>
          </table:table-cell>
          <table:table-cell table:style-name="ce167" table:formula="of:=[.D13]-[.$B13]" office:value-type="float" office:value="7.1711094044544" calcext:value-type="float">
            <text:p>7,17</text:p>
          </table:table-cell>
          <table:table-cell table:style-name="ce167" table:formula="of:=[.E13]-[.$B13]" office:value-type="float" office:value="7.2334886938139" calcext:value-type="float">
            <text:p>7,23</text:p>
          </table:table-cell>
          <table:table-cell table:style-name="ce167" table:formula="of:=[.F13]-[.$B13]" office:value-type="float" office:value="7.1711094524116" calcext:value-type="float">
            <text:p>7,17</text:p>
          </table:table-cell>
          <table:table-cell table:style-name="ce167" table:formula="of:=[.G13]-[.$B13]" office:value-type="float" office:value="3.9316414813155" calcext:value-type="float">
            <text:p>3,93</text:p>
          </table:table-cell>
          <table:table-cell table:style-name="ce167" table:formula="of:=[.H13]-[.$B13]" office:value-type="float" office:value="5.4878228265884" calcext:value-type="float">
            <text:p>5,49</text:p>
          </table:table-cell>
          <table:table-cell table:style-name="ce167" table:formula="of:=[.I13]-[.$B13]" office:value-type="float" office:value="4.2525356976358" calcext:value-type="float">
            <text:p>4,25</text:p>
          </table:table-cell>
          <table:table-cell/>
          <table:table-cell table:style-name="ce27" table:formula="of:=MAX([.$C29:.$J29])" office:value-type="float" office:value="7.4257823009873" calcext:value-type="float">
            <text:p>7,43</text:p>
          </table:table-cell>
          <table:table-cell table:style-name="ce33" table:formula="of:=[.$K29]-[.$N29]" office:value-type="float" office:value="5.9077457592971" calcext:value-type="float">
            <text:p>5,91</text:p>
          </table:table-cell>
          <table:table-cell table:style-name="ce33" table:formula="of:=AVERAGE([.$C29:.$I29])" office:value-type="float" office:value="6.09621283674384" calcext:value-type="float">
            <text:p>6,10</text:p>
          </table:table-cell>
          <table:table-cell table:style-name="ce33" table:formula="of:=STDEV([.$C29:.$I29])" office:value-type="float" office:value="1.5180365416902" calcext:value-type="float">
            <text:p>1,52</text:p>
          </table:table-cell>
          <table:table-cell table:number-columns-repeated="1010"/>
        </table:table-row>
        <table:table-row table:style-name="ro3">
          <table:table-cell table:style-name="ce163" office:value-type="string" calcext:value-type="string" table:number-columns-spanned="2" table:number-rows-spanned="1">
            <text:p>C024</text:p>
          </table:table-cell>
          <table:covered-table-cell table:style-name="ce169"/>
          <table:table-cell table:style-name="ce175" table:formula="of:=[.C14]-[.$B14]" office:value-type="float" office:value="8.4417324191428" calcext:value-type="float">
            <text:p>8,44</text:p>
          </table:table-cell>
          <table:table-cell table:style-name="ce167" table:formula="of:=[.D14]-[.$B14]" office:value-type="float" office:value="8.3407465401813" calcext:value-type="float">
            <text:p>8,34</text:p>
          </table:table-cell>
          <table:table-cell table:style-name="ce167" table:formula="of:=[.E14]-[.$B14]" office:value-type="float" office:value="8.408265365028" calcext:value-type="float">
            <text:p>8,41</text:p>
          </table:table-cell>
          <table:table-cell table:style-name="ce167" table:formula="of:=[.F14]-[.$B14]" office:value-type="float" office:value="8.3407444449586" calcext:value-type="float">
            <text:p>8,34</text:p>
          </table:table-cell>
          <table:table-cell table:style-name="ce167" table:formula="of:=[.G14]-[.$B14]" office:value-type="float" office:value="5.1635173662924" calcext:value-type="float">
            <text:p>5,16</text:p>
          </table:table-cell>
          <table:table-cell table:style-name="ce167" table:formula="of:=[.H14]-[.$B14]" office:value-type="float" office:value="6.4316320242161" calcext:value-type="float">
            <text:p>6,43</text:p>
          </table:table-cell>
          <table:table-cell table:style-name="ce167" table:formula="of:=[.I14]-[.$B14]" office:value-type="float" office:value="5.1872548947218" calcext:value-type="float">
            <text:p>5,19</text:p>
          </table:table-cell>
          <table:table-cell/>
          <table:table-cell table:style-name="ce28" table:formula="of:=MAX([.$C30:.$J30])" office:value-type="float" office:value="8.4417324191428" calcext:value-type="float">
            <text:p>8,44</text:p>
          </table:table-cell>
          <table:table-cell table:style-name="ce34" table:formula="of:=[.$K30]-[.$N30]" office:value-type="float" office:value="6.89296195668583" calcext:value-type="float">
            <text:p>6,89</text:p>
          </table:table-cell>
          <table:table-cell table:style-name="ce34" table:formula="of:=AVERAGE([.$C30:.$I30])" office:value-type="float" office:value="7.18769900779157" calcext:value-type="float">
            <text:p>7,19</text:p>
          </table:table-cell>
          <table:table-cell table:style-name="ce34" table:formula="of:=STDEV([.$C30:.$I30])" office:value-type="float" office:value="1.54877046245697" calcext:value-type="float">
            <text:p>1,55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 table:number-columns-spanned="2" table:number-rows-spanned="1">
            <text:p>Average</text:p>
          </table:table-cell>
          <table:covered-table-cell table:style-name="ce50"/>
          <table:table-cell table:style-name="ce177" table:formula="of:=AVERAGE([.C19:.C30])" office:value-type="float" office:value="9.94962656151133" calcext:value-type="float">
            <text:p>9,95</text:p>
          </table:table-cell>
          <table:table-cell table:style-name="ce97" table:formula="of:=AVERAGE([.D19:.D30])" office:value-type="float" office:value="9.51544897929402" calcext:value-type="float">
            <text:p>9,52</text:p>
          </table:table-cell>
          <table:table-cell table:style-name="ce97" table:formula="of:=AVERAGE([.E19:.E30])" office:value-type="float" office:value="9.63499711315563" calcext:value-type="float">
            <text:p>9,63</text:p>
          </table:table-cell>
          <table:table-cell table:style-name="ce97" table:formula="of:=AVERAGE([.F19:.F30])" office:value-type="float" office:value="9.51544967702791" calcext:value-type="float">
            <text:p>9,52</text:p>
          </table:table-cell>
          <table:table-cell table:style-name="ce97" table:formula="of:=AVERAGE([.G19:.G30])" office:value-type="float" office:value="5.56526689438528" calcext:value-type="float">
            <text:p>5,57</text:p>
          </table:table-cell>
          <table:table-cell table:style-name="ce97" table:formula="of:=AVERAGE([.H19:.H30])" office:value-type="float" office:value="7.74335536641196" calcext:value-type="float">
            <text:p>7,74</text:p>
          </table:table-cell>
          <table:table-cell table:style-name="ce97" table:formula="of:=AVERAGE([.I19:.I30])" office:value-type="float" office:value="6.46782950534328" calcext:value-type="float">
            <text:p>6,47</text:p>
          </table:table-cell>
          <table:table-cell/>
          <table:table-cell table:style-name="ce28" table:formula="of:=MAX([.$C31:.$J31])" office:value-type="float" office:value="9.94962656151133" calcext:value-type="float">
            <text:p>9,95</text:p>
          </table:table-cell>
          <table:table-cell table:style-name="ce34" table:formula="of:=[.$K31]-[.$N31]" office:value-type="float" office:value="8.18935158577199" calcext:value-type="float">
            <text:p>8,19</text:p>
          </table:table-cell>
          <table:table-cell table:style-name="ce34" table:formula="of:=AVERAGE([.$C31:.$I31])" office:value-type="float" office:value="8.3417105853042" calcext:value-type="float">
            <text:p>8,34</text:p>
          </table:table-cell>
          <table:table-cell table:style-name="ce34" table:formula="of:=STDEV([.$C31:.$I31])" office:value-type="float" office:value="1.76027497573934" calcext:value-type="float">
            <text:p>1,76</text:p>
          </table:table-cell>
          <table:table-cell table:style-name="ce40" table:number-columns-repeated="1009"/>
          <table:table-cell/>
        </table:table-row>
        <table:table-row table:style-name="ro4">
          <table:table-cell table:number-columns-repeated="1024"/>
        </table:table-row>
        <table:table-row table:style-name="ro1">
          <table:table-cell table:style-name="ce123" office:value-type="string" calcext:value-type="string" table:number-columns-spanned="9" table:number-rows-spanned="1">
            <text:p>PSNR Improvement ( % ) - sigma=50</text:p>
          </table:table-cell>
          <table:covered-table-cell table:number-columns-repeated="8" table:style-name="ce134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2">
          <table:table-cell table:style-name="ce124" office:value-type="string" calcext:value-type="string" table:number-columns-spanned="2" table:number-rows-spanned="1">
            <text:p>Imagem</text:p>
          </table:table-cell>
          <table:covered-table-cell table:style-name="ce124"/>
          <table:table-cell table:style-name="ce143" office:value-type="string" calcext:value-type="string">
            <text:p>bm3d</text:p>
          </table:table-cell>
          <table:table-cell table:style-name="ce143" office:value-type="string" calcext:value-type="string">
            <text:p>da3d</text:p>
          </table:table-cell>
          <table:table-cell table:style-name="ce143" office:value-type="string" calcext:value-type="string">
            <text:p>ddid</text:p>
          </table:table-cell>
          <table:table-cell table:style-name="ce143" office:value-type="string" calcext:value-type="string">
            <text:p>nldd</text:p>
          </table:table-cell>
          <table:table-cell table:style-name="ce143" office:value-type="string" calcext:value-type="string">
            <text:p>nlm</text:p>
          </table:table-cell>
          <table:table-cell table:style-name="ce143" office:value-type="string" calcext:value-type="string">
            <text:p>nlm-lbp</text:p>
          </table:table-cell>
          <table:table-cell table:style-name="ce143" office:value-type="string" calcext:value-type="string">
            <text:p>nlm-glcm</text:p>
          </table:table-cell>
          <table:table-cell table:style-name="ce127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64" office:value-type="string" calcext:value-type="string" table:number-columns-spanned="2" table:number-rows-spanned="1">
            <text:p>C001</text:p>
          </table:table-cell>
          <table:covered-table-cell table:style-name="ce170"/>
          <table:table-cell table:style-name="ce178" table:formula="of:=([.C3]-[.$B3])/[.$B3]" office:value-type="percentage" office:value="0.571089755250253" calcext:value-type="percentage">
            <text:p>57,1%</text:p>
          </table:table-cell>
          <table:table-cell table:style-name="ce178" table:formula="of:=([.D3]-[.$B3])/[.$B3]" office:value-type="percentage" office:value="0.547935585241908" calcext:value-type="percentage">
            <text:p>54,8%</text:p>
          </table:table-cell>
          <table:table-cell table:style-name="ce178" table:formula="of:=([.E3]-[.$B3])/[.$B3]" office:value-type="percentage" office:value="0.565335651609696" calcext:value-type="percentage">
            <text:p>56,5%</text:p>
          </table:table-cell>
          <table:table-cell table:style-name="ce178" table:formula="of:=([.F3]-[.$B3])/[.$B3]" office:value-type="percentage" office:value="0.547935798094252" calcext:value-type="percentage">
            <text:p>54,8%</text:p>
          </table:table-cell>
          <table:table-cell table:style-name="ce178" table:formula="of:=([.G3]-[.$B3])/[.$B3]" office:value-type="percentage" office:value="0.238201591494564" calcext:value-type="percentage">
            <text:p>23,8%</text:p>
          </table:table-cell>
          <table:table-cell table:style-name="ce178" table:formula="of:=([.H3]-[.$B3])/[.$B3]" office:value-type="percentage" office:value="0.412806748831511" calcext:value-type="percentage">
            <text:p>41,3%</text:p>
          </table:table-cell>
          <table:table-cell table:style-name="ce178" table:formula="of:=([.I3]-[.$B3])/[.$B3]" office:value-type="percentage" office:value="0.340461641514843" calcext:value-type="percentage">
            <text:p>34,0%</text:p>
          </table:table-cell>
          <table:table-cell table:style-name="ce144"/>
          <table:table-cell table:style-name="ce57" table:formula="of:=MAX([.$C35:.$J35])" office:value-type="percentage" office:value="0.571089755250253" calcext:value-type="percentage">
            <text:p>57,1%</text:p>
          </table:table-cell>
          <table:table-cell table:style-name="ce59" table:formula="of:=[.$K35]-[.$N35]" office:value-type="percentage" office:value="0.439047442497967" calcext:value-type="percentage">
            <text:p>43,9%</text:p>
          </table:table-cell>
          <table:table-cell table:style-name="ce59" table:formula="of:=AVERAGE([.$C35:.$I35])" office:value-type="percentage" office:value="0.460538110291004" calcext:value-type="percentage">
            <text:p>46,1%</text:p>
          </table:table-cell>
          <table:table-cell table:style-name="ce59" table:formula="of:=STDEV([.$C35:.$I35])" office:value-type="percentage" office:value="0.132042312752286" calcext:value-type="percentage">
            <text:p>13,2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02</text:p>
          </table:table-cell>
          <table:covered-table-cell table:style-name="ce171"/>
          <table:table-cell table:style-name="ce178" table:formula="of:=([.C4]-[.$B4])/[.$B4]" office:value-type="percentage" office:value="0.913358270798554" calcext:value-type="percentage">
            <text:p>91,3%</text:p>
          </table:table-cell>
          <table:table-cell table:style-name="ce178" table:formula="of:=([.D4]-[.$B4])/[.$B4]" office:value-type="percentage" office:value="0.873183259604869" calcext:value-type="percentage">
            <text:p>87,3%</text:p>
          </table:table-cell>
          <table:table-cell table:style-name="ce178" table:formula="of:=([.E4]-[.$B4])/[.$B4]" office:value-type="percentage" office:value="0.885419100482507" calcext:value-type="percentage">
            <text:p>88,5%</text:p>
          </table:table-cell>
          <table:table-cell table:style-name="ce178" table:formula="of:=([.F4]-[.$B4])/[.$B4]" office:value-type="percentage" office:value="0.87318337181676" calcext:value-type="percentage">
            <text:p>87,3%</text:p>
          </table:table-cell>
          <table:table-cell table:style-name="ce178" table:formula="of:=([.G4]-[.$B4])/[.$B4]" office:value-type="percentage" office:value="0.492167421143324" calcext:value-type="percentage">
            <text:p>49,2%</text:p>
          </table:table-cell>
          <table:table-cell table:style-name="ce178" table:formula="of:=([.H4]-[.$B4])/[.$B4]" office:value-type="percentage" office:value="0.731758428162408" calcext:value-type="percentage">
            <text:p>73,2%</text:p>
          </table:table-cell>
          <table:table-cell table:style-name="ce178" table:formula="of:=([.I4]-[.$B4])/[.$B4]" office:value-type="percentage" office:value="0.652640321816207" calcext:value-type="percentage">
            <text:p>65,3%</text:p>
          </table:table-cell>
          <table:table-cell table:style-name="ce144"/>
          <table:table-cell table:style-name="ce58" table:formula="of:=MAX([.$C36:.$J36])" office:value-type="percentage" office:value="0.913358270798554" calcext:value-type="percentage">
            <text:p>91,3%</text:p>
          </table:table-cell>
          <table:table-cell table:style-name="ce60" table:formula="of:=[.$K36]-[.$N36]" office:value-type="percentage" office:value="0.756594243396425" calcext:value-type="percentage">
            <text:p>75,7%</text:p>
          </table:table-cell>
          <table:table-cell table:style-name="ce60" table:formula="of:=AVERAGE([.$C36:.$I36])" office:value-type="percentage" office:value="0.77453002483209" calcext:value-type="percentage">
            <text:p>77,5%</text:p>
          </table:table-cell>
          <table:table-cell table:style-name="ce60" table:formula="of:=STDEV([.$C36:.$I36])" office:value-type="percentage" office:value="0.156764027402129" calcext:value-type="percentage">
            <text:p>15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04</text:p>
          </table:table-cell>
          <table:covered-table-cell table:style-name="ce171"/>
          <table:table-cell table:style-name="ce178" table:formula="of:=([.C5]-[.$B5])/[.$B5]" office:value-type="percentage" office:value="0.737159297078794" calcext:value-type="percentage">
            <text:p>73,7%</text:p>
          </table:table-cell>
          <table:table-cell table:style-name="ce178" table:formula="of:=([.D5]-[.$B5])/[.$B5]" office:value-type="percentage" office:value="0.715102743215085" calcext:value-type="percentage">
            <text:p>71,5%</text:p>
          </table:table-cell>
          <table:table-cell table:style-name="ce178" table:formula="of:=([.E5]-[.$B5])/[.$B5]" office:value-type="percentage" office:value="0.718994971132261" calcext:value-type="percentage">
            <text:p>71,9%</text:p>
          </table:table-cell>
          <table:table-cell table:style-name="ce178" table:formula="of:=([.F5]-[.$B5])/[.$B5]" office:value-type="percentage" office:value="0.715102830500906" calcext:value-type="percentage">
            <text:p>71,5%</text:p>
          </table:table-cell>
          <table:table-cell table:style-name="ce178" table:formula="of:=([.G5]-[.$B5])/[.$B5]" office:value-type="percentage" office:value="0.438196661560147" calcext:value-type="percentage">
            <text:p>43,8%</text:p>
          </table:table-cell>
          <table:table-cell table:style-name="ce178" table:formula="of:=([.H5]-[.$B5])/[.$B5]" office:value-type="percentage" office:value="0.613108286901542" calcext:value-type="percentage">
            <text:p>61,3%</text:p>
          </table:table-cell>
          <table:table-cell table:style-name="ce178" table:formula="of:=([.I5]-[.$B5])/[.$B5]" office:value-type="percentage" office:value="0.527601111796298" calcext:value-type="percentage">
            <text:p>52,8%</text:p>
          </table:table-cell>
          <table:table-cell table:style-name="ce144"/>
          <table:table-cell table:style-name="ce57" table:formula="of:=MAX([.$C37:.$J37])" office:value-type="percentage" office:value="0.737159297078794" calcext:value-type="percentage">
            <text:p>73,7%</text:p>
          </table:table-cell>
          <table:table-cell table:style-name="ce59" table:formula="of:=[.$K37]-[.$N37]" office:value-type="percentage" office:value="0.620961735434798" calcext:value-type="percentage">
            <text:p>62,1%</text:p>
          </table:table-cell>
          <table:table-cell table:style-name="ce59" table:formula="of:=AVERAGE([.$C37:.$I37])" office:value-type="percentage" office:value="0.637895128883576" calcext:value-type="percentage">
            <text:p>63,8%</text:p>
          </table:table-cell>
          <table:table-cell table:style-name="ce59" table:formula="of:=STDEV([.$C37:.$I37])" office:value-type="percentage" office:value="0.116197561643996" calcext:value-type="percentage">
            <text:p>11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09</text:p>
          </table:table-cell>
          <table:covered-table-cell table:style-name="ce171"/>
          <table:table-cell table:style-name="ce178" table:formula="of:=([.C6]-[.$B6])/[.$B6]" office:value-type="percentage" office:value="0.606731357809287" calcext:value-type="percentage">
            <text:p>60,7%</text:p>
          </table:table-cell>
          <table:table-cell table:style-name="ce178" table:formula="of:=([.D6]-[.$B6])/[.$B6]" office:value-type="percentage" office:value="0.578459869047068" calcext:value-type="percentage">
            <text:p>57,8%</text:p>
          </table:table-cell>
          <table:table-cell table:style-name="ce178" table:formula="of:=([.E6]-[.$B6])/[.$B6]" office:value-type="percentage" office:value="0.587263992456842" calcext:value-type="percentage">
            <text:p>58,7%</text:p>
          </table:table-cell>
          <table:table-cell table:style-name="ce178" table:formula="of:=([.F6]-[.$B6])/[.$B6]" office:value-type="percentage" office:value="0.578459777734237" calcext:value-type="percentage">
            <text:p>57,8%</text:p>
          </table:table-cell>
          <table:table-cell table:style-name="ce178" table:formula="of:=([.G6]-[.$B6])/[.$B6]" office:value-type="percentage" office:value="0.368012470000036" calcext:value-type="percentage">
            <text:p>36,8%</text:p>
          </table:table-cell>
          <table:table-cell table:style-name="ce178" table:formula="of:=([.H6]-[.$B6])/[.$B6]" office:value-type="percentage" office:value="0.481548945276332" calcext:value-type="percentage">
            <text:p>48,2%</text:p>
          </table:table-cell>
          <table:table-cell table:style-name="ce178" table:formula="of:=([.I6]-[.$B6])/[.$B6]" office:value-type="percentage" office:value="0.392244037971776" calcext:value-type="percentage">
            <text:p>39,2%</text:p>
          </table:table-cell>
          <table:table-cell table:style-name="ce144"/>
          <table:table-cell table:style-name="ce58" table:formula="of:=MAX([.$C38:.$J38])" office:value-type="percentage" office:value="0.606731357809287" calcext:value-type="percentage">
            <text:p>60,7%</text:p>
          </table:table-cell>
          <table:table-cell table:style-name="ce60" table:formula="of:=[.$K38]-[.$N38]" office:value-type="percentage" office:value="0.507180016630248" calcext:value-type="percentage">
            <text:p>50,7%</text:p>
          </table:table-cell>
          <table:table-cell table:style-name="ce60" table:formula="of:=AVERAGE([.$C38:.$I38])" office:value-type="percentage" office:value="0.513245778613654" calcext:value-type="percentage">
            <text:p>51,3%</text:p>
          </table:table-cell>
          <table:table-cell table:style-name="ce60" table:formula="of:=STDEV([.$C38:.$I38])" office:value-type="percentage" office:value="0.099551341179039" calcext:value-type="percentage">
            <text:p>10,0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1</text:p>
          </table:table-cell>
          <table:covered-table-cell table:style-name="ce171"/>
          <table:table-cell table:style-name="ce178" table:formula="of:=([.C7]-[.$B7])/[.$B7]" office:value-type="percentage" office:value="0.769061404975207" calcext:value-type="percentage">
            <text:p>76,9%</text:p>
          </table:table-cell>
          <table:table-cell table:style-name="ce178" table:formula="of:=([.D7]-[.$B7])/[.$B7]" office:value-type="percentage" office:value="0.70259165144189" calcext:value-type="percentage">
            <text:p>70,3%</text:p>
          </table:table-cell>
          <table:table-cell table:style-name="ce178" table:formula="of:=([.E7]-[.$B7])/[.$B7]" office:value-type="percentage" office:value="0.748652483481023" calcext:value-type="percentage">
            <text:p>74,9%</text:p>
          </table:table-cell>
          <table:table-cell table:style-name="ce178" table:formula="of:=([.F7]-[.$B7])/[.$B7]" office:value-type="percentage" office:value="0.702591849866338" calcext:value-type="percentage">
            <text:p>70,3%</text:p>
          </table:table-cell>
          <table:table-cell table:style-name="ce178" table:formula="of:=([.G7]-[.$B7])/[.$B7]" office:value-type="percentage" office:value="0.35964880678612" calcext:value-type="percentage">
            <text:p>36,0%</text:p>
          </table:table-cell>
          <table:table-cell table:style-name="ce178" table:formula="of:=([.H7]-[.$B7])/[.$B7]" office:value-type="percentage" office:value="0.540047005665827" calcext:value-type="percentage">
            <text:p>54,0%</text:p>
          </table:table-cell>
          <table:table-cell table:style-name="ce178" table:formula="of:=([.I7]-[.$B7])/[.$B7]" office:value-type="percentage" office:value="0.443152704657918" calcext:value-type="percentage">
            <text:p>44,3%</text:p>
          </table:table-cell>
          <table:table-cell table:style-name="ce144"/>
          <table:table-cell table:style-name="ce57" table:formula="of:=MAX([.$C39:.$J39])" office:value-type="percentage" office:value="0.769061404975207" calcext:value-type="percentage">
            <text:p>76,9%</text:p>
          </table:table-cell>
          <table:table-cell table:style-name="ce59" table:formula="of:=[.$K39]-[.$N39]" office:value-type="percentage" office:value="0.607261074166065" calcext:value-type="percentage">
            <text:p>60,7%</text:p>
          </table:table-cell>
          <table:table-cell table:style-name="ce59" table:formula="of:=AVERAGE([.$C39:.$I39])" office:value-type="percentage" office:value="0.609392272410618" calcext:value-type="percentage">
            <text:p>60,9%</text:p>
          </table:table-cell>
          <table:table-cell table:style-name="ce59" table:formula="of:=STDEV([.$C39:.$I39])" office:value-type="percentage" office:value="0.161800330809142" calcext:value-type="percentage">
            <text:p>16,2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2</text:p>
          </table:table-cell>
          <table:covered-table-cell table:style-name="ce171"/>
          <table:table-cell table:style-name="ce178" table:formula="of:=([.C8]-[.$B8])/[.$B8]" office:value-type="percentage" office:value="0.784706889396154" calcext:value-type="percentage">
            <text:p>78,5%</text:p>
          </table:table-cell>
          <table:table-cell table:style-name="ce178" table:formula="of:=([.D8]-[.$B8])/[.$B8]" office:value-type="percentage" office:value="0.760528731935934" calcext:value-type="percentage">
            <text:p>76,1%</text:p>
          </table:table-cell>
          <table:table-cell table:style-name="ce178" table:formula="of:=([.E8]-[.$B8])/[.$B8]" office:value-type="percentage" office:value="0.76329147246969" calcext:value-type="percentage">
            <text:p>76,3%</text:p>
          </table:table-cell>
          <table:table-cell table:style-name="ce178" table:formula="of:=([.F8]-[.$B8])/[.$B8]" office:value-type="percentage" office:value="0.760528573731504" calcext:value-type="percentage">
            <text:p>76,1%</text:p>
          </table:table-cell>
          <table:table-cell table:style-name="ce178" table:formula="of:=([.G8]-[.$B8])/[.$B8]" office:value-type="percentage" office:value="0.496254784136538" calcext:value-type="percentage">
            <text:p>49,6%</text:p>
          </table:table-cell>
          <table:table-cell table:style-name="ce178" table:formula="of:=([.H8]-[.$B8])/[.$B8]" office:value-type="percentage" office:value="0.675971382264446" calcext:value-type="percentage">
            <text:p>67,6%</text:p>
          </table:table-cell>
          <table:table-cell table:style-name="ce178" table:formula="of:=([.I8]-[.$B8])/[.$B8]" office:value-type="percentage" office:value="0.601136267560678" calcext:value-type="percentage">
            <text:p>60,1%</text:p>
          </table:table-cell>
          <table:table-cell table:style-name="ce144"/>
          <table:table-cell table:style-name="ce58" table:formula="of:=MAX([.$C40:.$J40])" office:value-type="percentage" office:value="0.784706889396154" calcext:value-type="percentage">
            <text:p>78,5%</text:p>
          </table:table-cell>
          <table:table-cell table:style-name="ce60" table:formula="of:=[.$K40]-[.$N40]" office:value-type="percentage" office:value="0.676772989551964" calcext:value-type="percentage">
            <text:p>67,7%</text:p>
          </table:table-cell>
          <table:table-cell table:style-name="ce60" table:formula="of:=AVERAGE([.$C40:.$I40])" office:value-type="percentage" office:value="0.691774014499278" calcext:value-type="percentage">
            <text:p>69,2%</text:p>
          </table:table-cell>
          <table:table-cell table:style-name="ce60" table:formula="of:=STDEV([.$C40:.$I40])" office:value-type="percentage" office:value="0.10793389984419" calcext:value-type="percentage">
            <text:p>10,8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3</text:p>
          </table:table-cell>
          <table:covered-table-cell table:style-name="ce171"/>
          <table:table-cell table:style-name="ce178" table:formula="of:=([.C9]-[.$B9])/[.$B9]" office:value-type="percentage" office:value="0.642475450371958" calcext:value-type="percentage">
            <text:p>64,2%</text:p>
          </table:table-cell>
          <table:table-cell table:style-name="ce178" table:formula="of:=([.D9]-[.$B9])/[.$B9]" office:value-type="percentage" office:value="0.64216361936915" calcext:value-type="percentage">
            <text:p>64,2%</text:p>
          </table:table-cell>
          <table:table-cell table:style-name="ce178" table:formula="of:=([.E9]-[.$B9])/[.$B9]" office:value-type="percentage" office:value="0.636021472252912" calcext:value-type="percentage">
            <text:p>63,6%</text:p>
          </table:table-cell>
          <table:table-cell table:style-name="ce178" table:formula="of:=([.F9]-[.$B9])/[.$B9]" office:value-type="percentage" office:value="0.642163741291469" calcext:value-type="percentage">
            <text:p>64,2%</text:p>
          </table:table-cell>
          <table:table-cell table:style-name="ce178" table:formula="of:=([.G9]-[.$B9])/[.$B9]" office:value-type="percentage" office:value="0.382936045033361" calcext:value-type="percentage">
            <text:p>38,3%</text:p>
          </table:table-cell>
          <table:table-cell table:style-name="ce178" table:formula="of:=([.H9]-[.$B9])/[.$B9]" office:value-type="percentage" office:value="0.553069615430584" calcext:value-type="percentage">
            <text:p>55,3%</text:p>
          </table:table-cell>
          <table:table-cell table:style-name="ce178" table:formula="of:=([.I9]-[.$B9])/[.$B9]" office:value-type="percentage" office:value="0.493057325932078" calcext:value-type="percentage">
            <text:p>49,3%</text:p>
          </table:table-cell>
          <table:table-cell table:style-name="ce144"/>
          <table:table-cell table:style-name="ce57" table:formula="of:=MAX([.$C41:.$J41])" office:value-type="percentage" office:value="0.642475450371958" calcext:value-type="percentage">
            <text:p>64,2%</text:p>
          </table:table-cell>
          <table:table-cell table:style-name="ce59" table:formula="of:=[.$K41]-[.$N41]" office:value-type="percentage" office:value="0.541458994073858" calcext:value-type="percentage">
            <text:p>54,1%</text:p>
          </table:table-cell>
          <table:table-cell table:style-name="ce59" table:formula="of:=AVERAGE([.$C41:.$I41])" office:value-type="percentage" office:value="0.570269609954502" calcext:value-type="percentage">
            <text:p>57,0%</text:p>
          </table:table-cell>
          <table:table-cell table:style-name="ce59" table:formula="of:=STDEV([.$C41:.$I41])" office:value-type="percentage" office:value="0.101016456298101" calcext:value-type="percentage">
            <text:p>10,1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5</text:p>
          </table:table-cell>
          <table:covered-table-cell table:style-name="ce171"/>
          <table:table-cell table:style-name="ce178" table:formula="of:=([.C10]-[.$B10])/[.$B10]" office:value-type="percentage" office:value="0.714566044352654" calcext:value-type="percentage">
            <text:p>71,5%</text:p>
          </table:table-cell>
          <table:table-cell table:style-name="ce178" table:formula="of:=([.D10]-[.$B10])/[.$B10]" office:value-type="percentage" office:value="0.692804601315618" calcext:value-type="percentage">
            <text:p>69,3%</text:p>
          </table:table-cell>
          <table:table-cell table:style-name="ce178" table:formula="of:=([.E10]-[.$B10])/[.$B10]" office:value-type="percentage" office:value="0.691549263771334" calcext:value-type="percentage">
            <text:p>69,2%</text:p>
          </table:table-cell>
          <table:table-cell table:style-name="ce178" table:formula="of:=([.F10]-[.$B10])/[.$B10]" office:value-type="percentage" office:value="0.69280476895445" calcext:value-type="percentage">
            <text:p>69,3%</text:p>
          </table:table-cell>
          <table:table-cell table:style-name="ce178" table:formula="of:=([.G10]-[.$B10])/[.$B10]" office:value-type="percentage" office:value="0.494072977413485" calcext:value-type="percentage">
            <text:p>49,4%</text:p>
          </table:table-cell>
          <table:table-cell table:style-name="ce178" table:formula="of:=([.H10]-[.$B10])/[.$B10]" office:value-type="percentage" office:value="0.608999478728387" calcext:value-type="percentage">
            <text:p>60,9%</text:p>
          </table:table-cell>
          <table:table-cell table:style-name="ce178" table:formula="of:=([.I10]-[.$B10])/[.$B10]" office:value-type="percentage" office:value="0.527120517307718" calcext:value-type="percentage">
            <text:p>52,7%</text:p>
          </table:table-cell>
          <table:table-cell table:style-name="ce144"/>
          <table:table-cell table:style-name="ce58" table:formula="of:=MAX([.$C42:.$J42])" office:value-type="percentage" office:value="0.714566044352654" calcext:value-type="percentage">
            <text:p>71,5%</text:p>
          </table:table-cell>
          <table:table-cell table:style-name="ce60" table:formula="of:=[.$K42]-[.$N42]" office:value-type="percentage" office:value="0.624835280453783" calcext:value-type="percentage">
            <text:p>62,5%</text:p>
          </table:table-cell>
          <table:table-cell table:style-name="ce60" table:formula="of:=AVERAGE([.$C42:.$I42])" office:value-type="percentage" office:value="0.63170252169195" calcext:value-type="percentage">
            <text:p>63,2%</text:p>
          </table:table-cell>
          <table:table-cell table:style-name="ce60" table:formula="of:=STDEV([.$C42:.$I42])" office:value-type="percentage" office:value="0.0897307638988703" calcext:value-type="percentage">
            <text:p>9,0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6</text:p>
          </table:table-cell>
          <table:covered-table-cell table:style-name="ce171"/>
          <table:table-cell table:style-name="ce178" table:formula="of:=([.C11]-[.$B11])/[.$B11]" office:value-type="percentage" office:value="0.596735437375069" calcext:value-type="percentage">
            <text:p>59,7%</text:p>
          </table:table-cell>
          <table:table-cell table:style-name="ce178" table:formula="of:=([.D11]-[.$B11])/[.$B11]" office:value-type="percentage" office:value="0.577253389064228" calcext:value-type="percentage">
            <text:p>57,7%</text:p>
          </table:table-cell>
          <table:table-cell table:style-name="ce178" table:formula="of:=([.E11]-[.$B11])/[.$B11]" office:value-type="percentage" office:value="0.580858358374854" calcext:value-type="percentage">
            <text:p>58,1%</text:p>
          </table:table-cell>
          <table:table-cell table:style-name="ce178" table:formula="of:=([.F11]-[.$B11])/[.$B11]" office:value-type="percentage" office:value="0.577252798901809" calcext:value-type="percentage">
            <text:p>57,7%</text:p>
          </table:table-cell>
          <table:table-cell table:style-name="ce178" table:formula="of:=([.G11]-[.$B11])/[.$B11]" office:value-type="percentage" office:value="0.304499799936846" calcext:value-type="percentage">
            <text:p>30,4%</text:p>
          </table:table-cell>
          <table:table-cell table:style-name="ce178" table:formula="of:=([.H11]-[.$B11])/[.$B11]" office:value-type="percentage" office:value="0.444040944345924" calcext:value-type="percentage">
            <text:p>44,4%</text:p>
          </table:table-cell>
          <table:table-cell table:style-name="ce178" table:formula="of:=([.I11]-[.$B11])/[.$B11]" office:value-type="percentage" office:value="0.347319777692778" calcext:value-type="percentage">
            <text:p>34,7%</text:p>
          </table:table-cell>
          <table:table-cell table:style-name="ce144"/>
          <table:table-cell table:style-name="ce57" table:formula="of:=MAX([.$C43:.$J43])" office:value-type="percentage" office:value="0.596735437375069" calcext:value-type="percentage">
            <text:p>59,7%</text:p>
          </table:table-cell>
          <table:table-cell table:style-name="ce59" table:formula="of:=[.$K43]-[.$N43]" office:value-type="percentage" office:value="0.473073593127837" calcext:value-type="percentage">
            <text:p>47,3%</text:p>
          </table:table-cell>
          <table:table-cell table:style-name="ce59" table:formula="of:=AVERAGE([.$C43:.$I43])" office:value-type="percentage" office:value="0.489708643670216" calcext:value-type="percentage">
            <text:p>49,0%</text:p>
          </table:table-cell>
          <table:table-cell table:style-name="ce59" table:formula="of:=STDEV([.$C43:.$I43])" office:value-type="percentage" office:value="0.123661844247232" calcext:value-type="percentage">
            <text:p>12,4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7</text:p>
          </table:table-cell>
          <table:covered-table-cell table:style-name="ce171"/>
          <table:table-cell table:style-name="ce178" table:formula="of:=([.C12]-[.$B12])/[.$B12]" office:value-type="percentage" office:value="0.712986976993029" calcext:value-type="percentage">
            <text:p>71,3%</text:p>
          </table:table-cell>
          <table:table-cell table:style-name="ce178" table:formula="of:=([.D12]-[.$B12])/[.$B12]" office:value-type="percentage" office:value="0.627892409414001" calcext:value-type="percentage">
            <text:p>62,8%</text:p>
          </table:table-cell>
          <table:table-cell table:style-name="ce178" table:formula="of:=([.E12]-[.$B12])/[.$B12]" office:value-type="percentage" office:value="0.629653980235897" calcext:value-type="percentage">
            <text:p>63,0%</text:p>
          </table:table-cell>
          <table:table-cell table:style-name="ce178" table:formula="of:=([.F12]-[.$B12])/[.$B12]" office:value-type="percentage" office:value="0.627893055055201" calcext:value-type="percentage">
            <text:p>62,8%</text:p>
          </table:table-cell>
          <table:table-cell table:style-name="ce178" table:formula="of:=([.G12]-[.$B12])/[.$B12]" office:value-type="percentage" office:value="0.353681071574588" calcext:value-type="percentage">
            <text:p>35,4%</text:p>
          </table:table-cell>
          <table:table-cell table:style-name="ce178" table:formula="of:=([.H12]-[.$B12])/[.$B12]" office:value-type="percentage" office:value="0.453215853895779" calcext:value-type="percentage">
            <text:p>45,3%</text:p>
          </table:table-cell>
          <table:table-cell table:style-name="ce178" table:formula="of:=([.I12]-[.$B12])/[.$B12]" office:value-type="percentage" office:value="0.316482254502972" calcext:value-type="percentage">
            <text:p>31,6%</text:p>
          </table:table-cell>
          <table:table-cell table:style-name="ce144"/>
          <table:table-cell table:style-name="ce58" table:formula="of:=MAX([.$C44:.$J44])" office:value-type="percentage" office:value="0.712986976993029" calcext:value-type="percentage">
            <text:p>71,3%</text:p>
          </table:table-cell>
          <table:table-cell table:style-name="ce60" table:formula="of:=[.$K44]-[.$N44]" office:value-type="percentage" office:value="0.557458195887887" calcext:value-type="percentage">
            <text:p>55,7%</text:p>
          </table:table-cell>
          <table:table-cell table:style-name="ce60" table:formula="of:=AVERAGE([.$C44:.$I44])" office:value-type="percentage" office:value="0.531686514524495" calcext:value-type="percentage">
            <text:p>53,2%</text:p>
          </table:table-cell>
          <table:table-cell table:style-name="ce60" table:formula="of:=STDEV([.$C44:.$I44])" office:value-type="percentage" office:value="0.155528781105142" calcext:value-type="percentage">
            <text:p>15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9</text:p>
          </table:table-cell>
          <table:covered-table-cell table:style-name="ce171"/>
          <table:table-cell table:style-name="ce178" table:formula="of:=([.C13]-[.$B13])/[.$B13]" office:value-type="percentage" office:value="0.505978787402808" calcext:value-type="percentage">
            <text:p>50,6%</text:p>
          </table:table-cell>
          <table:table-cell table:style-name="ce178" table:formula="of:=([.D13]-[.$B13])/[.$B13]" office:value-type="percentage" office:value="0.488625857011226" calcext:value-type="percentage">
            <text:p>48,9%</text:p>
          </table:table-cell>
          <table:table-cell table:style-name="ce178" table:formula="of:=([.E13]-[.$B13])/[.$B13]" office:value-type="percentage" office:value="0.492876264026925" calcext:value-type="percentage">
            <text:p>49,3%</text:p>
          </table:table-cell>
          <table:table-cell table:style-name="ce178" table:formula="of:=([.F13]-[.$B13])/[.$B13]" office:value-type="percentage" office:value="0.488625860278939" calcext:value-type="percentage">
            <text:p>48,9%</text:p>
          </table:table-cell>
          <table:table-cell table:style-name="ce178" table:formula="of:=([.G13]-[.$B13])/[.$B13]" office:value-type="percentage" office:value="0.267894628280997" calcext:value-type="percentage">
            <text:p>26,8%</text:p>
          </table:table-cell>
          <table:table-cell table:style-name="ce178" table:formula="of:=([.H13]-[.$B13])/[.$B13]" office:value-type="percentage" office:value="0.373929887347959" calcext:value-type="percentage">
            <text:p>37,4%</text:p>
          </table:table-cell>
          <table:table-cell table:style-name="ce178" table:formula="of:=([.I13]-[.$B13])/[.$B13]" office:value-type="percentage" office:value="0.289759754388549" calcext:value-type="percentage">
            <text:p>29,0%</text:p>
          </table:table-cell>
          <table:table-cell table:style-name="ce144"/>
          <table:table-cell table:style-name="ce57" table:formula="of:=MAX([.$C45:.$J45])" office:value-type="percentage" office:value="0.505978787402808" calcext:value-type="percentage">
            <text:p>50,6%</text:p>
          </table:table-cell>
          <table:table-cell table:style-name="ce59" table:formula="of:=[.$K45]-[.$N45]" office:value-type="percentage" office:value="0.402542643241211" calcext:value-type="percentage">
            <text:p>40,3%</text:p>
          </table:table-cell>
          <table:table-cell table:style-name="ce59" table:formula="of:=AVERAGE([.$C45:.$I45])" office:value-type="percentage" office:value="0.415384434105343" calcext:value-type="percentage">
            <text:p>41,5%</text:p>
          </table:table-cell>
          <table:table-cell table:style-name="ce59" table:formula="of:=STDEV([.$C45:.$I45])" office:value-type="percentage" office:value="0.103436144161597" calcext:value-type="percentage">
            <text:p>10,3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24</text:p>
          </table:table-cell>
          <table:covered-table-cell table:style-name="ce171"/>
          <table:table-cell table:style-name="ce178" table:formula="of:=([.C14]-[.$B14])/[.$B14]" office:value-type="percentage" office:value="0.583249754272052" calcext:value-type="percentage">
            <text:p>58,3%</text:p>
          </table:table-cell>
          <table:table-cell table:style-name="ce178" table:formula="of:=([.D14]-[.$B14])/[.$B14]" office:value-type="percentage" office:value="0.576272514747653" calcext:value-type="percentage">
            <text:p>57,6%</text:p>
          </table:table-cell>
          <table:table-cell table:style-name="ce178" table:formula="of:=([.E14]-[.$B14])/[.$B14]" office:value-type="percentage" office:value="0.580937474029148" calcext:value-type="percentage">
            <text:p>58,1%</text:p>
          </table:table-cell>
          <table:table-cell table:style-name="ce178" table:formula="of:=([.F14]-[.$B14])/[.$B14]" office:value-type="percentage" office:value="0.576272369986121" calcext:value-type="percentage">
            <text:p>57,6%</text:p>
          </table:table-cell>
          <table:table-cell table:style-name="ce178" table:formula="of:=([.G14]-[.$B14])/[.$B14]" office:value-type="percentage" office:value="0.356753813736177" calcext:value-type="percentage">
            <text:p>35,7%</text:p>
          </table:table-cell>
          <table:table-cell table:style-name="ce178" table:formula="of:=([.H14]-[.$B14])/[.$B14]" office:value-type="percentage" office:value="0.444369426965705" calcext:value-type="percentage">
            <text:p>44,4%</text:p>
          </table:table-cell>
          <table:table-cell table:style-name="ce178" table:formula="of:=([.I14]-[.$B14])/[.$B14]" office:value-type="percentage" office:value="0.358393868992143" calcext:value-type="percentage">
            <text:p>35,8%</text:p>
          </table:table-cell>
          <table:table-cell table:style-name="ce144"/>
          <table:table-cell table:style-name="ce58" table:formula="of:=MAX([.$C46:.$J46])" office:value-type="percentage" office:value="0.583249754272052" calcext:value-type="percentage">
            <text:p>58,3%</text:p>
          </table:table-cell>
          <table:table-cell table:style-name="ce60" table:formula="of:=[.$K46]-[.$N46]" office:value-type="percentage" office:value="0.476243283704064" calcext:value-type="percentage">
            <text:p>47,6%</text:p>
          </table:table-cell>
          <table:table-cell table:style-name="ce60" table:formula="of:=AVERAGE([.$C46:.$I46])" office:value-type="percentage" office:value="0.496607031818429" calcext:value-type="percentage">
            <text:p>49,7%</text:p>
          </table:table-cell>
          <table:table-cell table:style-name="ce60" table:formula="of:=STDEV([.$C46:.$I46])" office:value-type="percentage" office:value="0.107006470567989" calcext:value-type="percentage">
            <text:p>10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29" office:value-type="string" calcext:value-type="string" table:number-columns-spanned="2" table:number-rows-spanned="1">
            <text:p>Average</text:p>
          </table:table-cell>
          <table:covered-table-cell table:style-name="ce129"/>
          <table:table-cell table:style-name="ce152" table:formula="of:=AVERAGE([.C35:.C46])" office:value-type="percentage" office:value="0.678174952172985" calcext:value-type="percentage">
            <text:p>67,8%</text:p>
          </table:table-cell>
          <table:table-cell table:style-name="ce152" table:formula="of:=AVERAGE([.D35:.D46])" office:value-type="percentage" office:value="0.648567852617386" calcext:value-type="percentage">
            <text:p>64,9%</text:p>
          </table:table-cell>
          <table:table-cell table:style-name="ce152" table:formula="of:=AVERAGE([.E35:.E46])" office:value-type="percentage" office:value="0.656737873693591" calcext:value-type="percentage">
            <text:p>65,7%</text:p>
          </table:table-cell>
          <table:table-cell table:style-name="ce152" table:formula="of:=AVERAGE([.F35:.F46])" office:value-type="percentage" office:value="0.648567899684332" calcext:value-type="percentage">
            <text:p>64,9%</text:p>
          </table:table-cell>
          <table:table-cell table:style-name="ce152" table:formula="of:=AVERAGE([.G35:.G46])" office:value-type="percentage" office:value="0.379360005924682" calcext:value-type="percentage">
            <text:p>37,9%</text:p>
          </table:table-cell>
          <table:table-cell table:style-name="ce152" table:formula="of:=AVERAGE([.H35:.H46])" office:value-type="percentage" office:value="0.527738833651367" calcext:value-type="percentage">
            <text:p>52,8%</text:p>
          </table:table-cell>
          <table:table-cell table:style-name="ce152" table:formula="of:=AVERAGE([.I35:.I46])" office:value-type="percentage" office:value="0.44078079867783" calcext:value-type="percentage">
            <text:p>44,1%</text:p>
          </table:table-cell>
          <table:table-cell table:style-name="ce144"/>
          <table:table-cell table:style-name="ce58" table:formula="of:=MAX([.$C47:.$J47])" office:value-type="percentage" office:value="0.678174952172985" calcext:value-type="percentage">
            <text:p>67,8%</text:p>
          </table:table-cell>
          <table:table-cell table:style-name="ce60" table:formula="of:=[.$K47]-[.$N47]" office:value-type="percentage" office:value="0.558186185127619" calcext:value-type="percentage">
            <text:p>55,8%</text:p>
          </table:table-cell>
          <table:table-cell table:style-name="ce60" table:formula="of:=AVERAGE([.$C47:.$I47])" office:value-type="percentage" office:value="0.568561173774596" calcext:value-type="percentage">
            <text:p>56,9%</text:p>
          </table:table-cell>
          <table:table-cell table:style-name="ce60" table:formula="of:=STDEV([.$C47:.$I47])" office:value-type="percentage" office:value="0.119988767045366" calcext:value-type="percentage">
            <text:p>12,0%</text:p>
          </table:table-cell>
          <table:table-cell table:style-name="ce62" table:number-columns-repeated="1009"/>
          <table:table-cell table:style-name="ce144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MSSIM – sigma=50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12" office:value-type="string" calcext:value-type="string">
            <text:p>noisy</text:p>
          </table:table-cell>
          <table:table-cell table:style-name="ce12" office:value-type="string" calcext:value-type="string">
            <text:p>bm3d</text:p>
          </table:table-cell>
          <table:table-cell table:style-name="ce12" office:value-type="string" calcext:value-type="string">
            <text:p>da3d</text:p>
          </table:table-cell>
          <table:table-cell table:style-name="ce12" office:value-type="string" calcext:value-type="string">
            <text:p>ddid</text:p>
          </table:table-cell>
          <table:table-cell table:style-name="ce12" office:value-type="string" calcext:value-type="string">
            <text:p>nldd</text:p>
          </table:table-cell>
          <table:table-cell table:style-name="ce12" office:value-type="string" calcext:value-type="string">
            <text:p>nlm</text:p>
          </table:table-cell>
          <table:table-cell table:style-name="ce12" office:value-type="string" calcext:value-type="string">
            <text:p>nlm-lbp</text:p>
          </table:table-cell>
          <table:table-cell table:style-name="ce12" office:value-type="string" calcext:value-type="string">
            <text:p>nlm-glcm</text:p>
          </table:table-cell>
          <table:table-cell table:style-name="ce23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39" table:number-columns-repeated="1009"/>
          <table:table-cell table:style-name="ce23"/>
        </table:table-row>
        <table:table-row table:style-name="ro3">
          <table:table-cell table:style-name="ce165" office:value-type="string" calcext:value-type="string">
            <text:p>C001</text:p>
          </table:table-cell>
          <table:table-cell table:style-name="ce165" table:formula="of:=['file:///mnt/Dados/vinma/documentos/Gradua%C3%A7%C3%A3o/TCC/results/HW_C001_120.xlsx'#$sigma_050.B$29]" office:value-type="float" office:value="0.659441629705282" calcext:value-type="float">
            <text:p>0,659</text:p>
          </table:table-cell>
          <table:table-cell table:style-name="ce179" table:formula="of:=['file:///mnt/Dados/vinma/documentos/Gradua%C3%A7%C3%A3o/TCC/results/HW_C001_120.xlsx'#$sigma_050.C$29]" office:value-type="float" office:value="0.922753855599673" calcext:value-type="float">
            <text:p>0,923</text:p>
          </table:table-cell>
          <table:table-cell table:style-name="ce165" table:formula="of:=['file:///mnt/Dados/vinma/documentos/Gradua%C3%A7%C3%A3o/TCC/results/HW_C001_120.xlsx'#$sigma_050.D$29]" office:value-type="float" office:value="0.918323423688978" calcext:value-type="float">
            <text:p>0,918</text:p>
          </table:table-cell>
          <table:table-cell table:style-name="ce165" table:formula="of:=['file:///mnt/Dados/vinma/documentos/Gradua%C3%A7%C3%A3o/TCC/results/HW_C001_120.xlsx'#$sigma_050.E$29]" office:value-type="float" office:value="0.922613299784669" calcext:value-type="float">
            <text:p>0,923</text:p>
          </table:table-cell>
          <table:table-cell table:style-name="ce165" table:formula="of:=['file:///mnt/Dados/vinma/documentos/Gradua%C3%A7%C3%A3o/TCC/results/HW_C001_120.xlsx'#$sigma_050.F$29]" office:value-type="float" office:value="0.918323510997448" calcext:value-type="float">
            <text:p>0,918</text:p>
          </table:table-cell>
          <table:table-cell table:style-name="ce165" table:formula="of:=['file:///mnt/Dados/vinma/documentos/Gradua%C3%A7%C3%A3o/TCC/results/HW_C001_120.xlsx'#$sigma_050.G$29]" office:value-type="float" office:value="0.781652429485133" calcext:value-type="float">
            <text:p>0,782</text:p>
          </table:table-cell>
          <table:table-cell table:style-name="ce165" table:formula="of:=['file:///mnt/Dados/vinma/documentos/Gradua%C3%A7%C3%A3o/TCC/results/HW_C001_120.xlsx'#$sigma_050.H$29]" office:value-type="float" office:value="0.875114987629451" calcext:value-type="float">
            <text:p>0,875</text:p>
          </table:table-cell>
          <table:table-cell table:style-name="ce165" table:formula="of:=['file:///mnt/Dados/vinma/documentos/Gradua%C3%A7%C3%A3o/TCC/results/HW_C001_120.xlsx'#$sigma_050.I$29]" office:value-type="float" office:value="0.849755428143434" calcext:value-type="float">
            <text:p>0,850</text:p>
          </table:table-cell>
          <table:table-cell table:style-name="ce24"/>
          <table:table-cell table:style-name="ce29" table:formula="of:=MAX([.$C51:.$J51])" office:value-type="float" office:value="0.922753855599673" calcext:value-type="float">
            <text:p>0,923</text:p>
          </table:table-cell>
          <table:table-cell table:style-name="ce35" table:formula="of:=[.$K51]-[.$N51]" office:value-type="float" office:value="0.869406460761474" calcext:value-type="float">
            <text:p>0,869</text:p>
          </table:table-cell>
          <table:table-cell table:style-name="ce35" table:formula="of:=AVERAGE([.$C51:.$I51])" office:value-type="float" office:value="0.884076705046969" calcext:value-type="float">
            <text:p>0,884</text:p>
          </table:table-cell>
          <table:table-cell table:style-name="ce35" table:formula="of:=STDEV([.$C51:.$I51])" office:value-type="float" office:value="0.0533473948381994" calcext:value-type="float">
            <text:p>0,053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02</text:p>
          </table:table-cell>
          <table:table-cell table:style-name="ce165" table:formula="of:=['file:///mnt/Dados/vinma/documentos/Gradua%C3%A7%C3%A3o/TCC/results/HW_C002_120.xlsx'#$sigma_050.B$29]" office:value-type="float" office:value="0.277031168469106" calcext:value-type="float">
            <text:p>0,277</text:p>
          </table:table-cell>
          <table:table-cell table:style-name="ce165" table:formula="of:=['file:///mnt/Dados/vinma/documentos/Gradua%C3%A7%C3%A3o/TCC/results/HW_C002_120.xlsx'#$sigma_050.C$29]" office:value-type="float" office:value="0.794353611086191" calcext:value-type="float">
            <text:p>0,794</text:p>
          </table:table-cell>
          <table:table-cell table:style-name="ce179" table:formula="of:=['file:///mnt/Dados/vinma/documentos/Gradua%C3%A7%C3%A3o/TCC/results/HW_C002_120.xlsx'#$sigma_050.D$29]" office:value-type="float" office:value="0.806314872937526" calcext:value-type="float">
            <text:p>0,806</text:p>
          </table:table-cell>
          <table:table-cell table:style-name="ce165" table:formula="of:=['file:///mnt/Dados/vinma/documentos/Gradua%C3%A7%C3%A3o/TCC/results/HW_C002_120.xlsx'#$sigma_050.E$29]" office:value-type="float" office:value="0.782850282006054" calcext:value-type="float">
            <text:p>0,783</text:p>
          </table:table-cell>
          <table:table-cell table:style-name="ce165" table:formula="of:=['file:///mnt/Dados/vinma/documentos/Gradua%C3%A7%C3%A3o/TCC/results/HW_C002_120.xlsx'#$sigma_050.F$29]" office:value-type="float" office:value="0.806314926440654" calcext:value-type="float">
            <text:p>0,806</text:p>
          </table:table-cell>
          <table:table-cell table:style-name="ce165" table:formula="of:=['file:///mnt/Dados/vinma/documentos/Gradua%C3%A7%C3%A3o/TCC/results/HW_C002_120.xlsx'#$sigma_050.G$29]" office:value-type="float" office:value="0.52460183522755" calcext:value-type="float">
            <text:p>0,525</text:p>
          </table:table-cell>
          <table:table-cell table:style-name="ce165" table:formula="of:=['file:///mnt/Dados/vinma/documentos/Gradua%C3%A7%C3%A3o/TCC/results/HW_C002_120.xlsx'#$sigma_050.H$29]" office:value-type="float" office:value="0.719400600950673" calcext:value-type="float">
            <text:p>0,719</text:p>
          </table:table-cell>
          <table:table-cell table:style-name="ce165" table:formula="of:=['file:///mnt/Dados/vinma/documentos/Gradua%C3%A7%C3%A3o/TCC/results/HW_C002_120.xlsx'#$sigma_050.I$29]" office:value-type="float" office:value="0.690552078558067" calcext:value-type="float">
            <text:p>0,691</text:p>
          </table:table-cell>
          <table:table-cell table:style-name="ce24"/>
          <table:table-cell table:style-name="ce30" table:formula="of:=MAX([.$C52:.$J52])" office:value-type="float" office:value="0.806314926440654" calcext:value-type="float">
            <text:p>0,806</text:p>
          </table:table-cell>
          <table:table-cell table:style-name="ce36" table:formula="of:=[.$K52]-[.$N52]" office:value-type="float" office:value="0.704326540747999" calcext:value-type="float">
            <text:p>0,704</text:p>
          </table:table-cell>
          <table:table-cell table:style-name="ce36" table:formula="of:=AVERAGE([.$C52:.$I52])" office:value-type="float" office:value="0.732055458172388" calcext:value-type="float">
            <text:p>0,732</text:p>
          </table:table-cell>
          <table:table-cell table:style-name="ce36" table:formula="of:=STDEV([.$C52:.$I52])" office:value-type="float" office:value="0.101988385692655" calcext:value-type="float">
            <text:p>0,10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04</text:p>
          </table:table-cell>
          <table:table-cell table:style-name="ce165" table:formula="of:=['file:///mnt/Dados/vinma/documentos/Gradua%C3%A7%C3%A3o/TCC/results/HW_C004_120.xlsx'#$sigma_050.B$29]" office:value-type="float" office:value="0.308217351287869" calcext:value-type="float">
            <text:p>0,308</text:p>
          </table:table-cell>
          <table:table-cell table:style-name="ce179" table:formula="of:=['file:///mnt/Dados/vinma/documentos/Gradua%C3%A7%C3%A3o/TCC/results/HW_C004_120.xlsx'#$sigma_050.C$29]" office:value-type="float" office:value="0.789018701066827" calcext:value-type="float">
            <text:p>0,789</text:p>
          </table:table-cell>
          <table:table-cell table:style-name="ce165" table:formula="of:=['file:///mnt/Dados/vinma/documentos/Gradua%C3%A7%C3%A3o/TCC/results/HW_C004_120.xlsx'#$sigma_050.D$29]" office:value-type="float" office:value="0.775833936239654" calcext:value-type="float">
            <text:p>0,776</text:p>
          </table:table-cell>
          <table:table-cell table:style-name="ce165" table:formula="of:=['file:///mnt/Dados/vinma/documentos/Gradua%C3%A7%C3%A3o/TCC/results/HW_C004_120.xlsx'#$sigma_050.E$29]" office:value-type="float" office:value="0.775535322175424" calcext:value-type="float">
            <text:p>0,776</text:p>
          </table:table-cell>
          <table:table-cell table:style-name="ce165" table:formula="of:=['file:///mnt/Dados/vinma/documentos/Gradua%C3%A7%C3%A3o/TCC/results/HW_C004_120.xlsx'#$sigma_050.F$29]" office:value-type="float" office:value="0.775834020390066" calcext:value-type="float">
            <text:p>0,776</text:p>
          </table:table-cell>
          <table:table-cell table:style-name="ce165" table:formula="of:=['file:///mnt/Dados/vinma/documentos/Gradua%C3%A7%C3%A3o/TCC/results/HW_C004_120.xlsx'#$sigma_050.G$29]" office:value-type="float" office:value="0.569145805607991" calcext:value-type="float">
            <text:p>0,569</text:p>
          </table:table-cell>
          <table:table-cell table:style-name="ce165" table:formula="of:=['file:///mnt/Dados/vinma/documentos/Gradua%C3%A7%C3%A3o/TCC/results/HW_C004_120.xlsx'#$sigma_050.H$29]" office:value-type="float" office:value="0.708890679281486" calcext:value-type="float">
            <text:p>0,709</text:p>
          </table:table-cell>
          <table:table-cell table:style-name="ce165" table:formula="of:=['file:///mnt/Dados/vinma/documentos/Gradua%C3%A7%C3%A3o/TCC/results/HW_C004_120.xlsx'#$sigma_050.I$29]" office:value-type="float" office:value="0.648959928108672" calcext:value-type="float">
            <text:p>0,649</text:p>
          </table:table-cell>
          <table:table-cell table:style-name="ce24"/>
          <table:table-cell table:style-name="ce29" table:formula="of:=MAX([.$C53:.$J53])" office:value-type="float" office:value="0.789018701066827" calcext:value-type="float">
            <text:p>0,789</text:p>
          </table:table-cell>
          <table:table-cell table:style-name="ce35" table:formula="of:=[.$K53]-[.$N53]" office:value-type="float" office:value="0.705344495124955" calcext:value-type="float">
            <text:p>0,705</text:p>
          </table:table-cell>
          <table:table-cell table:style-name="ce35" table:formula="of:=AVERAGE([.$C53:.$I53])" office:value-type="float" office:value="0.720459770410017" calcext:value-type="float">
            <text:p>0,720</text:p>
          </table:table-cell>
          <table:table-cell table:style-name="ce35" table:formula="of:=STDEV([.$C53:.$I53])" office:value-type="float" office:value="0.0836742059418718" calcext:value-type="float">
            <text:p>0,084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09</text:p>
          </table:table-cell>
          <table:table-cell table:style-name="ce165" table:formula="of:=['file:///mnt/Dados/vinma/documentos/Gradua%C3%A7%C3%A3o/TCC/results/HW_C009_120.xlsx'#$sigma_050.B$29]" office:value-type="float" office:value="0.400683926006186" calcext:value-type="float">
            <text:p>0,401</text:p>
          </table:table-cell>
          <table:table-cell table:style-name="ce179" table:formula="of:=['file:///mnt/Dados/vinma/documentos/Gradua%C3%A7%C3%A3o/TCC/results/HW_C009_120.xlsx'#$sigma_050.C$29]" office:value-type="float" office:value="0.76253753611678" calcext:value-type="float">
            <text:p>0,763</text:p>
          </table:table-cell>
          <table:table-cell table:style-name="ce165" table:formula="of:=['file:///mnt/Dados/vinma/documentos/Gradua%C3%A7%C3%A3o/TCC/results/HW_C009_120.xlsx'#$sigma_050.D$29]" office:value-type="float" office:value="0.725568126007016" calcext:value-type="float">
            <text:p>0,726</text:p>
          </table:table-cell>
          <table:table-cell table:style-name="ce165" table:formula="of:=['file:///mnt/Dados/vinma/documentos/Gradua%C3%A7%C3%A3o/TCC/results/HW_C009_120.xlsx'#$sigma_050.E$29]" office:value-type="float" office:value="0.739935762594547" calcext:value-type="float">
            <text:p>0,740</text:p>
          </table:table-cell>
          <table:table-cell table:style-name="ce165" table:formula="of:=['file:///mnt/Dados/vinma/documentos/Gradua%C3%A7%C3%A3o/TCC/results/HW_C009_120.xlsx'#$sigma_050.F$29]" office:value-type="float" office:value="0.725568013839322" calcext:value-type="float">
            <text:p>0,726</text:p>
          </table:table-cell>
          <table:table-cell table:style-name="ce165" table:formula="of:=['file:///mnt/Dados/vinma/documentos/Gradua%C3%A7%C3%A3o/TCC/results/HW_C009_120.xlsx'#$sigma_050.G$29]" office:value-type="float" office:value="0.56540975482722" calcext:value-type="float">
            <text:p>0,565</text:p>
          </table:table-cell>
          <table:table-cell table:style-name="ce165" table:formula="of:=['file:///mnt/Dados/vinma/documentos/Gradua%C3%A7%C3%A3o/TCC/results/HW_C009_120.xlsx'#$sigma_050.H$29]" office:value-type="float" office:value="0.636526982449952" calcext:value-type="float">
            <text:p>0,637</text:p>
          </table:table-cell>
          <table:table-cell table:style-name="ce165" table:formula="of:=['file:///mnt/Dados/vinma/documentos/Gradua%C3%A7%C3%A3o/TCC/results/HW_C009_120.xlsx'#$sigma_050.I$29]" office:value-type="float" office:value="0.53617928313351" calcext:value-type="float">
            <text:p>0,536</text:p>
          </table:table-cell>
          <table:table-cell table:style-name="ce24"/>
          <table:table-cell table:style-name="ce30" table:formula="of:=MAX([.$C54:.$J54])" office:value-type="float" office:value="0.76253753611678" calcext:value-type="float">
            <text:p>0,763</text:p>
          </table:table-cell>
          <table:table-cell table:style-name="ce36" table:formula="of:=[.$K54]-[.$N54]" office:value-type="float" office:value="0.671619121675983" calcext:value-type="float">
            <text:p>0,672</text:p>
          </table:table-cell>
          <table:table-cell table:style-name="ce36" table:formula="of:=AVERAGE([.$C54:.$I54])" office:value-type="float" office:value="0.670246494138335" calcext:value-type="float">
            <text:p>0,670</text:p>
          </table:table-cell>
          <table:table-cell table:style-name="ce36" table:formula="of:=STDEV([.$C54:.$I54])" office:value-type="float" office:value="0.0909184144407974" calcext:value-type="float">
            <text:p>0,091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11</text:p>
          </table:table-cell>
          <table:table-cell table:style-name="ce165" table:formula="of:=['file:///mnt/Dados/vinma/documentos/Gradua%C3%A7%C3%A3o/TCC/results/HW_C011_120.xlsx'#$sigma_050.B$29]" office:value-type="float" office:value="0.368949252038281" calcext:value-type="float">
            <text:p>0,369</text:p>
          </table:table-cell>
          <table:table-cell table:style-name="ce179" table:formula="of:=['file:///mnt/Dados/vinma/documentos/Gradua%C3%A7%C3%A3o/TCC/results/HW_C011_120.xlsx'#$sigma_050.C$29]" office:value-type="float" office:value="0.804523914062358" calcext:value-type="float">
            <text:p>0,805</text:p>
          </table:table-cell>
          <table:table-cell table:style-name="ce165" table:formula="of:=['file:///mnt/Dados/vinma/documentos/Gradua%C3%A7%C3%A3o/TCC/results/HW_C011_120.xlsx'#$sigma_050.D$29]" office:value-type="float" office:value="0.758735134845801" calcext:value-type="float">
            <text:p>0,759</text:p>
          </table:table-cell>
          <table:table-cell table:style-name="ce165" table:formula="of:=['file:///mnt/Dados/vinma/documentos/Gradua%C3%A7%C3%A3o/TCC/results/HW_C011_120.xlsx'#$sigma_050.E$29]" office:value-type="float" office:value="0.799729240482957" calcext:value-type="float">
            <text:p>0,800</text:p>
          </table:table-cell>
          <table:table-cell table:style-name="ce165" table:formula="of:=['file:///mnt/Dados/vinma/documentos/Gradua%C3%A7%C3%A3o/TCC/results/HW_C011_120.xlsx'#$sigma_050.F$29]" office:value-type="float" office:value="0.758735272986451" calcext:value-type="float">
            <text:p>0,759</text:p>
          </table:table-cell>
          <table:table-cell table:style-name="ce165" table:formula="of:=['file:///mnt/Dados/vinma/documentos/Gradua%C3%A7%C3%A3o/TCC/results/HW_C011_120.xlsx'#$sigma_050.G$29]" office:value-type="float" office:value="0.507164752236472" calcext:value-type="float">
            <text:p>0,507</text:p>
          </table:table-cell>
          <table:table-cell table:style-name="ce165" table:formula="of:=['file:///mnt/Dados/vinma/documentos/Gradua%C3%A7%C3%A3o/TCC/results/HW_C011_120.xlsx'#$sigma_050.H$29]" office:value-type="float" office:value="0.654675127507232" calcext:value-type="float">
            <text:p>0,655</text:p>
          </table:table-cell>
          <table:table-cell table:style-name="ce165" table:formula="of:=['file:///mnt/Dados/vinma/documentos/Gradua%C3%A7%C3%A3o/TCC/results/HW_C011_120.xlsx'#$sigma_050.I$29]" office:value-type="float" office:value="0.572616251949768" calcext:value-type="float">
            <text:p>0,573</text:p>
          </table:table-cell>
          <table:table-cell table:style-name="ce24"/>
          <table:table-cell table:style-name="ce29" table:formula="of:=MAX([.$C55:.$J55])" office:value-type="float" office:value="0.804523914062358" calcext:value-type="float">
            <text:p>0,805</text:p>
          </table:table-cell>
          <table:table-cell table:style-name="ce35" table:formula="of:=[.$K55]-[.$N55]" office:value-type="float" office:value="0.686935013324832" calcext:value-type="float">
            <text:p>0,687</text:p>
          </table:table-cell>
          <table:table-cell table:style-name="ce35" table:formula="of:=AVERAGE([.$C55:.$I55])" office:value-type="float" office:value="0.693739956295863" calcext:value-type="float">
            <text:p>0,694</text:p>
          </table:table-cell>
          <table:table-cell table:style-name="ce35" table:formula="of:=STDEV([.$C55:.$I55])" office:value-type="float" office:value="0.117588900737526" calcext:value-type="float">
            <text:p>0,118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12</text:p>
          </table:table-cell>
          <table:table-cell table:style-name="ce165" table:formula="of:=['file:///mnt/Dados/vinma/documentos/Gradua%C3%A7%C3%A3o/TCC/results/HW_C012_120.xlsx'#$sigma_050.B$29]" office:value-type="float" office:value="0.244421131025793" calcext:value-type="float">
            <text:p>0,244</text:p>
          </table:table-cell>
          <table:table-cell table:style-name="ce179" table:formula="of:=['file:///mnt/Dados/vinma/documentos/Gradua%C3%A7%C3%A3o/TCC/results/HW_C012_120.xlsx'#$sigma_050.C$29]" office:value-type="float" office:value="0.793689409714028" calcext:value-type="float">
            <text:p>0,794</text:p>
          </table:table-cell>
          <table:table-cell table:style-name="ce165" table:formula="of:=['file:///mnt/Dados/vinma/documentos/Gradua%C3%A7%C3%A3o/TCC/results/HW_C012_120.xlsx'#$sigma_050.D$29]" office:value-type="float" office:value="0.786002958815226" calcext:value-type="float">
            <text:p>0,786</text:p>
          </table:table-cell>
          <table:table-cell table:style-name="ce165" table:formula="of:=['file:///mnt/Dados/vinma/documentos/Gradua%C3%A7%C3%A3o/TCC/results/HW_C012_120.xlsx'#$sigma_050.E$29]" office:value-type="float" office:value="0.780989888542837" calcext:value-type="float">
            <text:p>0,781</text:p>
          </table:table-cell>
          <table:table-cell table:style-name="ce165" table:formula="of:=['file:///mnt/Dados/vinma/documentos/Gradua%C3%A7%C3%A3o/TCC/results/HW_C012_120.xlsx'#$sigma_050.F$29]" office:value-type="float" office:value="0.786003195097914" calcext:value-type="float">
            <text:p>0,786</text:p>
          </table:table-cell>
          <table:table-cell table:style-name="ce165" table:formula="of:=['file:///mnt/Dados/vinma/documentos/Gradua%C3%A7%C3%A3o/TCC/results/HW_C012_120.xlsx'#$sigma_050.G$29]" office:value-type="float" office:value="0.575631254207341" calcext:value-type="float">
            <text:p>0,576</text:p>
          </table:table-cell>
          <table:table-cell table:style-name="ce165" table:formula="of:=['file:///mnt/Dados/vinma/documentos/Gradua%C3%A7%C3%A3o/TCC/results/HW_C012_120.xlsx'#$sigma_050.H$29]" office:value-type="float" office:value="0.728622994601665" calcext:value-type="float">
            <text:p>0,729</text:p>
          </table:table-cell>
          <table:table-cell table:style-name="ce165" table:formula="of:=['file:///mnt/Dados/vinma/documentos/Gradua%C3%A7%C3%A3o/TCC/results/HW_C012_120.xlsx'#$sigma_050.I$29]" office:value-type="float" office:value="0.69085664170752" calcext:value-type="float">
            <text:p>0,691</text:p>
          </table:table-cell>
          <table:table-cell table:style-name="ce24"/>
          <table:table-cell table:style-name="ce30" table:formula="of:=MAX([.$C56:.$J56])" office:value-type="float" office:value="0.793689409714028" calcext:value-type="float">
            <text:p>0,794</text:p>
          </table:table-cell>
          <table:table-cell table:style-name="ce36" table:formula="of:=[.$K56]-[.$N56]" office:value-type="float" office:value="0.713951947177382" calcext:value-type="float">
            <text:p>0,714</text:p>
          </table:table-cell>
          <table:table-cell table:style-name="ce36" table:formula="of:=AVERAGE([.$C56:.$I56])" office:value-type="float" office:value="0.734542334669504" calcext:value-type="float">
            <text:p>0,735</text:p>
          </table:table-cell>
          <table:table-cell table:style-name="ce36" table:formula="of:=STDEV([.$C56:.$I56])" office:value-type="float" office:value="0.0797374625366456" calcext:value-type="float">
            <text:p>0,080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13</text:p>
          </table:table-cell>
          <table:table-cell table:style-name="ce165" table:formula="of:=['file:///mnt/Dados/vinma/documentos/Gradua%C3%A7%C3%A3o/TCC/results/HW_C013_120.xlsx'#$sigma_050.B$29]" office:value-type="float" office:value="0.386318577078806" calcext:value-type="float">
            <text:p>0,386</text:p>
          </table:table-cell>
          <table:table-cell table:style-name="ce179" table:formula="of:=['file:///mnt/Dados/vinma/documentos/Gradua%C3%A7%C3%A3o/TCC/results/HW_C013_120.xlsx'#$sigma_050.C$29]" office:value-type="float" office:value="0.793721336490197" calcext:value-type="float">
            <text:p>0,794</text:p>
          </table:table-cell>
          <table:table-cell table:style-name="ce165" table:formula="of:=['file:///mnt/Dados/vinma/documentos/Gradua%C3%A7%C3%A3o/TCC/results/HW_C013_120.xlsx'#$sigma_050.D$29]" office:value-type="float" office:value="0.791295981520438" calcext:value-type="float">
            <text:p>0,791</text:p>
          </table:table-cell>
          <table:table-cell table:style-name="ce165" table:formula="of:=['file:///mnt/Dados/vinma/documentos/Gradua%C3%A7%C3%A3o/TCC/results/HW_C013_120.xlsx'#$sigma_050.E$29]" office:value-type="float" office:value="0.788671890882714" calcext:value-type="float">
            <text:p>0,789</text:p>
          </table:table-cell>
          <table:table-cell table:style-name="ce165" table:formula="of:=['file:///mnt/Dados/vinma/documentos/Gradua%C3%A7%C3%A3o/TCC/results/HW_C013_120.xlsx'#$sigma_050.F$29]" office:value-type="float" office:value="0.791296081976375" calcext:value-type="float">
            <text:p>0,791</text:p>
          </table:table-cell>
          <table:table-cell table:style-name="ce165" table:formula="of:=['file:///mnt/Dados/vinma/documentos/Gradua%C3%A7%C3%A3o/TCC/results/HW_C013_120.xlsx'#$sigma_050.G$29]" office:value-type="float" office:value="0.621117737646321" calcext:value-type="float">
            <text:p>0,621</text:p>
          </table:table-cell>
          <table:table-cell table:style-name="ce165" table:formula="of:=['file:///mnt/Dados/vinma/documentos/Gradua%C3%A7%C3%A3o/TCC/results/HW_C013_120.xlsx'#$sigma_050.H$29]" office:value-type="float" office:value="0.74046238905025" calcext:value-type="float">
            <text:p>0,740</text:p>
          </table:table-cell>
          <table:table-cell table:style-name="ce165" table:formula="of:=['file:///mnt/Dados/vinma/documentos/Gradua%C3%A7%C3%A3o/TCC/results/HW_C013_120.xlsx'#$sigma_050.I$29]" office:value-type="float" office:value="0.698606726736406" calcext:value-type="float">
            <text:p>0,699</text:p>
          </table:table-cell>
          <table:table-cell table:style-name="ce24"/>
          <table:table-cell table:style-name="ce29" table:formula="of:=MAX([.$C57:.$J57])" office:value-type="float" office:value="0.793721336490197" calcext:value-type="float">
            <text:p>0,794</text:p>
          </table:table-cell>
          <table:table-cell table:style-name="ce35" table:formula="of:=[.$K57]-[.$N57]" office:value-type="float" office:value="0.727801427195479" calcext:value-type="float">
            <text:p>0,728</text:p>
          </table:table-cell>
          <table:table-cell table:style-name="ce35" table:formula="of:=AVERAGE([.$C57:.$I57])" office:value-type="float" office:value="0.746453163471814" calcext:value-type="float">
            <text:p>0,746</text:p>
          </table:table-cell>
          <table:table-cell table:style-name="ce35" table:formula="of:=STDEV([.$C57:.$I57])" office:value-type="float" office:value="0.0659199092947185" calcext:value-type="float">
            <text:p>0,066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15</text:p>
          </table:table-cell>
          <table:table-cell table:style-name="ce165" table:formula="of:=['file:///mnt/Dados/vinma/documentos/Gradua%C3%A7%C3%A3o/TCC/results/HW_C015_120.xlsx'#$sigma_050.B$29]" office:value-type="float" office:value="0.24379798888104" calcext:value-type="float">
            <text:p>0,244</text:p>
          </table:table-cell>
          <table:table-cell table:style-name="ce179" table:formula="of:=['file:///mnt/Dados/vinma/documentos/Gradua%C3%A7%C3%A3o/TCC/results/HW_C015_120.xlsx'#$sigma_050.C$29]" office:value-type="float" office:value="0.72565209649184" calcext:value-type="float">
            <text:p>0,726</text:p>
          </table:table-cell>
          <table:table-cell table:style-name="ce165" table:formula="of:=['file:///mnt/Dados/vinma/documentos/Gradua%C3%A7%C3%A3o/TCC/results/HW_C015_120.xlsx'#$sigma_050.D$29]" office:value-type="float" office:value="0.711433794739943" calcext:value-type="float">
            <text:p>0,711</text:p>
          </table:table-cell>
          <table:table-cell table:style-name="ce165" table:formula="of:=['file:///mnt/Dados/vinma/documentos/Gradua%C3%A7%C3%A3o/TCC/results/HW_C015_120.xlsx'#$sigma_050.E$29]" office:value-type="float" office:value="0.699875798835702" calcext:value-type="float">
            <text:p>0,700</text:p>
          </table:table-cell>
          <table:table-cell table:style-name="ce165" table:formula="of:=['file:///mnt/Dados/vinma/documentos/Gradua%C3%A7%C3%A3o/TCC/results/HW_C015_120.xlsx'#$sigma_050.F$29]" office:value-type="float" office:value="0.71143347679185" calcext:value-type="float">
            <text:p>0,711</text:p>
          </table:table-cell>
          <table:table-cell table:style-name="ce165" table:formula="of:=['file:///mnt/Dados/vinma/documentos/Gradua%C3%A7%C3%A3o/TCC/results/HW_C015_120.xlsx'#$sigma_050.G$29]" office:value-type="float" office:value="0.506901315763088" calcext:value-type="float">
            <text:p>0,507</text:p>
          </table:table-cell>
          <table:table-cell table:style-name="ce165" table:formula="of:=['file:///mnt/Dados/vinma/documentos/Gradua%C3%A7%C3%A3o/TCC/results/HW_C015_120.xlsx'#$sigma_050.H$29]" office:value-type="float" office:value="0.636906861240175" calcext:value-type="float">
            <text:p>0,637</text:p>
          </table:table-cell>
          <table:table-cell table:style-name="ce165" table:formula="of:=['file:///mnt/Dados/vinma/documentos/Gradua%C3%A7%C3%A3o/TCC/results/HW_C015_120.xlsx'#$sigma_050.I$29]" office:value-type="float" office:value="0.584779424531866" calcext:value-type="float">
            <text:p>0,585</text:p>
          </table:table-cell>
          <table:table-cell table:style-name="ce24"/>
          <table:table-cell table:style-name="ce30" table:formula="of:=MAX([.$C58:.$J58])" office:value-type="float" office:value="0.72565209649184" calcext:value-type="float">
            <text:p>0,726</text:p>
          </table:table-cell>
          <table:table-cell table:style-name="ce36" table:formula="of:=[.$K58]-[.$N58]" office:value-type="float" office:value="0.643435517235914" calcext:value-type="float">
            <text:p>0,643</text:p>
          </table:table-cell>
          <table:table-cell table:style-name="ce36" table:formula="of:=AVERAGE([.$C58:.$I58])" office:value-type="float" office:value="0.653854681199209" calcext:value-type="float">
            <text:p>0,654</text:p>
          </table:table-cell>
          <table:table-cell table:style-name="ce36" table:formula="of:=STDEV([.$C58:.$I58])" office:value-type="float" office:value="0.0822165792559258" calcext:value-type="float">
            <text:p>0,08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16</text:p>
          </table:table-cell>
          <table:table-cell table:style-name="ce165" table:formula="of:=['file:///mnt/Dados/vinma/documentos/Gradua%C3%A7%C3%A3o/TCC/results/HW_C016_120.xlsx'#$sigma_050.B$29]" office:value-type="float" office:value="0.500755526046696" calcext:value-type="float">
            <text:p>0,501</text:p>
          </table:table-cell>
          <table:table-cell table:style-name="ce179" table:formula="of:=['file:///mnt/Dados/vinma/documentos/Gradua%C3%A7%C3%A3o/TCC/results/HW_C016_120.xlsx'#$sigma_050.C$29]" office:value-type="float" office:value="0.855007763858653" calcext:value-type="float">
            <text:p>0,855</text:p>
          </table:table-cell>
          <table:table-cell table:style-name="ce165" table:formula="of:=['file:///mnt/Dados/vinma/documentos/Gradua%C3%A7%C3%A3o/TCC/results/HW_C016_120.xlsx'#$sigma_050.D$29]" office:value-type="float" office:value="0.839044433776835" calcext:value-type="float">
            <text:p>0,839</text:p>
          </table:table-cell>
          <table:table-cell table:style-name="ce165" table:formula="of:=['file:///mnt/Dados/vinma/documentos/Gradua%C3%A7%C3%A3o/TCC/results/HW_C016_120.xlsx'#$sigma_050.E$29]" office:value-type="float" office:value="0.843588106549713" calcext:value-type="float">
            <text:p>0,844</text:p>
          </table:table-cell>
          <table:table-cell table:style-name="ce165" table:formula="of:=['file:///mnt/Dados/vinma/documentos/Gradua%C3%A7%C3%A3o/TCC/results/HW_C016_120.xlsx'#$sigma_050.F$29]" office:value-type="float" office:value="0.839044105121073" calcext:value-type="float">
            <text:p>0,839</text:p>
          </table:table-cell>
          <table:table-cell table:style-name="ce165" table:formula="of:=['file:///mnt/Dados/vinma/documentos/Gradua%C3%A7%C3%A3o/TCC/results/HW_C016_120.xlsx'#$sigma_050.G$29]" office:value-type="float" office:value="0.652464402451521" calcext:value-type="float">
            <text:p>0,652</text:p>
          </table:table-cell>
          <table:table-cell table:style-name="ce165" table:formula="of:=['file:///mnt/Dados/vinma/documentos/Gradua%C3%A7%C3%A3o/TCC/results/HW_C016_120.xlsx'#$sigma_050.H$29]" office:value-type="float" office:value="0.751831891724271" calcext:value-type="float">
            <text:p>0,752</text:p>
          </table:table-cell>
          <table:table-cell table:style-name="ce165" table:formula="of:=['file:///mnt/Dados/vinma/documentos/Gradua%C3%A7%C3%A3o/TCC/results/HW_C016_120.xlsx'#$sigma_050.I$29]" office:value-type="float" office:value="0.671957157329394" calcext:value-type="float">
            <text:p>0,672</text:p>
          </table:table-cell>
          <table:table-cell table:style-name="ce24"/>
          <table:table-cell table:style-name="ce29" table:formula="of:=MAX([.$C59:.$J59])" office:value-type="float" office:value="0.855007763858653" calcext:value-type="float">
            <text:p>0,855</text:p>
          </table:table-cell>
          <table:table-cell table:style-name="ce35" table:formula="of:=[.$K59]-[.$N59]" office:value-type="float" office:value="0.76805282779839" calcext:value-type="float">
            <text:p>0,768</text:p>
          </table:table-cell>
          <table:table-cell table:style-name="ce35" table:formula="of:=AVERAGE([.$C59:.$I59])" office:value-type="float" office:value="0.778991122973066" calcext:value-type="float">
            <text:p>0,779</text:p>
          </table:table-cell>
          <table:table-cell table:style-name="ce35" table:formula="of:=STDEV([.$C59:.$I59])" office:value-type="float" office:value="0.0869549360602627" calcext:value-type="float">
            <text:p>0,087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17</text:p>
          </table:table-cell>
          <table:table-cell table:style-name="ce165" table:formula="of:=['file:///mnt/Dados/vinma/documentos/Gradua%C3%A7%C3%A3o/TCC/results/HW_C017_120.xlsx'#$sigma_050.B$29]" office:value-type="float" office:value="0.320361257115188" calcext:value-type="float">
            <text:p>0,320</text:p>
          </table:table-cell>
          <table:table-cell table:style-name="ce179" table:formula="of:=['file:///mnt/Dados/vinma/documentos/Gradua%C3%A7%C3%A3o/TCC/results/HW_C017_120.xlsx'#$sigma_050.C$29]" office:value-type="float" office:value="0.728967072008919" calcext:value-type="float">
            <text:p>0,729</text:p>
          </table:table-cell>
          <table:table-cell table:style-name="ce165" table:formula="of:=['file:///mnt/Dados/vinma/documentos/Gradua%C3%A7%C3%A3o/TCC/results/HW_C017_120.xlsx'#$sigma_050.D$29]" office:value-type="float" office:value="0.664786704484903" calcext:value-type="float">
            <text:p>0,665</text:p>
          </table:table-cell>
          <table:table-cell table:style-name="ce165" table:formula="of:=['file:///mnt/Dados/vinma/documentos/Gradua%C3%A7%C3%A3o/TCC/results/HW_C017_120.xlsx'#$sigma_050.E$29]" office:value-type="float" office:value="0.666448914112216" calcext:value-type="float">
            <text:p>0,666</text:p>
          </table:table-cell>
          <table:table-cell table:style-name="ce165" table:formula="of:=['file:///mnt/Dados/vinma/documentos/Gradua%C3%A7%C3%A3o/TCC/results/HW_C017_120.xlsx'#$sigma_050.F$29]" office:value-type="float" office:value="0.664787605108682" calcext:value-type="float">
            <text:p>0,665</text:p>
          </table:table-cell>
          <table:table-cell table:style-name="ce165" table:formula="of:=['file:///mnt/Dados/vinma/documentos/Gradua%C3%A7%C3%A3o/TCC/results/HW_C017_120.xlsx'#$sigma_050.G$29]" office:value-type="float" office:value="0.414059694046921" calcext:value-type="float">
            <text:p>0,414</text:p>
          </table:table-cell>
          <table:table-cell table:style-name="ce165" table:formula="of:=['file:///mnt/Dados/vinma/documentos/Gradua%C3%A7%C3%A3o/TCC/results/HW_C017_120.xlsx'#$sigma_050.H$29]" office:value-type="float" office:value="0.522033284175072" calcext:value-type="float">
            <text:p>0,522</text:p>
          </table:table-cell>
          <table:table-cell table:style-name="ce165" table:formula="of:=['file:///mnt/Dados/vinma/documentos/Gradua%C3%A7%C3%A3o/TCC/results/HW_C017_120.xlsx'#$sigma_050.I$29]" office:value-type="float" office:value="0.327773400480017" calcext:value-type="float">
            <text:p>0,328</text:p>
          </table:table-cell>
          <table:table-cell table:style-name="ce24"/>
          <table:table-cell table:style-name="ce30" table:formula="of:=MAX([.$C60:.$J60])" office:value-type="float" office:value="0.728967072008919" calcext:value-type="float">
            <text:p>0,729</text:p>
          </table:table-cell>
          <table:table-cell table:style-name="ce36" table:formula="of:=[.$K60]-[.$N60]" office:value-type="float" office:value="0.577400884010225" calcext:value-type="float">
            <text:p>0,577</text:p>
          </table:table-cell>
          <table:table-cell table:style-name="ce36" table:formula="of:=AVERAGE([.$C60:.$I60])" office:value-type="float" office:value="0.569836667773819" calcext:value-type="float">
            <text:p>0,570</text:p>
          </table:table-cell>
          <table:table-cell table:style-name="ce36" table:formula="of:=STDEV([.$C60:.$I60])" office:value-type="float" office:value="0.151566187998694" calcext:value-type="float">
            <text:p>0,15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19</text:p>
          </table:table-cell>
          <table:table-cell table:style-name="ce165" table:formula="of:=['file:///mnt/Dados/vinma/documentos/Gradua%C3%A7%C3%A3o/TCC/results/HW_C019_120.xlsx'#$sigma_050.B$29]" office:value-type="float" office:value="0.54146530488726" calcext:value-type="float">
            <text:p>0,541</text:p>
          </table:table-cell>
          <table:table-cell table:style-name="ce179" table:formula="of:=['file:///mnt/Dados/vinma/documentos/Gradua%C3%A7%C3%A3o/TCC/results/HW_C019_120.xlsx'#$sigma_050.C$29]" office:value-type="float" office:value="0.816768765579529" calcext:value-type="float">
            <text:p>0,817</text:p>
          </table:table-cell>
          <table:table-cell table:style-name="ce165" table:formula="of:=['file:///mnt/Dados/vinma/documentos/Gradua%C3%A7%C3%A3o/TCC/results/HW_C019_120.xlsx'#$sigma_050.D$29]" office:value-type="float" office:value="0.798823874586362" calcext:value-type="float">
            <text:p>0,799</text:p>
          </table:table-cell>
          <table:table-cell table:style-name="ce165" table:formula="of:=['file:///mnt/Dados/vinma/documentos/Gradua%C3%A7%C3%A3o/TCC/results/HW_C019_120.xlsx'#$sigma_050.E$29]" office:value-type="float" office:value="0.804601974029249" calcext:value-type="float">
            <text:p>0,805</text:p>
          </table:table-cell>
          <table:table-cell table:style-name="ce165" table:formula="of:=['file:///mnt/Dados/vinma/documentos/Gradua%C3%A7%C3%A3o/TCC/results/HW_C019_120.xlsx'#$sigma_050.F$29]" office:value-type="float" office:value="0.798823923420393" calcext:value-type="float">
            <text:p>0,799</text:p>
          </table:table-cell>
          <table:table-cell table:style-name="ce165" table:formula="of:=['file:///mnt/Dados/vinma/documentos/Gradua%C3%A7%C3%A3o/TCC/results/HW_C019_120.xlsx'#$sigma_050.G$29]" office:value-type="float" office:value="0.636345890115172" calcext:value-type="float">
            <text:p>0,636</text:p>
          </table:table-cell>
          <table:table-cell table:style-name="ce165" table:formula="of:=['file:///mnt/Dados/vinma/documentos/Gradua%C3%A7%C3%A3o/TCC/results/HW_C019_120.xlsx'#$sigma_050.H$29]" office:value-type="float" office:value="0.692549876798785" calcext:value-type="float">
            <text:p>0,693</text:p>
          </table:table-cell>
          <table:table-cell table:style-name="ce165" table:formula="of:=['file:///mnt/Dados/vinma/documentos/Gradua%C3%A7%C3%A3o/TCC/results/HW_C019_120.xlsx'#$sigma_050.I$29]" office:value-type="float" office:value="0.604105915556287" calcext:value-type="float">
            <text:p>0,604</text:p>
          </table:table-cell>
          <table:table-cell table:style-name="ce24"/>
          <table:table-cell table:style-name="ce29" table:formula="of:=MAX([.$C61:.$J61])" office:value-type="float" office:value="0.816768765579529" calcext:value-type="float">
            <text:p>0,817</text:p>
          </table:table-cell>
          <table:table-cell table:style-name="ce35" table:formula="of:=[.$K61]-[.$N61]" office:value-type="float" office:value="0.727011302396886" calcext:value-type="float">
            <text:p>0,727</text:p>
          </table:table-cell>
          <table:table-cell table:style-name="ce35" table:formula="of:=AVERAGE([.$C61:.$I61])" office:value-type="float" office:value="0.736002888583683" calcext:value-type="float">
            <text:p>0,736</text:p>
          </table:table-cell>
          <table:table-cell table:style-name="ce35" table:formula="of:=STDEV([.$C61:.$I61])" office:value-type="float" office:value="0.089757463182643" calcext:value-type="float">
            <text:p>0,090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165" office:value-type="string" calcext:value-type="string">
            <text:p>C024</text:p>
          </table:table-cell>
          <table:table-cell table:style-name="ce165" table:formula="of:=['file:///mnt/Dados/vinma/documentos/Gradua%C3%A7%C3%A3o/TCC/results/HW_C024_120.xlsx'#$sigma_050.B$29]" office:value-type="float" office:value="0.413549351705605" calcext:value-type="float">
            <text:p>0,414</text:p>
          </table:table-cell>
          <table:table-cell table:style-name="ce179" table:formula="of:=['file:///mnt/Dados/vinma/documentos/Gradua%C3%A7%C3%A3o/TCC/results/HW_C024_120.xlsx'#$sigma_050.C$29]" office:value-type="float" office:value="0.747403147688628" calcext:value-type="float">
            <text:p>0,747</text:p>
          </table:table-cell>
          <table:table-cell table:style-name="ce165" table:formula="of:=['file:///mnt/Dados/vinma/documentos/Gradua%C3%A7%C3%A3o/TCC/results/HW_C024_120.xlsx'#$sigma_050.D$29]" office:value-type="float" office:value="0.735314201103996" calcext:value-type="float">
            <text:p>0,735</text:p>
          </table:table-cell>
          <table:table-cell table:style-name="ce165" table:formula="of:=['file:///mnt/Dados/vinma/documentos/Gradua%C3%A7%C3%A3o/TCC/results/HW_C024_120.xlsx'#$sigma_050.E$29]" office:value-type="float" office:value="0.74014074877876" calcext:value-type="float">
            <text:p>0,740</text:p>
          </table:table-cell>
          <table:table-cell table:style-name="ce165" table:formula="of:=['file:///mnt/Dados/vinma/documentos/Gradua%C3%A7%C3%A3o/TCC/results/HW_C024_120.xlsx'#$sigma_050.F$29]" office:value-type="float" office:value="0.735314518046142" calcext:value-type="float">
            <text:p>0,735</text:p>
          </table:table-cell>
          <table:table-cell table:style-name="ce165" table:formula="of:=['file:///mnt/Dados/vinma/documentos/Gradua%C3%A7%C3%A3o/TCC/results/HW_C024_120.xlsx'#$sigma_050.G$29]" office:value-type="float" office:value="0.539783957738968" calcext:value-type="float">
            <text:p>0,540</text:p>
          </table:table-cell>
          <table:table-cell table:style-name="ce165" table:formula="of:=['file:///mnt/Dados/vinma/documentos/Gradua%C3%A7%C3%A3o/TCC/results/HW_C024_120.xlsx'#$sigma_050.H$29]" office:value-type="float" office:value="0.611005376696346" calcext:value-type="float">
            <text:p>0,611</text:p>
          </table:table-cell>
          <table:table-cell table:style-name="ce165" table:formula="of:=['file:///mnt/Dados/vinma/documentos/Gradua%C3%A7%C3%A3o/TCC/results/HW_C024_120.xlsx'#$sigma_050.I$29]" office:value-type="float" office:value="0.516902407670508" calcext:value-type="float">
            <text:p>0,517</text:p>
          </table:table-cell>
          <table:table-cell table:style-name="ce24"/>
          <table:table-cell table:style-name="ce30" table:formula="of:=MAX([.$C62:.$J62])" office:value-type="float" office:value="0.747403147688628" calcext:value-type="float">
            <text:p>0,747</text:p>
          </table:table-cell>
          <table:table-cell table:style-name="ce36" table:formula="of:=[.$K62]-[.$N62]" office:value-type="float" office:value="0.645152855707548" calcext:value-type="float">
            <text:p>0,645</text:p>
          </table:table-cell>
          <table:table-cell table:style-name="ce36" table:formula="of:=AVERAGE([.$C62:.$I62])" office:value-type="float" office:value="0.66083776538905" calcext:value-type="float">
            <text:p>0,661</text:p>
          </table:table-cell>
          <table:table-cell table:style-name="ce36" table:formula="of:=STDEV([.$C62:.$I62])" office:value-type="float" office:value="0.10225029198108" calcext:value-type="float">
            <text:p>0,102</text:p>
          </table:table-cell>
          <table:table-cell table:style-name="ce41" table:number-columns-repeated="1009"/>
          <table:table-cell table:style-name="ce24"/>
        </table:table-row>
        <table:table-row table:style-name="ro3">
          <table:table-cell table:style-name="ce9" office:value-type="string" calcext:value-type="string">
            <text:p>Average</text:p>
          </table:table-cell>
          <table:table-cell table:style-name="ce172" table:formula="of:=AVERAGE([.B51:.B62])" office:value-type="float" office:value="0.388749372020593" calcext:value-type="float">
            <text:p>0,389</text:p>
          </table:table-cell>
          <table:table-cell table:style-name="ce172" table:formula="of:=AVERAGE([.C51:.C62])" office:value-type="float" office:value="0.794533100813635" calcext:value-type="float">
            <text:p>0,795</text:p>
          </table:table-cell>
          <table:table-cell table:style-name="ce20" table:formula="of:=AVERAGE([.D51:.D62])" office:value-type="float" office:value="0.775956453562223" calcext:value-type="float">
            <text:p>0,776</text:p>
          </table:table-cell>
          <table:table-cell table:style-name="ce20" table:formula="of:=AVERAGE([.E51:.E62])" office:value-type="float" office:value="0.778748435731237" calcext:value-type="float">
            <text:p>0,779</text:p>
          </table:table-cell>
          <table:table-cell table:style-name="ce20" table:formula="of:=AVERAGE([.F51:.F62])" office:value-type="float" office:value="0.775956554184698" calcext:value-type="float">
            <text:p>0,776</text:p>
          </table:table-cell>
          <table:table-cell table:style-name="ce20" table:formula="of:=AVERAGE([.G51:.G62])" office:value-type="float" office:value="0.574523235779475" calcext:value-type="float">
            <text:p>0,575</text:p>
          </table:table-cell>
          <table:table-cell table:style-name="ce20" table:formula="of:=AVERAGE([.H51:.H62])" office:value-type="float" office:value="0.689835087675447" calcext:value-type="float">
            <text:p>0,690</text:p>
          </table:table-cell>
          <table:table-cell table:style-name="ce20" table:formula="of:=AVERAGE([.I51:.I62])" office:value-type="float" office:value="0.616087053658787" calcext:value-type="float">
            <text:p>0,616</text:p>
          </table:table-cell>
          <table:table-cell table:style-name="ce24"/>
          <table:table-cell table:style-name="ce30" table:formula="of:=MAX([.$C63:.$J63])" office:value-type="float" office:value="0.794533100813635" calcext:value-type="float">
            <text:p>0,795</text:p>
          </table:table-cell>
          <table:table-cell table:style-name="ce36" table:formula="of:=[.$K63]-[.$N63]" office:value-type="float" office:value="0.705116962762085" calcext:value-type="float">
            <text:p>0,705</text:p>
          </table:table-cell>
          <table:table-cell table:style-name="ce36" table:formula="of:=AVERAGE([.$C63:.$I63])" office:value-type="float" office:value="0.715091417343643" calcext:value-type="float">
            <text:p>0,715</text:p>
          </table:table-cell>
          <table:table-cell table:style-name="ce36" table:formula="of:=STDEV([.$C63:.$I63])" office:value-type="float" office:value="0.0894161380515499" calcext:value-type="float">
            <text:p>0,089</text:p>
          </table:table-cell>
          <table:table-cell table:style-name="ce42" table:number-columns-repeated="1009"/>
          <table:table-cell table:style-name="ce24"/>
        </table:table-row>
        <table:table-row table:style-name="ro4">
          <table:table-cell table:number-columns-repeated="1024"/>
        </table:table-row>
        <table:table-row table:style-name="ro1">
          <table:table-cell table:style-name="ce123" office:value-type="string" calcext:value-type="string" table:number-columns-spanned="9" table:number-rows-spanned="1">
            <text:p>MSSIM Improvement – sigma=50</text:p>
          </table:table-cell>
          <table:covered-table-cell table:style-name="ce134"/>
          <table:covered-table-cell table:number-columns-repeated="7" table:style-name="ce180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2">
          <table:table-cell table:style-name="ce124" office:value-type="string" calcext:value-type="string" table:number-columns-spanned="2" table:number-rows-spanned="1">
            <text:p>Imagem</text:p>
          </table:table-cell>
          <table:covered-table-cell table:style-name="ce124"/>
          <table:table-cell table:style-name="ce181" office:value-type="string" calcext:value-type="string">
            <text:p>bm3d</text:p>
          </table:table-cell>
          <table:table-cell table:style-name="ce181" office:value-type="string" calcext:value-type="string">
            <text:p>da3d</text:p>
          </table:table-cell>
          <table:table-cell table:style-name="ce181" office:value-type="string" calcext:value-type="string">
            <text:p>ddid</text:p>
          </table:table-cell>
          <table:table-cell table:style-name="ce181" office:value-type="string" calcext:value-type="string">
            <text:p>nldd</text:p>
          </table:table-cell>
          <table:table-cell table:style-name="ce181" office:value-type="string" calcext:value-type="string">
            <text:p>nlm</text:p>
          </table:table-cell>
          <table:table-cell table:style-name="ce181" office:value-type="string" calcext:value-type="string">
            <text:p>nlm-lbp</text:p>
          </table:table-cell>
          <table:table-cell table:style-name="ce181" office:value-type="string" calcext:value-type="string">
            <text:p>nlm-glcm</text:p>
          </table:table-cell>
          <table:table-cell table:style-name="ce127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66" office:value-type="string" calcext:value-type="string" table:number-columns-spanned="2" table:number-rows-spanned="1">
            <text:p>C001</text:p>
          </table:table-cell>
          <table:covered-table-cell table:style-name="ce173"/>
          <table:table-cell table:style-name="ce182" table:formula="of:=[.C51]-[.$B51]" office:value-type="float" office:value="0.263312225894391" calcext:value-type="float">
            <text:p>0,263</text:p>
          </table:table-cell>
          <table:table-cell table:style-name="ce182" table:formula="of:=[.D51]-[.$B51]" office:value-type="float" office:value="0.258881793983696" calcext:value-type="float">
            <text:p>0,259</text:p>
          </table:table-cell>
          <table:table-cell table:style-name="ce182" table:formula="of:=[.E51]-[.$B51]" office:value-type="float" office:value="0.263171670079387" calcext:value-type="float">
            <text:p>0,263</text:p>
          </table:table-cell>
          <table:table-cell table:style-name="ce182" table:formula="of:=[.F51]-[.$B51]" office:value-type="float" office:value="0.258881881292166" calcext:value-type="float">
            <text:p>0,259</text:p>
          </table:table-cell>
          <table:table-cell table:style-name="ce182" table:formula="of:=[.G51]-[.$B51]" office:value-type="float" office:value="0.122210799779851" calcext:value-type="float">
            <text:p>0,122</text:p>
          </table:table-cell>
          <table:table-cell table:style-name="ce182" table:formula="of:=[.H51]-[.$B51]" office:value-type="float" office:value="0.215673357924169" calcext:value-type="float">
            <text:p>0,216</text:p>
          </table:table-cell>
          <table:table-cell table:style-name="ce182" table:formula="of:=[.I51]-[.$B51]" office:value-type="float" office:value="0.190313798438152" calcext:value-type="float">
            <text:p>0,190</text:p>
          </table:table-cell>
          <table:table-cell table:style-name="ce153"/>
          <table:table-cell table:style-name="ce29" table:formula="of:=MAX([.$C67:.$J67])" office:value-type="float" office:value="0.263312225894391" calcext:value-type="float">
            <text:p>0,263</text:p>
          </table:table-cell>
          <table:table-cell table:style-name="ce35" table:formula="of:=[.$K67]-[.$N67]" office:value-type="float" office:value="0.209964831056192" calcext:value-type="float">
            <text:p>0,210</text:p>
          </table:table-cell>
          <table:table-cell table:style-name="ce35" table:formula="of:=AVERAGE([.$C67:.$I67])" office:value-type="float" office:value="0.224635075341687" calcext:value-type="float">
            <text:p>0,225</text:p>
          </table:table-cell>
          <table:table-cell table:style-name="ce35" table:formula="of:=STDEV([.$C67:.$I67])" office:value-type="float" office:value="0.0533473948381994" calcext:value-type="float">
            <text:p>0,053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02</text:p>
          </table:table-cell>
          <table:covered-table-cell table:style-name="ce174"/>
          <table:table-cell table:style-name="ce182" table:formula="of:=[.C52]-[.$B52]" office:value-type="float" office:value="0.517322442617085" calcext:value-type="float">
            <text:p>0,517</text:p>
          </table:table-cell>
          <table:table-cell table:style-name="ce182" table:formula="of:=[.D52]-[.$B52]" office:value-type="float" office:value="0.52928370446842" calcext:value-type="float">
            <text:p>0,529</text:p>
          </table:table-cell>
          <table:table-cell table:style-name="ce182" table:formula="of:=[.E52]-[.$B52]" office:value-type="float" office:value="0.505819113536948" calcext:value-type="float">
            <text:p>0,506</text:p>
          </table:table-cell>
          <table:table-cell table:style-name="ce182" table:formula="of:=[.F52]-[.$B52]" office:value-type="float" office:value="0.529283757971548" calcext:value-type="float">
            <text:p>0,529</text:p>
          </table:table-cell>
          <table:table-cell table:style-name="ce182" table:formula="of:=[.G52]-[.$B52]" office:value-type="float" office:value="0.247570666758444" calcext:value-type="float">
            <text:p>0,248</text:p>
          </table:table-cell>
          <table:table-cell table:style-name="ce182" table:formula="of:=[.H52]-[.$B52]" office:value-type="float" office:value="0.442369432481567" calcext:value-type="float">
            <text:p>0,442</text:p>
          </table:table-cell>
          <table:table-cell table:style-name="ce182" table:formula="of:=[.I52]-[.$B52]" office:value-type="float" office:value="0.413520910088961" calcext:value-type="float">
            <text:p>0,414</text:p>
          </table:table-cell>
          <table:table-cell table:style-name="ce153"/>
          <table:table-cell table:style-name="ce30" table:formula="of:=MAX([.$C68:.$J68])" office:value-type="float" office:value="0.529283757971548" calcext:value-type="float">
            <text:p>0,529</text:p>
          </table:table-cell>
          <table:table-cell table:style-name="ce36" table:formula="of:=[.$K68]-[.$N68]" office:value-type="float" office:value="0.427295372278893" calcext:value-type="float">
            <text:p>0,427</text:p>
          </table:table-cell>
          <table:table-cell table:style-name="ce36" table:formula="of:=AVERAGE([.$C68:.$I68])" office:value-type="float" office:value="0.455024289703282" calcext:value-type="float">
            <text:p>0,455</text:p>
          </table:table-cell>
          <table:table-cell table:style-name="ce36" table:formula="of:=STDEV([.$C68:.$I68])" office:value-type="float" office:value="0.101988385692655" calcext:value-type="float">
            <text:p>0,102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04</text:p>
          </table:table-cell>
          <table:covered-table-cell table:style-name="ce174"/>
          <table:table-cell table:style-name="ce182" table:formula="of:=[.C53]-[.$B53]" office:value-type="float" office:value="0.480801349778958" calcext:value-type="float">
            <text:p>0,481</text:p>
          </table:table-cell>
          <table:table-cell table:style-name="ce182" table:formula="of:=[.D53]-[.$B53]" office:value-type="float" office:value="0.467616584951785" calcext:value-type="float">
            <text:p>0,468</text:p>
          </table:table-cell>
          <table:table-cell table:style-name="ce182" table:formula="of:=[.E53]-[.$B53]" office:value-type="float" office:value="0.467317970887555" calcext:value-type="float">
            <text:p>0,467</text:p>
          </table:table-cell>
          <table:table-cell table:style-name="ce182" table:formula="of:=[.F53]-[.$B53]" office:value-type="float" office:value="0.467616669102197" calcext:value-type="float">
            <text:p>0,468</text:p>
          </table:table-cell>
          <table:table-cell table:style-name="ce182" table:formula="of:=[.G53]-[.$B53]" office:value-type="float" office:value="0.260928454320122" calcext:value-type="float">
            <text:p>0,261</text:p>
          </table:table-cell>
          <table:table-cell table:style-name="ce182" table:formula="of:=[.H53]-[.$B53]" office:value-type="float" office:value="0.400673327993617" calcext:value-type="float">
            <text:p>0,401</text:p>
          </table:table-cell>
          <table:table-cell table:style-name="ce182" table:formula="of:=[.I53]-[.$B53]" office:value-type="float" office:value="0.340742576820803" calcext:value-type="float">
            <text:p>0,341</text:p>
          </table:table-cell>
          <table:table-cell table:style-name="ce153"/>
          <table:table-cell table:style-name="ce29" table:formula="of:=MAX([.$C69:.$J69])" office:value-type="float" office:value="0.480801349778958" calcext:value-type="float">
            <text:p>0,481</text:p>
          </table:table-cell>
          <table:table-cell table:style-name="ce35" table:formula="of:=[.$K69]-[.$N69]" office:value-type="float" office:value="0.397127143837086" calcext:value-type="float">
            <text:p>0,397</text:p>
          </table:table-cell>
          <table:table-cell table:style-name="ce35" table:formula="of:=AVERAGE([.$C69:.$I69])" office:value-type="float" office:value="0.412242419122148" calcext:value-type="float">
            <text:p>0,412</text:p>
          </table:table-cell>
          <table:table-cell table:style-name="ce35" table:formula="of:=STDEV([.$C69:.$I69])" office:value-type="float" office:value="0.0836742059418718" calcext:value-type="float">
            <text:p>0,084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09</text:p>
          </table:table-cell>
          <table:covered-table-cell table:style-name="ce174"/>
          <table:table-cell table:style-name="ce182" table:formula="of:=[.C54]-[.$B54]" office:value-type="float" office:value="0.361853610110594" calcext:value-type="float">
            <text:p>0,362</text:p>
          </table:table-cell>
          <table:table-cell table:style-name="ce182" table:formula="of:=[.D54]-[.$B54]" office:value-type="float" office:value="0.32488420000083" calcext:value-type="float">
            <text:p>0,325</text:p>
          </table:table-cell>
          <table:table-cell table:style-name="ce182" table:formula="of:=[.E54]-[.$B54]" office:value-type="float" office:value="0.339251836588361" calcext:value-type="float">
            <text:p>0,339</text:p>
          </table:table-cell>
          <table:table-cell table:style-name="ce182" table:formula="of:=[.F54]-[.$B54]" office:value-type="float" office:value="0.324884087833136" calcext:value-type="float">
            <text:p>0,325</text:p>
          </table:table-cell>
          <table:table-cell table:style-name="ce182" table:formula="of:=[.G54]-[.$B54]" office:value-type="float" office:value="0.164725828821034" calcext:value-type="float">
            <text:p>0,165</text:p>
          </table:table-cell>
          <table:table-cell table:style-name="ce182" table:formula="of:=[.H54]-[.$B54]" office:value-type="float" office:value="0.235843056443766" calcext:value-type="float">
            <text:p>0,236</text:p>
          </table:table-cell>
          <table:table-cell table:style-name="ce182" table:formula="of:=[.I54]-[.$B54]" office:value-type="float" office:value="0.135495357127324" calcext:value-type="float">
            <text:p>0,135</text:p>
          </table:table-cell>
          <table:table-cell table:style-name="ce153"/>
          <table:table-cell table:style-name="ce30" table:formula="of:=MAX([.$C70:.$J70])" office:value-type="float" office:value="0.361853610110594" calcext:value-type="float">
            <text:p>0,362</text:p>
          </table:table-cell>
          <table:table-cell table:style-name="ce36" table:formula="of:=[.$K70]-[.$N70]" office:value-type="float" office:value="0.270935195669797" calcext:value-type="float">
            <text:p>0,271</text:p>
          </table:table-cell>
          <table:table-cell table:style-name="ce36" table:formula="of:=AVERAGE([.$C70:.$I70])" office:value-type="float" office:value="0.269562568132149" calcext:value-type="float">
            <text:p>0,270</text:p>
          </table:table-cell>
          <table:table-cell table:style-name="ce36" table:formula="of:=STDEV([.$C70:.$I70])" office:value-type="float" office:value="0.0909184144407974" calcext:value-type="float">
            <text:p>0,091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11</text:p>
          </table:table-cell>
          <table:covered-table-cell table:style-name="ce174"/>
          <table:table-cell table:style-name="ce182" table:formula="of:=[.C55]-[.$B55]" office:value-type="float" office:value="0.435574662024077" calcext:value-type="float">
            <text:p>0,436</text:p>
          </table:table-cell>
          <table:table-cell table:style-name="ce182" table:formula="of:=[.D55]-[.$B55]" office:value-type="float" office:value="0.38978588280752" calcext:value-type="float">
            <text:p>0,390</text:p>
          </table:table-cell>
          <table:table-cell table:style-name="ce182" table:formula="of:=[.E55]-[.$B55]" office:value-type="float" office:value="0.430779988444676" calcext:value-type="float">
            <text:p>0,431</text:p>
          </table:table-cell>
          <table:table-cell table:style-name="ce182" table:formula="of:=[.F55]-[.$B55]" office:value-type="float" office:value="0.38978602094817" calcext:value-type="float">
            <text:p>0,390</text:p>
          </table:table-cell>
          <table:table-cell table:style-name="ce182" table:formula="of:=[.G55]-[.$B55]" office:value-type="float" office:value="0.138215500198191" calcext:value-type="float">
            <text:p>0,138</text:p>
          </table:table-cell>
          <table:table-cell table:style-name="ce182" table:formula="of:=[.H55]-[.$B55]" office:value-type="float" office:value="0.285725875468951" calcext:value-type="float">
            <text:p>0,286</text:p>
          </table:table-cell>
          <table:table-cell table:style-name="ce182" table:formula="of:=[.I55]-[.$B55]" office:value-type="float" office:value="0.203666999911487" calcext:value-type="float">
            <text:p>0,204</text:p>
          </table:table-cell>
          <table:table-cell table:style-name="ce153"/>
          <table:table-cell table:style-name="ce29" table:formula="of:=MAX([.$C71:.$J71])" office:value-type="float" office:value="0.435574662024077" calcext:value-type="float">
            <text:p>0,436</text:p>
          </table:table-cell>
          <table:table-cell table:style-name="ce35" table:formula="of:=[.$K71]-[.$N71]" office:value-type="float" office:value="0.317985761286551" calcext:value-type="float">
            <text:p>0,318</text:p>
          </table:table-cell>
          <table:table-cell table:style-name="ce35" table:formula="of:=AVERAGE([.$C71:.$I71])" office:value-type="float" office:value="0.324790704257582" calcext:value-type="float">
            <text:p>0,325</text:p>
          </table:table-cell>
          <table:table-cell table:style-name="ce35" table:formula="of:=STDEV([.$C71:.$I71])" office:value-type="float" office:value="0.117588900737526" calcext:value-type="float">
            <text:p>0,118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12</text:p>
          </table:table-cell>
          <table:covered-table-cell table:style-name="ce174"/>
          <table:table-cell table:style-name="ce182" table:formula="of:=[.C56]-[.$B56]" office:value-type="float" office:value="0.549268278688235" calcext:value-type="float">
            <text:p>0,549</text:p>
          </table:table-cell>
          <table:table-cell table:style-name="ce182" table:formula="of:=[.D56]-[.$B56]" office:value-type="float" office:value="0.541581827789433" calcext:value-type="float">
            <text:p>0,542</text:p>
          </table:table-cell>
          <table:table-cell table:style-name="ce182" table:formula="of:=[.E56]-[.$B56]" office:value-type="float" office:value="0.536568757517044" calcext:value-type="float">
            <text:p>0,537</text:p>
          </table:table-cell>
          <table:table-cell table:style-name="ce182" table:formula="of:=[.F56]-[.$B56]" office:value-type="float" office:value="0.541582064072121" calcext:value-type="float">
            <text:p>0,542</text:p>
          </table:table-cell>
          <table:table-cell table:style-name="ce182" table:formula="of:=[.G56]-[.$B56]" office:value-type="float" office:value="0.331210123181548" calcext:value-type="float">
            <text:p>0,331</text:p>
          </table:table-cell>
          <table:table-cell table:style-name="ce182" table:formula="of:=[.H56]-[.$B56]" office:value-type="float" office:value="0.484201863575872" calcext:value-type="float">
            <text:p>0,484</text:p>
          </table:table-cell>
          <table:table-cell table:style-name="ce182" table:formula="of:=[.I56]-[.$B56]" office:value-type="float" office:value="0.446435510681727" calcext:value-type="float">
            <text:p>0,446</text:p>
          </table:table-cell>
          <table:table-cell table:style-name="ce153"/>
          <table:table-cell table:style-name="ce30" table:formula="of:=MAX([.$C72:.$J72])" office:value-type="float" office:value="0.549268278688235" calcext:value-type="float">
            <text:p>0,549</text:p>
          </table:table-cell>
          <table:table-cell table:style-name="ce36" table:formula="of:=[.$K72]-[.$N72]" office:value-type="float" office:value="0.469530816151589" calcext:value-type="float">
            <text:p>0,470</text:p>
          </table:table-cell>
          <table:table-cell table:style-name="ce36" table:formula="of:=AVERAGE([.$C72:.$I72])" office:value-type="float" office:value="0.490121203643711" calcext:value-type="float">
            <text:p>0,490</text:p>
          </table:table-cell>
          <table:table-cell table:style-name="ce36" table:formula="of:=STDEV([.$C72:.$I72])" office:value-type="float" office:value="0.0797374625366456" calcext:value-type="float">
            <text:p>0,080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13</text:p>
          </table:table-cell>
          <table:covered-table-cell table:style-name="ce174"/>
          <table:table-cell table:style-name="ce182" table:formula="of:=[.C57]-[.$B57]" office:value-type="float" office:value="0.407402759411391" calcext:value-type="float">
            <text:p>0,407</text:p>
          </table:table-cell>
          <table:table-cell table:style-name="ce182" table:formula="of:=[.D57]-[.$B57]" office:value-type="float" office:value="0.404977404441632" calcext:value-type="float">
            <text:p>0,405</text:p>
          </table:table-cell>
          <table:table-cell table:style-name="ce182" table:formula="of:=[.E57]-[.$B57]" office:value-type="float" office:value="0.402353313803908" calcext:value-type="float">
            <text:p>0,402</text:p>
          </table:table-cell>
          <table:table-cell table:style-name="ce182" table:formula="of:=[.F57]-[.$B57]" office:value-type="float" office:value="0.404977504897569" calcext:value-type="float">
            <text:p>0,405</text:p>
          </table:table-cell>
          <table:table-cell table:style-name="ce182" table:formula="of:=[.G57]-[.$B57]" office:value-type="float" office:value="0.234799160567515" calcext:value-type="float">
            <text:p>0,235</text:p>
          </table:table-cell>
          <table:table-cell table:style-name="ce182" table:formula="of:=[.H57]-[.$B57]" office:value-type="float" office:value="0.354143811971444" calcext:value-type="float">
            <text:p>0,354</text:p>
          </table:table-cell>
          <table:table-cell table:style-name="ce182" table:formula="of:=[.I57]-[.$B57]" office:value-type="float" office:value="0.3122881496576" calcext:value-type="float">
            <text:p>0,312</text:p>
          </table:table-cell>
          <table:table-cell table:style-name="ce153"/>
          <table:table-cell table:style-name="ce29" table:formula="of:=MAX([.$C73:.$J73])" office:value-type="float" office:value="0.407402759411391" calcext:value-type="float">
            <text:p>0,407</text:p>
          </table:table-cell>
          <table:table-cell table:style-name="ce35" table:formula="of:=[.$K73]-[.$N73]" office:value-type="float" office:value="0.341482850116673" calcext:value-type="float">
            <text:p>0,341</text:p>
          </table:table-cell>
          <table:table-cell table:style-name="ce35" table:formula="of:=AVERAGE([.$C73:.$I73])" office:value-type="float" office:value="0.360134586393008" calcext:value-type="float">
            <text:p>0,360</text:p>
          </table:table-cell>
          <table:table-cell table:style-name="ce35" table:formula="of:=STDEV([.$C73:.$I73])" office:value-type="float" office:value="0.0659199092947185" calcext:value-type="float">
            <text:p>0,066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15</text:p>
          </table:table-cell>
          <table:covered-table-cell table:style-name="ce174"/>
          <table:table-cell table:style-name="ce182" table:formula="of:=[.C58]-[.$B58]" office:value-type="float" office:value="0.4818541076108" calcext:value-type="float">
            <text:p>0,482</text:p>
          </table:table-cell>
          <table:table-cell table:style-name="ce182" table:formula="of:=[.D58]-[.$B58]" office:value-type="float" office:value="0.467635805858903" calcext:value-type="float">
            <text:p>0,468</text:p>
          </table:table-cell>
          <table:table-cell table:style-name="ce182" table:formula="of:=[.E58]-[.$B58]" office:value-type="float" office:value="0.456077809954662" calcext:value-type="float">
            <text:p>0,456</text:p>
          </table:table-cell>
          <table:table-cell table:style-name="ce182" table:formula="of:=[.F58]-[.$B58]" office:value-type="float" office:value="0.46763548791081" calcext:value-type="float">
            <text:p>0,468</text:p>
          </table:table-cell>
          <table:table-cell table:style-name="ce182" table:formula="of:=[.G58]-[.$B58]" office:value-type="float" office:value="0.263103326882048" calcext:value-type="float">
            <text:p>0,263</text:p>
          </table:table-cell>
          <table:table-cell table:style-name="ce182" table:formula="of:=[.H58]-[.$B58]" office:value-type="float" office:value="0.393108872359135" calcext:value-type="float">
            <text:p>0,393</text:p>
          </table:table-cell>
          <table:table-cell table:style-name="ce182" table:formula="of:=[.I58]-[.$B58]" office:value-type="float" office:value="0.340981435650826" calcext:value-type="float">
            <text:p>0,341</text:p>
          </table:table-cell>
          <table:table-cell table:style-name="ce153"/>
          <table:table-cell table:style-name="ce30" table:formula="of:=MAX([.$C74:.$J74])" office:value-type="float" office:value="0.4818541076108" calcext:value-type="float">
            <text:p>0,482</text:p>
          </table:table-cell>
          <table:table-cell table:style-name="ce36" table:formula="of:=[.$K74]-[.$N74]" office:value-type="float" office:value="0.399637528354874" calcext:value-type="float">
            <text:p>0,400</text:p>
          </table:table-cell>
          <table:table-cell table:style-name="ce36" table:formula="of:=AVERAGE([.$C74:.$I74])" office:value-type="float" office:value="0.410056692318169" calcext:value-type="float">
            <text:p>0,410</text:p>
          </table:table-cell>
          <table:table-cell table:style-name="ce36" table:formula="of:=STDEV([.$C74:.$I74])" office:value-type="float" office:value="0.0822165792559258" calcext:value-type="float">
            <text:p>0,082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16</text:p>
          </table:table-cell>
          <table:covered-table-cell table:style-name="ce174"/>
          <table:table-cell table:style-name="ce182" table:formula="of:=[.C59]-[.$B59]" office:value-type="float" office:value="0.354252237811957" calcext:value-type="float">
            <text:p>0,354</text:p>
          </table:table-cell>
          <table:table-cell table:style-name="ce182" table:formula="of:=[.D59]-[.$B59]" office:value-type="float" office:value="0.338288907730139" calcext:value-type="float">
            <text:p>0,338</text:p>
          </table:table-cell>
          <table:table-cell table:style-name="ce182" table:formula="of:=[.E59]-[.$B59]" office:value-type="float" office:value="0.342832580503017" calcext:value-type="float">
            <text:p>0,343</text:p>
          </table:table-cell>
          <table:table-cell table:style-name="ce182" table:formula="of:=[.F59]-[.$B59]" office:value-type="float" office:value="0.338288579074377" calcext:value-type="float">
            <text:p>0,338</text:p>
          </table:table-cell>
          <table:table-cell table:style-name="ce182" table:formula="of:=[.G59]-[.$B59]" office:value-type="float" office:value="0.151708876404825" calcext:value-type="float">
            <text:p>0,152</text:p>
          </table:table-cell>
          <table:table-cell table:style-name="ce182" table:formula="of:=[.H59]-[.$B59]" office:value-type="float" office:value="0.251076365677575" calcext:value-type="float">
            <text:p>0,251</text:p>
          </table:table-cell>
          <table:table-cell table:style-name="ce182" table:formula="of:=[.I59]-[.$B59]" office:value-type="float" office:value="0.171201631282698" calcext:value-type="float">
            <text:p>0,171</text:p>
          </table:table-cell>
          <table:table-cell table:style-name="ce153"/>
          <table:table-cell table:style-name="ce29" table:formula="of:=MAX([.$C75:.$J75])" office:value-type="float" office:value="0.354252237811957" calcext:value-type="float">
            <text:p>0,354</text:p>
          </table:table-cell>
          <table:table-cell table:style-name="ce35" table:formula="of:=[.$K75]-[.$N75]" office:value-type="float" office:value="0.267297301751694" calcext:value-type="float">
            <text:p>0,267</text:p>
          </table:table-cell>
          <table:table-cell table:style-name="ce35" table:formula="of:=AVERAGE([.$C75:.$I75])" office:value-type="float" office:value="0.27823559692637" calcext:value-type="float">
            <text:p>0,278</text:p>
          </table:table-cell>
          <table:table-cell table:style-name="ce35" table:formula="of:=STDEV([.$C75:.$I75])" office:value-type="float" office:value="0.0869549360602627" calcext:value-type="float">
            <text:p>0,087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17</text:p>
          </table:table-cell>
          <table:covered-table-cell table:style-name="ce174"/>
          <table:table-cell table:style-name="ce182" table:formula="of:=[.C60]-[.$B60]" office:value-type="float" office:value="0.408605814893731" calcext:value-type="float">
            <text:p>0,409</text:p>
          </table:table-cell>
          <table:table-cell table:style-name="ce182" table:formula="of:=[.D60]-[.$B60]" office:value-type="float" office:value="0.344425447369715" calcext:value-type="float">
            <text:p>0,344</text:p>
          </table:table-cell>
          <table:table-cell table:style-name="ce182" table:formula="of:=[.E60]-[.$B60]" office:value-type="float" office:value="0.346087656997028" calcext:value-type="float">
            <text:p>0,346</text:p>
          </table:table-cell>
          <table:table-cell table:style-name="ce182" table:formula="of:=[.F60]-[.$B60]" office:value-type="float" office:value="0.344426347993494" calcext:value-type="float">
            <text:p>0,344</text:p>
          </table:table-cell>
          <table:table-cell table:style-name="ce182" table:formula="of:=[.G60]-[.$B60]" office:value-type="float" office:value="0.093698436931733" calcext:value-type="float">
            <text:p>0,094</text:p>
          </table:table-cell>
          <table:table-cell table:style-name="ce182" table:formula="of:=[.H60]-[.$B60]" office:value-type="float" office:value="0.201672027059884" calcext:value-type="float">
            <text:p>0,202</text:p>
          </table:table-cell>
          <table:table-cell table:style-name="ce182" table:formula="of:=[.I60]-[.$B60]" office:value-type="float" office:value="0.00741214336482898" calcext:value-type="float">
            <text:p>0,007</text:p>
          </table:table-cell>
          <table:table-cell table:style-name="ce153"/>
          <table:table-cell table:style-name="ce30" table:formula="of:=MAX([.$C76:.$J76])" office:value-type="float" office:value="0.408605814893731" calcext:value-type="float">
            <text:p>0,409</text:p>
          </table:table-cell>
          <table:table-cell table:style-name="ce36" table:formula="of:=[.$K76]-[.$N76]" office:value-type="float" office:value="0.257039626895037" calcext:value-type="float">
            <text:p>0,257</text:p>
          </table:table-cell>
          <table:table-cell table:style-name="ce36" table:formula="of:=AVERAGE([.$C76:.$I76])" office:value-type="float" office:value="0.249475410658631" calcext:value-type="float">
            <text:p>0,249</text:p>
          </table:table-cell>
          <table:table-cell table:style-name="ce36" table:formula="of:=STDEV([.$C76:.$I76])" office:value-type="float" office:value="0.151566187998694" calcext:value-type="float">
            <text:p>0,152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19</text:p>
          </table:table-cell>
          <table:covered-table-cell table:style-name="ce174"/>
          <table:table-cell table:style-name="ce182" table:formula="of:=[.C61]-[.$B61]" office:value-type="float" office:value="0.275303460692269" calcext:value-type="float">
            <text:p>0,275</text:p>
          </table:table-cell>
          <table:table-cell table:style-name="ce182" table:formula="of:=[.D61]-[.$B61]" office:value-type="float" office:value="0.257358569699102" calcext:value-type="float">
            <text:p>0,257</text:p>
          </table:table-cell>
          <table:table-cell table:style-name="ce182" table:formula="of:=[.E61]-[.$B61]" office:value-type="float" office:value="0.263136669141989" calcext:value-type="float">
            <text:p>0,263</text:p>
          </table:table-cell>
          <table:table-cell table:style-name="ce182" table:formula="of:=[.F61]-[.$B61]" office:value-type="float" office:value="0.257358618533133" calcext:value-type="float">
            <text:p>0,257</text:p>
          </table:table-cell>
          <table:table-cell table:style-name="ce182" table:formula="of:=[.G61]-[.$B61]" office:value-type="float" office:value="0.0948805852279121" calcext:value-type="float">
            <text:p>0,095</text:p>
          </table:table-cell>
          <table:table-cell table:style-name="ce182" table:formula="of:=[.H61]-[.$B61]" office:value-type="float" office:value="0.151084571911525" calcext:value-type="float">
            <text:p>0,151</text:p>
          </table:table-cell>
          <table:table-cell table:style-name="ce182" table:formula="of:=[.I61]-[.$B61]" office:value-type="float" office:value="0.062640610669027" calcext:value-type="float">
            <text:p>0,063</text:p>
          </table:table-cell>
          <table:table-cell table:style-name="ce153"/>
          <table:table-cell table:style-name="ce29" table:formula="of:=MAX([.$C77:.$J77])" office:value-type="float" office:value="0.275303460692269" calcext:value-type="float">
            <text:p>0,275</text:p>
          </table:table-cell>
          <table:table-cell table:style-name="ce35" table:formula="of:=[.$K77]-[.$N77]" office:value-type="float" office:value="0.185545997509626" calcext:value-type="float">
            <text:p>0,186</text:p>
          </table:table-cell>
          <table:table-cell table:style-name="ce35" table:formula="of:=AVERAGE([.$C77:.$I77])" office:value-type="float" office:value="0.194537583696422" calcext:value-type="float">
            <text:p>0,195</text:p>
          </table:table-cell>
          <table:table-cell table:style-name="ce35" table:formula="of:=STDEV([.$C77:.$I77])" office:value-type="float" office:value="0.089757463182643" calcext:value-type="float">
            <text:p>0,090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66" office:value-type="string" calcext:value-type="string" table:number-columns-spanned="2" table:number-rows-spanned="1">
            <text:p>C024</text:p>
          </table:table-cell>
          <table:covered-table-cell table:style-name="ce174"/>
          <table:table-cell table:style-name="ce182" table:formula="of:=[.C62]-[.$B62]" office:value-type="float" office:value="0.333853795983023" calcext:value-type="float">
            <text:p>0,334</text:p>
          </table:table-cell>
          <table:table-cell table:style-name="ce182" table:formula="of:=[.D62]-[.$B62]" office:value-type="float" office:value="0.321764849398391" calcext:value-type="float">
            <text:p>0,322</text:p>
          </table:table-cell>
          <table:table-cell table:style-name="ce182" table:formula="of:=[.E62]-[.$B62]" office:value-type="float" office:value="0.326591397073155" calcext:value-type="float">
            <text:p>0,327</text:p>
          </table:table-cell>
          <table:table-cell table:style-name="ce182" table:formula="of:=[.F62]-[.$B62]" office:value-type="float" office:value="0.321765166340537" calcext:value-type="float">
            <text:p>0,322</text:p>
          </table:table-cell>
          <table:table-cell table:style-name="ce182" table:formula="of:=[.G62]-[.$B62]" office:value-type="float" office:value="0.126234606033363" calcext:value-type="float">
            <text:p>0,126</text:p>
          </table:table-cell>
          <table:table-cell table:style-name="ce182" table:formula="of:=[.H62]-[.$B62]" office:value-type="float" office:value="0.197456024990741" calcext:value-type="float">
            <text:p>0,197</text:p>
          </table:table-cell>
          <table:table-cell table:style-name="ce182" table:formula="of:=[.I62]-[.$B62]" office:value-type="float" office:value="0.103353055964903" calcext:value-type="float">
            <text:p>0,103</text:p>
          </table:table-cell>
          <table:table-cell table:style-name="ce153"/>
          <table:table-cell table:style-name="ce30" table:formula="of:=MAX([.$C78:.$J78])" office:value-type="float" office:value="0.333853795983023" calcext:value-type="float">
            <text:p>0,334</text:p>
          </table:table-cell>
          <table:table-cell table:style-name="ce36" table:formula="of:=[.$K78]-[.$N78]" office:value-type="float" office:value="0.231603504001942" calcext:value-type="float">
            <text:p>0,232</text:p>
          </table:table-cell>
          <table:table-cell table:style-name="ce36" table:formula="of:=AVERAGE([.$C78:.$I78])" office:value-type="float" office:value="0.247288413683445" calcext:value-type="float">
            <text:p>0,247</text:p>
          </table:table-cell>
          <table:table-cell table:style-name="ce36" table:formula="of:=STDEV([.$C78:.$I78])" office:value-type="float" office:value="0.10225029198108" calcext:value-type="float">
            <text:p>0,102</text:p>
          </table:table-cell>
          <table:table-cell table:style-name="ce161" table:number-columns-repeated="1009"/>
          <table:table-cell table:style-name="ce153"/>
        </table:table-row>
        <table:table-row table:style-name="ro3">
          <table:table-cell table:style-name="ce132" office:value-type="string" calcext:value-type="string" table:number-columns-spanned="2" table:number-rows-spanned="1">
            <text:p>Average</text:p>
          </table:table-cell>
          <table:covered-table-cell table:style-name="ce132"/>
          <table:table-cell table:style-name="ce99" table:formula="of:=AVERAGE([.C67:.C78])" office:value-type="float" office:value="0.405783728793043" calcext:value-type="float">
            <text:p>0,406</text:p>
          </table:table-cell>
          <table:table-cell table:style-name="ce99" table:formula="of:=AVERAGE([.D67:.D78])" office:value-type="float" office:value="0.38720708154163" calcext:value-type="float">
            <text:p>0,387</text:p>
          </table:table-cell>
          <table:table-cell table:style-name="ce99" table:formula="of:=AVERAGE([.E67:.E78])" office:value-type="float" office:value="0.389999063710644" calcext:value-type="float">
            <text:p>0,390</text:p>
          </table:table-cell>
          <table:table-cell table:style-name="ce99" table:formula="of:=AVERAGE([.F67:.F78])" office:value-type="float" office:value="0.387207182164105" calcext:value-type="float">
            <text:p>0,387</text:p>
          </table:table-cell>
          <table:table-cell table:style-name="ce99" table:formula="of:=AVERAGE([.G67:.G78])" office:value-type="float" office:value="0.185773863758882" calcext:value-type="float">
            <text:p>0,186</text:p>
          </table:table-cell>
          <table:table-cell table:style-name="ce99" table:formula="of:=AVERAGE([.H67:.H78])" office:value-type="float" office:value="0.301085715654854" calcext:value-type="float">
            <text:p>0,301</text:p>
          </table:table-cell>
          <table:table-cell table:style-name="ce99" table:formula="of:=AVERAGE([.I67:.I78])" office:value-type="float" office:value="0.227337681638195" calcext:value-type="float">
            <text:p>0,227</text:p>
          </table:table-cell>
          <table:table-cell table:style-name="ce153"/>
          <table:table-cell table:style-name="ce30" table:formula="of:=MAX([.$C79:.$J79])" office:value-type="float" office:value="0.405783728793043" calcext:value-type="float">
            <text:p>0,406</text:p>
          </table:table-cell>
          <table:table-cell table:style-name="ce36" table:formula="of:=[.$K79]-[.$N79]" office:value-type="float" office:value="0.316367590741493" calcext:value-type="float">
            <text:p>0,316</text:p>
          </table:table-cell>
          <table:table-cell table:style-name="ce36" table:formula="of:=AVERAGE([.$C79:.$I79])" office:value-type="float" office:value="0.32634204532305" calcext:value-type="float">
            <text:p>0,326</text:p>
          </table:table-cell>
          <table:table-cell table:style-name="ce36" table:formula="of:=STDEV([.$C79:.$I79])" office:value-type="float" office:value="0.0894161380515499" calcext:value-type="float">
            <text:p>0,089</text:p>
          </table:table-cell>
          <table:table-cell table:style-name="ce42" table:number-columns-repeated="1009"/>
          <table:table-cell table:style-name="ce153"/>
        </table:table-row>
        <table:table-row table:style-name="ro4">
          <table:table-cell table:style-name="ce127" table:number-columns-repeated="2"/>
          <table:table-cell table:style-name="ce144" table:number-columns-repeated="7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1">
          <table:table-cell table:style-name="ce123" office:value-type="string" calcext:value-type="string" table:number-columns-spanned="9" table:number-rows-spanned="1">
            <text:p>MSSIM Improvement (%) - sigma=50</text:p>
          </table:table-cell>
          <table:covered-table-cell table:number-columns-repeated="8" table:style-name="ce134"/>
          <table:table-cell table:style-name="ce127"/>
          <table:table-cell table:number-columns-repeated="4"/>
          <table:table-cell table:style-name="ce158" table:number-columns-repeated="1009"/>
          <table:table-cell table:style-name="ce127"/>
        </table:table-row>
        <table:table-row table:style-name="ro2">
          <table:table-cell table:style-name="ce124" office:value-type="string" calcext:value-type="string" table:number-columns-spanned="2" table:number-rows-spanned="1">
            <text:p>Imagem</text:p>
          </table:table-cell>
          <table:covered-table-cell table:style-name="ce124"/>
          <table:table-cell table:style-name="ce143" office:value-type="string" calcext:value-type="string">
            <text:p>bm3d</text:p>
          </table:table-cell>
          <table:table-cell table:style-name="ce143" office:value-type="string" calcext:value-type="string">
            <text:p>da3d</text:p>
          </table:table-cell>
          <table:table-cell table:style-name="ce143" office:value-type="string" calcext:value-type="string">
            <text:p>ddid</text:p>
          </table:table-cell>
          <table:table-cell table:style-name="ce143" office:value-type="string" calcext:value-type="string">
            <text:p>nldd</text:p>
          </table:table-cell>
          <table:table-cell table:style-name="ce143" office:value-type="string" calcext:value-type="string">
            <text:p>nlm</text:p>
          </table:table-cell>
          <table:table-cell table:style-name="ce143" office:value-type="string" calcext:value-type="string">
            <text:p>nlm-lbp</text:p>
          </table:table-cell>
          <table:table-cell table:style-name="ce143" office:value-type="string" calcext:value-type="string">
            <text:p>nlm-glcm</text:p>
          </table:table-cell>
          <table:table-cell table:style-name="ce127"/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max- delta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lta</text:p>
          </table:table-cell>
          <table:table-cell table:style-name="ce158" table:number-columns-repeated="1009"/>
          <table:table-cell table:style-name="ce127"/>
        </table:table-row>
        <table:table-row table:style-name="ro3">
          <table:table-cell table:style-name="ce164" office:value-type="string" calcext:value-type="string" table:number-columns-spanned="2" table:number-rows-spanned="1">
            <text:p>C001</text:p>
          </table:table-cell>
          <table:covered-table-cell table:style-name="ce170"/>
          <table:table-cell table:style-name="ce178" table:formula="of:=([.C51]-[.$B51])/[.$B51]" office:value-type="percentage" office:value="0.399295728436299" calcext:value-type="percentage">
            <text:p>39,9%</text:p>
          </table:table-cell>
          <table:table-cell table:style-name="ce178" table:formula="of:=([.D51]-[.$B51])/[.$B51]" office:value-type="percentage" office:value="0.392577268892465" calcext:value-type="percentage">
            <text:p>39,3%</text:p>
          </table:table-cell>
          <table:table-cell table:style-name="ce178" table:formula="of:=([.E51]-[.$B51])/[.$B51]" office:value-type="percentage" office:value="0.399082584757356" calcext:value-type="percentage">
            <text:p>39,9%</text:p>
          </table:table-cell>
          <table:table-cell table:style-name="ce178" table:formula="of:=([.F51]-[.$B51])/[.$B51]" office:value-type="percentage" office:value="0.392577401290036" calcext:value-type="percentage">
            <text:p>39,3%</text:p>
          </table:table-cell>
          <table:table-cell table:style-name="ce178" table:formula="of:=([.G51]-[.$B51])/[.$B51]" office:value-type="percentage" office:value="0.185324666012471" calcext:value-type="percentage">
            <text:p>18,5%</text:p>
          </table:table-cell>
          <table:table-cell table:style-name="ce178" table:formula="of:=([.H51]-[.$B51])/[.$B51]" office:value-type="percentage" office:value="0.327054508252016" calcext:value-type="percentage">
            <text:p>32,7%</text:p>
          </table:table-cell>
          <table:table-cell table:style-name="ce178" table:formula="of:=([.I51]-[.$B51])/[.$B51]" office:value-type="percentage" office:value="0.288598398804769" calcext:value-type="percentage">
            <text:p>28,9%</text:p>
          </table:table-cell>
          <table:table-cell table:style-name="ce144"/>
          <table:table-cell table:style-name="ce57" table:formula="of:=MAX([.$C83:.$J83])" office:value-type="percentage" office:value="0.399295728436299" calcext:value-type="percentage">
            <text:p>39,9%</text:p>
          </table:table-cell>
          <table:table-cell table:style-name="ce59" table:formula="of:=[.$K83]-[.$N83]" office:value-type="percentage" office:value="0.318397901494374" calcext:value-type="percentage">
            <text:p>31,8%</text:p>
          </table:table-cell>
          <table:table-cell table:style-name="ce59" table:formula="of:=AVERAGE([.$C83:.$I83])" office:value-type="percentage" office:value="0.340644365206488" calcext:value-type="percentage">
            <text:p>34,1%</text:p>
          </table:table-cell>
          <table:table-cell table:style-name="ce59" table:formula="of:=STDEV([.$C83:.$I83])" office:value-type="percentage" office:value="0.0808978269419257" calcext:value-type="percentage">
            <text:p>8,1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02</text:p>
          </table:table-cell>
          <table:covered-table-cell table:style-name="ce171"/>
          <table:table-cell table:style-name="ce178" table:formula="of:=([.C52]-[.$B52])/[.$B52]" office:value-type="percentage" office:value="1.86737992506708" calcext:value-type="percentage">
            <text:p>186,7%</text:p>
          </table:table-cell>
          <table:table-cell table:style-name="ce178" table:formula="of:=([.D52]-[.$B52])/[.$B52]" office:value-type="percentage" office:value="1.91055651749686" calcext:value-type="percentage">
            <text:p>191,1%</text:p>
          </table:table-cell>
          <table:table-cell table:style-name="ce178" table:formula="of:=([.E52]-[.$B52])/[.$B52]" office:value-type="percentage" office:value="1.82585633353872" calcext:value-type="percentage">
            <text:p>182,6%</text:p>
          </table:table-cell>
          <table:table-cell table:style-name="ce178" table:formula="of:=([.F52]-[.$B52])/[.$B52]" office:value-type="percentage" office:value="1.91055671062721" calcext:value-type="percentage">
            <text:p>191,1%</text:p>
          </table:table-cell>
          <table:table-cell table:style-name="ce178" table:formula="of:=([.G52]-[.$B52])/[.$B52]" office:value-type="percentage" office:value="0.893656364107104" calcext:value-type="percentage">
            <text:p>89,4%</text:p>
          </table:table-cell>
          <table:table-cell table:style-name="ce178" table:formula="of:=([.H52]-[.$B52])/[.$B52]" office:value-type="percentage" office:value="1.59682188443319" calcext:value-type="percentage">
            <text:p>159,7%</text:p>
          </table:table-cell>
          <table:table-cell table:style-name="ce178" table:formula="of:=([.I52]-[.$B52])/[.$B52]" office:value-type="percentage" office:value="1.49268731159063" calcext:value-type="percentage">
            <text:p>149,3%</text:p>
          </table:table-cell>
          <table:table-cell table:style-name="ce144"/>
          <table:table-cell table:style-name="ce58" table:formula="of:=MAX([.$C84:.$J84])" office:value-type="percentage" office:value="1.91055671062721" calcext:value-type="percentage">
            <text:p>191,1%</text:p>
          </table:table-cell>
          <table:table-cell table:style-name="ce60" table:formula="of:=[.$K84]-[.$N84]" office:value-type="percentage" office:value="1.54240901715196" calcext:value-type="percentage">
            <text:p>154,2%</text:p>
          </table:table-cell>
          <table:table-cell table:style-name="ce60" table:formula="of:=AVERAGE([.$C84:.$I84])" office:value-type="percentage" office:value="1.64250214955154" calcext:value-type="percentage">
            <text:p>164,3%</text:p>
          </table:table-cell>
          <table:table-cell table:style-name="ce60" table:formula="of:=STDEV([.$C84:.$I84])" office:value-type="percentage" office:value="0.368147693475251" calcext:value-type="percentage">
            <text:p>36,8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04</text:p>
          </table:table-cell>
          <table:covered-table-cell table:style-name="ce171"/>
          <table:table-cell table:style-name="ce178" table:formula="of:=([.C53]-[.$B53])/[.$B53]" office:value-type="percentage" office:value="1.55994251384601" calcext:value-type="percentage">
            <text:p>156,0%</text:p>
          </table:table-cell>
          <table:table-cell table:style-name="ce178" table:formula="of:=([.D53]-[.$B53])/[.$B53]" office:value-type="percentage" office:value="1.51716502331188" calcext:value-type="percentage">
            <text:p>151,7%</text:p>
          </table:table-cell>
          <table:table-cell table:style-name="ce178" table:formula="of:=([.E53]-[.$B53])/[.$B53]" office:value-type="percentage" office:value="1.51619618082789" calcext:value-type="percentage">
            <text:p>151,6%</text:p>
          </table:table-cell>
          <table:table-cell table:style-name="ce178" table:formula="of:=([.F53]-[.$B53])/[.$B53]" office:value-type="percentage" office:value="1.51716529633483" calcext:value-type="percentage">
            <text:p>151,7%</text:p>
          </table:table-cell>
          <table:table-cell table:style-name="ce178" table:formula="of:=([.G53]-[.$B53])/[.$B53]" office:value-type="percentage" office:value="0.846572891596943" calcext:value-type="percentage">
            <text:p>84,7%</text:p>
          </table:table-cell>
          <table:table-cell table:style-name="ce178" table:formula="of:=([.H53]-[.$B53])/[.$B53]" office:value-type="percentage" office:value="1.29997005788099" calcext:value-type="percentage">
            <text:p>130,0%</text:p>
          </table:table-cell>
          <table:table-cell table:style-name="ce178" table:formula="of:=([.I53]-[.$B53])/[.$B53]" office:value-type="percentage" office:value="1.10552691273554" calcext:value-type="percentage">
            <text:p>110,6%</text:p>
          </table:table-cell>
          <table:table-cell table:style-name="ce144"/>
          <table:table-cell table:style-name="ce57" table:formula="of:=MAX([.$C85:.$J85])" office:value-type="percentage" office:value="1.55994251384601" calcext:value-type="percentage">
            <text:p>156,0%</text:p>
          </table:table-cell>
          <table:table-cell table:style-name="ce59" table:formula="of:=[.$K85]-[.$N85]" office:value-type="percentage" office:value="1.28846459220324" calcext:value-type="percentage">
            <text:p>128,8%</text:p>
          </table:table-cell>
          <table:table-cell table:style-name="ce59" table:formula="of:=AVERAGE([.$C85:.$I85])" office:value-type="percentage" office:value="1.33750555379058" calcext:value-type="percentage">
            <text:p>133,8%</text:p>
          </table:table-cell>
          <table:table-cell table:style-name="ce59" table:formula="of:=STDEV([.$C85:.$I85])" office:value-type="percentage" office:value="0.271477921642775" calcext:value-type="percentage">
            <text:p>27,1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09</text:p>
          </table:table-cell>
          <table:covered-table-cell table:style-name="ce171"/>
          <table:table-cell table:style-name="ce178" table:formula="of:=([.C54]-[.$B54])/[.$B54]" office:value-type="percentage" office:value="0.903089908590462" calcext:value-type="percentage">
            <text:p>90,3%</text:p>
          </table:table-cell>
          <table:table-cell table:style-name="ce178" table:formula="of:=([.D54]-[.$B54])/[.$B54]" office:value-type="percentage" office:value="0.810824140711385" calcext:value-type="percentage">
            <text:p>81,1%</text:p>
          </table:table-cell>
          <table:table-cell table:style-name="ce178" table:formula="of:=([.E54]-[.$B54])/[.$B54]" office:value-type="percentage" office:value="0.846681922007332" calcext:value-type="percentage">
            <text:p>84,7%</text:p>
          </table:table-cell>
          <table:table-cell table:style-name="ce178" table:formula="of:=([.F54]-[.$B54])/[.$B54]" office:value-type="percentage" office:value="0.810823860770797" calcext:value-type="percentage">
            <text:p>81,1%</text:p>
          </table:table-cell>
          <table:table-cell table:style-name="ce178" table:formula="of:=([.G54]-[.$B54])/[.$B54]" office:value-type="percentage" office:value="0.411111647185195" calcext:value-type="percentage">
            <text:p>41,1%</text:p>
          </table:table-cell>
          <table:table-cell table:style-name="ce178" table:formula="of:=([.H54]-[.$B54])/[.$B54]" office:value-type="percentage" office:value="0.588601241867948" calcext:value-type="percentage">
            <text:p>58,9%</text:p>
          </table:table-cell>
          <table:table-cell table:style-name="ce178" table:formula="of:=([.I54]-[.$B54])/[.$B54]" office:value-type="percentage" office:value="0.338160201428275" calcext:value-type="percentage">
            <text:p>33,8%</text:p>
          </table:table-cell>
          <table:table-cell table:style-name="ce144"/>
          <table:table-cell table:style-name="ce58" table:formula="of:=MAX([.$C86:.$J86])" office:value-type="percentage" office:value="0.903089908590462" calcext:value-type="percentage">
            <text:p>90,3%</text:p>
          </table:table-cell>
          <table:table-cell table:style-name="ce60" table:formula="of:=[.$K86]-[.$N86]" office:value-type="percentage" office:value="0.676181843305623" calcext:value-type="percentage">
            <text:p>67,6%</text:p>
          </table:table-cell>
          <table:table-cell table:style-name="ce60" table:formula="of:=AVERAGE([.$C86:.$I86])" office:value-type="percentage" office:value="0.672756131794485" calcext:value-type="percentage">
            <text:p>67,3%</text:p>
          </table:table-cell>
          <table:table-cell table:style-name="ce60" table:formula="of:=STDEV([.$C86:.$I86])" office:value-type="percentage" office:value="0.226908065284839" calcext:value-type="percentage">
            <text:p>22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1</text:p>
          </table:table-cell>
          <table:covered-table-cell table:style-name="ce171"/>
          <table:table-cell table:style-name="ce178" table:formula="of:=([.C55]-[.$B55])/[.$B55]" office:value-type="percentage" office:value="1.18058150170442" calcext:value-type="percentage">
            <text:p>118,1%</text:p>
          </table:table-cell>
          <table:table-cell table:style-name="ce178" table:formula="of:=([.D55]-[.$B55])/[.$B55]" office:value-type="percentage" office:value="1.05647560105929" calcext:value-type="percentage">
            <text:p>105,6%</text:p>
          </table:table-cell>
          <table:table-cell table:style-name="ce178" table:formula="of:=([.E55]-[.$B55])/[.$B55]" office:value-type="percentage" office:value="1.16758601911999" calcext:value-type="percentage">
            <text:p>116,8%</text:p>
          </table:table-cell>
          <table:table-cell table:style-name="ce178" table:formula="of:=([.F55]-[.$B55])/[.$B55]" office:value-type="percentage" office:value="1.05647597547569" calcext:value-type="percentage">
            <text:p>105,6%</text:p>
          </table:table-cell>
          <table:table-cell table:style-name="ce178" table:formula="of:=([.G55]-[.$B55])/[.$B55]" office:value-type="percentage" office:value="0.374619271985542" calcext:value-type="percentage">
            <text:p>37,5%</text:p>
          </table:table-cell>
          <table:table-cell table:style-name="ce178" table:formula="of:=([.H55]-[.$B55])/[.$B55]" office:value-type="percentage" office:value="0.774431372039494" calcext:value-type="percentage">
            <text:p>77,4%</text:p>
          </table:table-cell>
          <table:table-cell table:style-name="ce178" table:formula="of:=([.I55]-[.$B55])/[.$B55]" office:value-type="percentage" office:value="0.552019007455137" calcext:value-type="percentage">
            <text:p>55,2%</text:p>
          </table:table-cell>
          <table:table-cell table:style-name="ce144"/>
          <table:table-cell table:style-name="ce57" table:formula="of:=MAX([.$C87:.$J87])" office:value-type="percentage" office:value="1.18058150170442" calcext:value-type="percentage">
            <text:p>118,1%</text:p>
          </table:table-cell>
          <table:table-cell table:style-name="ce59" table:formula="of:=[.$K87]-[.$N87]" office:value-type="percentage" office:value="0.861868561949431" calcext:value-type="percentage">
            <text:p>86,2%</text:p>
          </table:table-cell>
          <table:table-cell table:style-name="ce59" table:formula="of:=AVERAGE([.$C87:.$I87])" office:value-type="percentage" office:value="0.880312678405653" calcext:value-type="percentage">
            <text:p>88,0%</text:p>
          </table:table-cell>
          <table:table-cell table:style-name="ce59" table:formula="of:=STDEV([.$C87:.$I87])" office:value-type="percentage" office:value="0.318712939754991" calcext:value-type="percentage">
            <text:p>31,9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2</text:p>
          </table:table-cell>
          <table:covered-table-cell table:style-name="ce171"/>
          <table:table-cell table:style-name="ce178" table:formula="of:=([.C56]-[.$B56])/[.$B56]" office:value-type="percentage" office:value="2.24722091900586" calcext:value-type="percentage">
            <text:p>224,7%</text:p>
          </table:table-cell>
          <table:table-cell table:style-name="ce178" table:formula="of:=([.D56]-[.$B56])/[.$B56]" office:value-type="percentage" office:value="2.21577334789553" calcext:value-type="percentage">
            <text:p>221,6%</text:p>
          </table:table-cell>
          <table:table-cell table:style-name="ce178" table:formula="of:=([.E56]-[.$B56])/[.$B56]" office:value-type="percentage" office:value="2.19526337704583" calcext:value-type="percentage">
            <text:p>219,5%</text:p>
          </table:table-cell>
          <table:table-cell table:style-name="ce178" table:formula="of:=([.F56]-[.$B56])/[.$B56]" office:value-type="percentage" office:value="2.21577431459872" calcext:value-type="percentage">
            <text:p>221,6%</text:p>
          </table:table-cell>
          <table:table-cell table:style-name="ce178" table:formula="of:=([.G56]-[.$B56])/[.$B56]" office:value-type="percentage" office:value="1.35507974204815" calcext:value-type="percentage">
            <text:p>135,5%</text:p>
          </table:table-cell>
          <table:table-cell table:style-name="ce178" table:formula="of:=([.H56]-[.$B56])/[.$B56]" office:value-type="percentage" office:value="1.98101474100771" calcext:value-type="percentage">
            <text:p>198,1%</text:p>
          </table:table-cell>
          <table:table-cell table:style-name="ce178" table:formula="of:=([.I56]-[.$B56])/[.$B56]" office:value-type="percentage" office:value="1.82650128819924" calcext:value-type="percentage">
            <text:p>182,7%</text:p>
          </table:table-cell>
          <table:table-cell table:style-name="ce144"/>
          <table:table-cell table:style-name="ce58" table:formula="of:=MAX([.$C88:.$J88])" office:value-type="percentage" office:value="2.24722091900586" calcext:value-type="percentage">
            <text:p>224,7%</text:p>
          </table:table-cell>
          <table:table-cell table:style-name="ce60" table:formula="of:=[.$K88]-[.$N88]" office:value-type="percentage" office:value="1.92099109508679" calcext:value-type="percentage">
            <text:p>192,1%</text:p>
          </table:table-cell>
          <table:table-cell table:style-name="ce60" table:formula="of:=AVERAGE([.$C88:.$I88])" office:value-type="percentage" office:value="2.00523253282872" calcext:value-type="percentage">
            <text:p>200,5%</text:p>
          </table:table-cell>
          <table:table-cell table:style-name="ce60" table:formula="of:=STDEV([.$C88:.$I88])" office:value-type="percentage" office:value="0.326229823919075" calcext:value-type="percentage">
            <text:p>32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3</text:p>
          </table:table-cell>
          <table:covered-table-cell table:style-name="ce171"/>
          <table:table-cell table:style-name="ce178" table:formula="of:=([.C57]-[.$B57])/[.$B57]" office:value-type="percentage" office:value="1.05457718987271" calcext:value-type="percentage">
            <text:p>105,5%</text:p>
          </table:table-cell>
          <table:table-cell table:style-name="ce178" table:formula="of:=([.D57]-[.$B57])/[.$B57]" office:value-type="percentage" office:value="1.04829906835938" calcext:value-type="percentage">
            <text:p>104,8%</text:p>
          </table:table-cell>
          <table:table-cell table:style-name="ce178" table:formula="of:=([.E57]-[.$B57])/[.$B57]" office:value-type="percentage" office:value="1.04150651218057" calcext:value-type="percentage">
            <text:p>104,2%</text:p>
          </table:table-cell>
          <table:table-cell table:style-name="ce178" table:formula="of:=([.F57]-[.$B57])/[.$B57]" office:value-type="percentage" office:value="1.0482993283933" calcext:value-type="percentage">
            <text:p>104,8%</text:p>
          </table:table-cell>
          <table:table-cell table:style-name="ce178" table:formula="of:=([.G57]-[.$B57])/[.$B57]" office:value-type="percentage" office:value="0.607786356905166" calcext:value-type="percentage">
            <text:p>60,8%</text:p>
          </table:table-cell>
          <table:table-cell table:style-name="ce178" table:formula="of:=([.H57]-[.$B57])/[.$B57]" office:value-type="percentage" office:value="0.916714424269588" calcext:value-type="percentage">
            <text:p>91,7%</text:p>
          </table:table-cell>
          <table:table-cell table:style-name="ce178" table:formula="of:=([.I57]-[.$B57])/[.$B57]" office:value-type="percentage" office:value="0.808369486186774" calcext:value-type="percentage">
            <text:p>80,8%</text:p>
          </table:table-cell>
          <table:table-cell table:style-name="ce144"/>
          <table:table-cell table:style-name="ce57" table:formula="of:=MAX([.$C89:.$J89])" office:value-type="percentage" office:value="1.05457718987271" calcext:value-type="percentage">
            <text:p>105,5%</text:p>
          </table:table-cell>
          <table:table-cell table:style-name="ce59" table:formula="of:=[.$K89]-[.$N89]" office:value-type="percentage" office:value="0.883941053777004" calcext:value-type="percentage">
            <text:p>88,4%</text:p>
          </table:table-cell>
          <table:table-cell table:style-name="ce59" table:formula="of:=AVERAGE([.$C89:.$I89])" office:value-type="percentage" office:value="0.932221766595355" calcext:value-type="percentage">
            <text:p>93,2%</text:p>
          </table:table-cell>
          <table:table-cell table:style-name="ce59" table:formula="of:=STDEV([.$C89:.$I89])" office:value-type="percentage" office:value="0.170636136095706" calcext:value-type="percentage">
            <text:p>17,1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5</text:p>
          </table:table-cell>
          <table:covered-table-cell table:style-name="ce171"/>
          <table:table-cell table:style-name="ce178" table:formula="of:=([.C58]-[.$B58])/[.$B58]" office:value-type="percentage" office:value="1.97644824644521" calcext:value-type="percentage">
            <text:p>197,6%</text:p>
          </table:table-cell>
          <table:table-cell table:style-name="ce178" table:formula="of:=([.D58]-[.$B58])/[.$B58]" office:value-type="percentage" office:value="1.91812823397441" calcext:value-type="percentage">
            <text:p>191,8%</text:p>
          </table:table-cell>
          <table:table-cell table:style-name="ce178" table:formula="of:=([.E58]-[.$B58])/[.$B58]" office:value-type="percentage" office:value="1.87072014846358" calcext:value-type="percentage">
            <text:p>187,1%</text:p>
          </table:table-cell>
          <table:table-cell table:style-name="ce178" table:formula="of:=([.F58]-[.$B58])/[.$B58]" office:value-type="percentage" office:value="1.91812692982874" calcext:value-type="percentage">
            <text:p>191,8%</text:p>
          </table:table-cell>
          <table:table-cell table:style-name="ce178" table:formula="of:=([.G58]-[.$B58])/[.$B58]" office:value-type="percentage" office:value="1.07918579677221" calcext:value-type="percentage">
            <text:p>107,9%</text:p>
          </table:table-cell>
          <table:table-cell table:style-name="ce178" table:formula="of:=([.H58]-[.$B58])/[.$B58]" office:value-type="percentage" office:value="1.61243689565852" calcext:value-type="percentage">
            <text:p>161,2%</text:p>
          </table:table-cell>
          <table:table-cell table:style-name="ce178" table:formula="of:=([.I58]-[.$B58])/[.$B58]" office:value-type="percentage" office:value="1.39862284022862" calcext:value-type="percentage">
            <text:p>139,9%</text:p>
          </table:table-cell>
          <table:table-cell table:style-name="ce144"/>
          <table:table-cell table:style-name="ce58" table:formula="of:=MAX([.$C90:.$J90])" office:value-type="percentage" office:value="1.97644824644521" calcext:value-type="percentage">
            <text:p>197,6%</text:p>
          </table:table-cell>
          <table:table-cell table:style-name="ce60" table:formula="of:=[.$K90]-[.$N90]" office:value-type="percentage" office:value="1.63921585321147" calcext:value-type="percentage">
            <text:p>163,9%</text:p>
          </table:table-cell>
          <table:table-cell table:style-name="ce60" table:formula="of:=AVERAGE([.$C90:.$I90])" office:value-type="percentage" office:value="1.68195272733876" calcext:value-type="percentage">
            <text:p>168,2%</text:p>
          </table:table-cell>
          <table:table-cell table:style-name="ce60" table:formula="of:=STDEV([.$C90:.$I90])" office:value-type="percentage" office:value="0.33723239323374" calcext:value-type="percentage">
            <text:p>33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6</text:p>
          </table:table-cell>
          <table:covered-table-cell table:style-name="ce171"/>
          <table:table-cell table:style-name="ce178" table:formula="of:=([.C59]-[.$B59])/[.$B59]" office:value-type="percentage" office:value="0.70743550372507" calcext:value-type="percentage">
            <text:p>70,7%</text:p>
          </table:table-cell>
          <table:table-cell table:style-name="ce178" table:formula="of:=([.D59]-[.$B59])/[.$B59]" office:value-type="percentage" office:value="0.675557013620641" calcext:value-type="percentage">
            <text:p>67,6%</text:p>
          </table:table-cell>
          <table:table-cell table:style-name="ce178" table:formula="of:=([.E59]-[.$B59])/[.$B59]" office:value-type="percentage" office:value="0.684630648431521" calcext:value-type="percentage">
            <text:p>68,5%</text:p>
          </table:table-cell>
          <table:table-cell table:style-name="ce178" table:formula="of:=([.F59]-[.$B59])/[.$B59]" office:value-type="percentage" office:value="0.67555635730085" calcext:value-type="percentage">
            <text:p>67,6%</text:p>
          </table:table-cell>
          <table:table-cell table:style-name="ce178" table:formula="of:=([.G59]-[.$B59])/[.$B59]" office:value-type="percentage" office:value="0.302959964521046" calcext:value-type="percentage">
            <text:p>30,3%</text:p>
          </table:table-cell>
          <table:table-cell table:style-name="ce178" table:formula="of:=([.H59]-[.$B59])/[.$B59]" office:value-type="percentage" office:value="0.501395097243843" calcext:value-type="percentage">
            <text:p>50,1%</text:p>
          </table:table-cell>
          <table:table-cell table:style-name="ce178" table:formula="of:=([.I59]-[.$B59])/[.$B59]" office:value-type="percentage" office:value="0.341886654021135" calcext:value-type="percentage">
            <text:p>34,2%</text:p>
          </table:table-cell>
          <table:table-cell table:style-name="ce144"/>
          <table:table-cell table:style-name="ce57" table:formula="of:=MAX([.$C91:.$J91])" office:value-type="percentage" office:value="0.70743550372507" calcext:value-type="percentage">
            <text:p>70,7%</text:p>
          </table:table-cell>
          <table:table-cell table:style-name="ce59" table:formula="of:=[.$K91]-[.$N91]" office:value-type="percentage" office:value="0.533788021995325" calcext:value-type="percentage">
            <text:p>53,4%</text:p>
          </table:table-cell>
          <table:table-cell table:style-name="ce59" table:formula="of:=AVERAGE([.$C91:.$I91])" office:value-type="percentage" office:value="0.555631605552015" calcext:value-type="percentage">
            <text:p>55,6%</text:p>
          </table:table-cell>
          <table:table-cell table:style-name="ce59" table:formula="of:=STDEV([.$C91:.$I91])" office:value-type="percentage" office:value="0.173647481729745" calcext:value-type="percentage">
            <text:p>17,4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7</text:p>
          </table:table-cell>
          <table:covered-table-cell table:style-name="ce171"/>
          <table:table-cell table:style-name="ce178" table:formula="of:=([.C60]-[.$B60])/[.$B60]" office:value-type="percentage" office:value="1.27545327600838" calcext:value-type="percentage">
            <text:p>127,5%</text:p>
          </table:table-cell>
          <table:table-cell table:style-name="ce178" table:formula="of:=([.D60]-[.$B60])/[.$B60]" office:value-type="percentage" office:value="1.07511579418567" calcext:value-type="percentage">
            <text:p>107,5%</text:p>
          </table:table-cell>
          <table:table-cell table:style-name="ce178" table:formula="of:=([.E60]-[.$B60])/[.$B60]" office:value-type="percentage" office:value="1.08030434177186" calcext:value-type="percentage">
            <text:p>108,0%</text:p>
          </table:table-cell>
          <table:table-cell table:style-name="ce178" table:formula="of:=([.F60]-[.$B60])/[.$B60]" office:value-type="percentage" office:value="1.07511860546125" calcext:value-type="percentage">
            <text:p>107,5%</text:p>
          </table:table-cell>
          <table:table-cell table:style-name="ce178" table:formula="of:=([.G60]-[.$B60])/[.$B60]" office:value-type="percentage" office:value="0.292477429310508" calcext:value-type="percentage">
            <text:p>29,2%</text:p>
          </table:table-cell>
          <table:table-cell table:style-name="ce178" table:formula="of:=([.H60]-[.$B60])/[.$B60]" office:value-type="percentage" office:value="0.62951440781546" calcext:value-type="percentage">
            <text:p>63,0%</text:p>
          </table:table-cell>
          <table:table-cell table:style-name="ce178" table:formula="of:=([.I60]-[.$B60])/[.$B60]" office:value-type="percentage" office:value="0.0231368281906944" calcext:value-type="percentage">
            <text:p>2,3%</text:p>
          </table:table-cell>
          <table:table-cell table:style-name="ce144"/>
          <table:table-cell table:style-name="ce58" table:formula="of:=MAX([.$C92:.$J92])" office:value-type="percentage" office:value="1.27545327600838" calcext:value-type="percentage">
            <text:p>127,5%</text:p>
          </table:table-cell>
          <table:table-cell table:style-name="ce60" table:formula="of:=[.$K92]-[.$N92]" office:value-type="percentage" office:value="0.802343046127505" calcext:value-type="percentage">
            <text:p>80,2%</text:p>
          </table:table-cell>
          <table:table-cell table:style-name="ce60" table:formula="of:=AVERAGE([.$C92:.$I92])" office:value-type="percentage" office:value="0.778731526106261" calcext:value-type="percentage">
            <text:p>77,9%</text:p>
          </table:table-cell>
          <table:table-cell table:style-name="ce60" table:formula="of:=STDEV([.$C92:.$I92])" office:value-type="percentage" office:value="0.47311022988088" calcext:value-type="percentage">
            <text:p>47,3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19</text:p>
          </table:table-cell>
          <table:covered-table-cell table:style-name="ce171"/>
          <table:table-cell table:style-name="ce178" table:formula="of:=([.C61]-[.$B61])/[.$B61]" office:value-type="percentage" office:value="0.50844155333201" calcext:value-type="percentage">
            <text:p>50,8%</text:p>
          </table:table-cell>
          <table:table-cell table:style-name="ce178" table:formula="of:=([.D61]-[.$B61])/[.$B61]" office:value-type="percentage" office:value="0.475300203680986" calcext:value-type="percentage">
            <text:p>47,5%</text:p>
          </table:table-cell>
          <table:table-cell table:style-name="ce178" table:formula="of:=([.E61]-[.$B61])/[.$B61]" office:value-type="percentage" office:value="0.485971431164509" calcext:value-type="percentage">
            <text:p>48,6%</text:p>
          </table:table-cell>
          <table:table-cell table:style-name="ce178" table:formula="of:=([.F61]-[.$B61])/[.$B61]" office:value-type="percentage" office:value="0.475300293869648" calcext:value-type="percentage">
            <text:p>47,5%</text:p>
          </table:table-cell>
          <table:table-cell table:style-name="ce178" table:formula="of:=([.G61]-[.$B61])/[.$B61]" office:value-type="percentage" office:value="0.175229297928272" calcext:value-type="percentage">
            <text:p>17,5%</text:p>
          </table:table-cell>
          <table:table-cell table:style-name="ce178" table:formula="of:=([.H61]-[.$B61])/[.$B61]" office:value-type="percentage" office:value="0.279029091149216" calcext:value-type="percentage">
            <text:p>27,9%</text:p>
          </table:table-cell>
          <table:table-cell table:style-name="ce178" table:formula="of:=([.I61]-[.$B61])/[.$B61]" office:value-type="percentage" office:value="0.115687210433676" calcext:value-type="percentage">
            <text:p>11,6%</text:p>
          </table:table-cell>
          <table:table-cell table:style-name="ce144"/>
          <table:table-cell table:style-name="ce57" table:formula="of:=MAX([.$C93:.$J93])" office:value-type="percentage" office:value="0.50844155333201" calcext:value-type="percentage">
            <text:p>50,8%</text:p>
          </table:table-cell>
          <table:table-cell table:style-name="ce59" table:formula="of:=[.$K93]-[.$N93]" office:value-type="percentage" office:value="0.342673844168574" calcext:value-type="percentage">
            <text:p>34,3%</text:p>
          </table:table-cell>
          <table:table-cell table:style-name="ce59" table:formula="of:=AVERAGE([.$C93:.$I93])" office:value-type="percentage" office:value="0.359279868794045" calcext:value-type="percentage">
            <text:p>35,9%</text:p>
          </table:table-cell>
          <table:table-cell table:style-name="ce59" table:formula="of:=STDEV([.$C93:.$I93])" office:value-type="percentage" office:value="0.165767709163437" calcext:value-type="percentage">
            <text:p>16,6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64" office:value-type="string" calcext:value-type="string" table:number-columns-spanned="2" table:number-rows-spanned="1">
            <text:p>C024</text:p>
          </table:table-cell>
          <table:covered-table-cell table:style-name="ce171"/>
          <table:table-cell table:style-name="ce178" table:formula="of:=([.C62]-[.$B62])/[.$B62]" office:value-type="percentage" office:value="0.807288887302343" calcext:value-type="percentage">
            <text:p>80,7%</text:p>
          </table:table-cell>
          <table:table-cell table:style-name="ce178" table:formula="of:=([.D62]-[.$B62])/[.$B62]" office:value-type="percentage" office:value="0.778056713355573" calcext:value-type="percentage">
            <text:p>77,8%</text:p>
          </table:table-cell>
          <table:table-cell table:style-name="ce178" table:formula="of:=([.E62]-[.$B62])/[.$B62]" office:value-type="percentage" office:value="0.789727745252632" calcext:value-type="percentage">
            <text:p>79,0%</text:p>
          </table:table-cell>
          <table:table-cell table:style-name="ce178" table:formula="of:=([.F62]-[.$B62])/[.$B62]" office:value-type="percentage" office:value="0.77805747975055" calcext:value-type="percentage">
            <text:p>77,8%</text:p>
          </table:table-cell>
          <table:table-cell table:style-name="ce178" table:formula="of:=([.G62]-[.$B62])/[.$B62]" office:value-type="percentage" office:value="0.305246775294732" calcext:value-type="percentage">
            <text:p>30,5%</text:p>
          </table:table-cell>
          <table:table-cell table:style-name="ce178" table:formula="of:=([.H62]-[.$B62])/[.$B62]" office:value-type="percentage" office:value="0.477466653438995" calcext:value-type="percentage">
            <text:p>47,7%</text:p>
          </table:table-cell>
          <table:table-cell table:style-name="ce178" table:formula="of:=([.I62]-[.$B62])/[.$B62]" office:value-type="percentage" office:value="0.249917103094572" calcext:value-type="percentage">
            <text:p>25,0%</text:p>
          </table:table-cell>
          <table:table-cell table:style-name="ce144"/>
          <table:table-cell table:style-name="ce58" table:formula="of:=MAX([.$C94:.$J94])" office:value-type="percentage" office:value="0.807288887302343" calcext:value-type="percentage">
            <text:p>80,7%</text:p>
          </table:table-cell>
          <table:table-cell table:style-name="ce60" table:formula="of:=[.$K94]-[.$N94]" office:value-type="percentage" office:value="0.5600383679644" calcext:value-type="percentage">
            <text:p>56,0%</text:p>
          </table:table-cell>
          <table:table-cell table:style-name="ce60" table:formula="of:=AVERAGE([.$C94:.$I94])" office:value-type="percentage" office:value="0.597965908212771" calcext:value-type="percentage">
            <text:p>59,8%</text:p>
          </table:table-cell>
          <table:table-cell table:style-name="ce60" table:formula="of:=STDEV([.$C94:.$I94])" office:value-type="percentage" office:value="0.247250519337943" calcext:value-type="percentage">
            <text:p>24,7%</text:p>
          </table:table-cell>
          <table:table-cell table:style-name="ce159" table:number-columns-repeated="1009"/>
          <table:table-cell table:style-name="ce144"/>
        </table:table-row>
        <table:table-row table:style-name="ro3">
          <table:table-cell table:style-name="ce129" office:value-type="string" calcext:value-type="string" table:number-columns-spanned="2" table:number-rows-spanned="1">
            <text:p>Average</text:p>
          </table:table-cell>
          <table:covered-table-cell table:style-name="ce129"/>
          <table:table-cell table:style-name="ce152" table:formula="of:=AVERAGE([.C83:.C94])" office:value-type="percentage" office:value="1.20726292944466" calcext:value-type="percentage">
            <text:p>120,7%</text:p>
          </table:table-cell>
          <table:table-cell table:style-name="ce152" table:formula="of:=AVERAGE([.D83:.D94])" office:value-type="percentage" office:value="1.15615241054534" calcext:value-type="percentage">
            <text:p>115,6%</text:p>
          </table:table-cell>
          <table:table-cell table:style-name="ce152" table:formula="of:=AVERAGE([.E83:.E94])" office:value-type="percentage" office:value="1.15862727038015" calcext:value-type="percentage">
            <text:p>115,9%</text:p>
          </table:table-cell>
          <table:table-cell table:style-name="ce152" table:formula="of:=AVERAGE([.F83:.F94])" office:value-type="percentage" office:value="1.15615271280847" calcext:value-type="percentage">
            <text:p>115,6%</text:p>
          </table:table-cell>
          <table:table-cell table:style-name="ce152" table:formula="of:=AVERAGE([.G83:.G94])" office:value-type="percentage" office:value="0.569104183638945" calcext:value-type="percentage">
            <text:p>56,9%</text:p>
          </table:table-cell>
          <table:table-cell table:style-name="ce152" table:formula="of:=AVERAGE([.H83:.H94])" office:value-type="percentage" office:value="0.915370864588081" calcext:value-type="percentage">
            <text:p>91,5%</text:p>
          </table:table-cell>
          <table:table-cell table:style-name="ce152" table:formula="of:=AVERAGE([.I83:.I94])" office:value-type="percentage" office:value="0.711759436864089" calcext:value-type="percentage">
            <text:p>71,2%</text:p>
          </table:table-cell>
          <table:table-cell table:style-name="ce144"/>
          <table:table-cell table:style-name="ce58" table:formula="of:=MAX([.$C95:.$J95])" office:value-type="percentage" office:value="1.20726292944466" calcext:value-type="percentage">
            <text:p>120,7%</text:p>
          </table:table-cell>
          <table:table-cell table:style-name="ce60" table:formula="of:=[.$K95]-[.$N95]" office:value-type="percentage" office:value="0.952131870990145" calcext:value-type="percentage">
            <text:p>95,2%</text:p>
          </table:table-cell>
          <table:table-cell table:style-name="ce60" table:formula="of:=AVERAGE([.$C95:.$I95])" office:value-type="percentage" office:value="0.98206140118139" calcext:value-type="percentage">
            <text:p>98,2%</text:p>
          </table:table-cell>
          <table:table-cell table:style-name="ce60" table:formula="of:=STDEV([.$C95:.$I95])" office:value-type="percentage" office:value="0.25513105845451" calcext:value-type="percentage">
            <text:p>25,5%</text:p>
          </table:table-cell>
          <table:table-cell table:style-name="ce62" table:number-columns-repeated="1009"/>
          <table:table-cell table:style-name="ce144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igma_050.A51:sigma_050.I62 sigma_050.A3:sigma_050.I14 sigma_050.A19:sigma_050.I30 sigma_050.A35:sigma_050.I46 sigma_050.A83:sigma_050.I94 sigma_050.A76:sigma_050.I78 sigma_050.A67:sigma_050.A78 sigma_050.B67:sigma_050.I75">
            <calcext:condition calcext:apply-style-name="ConditionalStyle_1" calcext:value="formula-is(ISEVEN(ROW()))" calcext:base-cell-address="sigma_050.A3"/>
            <calcext:condition calcext:apply-style-name="ConditionalStyle_2" calcext:value="formula-is(ISODD(ROW()))" calcext:base-cell-address="sigma_050.A3"/>
          </calcext:conditional-format>
          <calcext:conditional-format calcext:target-range-address="sigma_050.B3:sigma_050.I14 sigma_050.C19:sigma_050.I30 sigma_050.C35:sigma_050.I46 sigma_050.C83:sigma_050.I94 sigma_050.C65:sigma_050.I78">
            <calcext:condition calcext:apply-style-name="ConditionalStyle_3" calcext:value="formula-is(#REF!=#REF!)" calcext:base-cell-address="sigma_050.B3"/>
            <calcext:condition calcext:apply-style-name="ConditionalStyle_3" calcext:value="formula-is(#REF!)" calcext:base-cell-address="sigma_050.B3"/>
          </calcext:conditional-format>
        </calcext:conditional-formats>
      </table:table>
      <table:table table:name="'file:///mnt/Dados/vinma/documentos/Gradua%C3%A7%C3%A3o/TCC/results/HW_C013_120.xlsx'#sigma_010" table:print="false" table:style-name="ta_extref">
        <table:table-source xlink:type="simple" xlink:href="../HW_C013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/HW_C013_120.xlsx'#sigma_025" table:print="false" table:style-name="ta_extref">
        <table:table-source xlink:type="simple" xlink:href="../HW_C013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7716268101426">
            <text:p>27.7716268101426</text:p>
          </table:table-cell>
          <table:table-cell table:style-name="ce1" office:value-type="float" office:value="30.2694007417631">
            <text:p>30.2694007417631</text:p>
          </table:table-cell>
          <table:table-cell table:style-name="ce1" office:value-type="float" office:value="30.0500289526214">
            <text:p>30.0500289526214</text:p>
          </table:table-cell>
          <table:table-cell table:style-name="ce1" office:value-type="float" office:value="30.3318530424703">
            <text:p>30.3318530424703</text:p>
          </table:table-cell>
          <table:table-cell table:style-name="ce1" office:value-type="float" office:value="30.050018434711">
            <text:p>30.050018434711</text:p>
          </table:table-cell>
          <table:table-cell table:style-name="ce1" office:value-type="float" office:value="28.7520722983632">
            <text:p>28.7520722983632</text:p>
          </table:table-cell>
          <table:table-cell table:style-name="ce1" office:value-type="float" office:value="30.4183237886892">
            <text:p>30.4183237886892</text:p>
          </table:table-cell>
          <table:table-cell table:style-name="ce1" office:value-type="float" office:value="30.1890925807963">
            <text:p>30.1890925807963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873294403984664">
            <text:p>0.873294403984664</text:p>
          </table:table-cell>
          <table:table-cell table:style-name="ce1" office:value-type="float" office:value="0.936872964119705">
            <text:p>0.936872964119705</text:p>
          </table:table-cell>
          <table:table-cell table:style-name="ce1" office:value-type="float" office:value="0.933978092064165">
            <text:p>0.933978092064165</text:p>
          </table:table-cell>
          <table:table-cell table:style-name="ce1" office:value-type="float" office:value="0.936726321202254">
            <text:p>0.936726321202254</text:p>
          </table:table-cell>
          <table:table-cell table:style-name="ce1" office:value-type="float" office:value="0.933978010820693">
            <text:p>0.933978010820693</text:p>
          </table:table-cell>
          <table:table-cell table:style-name="ce1" office:value-type="float" office:value="0.908692645727852">
            <text:p>0.908692645727852</text:p>
          </table:table-cell>
          <table:table-cell table:style-name="ce1" office:value-type="float" office:value="0.935477131163594">
            <text:p>0.935477131163594</text:p>
          </table:table-cell>
          <table:table-cell table:style-name="ce1" office:value-type="float" office:value="0.933438767200581">
            <text:p>0.933438767200581</text:p>
          </table:table-cell>
        </table:table-row>
      </table:table>
      <table:table table:name="'file:///mnt/Dados/vinma/documentos/Gradua%C3%A7%C3%A3o/TCC/results/HW_C013_120.xlsx'#sigma_050" table:print="false" table:style-name="ta_extref">
        <table:table-source xlink:type="simple" xlink:href="../HW_C013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6989412060503">
            <text:p>14.6989412060503</text:p>
          </table:table-cell>
          <table:table-cell table:style-name="ce1" office:value-type="float" office:value="24.1426500773984">
            <text:p>24.1426500773984</text:p>
          </table:table-cell>
          <table:table-cell table:style-name="ce1" office:value-type="float" office:value="24.1380664918219">
            <text:p>24.1380664918219</text:p>
          </table:table-cell>
          <table:table-cell table:style-name="ce1" office:value-type="float" office:value="24.0477834324814">
            <text:p>24.0477834324814</text:p>
          </table:table-cell>
          <table:table-cell table:style-name="ce1" office:value-type="float" office:value="24.1380682839509">
            <text:p>24.1380682839509</text:p>
          </table:table-cell>
          <table:table-cell table:style-name="ce1" office:value-type="float" office:value="20.3276956176731">
            <text:p>20.3276956176731</text:p>
          </table:table-cell>
          <table:table-cell table:style-name="ce1" office:value-type="float" office:value="22.8284789661173">
            <text:p>22.8284789661173</text:p>
          </table:table-cell>
          <table:table-cell table:style-name="ce1" office:value-type="float" office:value="21.9463618511383">
            <text:p>21.9463618511383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386318577078806">
            <text:p>0.386318577078806</text:p>
          </table:table-cell>
          <table:table-cell table:style-name="ce1" office:value-type="float" office:value="0.793721336490197">
            <text:p>0.793721336490197</text:p>
          </table:table-cell>
          <table:table-cell table:style-name="ce1" office:value-type="float" office:value="0.791295981520438">
            <text:p>0.791295981520438</text:p>
          </table:table-cell>
          <table:table-cell table:style-name="ce1" office:value-type="float" office:value="0.788671890882714">
            <text:p>0.788671890882714</text:p>
          </table:table-cell>
          <table:table-cell table:style-name="ce1" office:value-type="float" office:value="0.791296081976375">
            <text:p>0.791296081976375</text:p>
          </table:table-cell>
          <table:table-cell table:style-name="ce1" office:value-type="float" office:value="0.621117737646321">
            <text:p>0.621117737646321</text:p>
          </table:table-cell>
          <table:table-cell table:style-name="ce1" office:value-type="float" office:value="0.74046238905025">
            <text:p>0.74046238905025</text:p>
          </table:table-cell>
          <table:table-cell table:style-name="ce1" office:value-type="float" office:value="0.698606726736406">
            <text:p>0.698606726736406</text:p>
          </table:table-cell>
        </table:table-row>
      </table:table>
      <table:table table:name="'file:///mnt/Dados/vinma/documentos/Gradua%C3%A7%C3%A3o/TCC/results/HW_C015_120.xlsx'#sigma_010" table:print="false" table:style-name="ta_extref">
        <table:table-source xlink:type="simple" xlink:href="../HW_C015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/HW_C015_120.xlsx'#sigma_025" table:print="false" table:style-name="ta_extref">
        <table:table-source xlink:type="simple" xlink:href="../HW_C015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8.002016063861">
            <text:p>28.002016063861</text:p>
          </table:table-cell>
          <table:table-cell table:style-name="ce1" office:value-type="float" office:value="31.98617076036">
            <text:p>31.98617076036</text:p>
          </table:table-cell>
          <table:table-cell table:style-name="ce1" office:value-type="float" office:value="31.7157779849252">
            <text:p>31.7157779849252</text:p>
          </table:table-cell>
          <table:table-cell table:style-name="ce1" office:value-type="float" office:value="31.8786420438053">
            <text:p>31.8786420438053</text:p>
          </table:table-cell>
          <table:table-cell table:style-name="ce1" office:value-type="float" office:value="31.7157826725969">
            <text:p>31.7157826725969</text:p>
          </table:table-cell>
          <table:table-cell table:style-name="ce1" office:value-type="float" office:value="30.4165149846491">
            <text:p>30.4165149846491</text:p>
          </table:table-cell>
          <table:table-cell table:style-name="ce1" office:value-type="float" office:value="31.6922891566359">
            <text:p>31.6922891566359</text:p>
          </table:table-cell>
          <table:table-cell table:style-name="ce1" office:value-type="float" office:value="31.3232416883466">
            <text:p>31.3232416883466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740017848949668">
            <text:p>0.740017848949668</text:p>
          </table:table-cell>
          <table:table-cell table:style-name="ce1" office:value-type="float" office:value="0.910667770055725">
            <text:p>0.910667770055725</text:p>
          </table:table-cell>
          <table:table-cell table:style-name="ce1" office:value-type="float" office:value="0.909274971577347">
            <text:p>0.909274971577347</text:p>
          </table:table-cell>
          <table:table-cell table:style-name="ce1" office:value-type="float" office:value="0.908498109995113">
            <text:p>0.908498109995113</text:p>
          </table:table-cell>
          <table:table-cell table:style-name="ce1" office:value-type="float" office:value="0.909275131596518">
            <text:p>0.909275131596518</text:p>
          </table:table-cell>
          <table:table-cell table:style-name="ce1" office:value-type="float" office:value="0.879509933027244">
            <text:p>0.879509933027244</text:p>
          </table:table-cell>
          <table:table-cell table:style-name="ce1" office:value-type="float" office:value="0.89642003551279">
            <text:p>0.89642003551279</text:p>
          </table:table-cell>
          <table:table-cell table:style-name="ce1" office:value-type="float" office:value="0.887386928751112">
            <text:p>0.887386928751112</text:p>
          </table:table-cell>
        </table:table-row>
      </table:table>
      <table:table table:name="'file:///mnt/Dados/vinma/documentos/Gradua%C3%A7%C3%A3o/TCC/results/HW_C015_120.xlsx'#sigma_050" table:print="false" table:style-name="ta_extref">
        <table:table-source xlink:type="simple" xlink:href="../HW_C015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7713704894171">
            <text:p>14.7713704894171</text:p>
          </table:table-cell>
          <table:table-cell table:style-name="ce1" office:value-type="float" office:value="25.3264902697074">
            <text:p>25.3264902697074</text:p>
          </table:table-cell>
          <table:table-cell table:style-name="ce1" office:value-type="float" office:value="25.005043932223">
            <text:p>25.005043932223</text:p>
          </table:table-cell>
          <table:table-cell table:style-name="ce1" office:value-type="float" office:value="24.9865008762671">
            <text:p>24.9865008762671</text:p>
          </table:table-cell>
          <table:table-cell table:style-name="ce1" office:value-type="float" office:value="25.0050464084783">
            <text:p>25.0050464084783</text:p>
          </table:table-cell>
          <table:table-cell table:style-name="ce1" office:value-type="float" office:value="22.0695054876011">
            <text:p>22.0695054876011</text:p>
          </table:table-cell>
          <table:table-cell table:style-name="ce1" office:value-type="float" office:value="23.767127417576">
            <text:p>23.767127417576</text:p>
          </table:table-cell>
          <table:table-cell table:style-name="ce1" office:value-type="float" office:value="22.5576629431426">
            <text:p>22.5576629431426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24379798888104">
            <text:p>0.24379798888104</text:p>
          </table:table-cell>
          <table:table-cell table:style-name="ce1" office:value-type="float" office:value="0.72565209649184">
            <text:p>0.72565209649184</text:p>
          </table:table-cell>
          <table:table-cell table:style-name="ce1" office:value-type="float" office:value="0.711433794739943">
            <text:p>0.711433794739943</text:p>
          </table:table-cell>
          <table:table-cell table:style-name="ce1" office:value-type="float" office:value="0.699875798835702">
            <text:p>0.699875798835702</text:p>
          </table:table-cell>
          <table:table-cell table:style-name="ce1" office:value-type="float" office:value="0.71143347679185">
            <text:p>0.71143347679185</text:p>
          </table:table-cell>
          <table:table-cell table:style-name="ce1" office:value-type="float" office:value="0.506901315763088">
            <text:p>0.506901315763088</text:p>
          </table:table-cell>
          <table:table-cell table:style-name="ce1" office:value-type="float" office:value="0.636906861240175">
            <text:p>0.636906861240175</text:p>
          </table:table-cell>
          <table:table-cell table:style-name="ce1" office:value-type="float" office:value="0.584779424531866">
            <text:p>0.584779424531866</text:p>
          </table:table-cell>
        </table:table-row>
      </table:table>
      <table:table table:name="'file:///mnt/Dados/vinma/documentos/Gradua%C3%A7%C3%A3o/TCC/results/HW_C012_120.xlsx'#sigma_010" table:print="false" table:style-name="ta_extref">
        <table:table-source xlink:type="simple" xlink:href="../HW_C012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8.1794592905564">
            <text:p>28.1794592905564</text:p>
          </table:table-cell>
          <table:table-cell table:style-name="ce1" office:value-type="float" office:value="33.2694359032327">
            <text:p>33.2694359032327</text:p>
          </table:table-cell>
          <table:table-cell table:style-name="ce1" office:value-type="float" office:value="32.7370687738058">
            <text:p>32.7370687738058</text:p>
          </table:table-cell>
          <table:table-cell table:style-name="ce1" office:value-type="float" office:value="33.1740684587031">
            <text:p>33.1740684587031</text:p>
          </table:table-cell>
          <table:table-cell table:style-name="ce1" office:value-type="float" office:value="32.737045926797">
            <text:p>32.737045926797</text:p>
          </table:table-cell>
          <table:table-cell table:style-name="ce1" office:value-type="float" office:value="31.1846068196787">
            <text:p>31.1846068196787</text:p>
          </table:table-cell>
          <table:table-cell table:style-name="ce1" office:value-type="float" office:value="33.051173202649">
            <text:p>33.051173202649</text:p>
          </table:table-cell>
          <table:table-cell table:style-name="ce1" office:value-type="float" office:value="32.7432355283986">
            <text:p>32.7432355283986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760400564808377">
            <text:p>0.760400564808377</text:p>
          </table:table-cell>
          <table:table-cell table:style-name="ce1" office:value-type="float" office:value="0.924810259427667">
            <text:p>0.924810259427667</text:p>
          </table:table-cell>
          <table:table-cell table:style-name="ce1" office:value-type="float" office:value="0.92188899282753">
            <text:p>0.92188899282753</text:p>
          </table:table-cell>
          <table:table-cell table:style-name="ce1" office:value-type="float" office:value="0.923836164096242">
            <text:p>0.923836164096242</text:p>
          </table:table-cell>
          <table:table-cell table:style-name="ce1" office:value-type="float" office:value="0.92188891123834">
            <text:p>0.92188891123834</text:p>
          </table:table-cell>
          <table:table-cell table:style-name="ce1" office:value-type="float" office:value="0.891842115814504">
            <text:p>0.891842115814504</text:p>
          </table:table-cell>
          <table:table-cell table:style-name="ce1" office:value-type="float" office:value="0.916895155144187">
            <text:p>0.916895155144187</text:p>
          </table:table-cell>
          <table:table-cell table:style-name="ce1" office:value-type="float" office:value="0.911041620098069">
            <text:p>0.911041620098069</text:p>
          </table:table-cell>
        </table:table-row>
      </table:table>
      <table:table table:name="'file:///mnt/Dados/vinma/documentos/Gradua%C3%A7%C3%A3o/TCC/results/HW_C012_120.xlsx'#sigma_025" table:print="false" table:style-name="ta_extref">
        <table:table-source xlink:type="simple" xlink:href="../HW_C012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9.8482577596041">
            <text:p>19.8482577596041</text:p>
          </table:table-cell>
          <table:table-cell table:style-name="ce1" office:value-type="float" office:value="30.194928019559">
            <text:p>30.194928019559</text:p>
          </table:table-cell>
          <table:table-cell table:style-name="ce1" office:value-type="float" office:value="29.8874875425304">
            <text:p>29.8874875425304</text:p>
          </table:table-cell>
          <table:table-cell table:style-name="ce1" office:value-type="float" office:value="30.1664995682324">
            <text:p>30.1664995682324</text:p>
          </table:table-cell>
          <table:table-cell table:style-name="ce1" office:value-type="float" office:value="29.8874838676009">
            <text:p>29.8874838676009</text:p>
          </table:table-cell>
          <table:table-cell table:style-name="ce1" office:value-type="float" office:value="26.4178510054121">
            <text:p>26.4178510054121</text:p>
          </table:table-cell>
          <table:table-cell table:style-name="ce1" office:value-type="float" office:value="29.4877953458375">
            <text:p>29.4877953458375</text:p>
          </table:table-cell>
          <table:table-cell table:style-name="ce1" office:value-type="float" office:value="28.516526351749">
            <text:p>28.516526351749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435318997609368">
            <text:p>0.435318997609368</text:p>
          </table:table-cell>
          <table:table-cell table:style-name="ce1" office:value-type="float" office:value="0.874271115333853">
            <text:p>0.874271115333853</text:p>
          </table:table-cell>
          <table:table-cell table:style-name="ce1" office:value-type="float" office:value="0.871104948474043">
            <text:p>0.871104948474043</text:p>
          </table:table-cell>
          <table:table-cell table:style-name="ce1" office:value-type="float" office:value="0.86923570491342">
            <text:p>0.86923570491342</text:p>
          </table:table-cell>
          <table:table-cell table:style-name="ce1" office:value-type="float" office:value="0.87110442891814">
            <text:p>0.87110442891814</text:p>
          </table:table-cell>
          <table:table-cell table:style-name="ce1" office:value-type="float" office:value="0.757964126796722">
            <text:p>0.757964126796722</text:p>
          </table:table-cell>
          <table:table-cell table:style-name="ce1" office:value-type="float" office:value="0.845290615700788">
            <text:p>0.845290615700788</text:p>
          </table:table-cell>
          <table:table-cell table:style-name="ce1" office:value-type="float" office:value="0.821481082668179">
            <text:p>0.821481082668179</text:p>
          </table:table-cell>
        </table:table-row>
      </table:table>
      <table:table table:name="'file:///mnt/Dados/vinma/documentos/Gradua%C3%A7%C3%A3o/TCC/results/HW_C012_120.xlsx'#sigma_050" table:print="false" table:style-name="ta_extref">
        <table:table-source xlink:type="simple" xlink:href="../HW_C012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8851849894074">
            <text:p>14.8851849894074</text:p>
          </table:table-cell>
          <table:table-cell table:style-name="ce1" office:value-type="float" office:value="26.5656922005316">
            <text:p>26.5656922005316</text:p>
          </table:table-cell>
          <table:table-cell table:style-name="ce1" office:value-type="float" office:value="26.2057958540332">
            <text:p>26.2057958540332</text:p>
          </table:table-cell>
          <table:table-cell table:style-name="ce1" office:value-type="float" office:value="26.2469197579559">
            <text:p>26.2469197579559</text:p>
          </table:table-cell>
          <table:table-cell table:style-name="ce1" office:value-type="float" office:value="26.205793499131">
            <text:p>26.205793499131</text:p>
          </table:table-cell>
          <table:table-cell table:style-name="ce1" office:value-type="float" office:value="22.2720292531582">
            <text:p>22.2720292531582</text:p>
          </table:table-cell>
          <table:table-cell table:style-name="ce1" office:value-type="float" office:value="24.9471440619591">
            <text:p>24.9471440619591</text:p>
          </table:table-cell>
          <table:table-cell table:style-name="ce1" office:value-type="float" office:value="23.83320953589">
            <text:p>23.83320953589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244421131025793">
            <text:p>0.244421131025793</text:p>
          </table:table-cell>
          <table:table-cell table:style-name="ce1" office:value-type="float" office:value="0.793689409714028">
            <text:p>0.793689409714028</text:p>
          </table:table-cell>
          <table:table-cell table:style-name="ce1" office:value-type="float" office:value="0.786002958815226">
            <text:p>0.786002958815226</text:p>
          </table:table-cell>
          <table:table-cell table:style-name="ce1" office:value-type="float" office:value="0.780989888542837">
            <text:p>0.780989888542837</text:p>
          </table:table-cell>
          <table:table-cell table:style-name="ce1" office:value-type="float" office:value="0.786003195097914">
            <text:p>0.786003195097914</text:p>
          </table:table-cell>
          <table:table-cell table:style-name="ce1" office:value-type="float" office:value="0.575631254207341">
            <text:p>0.575631254207341</text:p>
          </table:table-cell>
          <table:table-cell table:style-name="ce1" office:value-type="float" office:value="0.728622994601665">
            <text:p>0.728622994601665</text:p>
          </table:table-cell>
          <table:table-cell table:style-name="ce1" office:value-type="float" office:value="0.69085664170752">
            <text:p>0.69085664170752</text:p>
          </table:table-cell>
        </table:table-row>
      </table:table>
      <table:table table:name="'file:///mnt/Dados/vinma/documentos/Gradua%C3%A7%C3%A3o/TCC/results/HW_C001_120.xlsx'#sigma_010" table:print="false" table:style-name="ta_extref">
        <table:table-source xlink:type="simple" xlink:href="../HW_C001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/HW_C001_120.xlsx'#sigma_025" table:print="false" table:style-name="ta_extref">
        <table:table-source xlink:type="simple" xlink:href="../HW_C001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8308239617228">
            <text:p>27.8308239617228</text:p>
          </table:table-cell>
          <table:table-cell table:style-name="ce1" office:value-type="float" office:value="29.2467473413993">
            <text:p>29.2467473413993</text:p>
          </table:table-cell>
          <table:table-cell table:style-name="ce1" office:value-type="float" office:value="29.1824605564674">
            <text:p>29.1824605564674</text:p>
          </table:table-cell>
          <table:table-cell table:style-name="ce1" office:value-type="float" office:value="28.9911427148204">
            <text:p>28.9911427148204</text:p>
          </table:table-cell>
          <table:table-cell table:style-name="ce1" office:value-type="float" office:value="29.1824702704798">
            <text:p>29.1824702704798</text:p>
          </table:table-cell>
          <table:table-cell table:style-name="ce1" office:value-type="float" office:value="28.7527624476505">
            <text:p>28.7527624476505</text:p>
          </table:table-cell>
          <table:table-cell table:style-name="ce1" office:value-type="float" office:value="28.8472979664047">
            <text:p>28.8472979664047</text:p>
          </table:table-cell>
          <table:table-cell table:style-name="ce1" office:value-type="float" office:value="28.6350566112878">
            <text:p>28.6350566112878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957223041521556">
            <text:p>0.957223041521556</text:p>
          </table:table-cell>
          <table:table-cell table:style-name="ce1" office:value-type="float" office:value="0.971583607947713">
            <text:p>0.971583607947713</text:p>
          </table:table-cell>
          <table:table-cell table:style-name="ce1" office:value-type="float" office:value="0.971090487671212">
            <text:p>0.971090487671212</text:p>
          </table:table-cell>
          <table:table-cell table:style-name="ce1" office:value-type="float" office:value="0.970969816806065">
            <text:p>0.970969816806065</text:p>
          </table:table-cell>
          <table:table-cell table:style-name="ce1" office:value-type="float" office:value="0.971090536728932">
            <text:p>0.971090536728932</text:p>
          </table:table-cell>
          <table:table-cell table:style-name="ce1" office:value-type="float" office:value="0.96988689810261">
            <text:p>0.96988689810261</text:p>
          </table:table-cell>
          <table:table-cell table:style-name="ce1" office:value-type="float" office:value="0.967981663998594">
            <text:p>0.967981663998594</text:p>
          </table:table-cell>
          <table:table-cell table:style-name="ce1" office:value-type="float" office:value="0.968070634177615">
            <text:p>0.968070634177615</text:p>
          </table:table-cell>
        </table:table-row>
      </table:table>
      <table:table table:name="'file:///mnt/Dados/vinma/documentos/Gradua%C3%A7%C3%A3o/TCC/results/HW_C001_120.xlsx'#sigma_050" table:print="false" table:style-name="ta_extref">
        <table:table-source xlink:type="simple" xlink:href="../HW_C001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9724947372612">
            <text:p>14.9724947372612</text:p>
          </table:table-cell>
          <table:table-cell table:style-name="ce1" office:value-type="float" office:value="23.5231330922494">
            <text:p>23.5231330922494</text:p>
          </table:table-cell>
          <table:table-cell table:style-name="ce1" office:value-type="float" office:value="23.1764574036538">
            <text:p>23.1764574036538</text:p>
          </table:table-cell>
          <table:table-cell table:style-name="ce1" office:value-type="float" office:value="23.4369798057735">
            <text:p>23.4369798057735</text:p>
          </table:table-cell>
          <table:table-cell table:style-name="ce1" office:value-type="float" office:value="23.1764605905844">
            <text:p>23.1764605905844</text:p>
          </table:table-cell>
          <table:table-cell table:style-name="ce1" office:value-type="float" office:value="18.5389668123208">
            <text:p>18.5389668123208</text:p>
          </table:table-cell>
          <table:table-cell table:style-name="ce1" office:value-type="float" office:value="21.1532416116469">
            <text:p>21.1532416116469</text:p>
          </table:table-cell>
          <table:table-cell table:style-name="ce1" office:value-type="float" office:value="20.0700548730815">
            <text:p>20.0700548730815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659441629705282">
            <text:p>0.659441629705282</text:p>
          </table:table-cell>
          <table:table-cell table:style-name="ce1" office:value-type="float" office:value="0.922753855599673">
            <text:p>0.922753855599673</text:p>
          </table:table-cell>
          <table:table-cell table:style-name="ce1" office:value-type="float" office:value="0.918323423688978">
            <text:p>0.918323423688978</text:p>
          </table:table-cell>
          <table:table-cell table:style-name="ce1" office:value-type="float" office:value="0.922613299784669">
            <text:p>0.922613299784669</text:p>
          </table:table-cell>
          <table:table-cell table:style-name="ce1" office:value-type="float" office:value="0.918323510997448">
            <text:p>0.918323510997448</text:p>
          </table:table-cell>
          <table:table-cell table:style-name="ce1" office:value-type="float" office:value="0.781652429485133">
            <text:p>0.781652429485133</text:p>
          </table:table-cell>
          <table:table-cell table:style-name="ce1" office:value-type="float" office:value="0.875114987629451">
            <text:p>0.875114987629451</text:p>
          </table:table-cell>
          <table:table-cell table:style-name="ce1" office:value-type="float" office:value="0.849755428143434">
            <text:p>0.849755428143434</text:p>
          </table:table-cell>
        </table:table-row>
      </table:table>
      <table:table table:name="'file:///mnt/Dados/vinma/documentos/Gradua%C3%A7%C3%A3o/TCC/results/HW_C002_120.xlsx'#sigma_010" table:print="false" table:style-name="ta_extref">
        <table:table-source xlink:type="simple" xlink:href="../HW_C002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/HW_C002_120.xlsx'#sigma_025" table:print="false" table:style-name="ta_extref">
        <table:table-source xlink:type="simple" xlink:href="../HW_C002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8.1722985016887">
            <text:p>28.1722985016887</text:p>
          </table:table-cell>
          <table:table-cell table:style-name="ce1" office:value-type="float" office:value="33.3216023756522">
            <text:p>33.3216023756522</text:p>
          </table:table-cell>
          <table:table-cell table:style-name="ce1" office:value-type="float" office:value="32.6980358040989">
            <text:p>32.6980358040989</text:p>
          </table:table-cell>
          <table:table-cell table:style-name="ce1" office:value-type="float" office:value="33.0505879638448">
            <text:p>33.0505879638448</text:p>
          </table:table-cell>
          <table:table-cell table:style-name="ce1" office:value-type="float" office:value="32.6980394391904">
            <text:p>32.6980394391904</text:p>
          </table:table-cell>
          <table:table-cell table:style-name="ce1" office:value-type="float" office:value="31.4647615236606">
            <text:p>31.4647615236606</text:p>
          </table:table-cell>
          <table:table-cell table:style-name="ce1" office:value-type="float" office:value="33.0000204624427">
            <text:p>33.0000204624427</text:p>
          </table:table-cell>
          <table:table-cell table:style-name="ce1" office:value-type="float" office:value="32.6704603787197">
            <text:p>32.6704603787197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765978838965784">
            <text:p>0.765978838965784</text:p>
          </table:table-cell>
          <table:table-cell table:style-name="ce1" office:value-type="float" office:value="0.911786411248002">
            <text:p>0.911786411248002</text:p>
          </table:table-cell>
          <table:table-cell table:style-name="ce1" office:value-type="float" office:value="0.908888683331387">
            <text:p>0.908888683331387</text:p>
          </table:table-cell>
          <table:table-cell table:style-name="ce1" office:value-type="float" office:value="0.909799226737067">
            <text:p>0.909799226737067</text:p>
          </table:table-cell>
          <table:table-cell table:style-name="ce1" office:value-type="float" office:value="0.908888379738846">
            <text:p>0.908888379738846</text:p>
          </table:table-cell>
          <table:table-cell table:style-name="ce1" office:value-type="float" office:value="0.879006573576405">
            <text:p>0.879006573576405</text:p>
          </table:table-cell>
          <table:table-cell table:style-name="ce1" office:value-type="float" office:value="0.896249978785183">
            <text:p>0.896249978785183</text:p>
          </table:table-cell>
          <table:table-cell table:style-name="ce1" office:value-type="float" office:value="0.887642779286677">
            <text:p>0.887642779286677</text:p>
          </table:table-cell>
        </table:table-row>
      </table:table>
      <table:table table:name="'file:///mnt/Dados/vinma/documentos/Gradua%C3%A7%C3%A3o/TCC/results/HW_C002_120.xlsx'#sigma_050" table:print="false" table:style-name="ta_extref">
        <table:table-source xlink:type="simple" xlink:href="../HW_C002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4948131343902">
            <text:p>14.4948131343902</text:p>
          </table:table-cell>
          <table:table-cell table:style-name="ce1" office:value-type="float" office:value="27.733770594365">
            <text:p>27.733770594365</text:p>
          </table:table-cell>
          <table:table-cell table:style-name="ce1" office:value-type="float" office:value="27.1514413144405">
            <text:p>27.1514413144405</text:p>
          </table:table-cell>
          <table:table-cell table:style-name="ce1" office:value-type="float" office:value="27.328797541504">
            <text:p>27.328797541504</text:p>
          </table:table-cell>
          <table:table-cell table:style-name="ce1" office:value-type="float" office:value="27.1514429409309">
            <text:p>27.1514429409309</text:p>
          </table:table-cell>
          <table:table-cell table:style-name="ce1" office:value-type="float" office:value="21.6286879346974">
            <text:p>21.6286879346974</text:p>
          </table:table-cell>
          <table:table-cell table:style-name="ce1" office:value-type="float" office:value="25.1015148101194">
            <text:p>25.1015148101194</text:p>
          </table:table-cell>
          <table:table-cell table:style-name="ce1" office:value-type="float" office:value="23.9547126430844">
            <text:p>23.9547126430844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277031168469106">
            <text:p>0.277031168469106</text:p>
          </table:table-cell>
          <table:table-cell table:style-name="ce1" office:value-type="float" office:value="0.794353611086191">
            <text:p>0.794353611086191</text:p>
          </table:table-cell>
          <table:table-cell table:style-name="ce1" office:value-type="float" office:value="0.806314872937526">
            <text:p>0.806314872937526</text:p>
          </table:table-cell>
          <table:table-cell table:style-name="ce1" office:value-type="float" office:value="0.782850282006054">
            <text:p>0.782850282006054</text:p>
          </table:table-cell>
          <table:table-cell table:style-name="ce1" office:value-type="float" office:value="0.806314926440654">
            <text:p>0.806314926440654</text:p>
          </table:table-cell>
          <table:table-cell table:style-name="ce1" office:value-type="float" office:value="0.52460183522755">
            <text:p>0.52460183522755</text:p>
          </table:table-cell>
          <table:table-cell table:style-name="ce1" office:value-type="float" office:value="0.719400600950673">
            <text:p>0.719400600950673</text:p>
          </table:table-cell>
          <table:table-cell table:style-name="ce1" office:value-type="float" office:value="0.690552078558067">
            <text:p>0.690552078558067</text:p>
          </table:table-cell>
        </table:table-row>
      </table:table>
      <table:table table:name="'file:///mnt/Dados/vinma/documentos/Gradua%C3%A7%C3%A3o/TCC/results/HW_C004_120.xlsx'#sigma_010" table:print="false" table:style-name="ta_extref">
        <table:table-source xlink:type="simple" xlink:href="../HW_C004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8.1393548071731">
            <text:p>28.1393548071731</text:p>
          </table:table-cell>
          <table:table-cell table:style-name="ce1" office:value-type="float" office:value="32.2331140979237">
            <text:p>32.2331140979237</text:p>
          </table:table-cell>
          <table:table-cell table:style-name="ce1" office:value-type="float" office:value="31.6367348311924">
            <text:p>31.6367348311924</text:p>
          </table:table-cell>
          <table:table-cell table:style-name="ce1" office:value-type="float" office:value="32.1707501767082">
            <text:p>32.1707501767082</text:p>
          </table:table-cell>
          <table:table-cell table:style-name="ce1" office:value-type="float" office:value="31.6367301170924">
            <text:p>31.6367301170924</text:p>
          </table:table-cell>
          <table:table-cell table:style-name="ce1" office:value-type="float" office:value="29.9756338977312">
            <text:p>29.9756338977312</text:p>
          </table:table-cell>
          <table:table-cell table:style-name="ce1" office:value-type="float" office:value="32.0569547250153">
            <text:p>32.0569547250153</text:p>
          </table:table-cell>
          <table:table-cell table:style-name="ce1" office:value-type="float" office:value="31.7624347548947">
            <text:p>31.7624347548947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844026911851935">
            <text:p>0.844026911851935</text:p>
          </table:table-cell>
          <table:table-cell table:style-name="ce1" office:value-type="float" office:value="0.940541124677679">
            <text:p>0.940541124677679</text:p>
          </table:table-cell>
          <table:table-cell table:style-name="ce1" office:value-type="float" office:value="0.934915812110839">
            <text:p>0.934915812110839</text:p>
          </table:table-cell>
          <table:table-cell table:style-name="ce1" office:value-type="float" office:value="0.939667990508554">
            <text:p>0.939667990508554</text:p>
          </table:table-cell>
          <table:table-cell table:style-name="ce1" office:value-type="float" office:value="0.934915829923959">
            <text:p>0.934915829923959</text:p>
          </table:table-cell>
          <table:table-cell table:style-name="ce1" office:value-type="float" office:value="0.906424699617378">
            <text:p>0.906424699617378</text:p>
          </table:table-cell>
          <table:table-cell table:style-name="ce1" office:value-type="float" office:value="0.933663207132398">
            <text:p>0.933663207132398</text:p>
          </table:table-cell>
          <table:table-cell table:style-name="ce1" office:value-type="float" office:value="0.929854061272536">
            <text:p>0.929854061272536</text:p>
          </table:table-cell>
        </table:table-row>
      </table:table>
      <table:table table:name="'file:///mnt/Dados/vinma/documentos/Gradua%C3%A7%C3%A3o/TCC/results/HW_C004_120.xlsx'#sigma_025" table:print="false" table:style-name="ta_extref">
        <table:table-source xlink:type="simple" xlink:href="../HW_C004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9.7207059466602">
            <text:p>19.7207059466602</text:p>
          </table:table-cell>
          <table:table-cell table:style-name="ce1" office:value-type="float" office:value="28.9615792622475">
            <text:p>28.9615792622475</text:p>
          </table:table-cell>
          <table:table-cell table:style-name="ce1" office:value-type="float" office:value="28.6440048646959">
            <text:p>28.6440048646959</text:p>
          </table:table-cell>
          <table:table-cell table:style-name="ce1" office:value-type="float" office:value="28.9936064166693">
            <text:p>28.9936064166693</text:p>
          </table:table-cell>
          <table:table-cell table:style-name="ce1" office:value-type="float" office:value="28.6439925941016">
            <text:p>28.6439925941016</text:p>
          </table:table-cell>
          <table:table-cell table:style-name="ce1" office:value-type="float" office:value="25.1823999153154">
            <text:p>25.1823999153154</text:p>
          </table:table-cell>
          <table:table-cell table:style-name="ce1" office:value-type="float" office:value="28.1428119533256">
            <text:p>28.1428119533256</text:p>
          </table:table-cell>
          <table:table-cell table:style-name="ce1" office:value-type="float" office:value="27.0774434965128">
            <text:p>27.0774434965128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535046372413275">
            <text:p>0.535046372413275</text:p>
          </table:table-cell>
          <table:table-cell table:style-name="ce1" office:value-type="float" office:value="0.885320850631444">
            <text:p>0.885320850631444</text:p>
          </table:table-cell>
          <table:table-cell table:style-name="ce1" office:value-type="float" office:value="0.88198190078483">
            <text:p>0.88198190078483</text:p>
          </table:table-cell>
          <table:table-cell table:style-name="ce1" office:value-type="float" office:value="0.881913237574959">
            <text:p>0.881913237574959</text:p>
          </table:table-cell>
          <table:table-cell table:style-name="ce1" office:value-type="float" office:value="0.881981495166296">
            <text:p>0.881981495166296</text:p>
          </table:table-cell>
          <table:table-cell table:style-name="ce1" office:value-type="float" office:value="0.767504347784083">
            <text:p>0.767504347784083</text:p>
          </table:table-cell>
          <table:table-cell table:style-name="ce1" office:value-type="float" office:value="0.851994219706421">
            <text:p>0.851994219706421</text:p>
          </table:table-cell>
          <table:table-cell table:style-name="ce1" office:value-type="float" office:value="0.820185306862056">
            <text:p>0.820185306862056</text:p>
          </table:table-cell>
        </table:table-row>
      </table:table>
      <table:table table:name="'file:///mnt/Dados/vinma/documentos/Gradua%C3%A7%C3%A3o/TCC/results/HW_C004_120.xlsx'#sigma_050" table:print="false" table:style-name="ta_extref">
        <table:table-source xlink:type="simple" xlink:href="../HW_C004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6834397273849">
            <text:p>14.6834397273849</text:p>
          </table:table-cell>
          <table:table-cell table:style-name="ce1" office:value-type="float" office:value="25.5074738355228">
            <text:p>25.5074738355228</text:p>
          </table:table-cell>
          <table:table-cell table:style-name="ce1" office:value-type="float" office:value="25.1836077562712">
            <text:p>25.1836077562712</text:p>
          </table:table-cell>
          <table:table-cell table:style-name="ce1" office:value-type="float" office:value="25.2407590502983">
            <text:p>25.2407590502983</text:p>
          </table:table-cell>
          <table:table-cell table:style-name="ce1" office:value-type="float" office:value="25.1836090379273">
            <text:p>25.1836090379273</text:p>
          </table:table-cell>
          <table:table-cell table:style-name="ce1" office:value-type="float" office:value="21.1176739961446">
            <text:p>21.1176739961446</text:p>
          </table:table-cell>
          <table:table-cell table:style-name="ce1" office:value-type="float" office:value="23.6859783044639">
            <text:p>23.6859783044639</text:p>
          </table:table-cell>
          <table:table-cell table:style-name="ce1" office:value-type="float" office:value="22.4304388525471">
            <text:p>22.4304388525471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308217351287869">
            <text:p>0.308217351287869</text:p>
          </table:table-cell>
          <table:table-cell table:style-name="ce1" office:value-type="float" office:value="0.789018701066827">
            <text:p>0.789018701066827</text:p>
          </table:table-cell>
          <table:table-cell table:style-name="ce1" office:value-type="float" office:value="0.775833936239654">
            <text:p>0.775833936239654</text:p>
          </table:table-cell>
          <table:table-cell table:style-name="ce1" office:value-type="float" office:value="0.775535322175424">
            <text:p>0.775535322175424</text:p>
          </table:table-cell>
          <table:table-cell table:style-name="ce1" office:value-type="float" office:value="0.775834020390066">
            <text:p>0.775834020390066</text:p>
          </table:table-cell>
          <table:table-cell table:style-name="ce1" office:value-type="float" office:value="0.569145805607991">
            <text:p>0.569145805607991</text:p>
          </table:table-cell>
          <table:table-cell table:style-name="ce1" office:value-type="float" office:value="0.708890679281486">
            <text:p>0.708890679281486</text:p>
          </table:table-cell>
          <table:table-cell table:style-name="ce1" office:value-type="float" office:value="0.648959928108672">
            <text:p>0.648959928108672</text:p>
          </table:table-cell>
        </table:table-row>
      </table:table>
      <table:table table:name="'file:///mnt/Dados/vinma/documentos/Gradua%C3%A7%C3%A3o/TCC/results/HW_C009_120.xlsx'#sigma_010" table:print="false" table:style-name="ta_extref">
        <table:table-source xlink:type="simple" xlink:href="../HW_C009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7405968117591">
            <text:p>27.7405968117591</text:p>
          </table:table-cell>
          <table:table-cell table:style-name="ce1" office:value-type="float" office:value="29.4113266229829">
            <text:p>29.4113266229829</text:p>
          </table:table-cell>
          <table:table-cell table:style-name="ce1" office:value-type="float" office:value="29.2560857967063">
            <text:p>29.2560857967063</text:p>
          </table:table-cell>
          <table:table-cell table:style-name="ce1" office:value-type="float" office:value="29.5308647960378">
            <text:p>29.5308647960378</text:p>
          </table:table-cell>
          <table:table-cell table:style-name="ce1" office:value-type="float" office:value="29.2561167688161">
            <text:p>29.2561167688161</text:p>
          </table:table-cell>
          <table:table-cell table:style-name="ce1" office:value-type="float" office:value="28.0547975103331">
            <text:p>28.0547975103331</text:p>
          </table:table-cell>
          <table:table-cell table:style-name="ce1" office:value-type="float" office:value="29.6649175917874">
            <text:p>29.6649175917874</text:p>
          </table:table-cell>
          <table:table-cell table:style-name="ce1" office:value-type="float" office:value="29.4953361033968">
            <text:p>29.4953361033968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92273543482819">
            <text:p>0.92273543482819</text:p>
          </table:table-cell>
          <table:table-cell table:style-name="ce1" office:value-type="float" office:value="0.946325611658812">
            <text:p>0.946325611658812</text:p>
          </table:table-cell>
          <table:table-cell table:style-name="ce1" office:value-type="float" office:value="0.944728364710045">
            <text:p>0.944728364710045</text:p>
          </table:table-cell>
          <table:table-cell table:style-name="ce1" office:value-type="float" office:value="0.948759935270998">
            <text:p>0.948759935270998</text:p>
          </table:table-cell>
          <table:table-cell table:style-name="ce1" office:value-type="float" office:value="0.944728742018367">
            <text:p>0.944728742018367</text:p>
          </table:table-cell>
          <table:table-cell table:style-name="ce1" office:value-type="float" office:value="0.924886749123403">
            <text:p>0.924886749123403</text:p>
          </table:table-cell>
          <table:table-cell table:style-name="ce1" office:value-type="float" office:value="0.94553111994071">
            <text:p>0.94553111994071</text:p>
          </table:table-cell>
          <table:table-cell table:style-name="ce1" office:value-type="float" office:value="0.943598253482096">
            <text:p>0.943598253482096</text:p>
          </table:table-cell>
        </table:table-row>
      </table:table>
      <table:table table:name="'file:///mnt/Dados/vinma/documentos/Gradua%C3%A7%C3%A3o/TCC/results/HW_C009_120.xlsx'#sigma_025" table:print="false" table:style-name="ta_extref">
        <table:table-source xlink:type="simple" xlink:href="../HW_C009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9.6571383729842">
            <text:p>19.6571383729842</text:p>
          </table:table-cell>
          <table:table-cell table:style-name="ce1" office:value-type="float" office:value="26.5955804325182">
            <text:p>26.5955804325182</text:p>
          </table:table-cell>
          <table:table-cell table:style-name="ce1" office:value-type="float" office:value="26.3528729587427">
            <text:p>26.3528729587427</text:p>
          </table:table-cell>
          <table:table-cell table:style-name="ce1" office:value-type="float" office:value="26.6533609840388">
            <text:p>26.6533609840388</text:p>
          </table:table-cell>
          <table:table-cell table:style-name="ce1" office:value-type="float" office:value="26.3528736748021">
            <text:p>26.3528736748021</text:p>
          </table:table-cell>
          <table:table-cell table:style-name="ce1" office:value-type="float" office:value="23.7168412973309">
            <text:p>23.7168412973309</text:p>
          </table:table-cell>
          <table:table-cell table:style-name="ce1" office:value-type="float" office:value="25.7518711845405">
            <text:p>25.7518711845405</text:p>
          </table:table-cell>
          <table:table-cell table:style-name="ce1" office:value-type="float" office:value="24.6559228857627">
            <text:p>24.6559228857627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673227735130485">
            <text:p>0.673227735130485</text:p>
          </table:table-cell>
          <table:table-cell table:style-name="ce1" office:value-type="float" office:value="0.892380317476374">
            <text:p>0.892380317476374</text:p>
          </table:table-cell>
          <table:table-cell table:style-name="ce1" office:value-type="float" office:value="0.88785200140266">
            <text:p>0.88785200140266</text:p>
          </table:table-cell>
          <table:table-cell table:style-name="ce1" office:value-type="float" office:value="0.89194443778426">
            <text:p>0.89194443778426</text:p>
          </table:table-cell>
          <table:table-cell table:style-name="ce1" office:value-type="float" office:value="0.887852012302494">
            <text:p>0.887852012302494</text:p>
          </table:table-cell>
          <table:table-cell table:style-name="ce1" office:value-type="float" office:value="0.802314806445719">
            <text:p>0.802314806445719</text:p>
          </table:table-cell>
          <table:table-cell table:style-name="ce1" office:value-type="float" office:value="0.851116088564069">
            <text:p>0.851116088564069</text:p>
          </table:table-cell>
          <table:table-cell table:style-name="ce1" office:value-type="float" office:value="0.806077418600324">
            <text:p>0.806077418600324</text:p>
          </table:table-cell>
        </table:table-row>
      </table:table>
      <table:table table:name="'file:///mnt/Dados/vinma/documentos/Gradua%C3%A7%C3%A3o/TCC/results/HW_C009_120.xlsx'#sigma_050" table:print="false" table:style-name="ta_extref">
        <table:table-source xlink:type="simple" xlink:href="../HW_C009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4809025066199">
            <text:p>14.4809025066199</text:p>
          </table:table-cell>
          <table:table-cell table:style-name="ce1" office:value-type="float" office:value="23.2669201467653">
            <text:p>23.2669201467653</text:p>
          </table:table-cell>
          <table:table-cell table:style-name="ce1" office:value-type="float" office:value="22.8575234742826">
            <text:p>22.8575234742826</text:p>
          </table:table-cell>
          <table:table-cell table:style-name="ce1" office:value-type="float" office:value="22.9850151270358">
            <text:p>22.9850151270358</text:p>
          </table:table-cell>
          <table:table-cell table:style-name="ce1" office:value-type="float" office:value="22.8575221519904">
            <text:p>22.8575221519904</text:p>
          </table:table-cell>
          <table:table-cell table:style-name="ce1" office:value-type="float" office:value="19.8100552059108">
            <text:p>19.8100552059108</text:p>
          </table:table-cell>
          <table:table-cell table:style-name="ce1" office:value-type="float" office:value="21.4541658353321">
            <text:p>21.4541658353321</text:p>
          </table:table-cell>
          <table:table-cell table:style-name="ce1" office:value-type="float" office:value="20.1609501792921">
            <text:p>20.1609501792921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400683926006186">
            <text:p>0.400683926006186</text:p>
          </table:table-cell>
          <table:table-cell table:style-name="ce1" office:value-type="float" office:value="0.76253753611678">
            <text:p>0.76253753611678</text:p>
          </table:table-cell>
          <table:table-cell table:style-name="ce1" office:value-type="float" office:value="0.725568126007016">
            <text:p>0.725568126007016</text:p>
          </table:table-cell>
          <table:table-cell table:style-name="ce1" office:value-type="float" office:value="0.739935762594547">
            <text:p>0.739935762594547</text:p>
          </table:table-cell>
          <table:table-cell table:style-name="ce1" office:value-type="float" office:value="0.725568013839322">
            <text:p>0.725568013839322</text:p>
          </table:table-cell>
          <table:table-cell table:style-name="ce1" office:value-type="float" office:value="0.56540975482722">
            <text:p>0.56540975482722</text:p>
          </table:table-cell>
          <table:table-cell table:style-name="ce1" office:value-type="float" office:value="0.636526982449952">
            <text:p>0.636526982449952</text:p>
          </table:table-cell>
          <table:table-cell table:style-name="ce1" office:value-type="float" office:value="0.53617928313351">
            <text:p>0.53617928313351</text:p>
          </table:table-cell>
        </table:table-row>
      </table:table>
      <table:table table:name="'file:///mnt/Dados/vinma/documentos/Gradua%C3%A7%C3%A3o/TCC/results/HW_C011_120.xlsx'#sigma_010" table:print="false" table:style-name="ta_extref">
        <table:table-source xlink:type="simple" xlink:href="../HW_C011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7708164624256">
            <text:p>27.7708164624256</text:p>
          </table:table-cell>
          <table:table-cell table:style-name="ce1" office:value-type="float" office:value="31.0960503502974">
            <text:p>31.0960503502974</text:p>
          </table:table-cell>
          <table:table-cell table:style-name="ce1" office:value-type="float" office:value="30.5134803198526">
            <text:p>30.5134803198526</text:p>
          </table:table-cell>
          <table:table-cell table:style-name="ce1" office:value-type="float" office:value="30.8933140736138">
            <text:p>30.8933140736138</text:p>
          </table:table-cell>
          <table:table-cell table:style-name="ce1" office:value-type="float" office:value="30.5134985568433">
            <text:p>30.5134985568433</text:p>
          </table:table-cell>
          <table:table-cell table:style-name="ce1" office:value-type="float" office:value="28.7283109227075">
            <text:p>28.7283109227075</text:p>
          </table:table-cell>
          <table:table-cell table:style-name="ce1" office:value-type="float" office:value="30.9345807068928">
            <text:p>30.9345807068928</text:p>
          </table:table-cell>
          <table:table-cell table:style-name="ce1" office:value-type="float" office:value="30.7618525334344">
            <text:p>30.7618525334344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872578261054786">
            <text:p>0.872578261054786</text:p>
          </table:table-cell>
          <table:table-cell table:style-name="ce1" office:value-type="float" office:value="0.938331085562792">
            <text:p>0.938331085562792</text:p>
          </table:table-cell>
          <table:table-cell table:style-name="ce1" office:value-type="float" office:value="0.931968003965993">
            <text:p>0.931968003965993</text:p>
          </table:table-cell>
          <table:table-cell table:style-name="ce1" office:value-type="float" office:value="0.936153092478721">
            <text:p>0.936153092478721</text:p>
          </table:table-cell>
          <table:table-cell table:style-name="ce1" office:value-type="float" office:value="0.931968035955314">
            <text:p>0.931968035955314</text:p>
          </table:table-cell>
          <table:table-cell table:style-name="ce1" office:value-type="float" office:value="0.894611264858995">
            <text:p>0.894611264858995</text:p>
          </table:table-cell>
          <table:table-cell table:style-name="ce1" office:value-type="float" office:value="0.929722287107942">
            <text:p>0.929722287107942</text:p>
          </table:table-cell>
          <table:table-cell table:style-name="ce1" office:value-type="float" office:value="0.923434075487759">
            <text:p>0.923434075487759</text:p>
          </table:table-cell>
        </table:table-row>
      </table:table>
      <table:table table:name="'file:///mnt/Dados/vinma/documentos/Gradua%C3%A7%C3%A3o/TCC/results/HW_C011_120.xlsx'#sigma_025" table:print="false" table:style-name="ta_extref">
        <table:table-source xlink:type="simple" xlink:href="../HW_C011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9.6686010464512">
            <text:p>19.6686010464512</text:p>
          </table:table-cell>
          <table:table-cell table:style-name="ce1" office:value-type="float" office:value="28.6590075247779">
            <text:p>28.6590075247779</text:p>
          </table:table-cell>
          <table:table-cell table:style-name="ce1" office:value-type="float" office:value="28.0718641429348">
            <text:p>28.0718641429348</text:p>
          </table:table-cell>
          <table:table-cell table:style-name="ce1" office:value-type="float" office:value="28.5871680995465">
            <text:p>28.5871680995465</text:p>
          </table:table-cell>
          <table:table-cell table:style-name="ce1" office:value-type="float" office:value="28.0718561859756">
            <text:p>28.0718561859756</text:p>
          </table:table-cell>
          <table:table-cell table:style-name="ce1" office:value-type="float" office:value="23.7288812463287">
            <text:p>23.7288812463287</text:p>
          </table:table-cell>
          <table:table-cell table:style-name="ce1" office:value-type="float" office:value="27.7497598294935">
            <text:p>27.7497598294935</text:p>
          </table:table-cell>
          <table:table-cell table:style-name="ce1" office:value-type="float" office:value="26.9324550844964">
            <text:p>26.9324550844964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596301929231429">
            <text:p>0.596301929231429</text:p>
          </table:table-cell>
          <table:table-cell table:style-name="ce1" office:value-type="float" office:value="0.88636774206474">
            <text:p>0.88636774206474</text:p>
          </table:table-cell>
          <table:table-cell table:style-name="ce1" office:value-type="float" office:value="0.877361071515435">
            <text:p>0.877361071515435</text:p>
          </table:table-cell>
          <table:table-cell table:style-name="ce1" office:value-type="float" office:value="0.886477741484096">
            <text:p>0.886477741484096</text:p>
          </table:table-cell>
          <table:table-cell table:style-name="ce1" office:value-type="float" office:value="0.877360780312689">
            <text:p>0.877360780312689</text:p>
          </table:table-cell>
          <table:table-cell table:style-name="ce1" office:value-type="float" office:value="0.746206645290712">
            <text:p>0.746206645290712</text:p>
          </table:table-cell>
          <table:table-cell table:style-name="ce1" office:value-type="float" office:value="0.847016332697542">
            <text:p>0.847016332697542</text:p>
          </table:table-cell>
          <table:table-cell table:style-name="ce1" office:value-type="float" office:value="0.815930376138566">
            <text:p>0.815930376138566</text:p>
          </table:table-cell>
        </table:table-row>
      </table:table>
      <table:table table:name="'file:///mnt/Dados/vinma/documentos/Gradua%C3%A7%C3%A3o/TCC/results/HW_C011_120.xlsx'#sigma_050" table:print="false" table:style-name="ta_extref">
        <table:table-source xlink:type="simple" xlink:href="../HW_C011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5689607453938">
            <text:p>14.5689607453938</text:p>
          </table:table-cell>
          <table:table-cell table:style-name="ce1" office:value-type="float" office:value="25.773386165275">
            <text:p>25.773386165275</text:p>
          </table:table-cell>
          <table:table-cell table:style-name="ce1" office:value-type="float" office:value="24.8049909352921">
            <text:p>24.8049909352921</text:p>
          </table:table-cell>
          <table:table-cell table:style-name="ce1" office:value-type="float" office:value="25.4760493891704">
            <text:p>25.4760493891704</text:p>
          </table:table-cell>
          <table:table-cell table:style-name="ce1" office:value-type="float" office:value="24.8049938261301">
            <text:p>24.8049938261301</text:p>
          </table:table-cell>
          <table:table-cell table:style-name="ce1" office:value-type="float" office:value="19.8086700935885">
            <text:p>19.8086700935885</text:p>
          </table:table-cell>
          <table:table-cell table:style-name="ce1" office:value-type="float" office:value="22.4368843716067">
            <text:p>22.4368843716067</text:p>
          </table:table-cell>
          <table:table-cell table:style-name="ce1" office:value-type="float" office:value="21.0252351037701">
            <text:p>21.0252351037701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368949252038281">
            <text:p>0.368949252038281</text:p>
          </table:table-cell>
          <table:table-cell table:style-name="ce1" office:value-type="float" office:value="0.804523914062358">
            <text:p>0.804523914062358</text:p>
          </table:table-cell>
          <table:table-cell table:style-name="ce1" office:value-type="float" office:value="0.758735134845801">
            <text:p>0.758735134845801</text:p>
          </table:table-cell>
          <table:table-cell table:style-name="ce1" office:value-type="float" office:value="0.799729240482957">
            <text:p>0.799729240482957</text:p>
          </table:table-cell>
          <table:table-cell table:style-name="ce1" office:value-type="float" office:value="0.758735272986451">
            <text:p>0.758735272986451</text:p>
          </table:table-cell>
          <table:table-cell table:style-name="ce1" office:value-type="float" office:value="0.507164752236472">
            <text:p>0.507164752236472</text:p>
          </table:table-cell>
          <table:table-cell table:style-name="ce1" office:value-type="float" office:value="0.654675127507232">
            <text:p>0.654675127507232</text:p>
          </table:table-cell>
          <table:table-cell table:style-name="ce1" office:value-type="float" office:value="0.572616251949768">
            <text:p>0.572616251949768</text:p>
          </table:table-cell>
        </table:table-row>
      </table:table>
      <table:table table:name="'file:///mnt/Dados/vinma/documentos/Gradua%C3%A7%C3%A3o/TCC/results/HW_C016_120.xlsx'#sigma_010" table:print="false" table:style-name="ta_extref">
        <table:table-source xlink:type="simple" xlink:href="../HW_C016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7731776083403">
            <text:p>27.7731776083403</text:p>
          </table:table-cell>
          <table:table-cell table:style-name="ce1" office:value-type="float" office:value="29.4662120653028">
            <text:p>29.4662120653028</text:p>
          </table:table-cell>
          <table:table-cell table:style-name="ce1" office:value-type="float" office:value="29.3402006347863">
            <text:p>29.3402006347863</text:p>
          </table:table-cell>
          <table:table-cell table:style-name="ce1" office:value-type="float" office:value="29.3274097921463">
            <text:p>29.3274097921463</text:p>
          </table:table-cell>
          <table:table-cell table:style-name="ce1" office:value-type="float" office:value="29.3401998264265">
            <text:p>29.3401998264265</text:p>
          </table:table-cell>
          <table:table-cell table:style-name="ce1" office:value-type="float" office:value="28.3047316603784">
            <text:p>28.3047316603784</text:p>
          </table:table-cell>
          <table:table-cell table:style-name="ce1" office:value-type="float" office:value="29.6723030438218">
            <text:p>29.6723030438218</text:p>
          </table:table-cell>
          <table:table-cell table:style-name="ce1" office:value-type="float" office:value="29.5423307380369">
            <text:p>29.5423307380369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93898910483979">
            <text:p>0.93898910483979</text:p>
          </table:table-cell>
          <table:table-cell table:style-name="ce1" office:value-type="float" office:value="0.960410924595157">
            <text:p>0.960410924595157</text:p>
          </table:table-cell>
          <table:table-cell table:style-name="ce1" office:value-type="float" office:value="0.959155395314516">
            <text:p>0.959155395314516</text:p>
          </table:table-cell>
          <table:table-cell table:style-name="ce1" office:value-type="float" office:value="0.960227362588269">
            <text:p>0.960227362588269</text:p>
          </table:table-cell>
          <table:table-cell table:style-name="ce1" office:value-type="float" office:value="0.959155398430741">
            <text:p>0.959155398430741</text:p>
          </table:table-cell>
          <table:table-cell table:style-name="ce1" office:value-type="float" office:value="0.947681804990301">
            <text:p>0.947681804990301</text:p>
          </table:table-cell>
          <table:table-cell table:style-name="ce1" office:value-type="float" office:value="0.960790350740445">
            <text:p>0.960790350740445</text:p>
          </table:table-cell>
          <table:table-cell table:style-name="ce1" office:value-type="float" office:value="0.960622197436008">
            <text:p>0.960622197436008</text:p>
          </table:table-cell>
        </table:table-row>
      </table:table>
      <table:table table:name="'file:///mnt/Dados/vinma/documentos/Gradua%C3%A7%C3%A3o/TCC/results/HW_C016_120.xlsx'#sigma_025" table:print="false" table:style-name="ta_extref">
        <table:table-source xlink:type="simple" xlink:href="../HW_C016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9.7175543426833">
            <text:p>19.7175543426833</text:p>
          </table:table-cell>
          <table:table-cell table:style-name="ce1" office:value-type="float" office:value="26.8299198699344">
            <text:p>26.8299198699344</text:p>
          </table:table-cell>
          <table:table-cell table:style-name="ce1" office:value-type="float" office:value="26.5991490439524">
            <text:p>26.5991490439524</text:p>
          </table:table-cell>
          <table:table-cell table:style-name="ce1" office:value-type="float" office:value="27.0108157940915">
            <text:p>27.0108157940915</text:p>
          </table:table-cell>
          <table:table-cell table:style-name="ce1" office:value-type="float" office:value="26.5991548338389">
            <text:p>26.5991548338389</text:p>
          </table:table-cell>
          <table:table-cell table:style-name="ce1" office:value-type="float" office:value="23.782021322362">
            <text:p>23.782021322362</text:p>
          </table:table-cell>
          <table:table-cell table:style-name="ce1" office:value-type="float" office:value="26.432875842195">
            <text:p>26.432875842195</text:p>
          </table:table-cell>
          <table:table-cell table:style-name="ce1" office:value-type="float" office:value="25.7211626942386">
            <text:p>25.7211626942386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742036028656799">
            <text:p>0.742036028656799</text:p>
          </table:table-cell>
          <table:table-cell table:style-name="ce1" office:value-type="float" office:value="0.929898924400202">
            <text:p>0.929898924400202</text:p>
          </table:table-cell>
          <table:table-cell table:style-name="ce1" office:value-type="float" office:value="0.92654042450464">
            <text:p>0.92654042450464</text:p>
          </table:table-cell>
          <table:table-cell table:style-name="ce1" office:value-type="float" office:value="0.931592300674311">
            <text:p>0.931592300674311</text:p>
          </table:table-cell>
          <table:table-cell table:style-name="ce1" office:value-type="float" office:value="0.92654049247556">
            <text:p>0.92654049247556</text:p>
          </table:table-cell>
          <table:table-cell table:style-name="ce1" office:value-type="float" office:value="0.86242045553574">
            <text:p>0.86242045553574</text:p>
          </table:table-cell>
          <table:table-cell table:style-name="ce1" office:value-type="float" office:value="0.91696051948062">
            <text:p>0.91696051948062</text:p>
          </table:table-cell>
          <table:table-cell table:style-name="ce1" office:value-type="float" office:value="0.901340703149117">
            <text:p>0.901340703149117</text:p>
          </table:table-cell>
        </table:table-row>
      </table:table>
      <table:table table:name="'file:///mnt/Dados/vinma/documentos/Gradua%C3%A7%C3%A3o/TCC/results/HW_C016_120.xlsx'#sigma_050" table:print="false" table:style-name="ta_extref">
        <table:table-source xlink:type="simple" xlink:href="../HW_C016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6690702923096">
            <text:p>14.6690702923096</text:p>
          </table:table-cell>
          <table:table-cell table:style-name="ce1" office:value-type="float" office:value="23.4226243690766">
            <text:p>23.4226243690766</text:p>
          </table:table-cell>
          <table:table-cell table:style-name="ce1" office:value-type="float" office:value="23.1368408329667">
            <text:p>23.1368408329667</text:p>
          </table:table-cell>
          <table:table-cell table:style-name="ce1" office:value-type="float" office:value="23.1897223811859">
            <text:p>23.1897223811859</text:p>
          </table:table-cell>
          <table:table-cell table:style-name="ce1" office:value-type="float" office:value="23.1368321758327">
            <text:p>23.1368321758327</text:p>
          </table:table-cell>
          <table:table-cell table:style-name="ce1" office:value-type="float" office:value="19.1357992615774">
            <text:p>19.1357992615774</text:p>
          </table:table-cell>
          <table:table-cell table:style-name="ce1" office:value-type="float" office:value="21.1827381175835">
            <text:p>21.1827381175835</text:p>
          </table:table-cell>
          <table:table-cell table:style-name="ce1" office:value-type="float" office:value="19.7639285251943">
            <text:p>19.7639285251943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500755526046696">
            <text:p>0.500755526046696</text:p>
          </table:table-cell>
          <table:table-cell table:style-name="ce1" office:value-type="float" office:value="0.855007763858653">
            <text:p>0.855007763858653</text:p>
          </table:table-cell>
          <table:table-cell table:style-name="ce1" office:value-type="float" office:value="0.839044433776835">
            <text:p>0.839044433776835</text:p>
          </table:table-cell>
          <table:table-cell table:style-name="ce1" office:value-type="float" office:value="0.843588106549713">
            <text:p>0.843588106549713</text:p>
          </table:table-cell>
          <table:table-cell table:style-name="ce1" office:value-type="float" office:value="0.839044105121073">
            <text:p>0.839044105121073</text:p>
          </table:table-cell>
          <table:table-cell table:style-name="ce1" office:value-type="float" office:value="0.652464402451521">
            <text:p>0.652464402451521</text:p>
          </table:table-cell>
          <table:table-cell table:style-name="ce1" office:value-type="float" office:value="0.751831891724271">
            <text:p>0.751831891724271</text:p>
          </table:table-cell>
          <table:table-cell table:style-name="ce1" office:value-type="float" office:value="0.671957157329394">
            <text:p>0.671957157329394</text:p>
          </table:table-cell>
        </table:table-row>
      </table:table>
      <table:table table:name="'file:///mnt/Dados/vinma/documentos/Gradua%C3%A7%C3%A3o/TCC/results/HW_C017_120.xlsx'#sigma_010" table:print="false" table:style-name="ta_extref">
        <table:table-source xlink:type="simple" xlink:href="../HW_C017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830470347049744">
            <text:p>0.830470347049744</text:p>
          </table:table-cell>
          <table:table-cell table:style-name="ce1" office:value-type="float" office:value="0.906289760134387">
            <text:p>0.906289760134387</text:p>
          </table:table-cell>
          <table:table-cell table:style-name="ce1" office:value-type="float" office:value="0.890492251718086">
            <text:p>0.890492251718086</text:p>
          </table:table-cell>
          <table:table-cell table:style-name="ce1" office:value-type="float" office:value="0.895934140848679">
            <text:p>0.895934140848679</text:p>
          </table:table-cell>
          <table:table-cell table:style-name="ce1" office:value-type="float" office:value="0.890492081770403">
            <text:p>0.890492081770403</text:p>
          </table:table-cell>
          <table:table-cell table:style-name="ce1" office:value-type="float" office:value="0.856965920236731">
            <text:p>0.856965920236731</text:p>
          </table:table-cell>
          <table:table-cell table:style-name="ce1" office:value-type="float" office:value="0.88756515418119">
            <text:p>0.88756515418119</text:p>
          </table:table-cell>
          <table:table-cell table:style-name="ce1" office:value-type="float" office:value="0.880355326196795">
            <text:p>0.880355326196795</text:p>
          </table:table-cell>
        </table:table-row>
      </table:table>
      <table:table table:name="'file:///mnt/Dados/vinma/documentos/Gradua%C3%A7%C3%A3o/TCC/results/HW_C017_120.xlsx'#sigma_025" table:print="false" table:style-name="ta_extref">
        <table:table-source xlink:type="simple" xlink:href="../HW_C017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6152210458331">
            <text:p>27.6152210458331</text:p>
          </table:table-cell>
          <table:table-cell table:style-name="ce1" office:value-type="float" office:value="30.7763609821982">
            <text:p>30.7763609821982</text:p>
          </table:table-cell>
          <table:table-cell table:style-name="ce1" office:value-type="float" office:value="29.7916373255104">
            <text:p>29.7916373255104</text:p>
          </table:table-cell>
          <table:table-cell table:style-name="ce1" office:value-type="float" office:value="30.060874662087">
            <text:p>30.060874662087</text:p>
          </table:table-cell>
          <table:table-cell table:style-name="ce1" office:value-type="float" office:value="29.7916313004861">
            <text:p>29.7916313004861</text:p>
          </table:table-cell>
          <table:table-cell table:style-name="ce1" office:value-type="float" office:value="28.7792599842561">
            <text:p>28.7792599842561</text:p>
          </table:table-cell>
          <table:table-cell table:style-name="ce1" office:value-type="float" office:value="29.9638655973072">
            <text:p>29.9638655973072</text:p>
          </table:table-cell>
          <table:table-cell table:style-name="ce1" office:value-type="float" office:value="29.7089930577588">
            <text:p>29.7089930577588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531962341733264">
            <text:p>0.531962341733264</text:p>
          </table:table-cell>
          <table:table-cell table:style-name="ce1" office:value-type="float" office:value="0.840945613340661">
            <text:p>0.840945613340661</text:p>
          </table:table-cell>
          <table:table-cell table:style-name="ce1" office:value-type="float" office:value="0.816121839237023">
            <text:p>0.816121839237023</text:p>
          </table:table-cell>
          <table:table-cell table:style-name="ce1" office:value-type="float" office:value="0.815382729241376">
            <text:p>0.815382729241376</text:p>
          </table:table-cell>
          <table:table-cell table:style-name="ce1" office:value-type="float" office:value="0.816122046967604">
            <text:p>0.816122046967604</text:p>
          </table:table-cell>
          <table:table-cell table:style-name="ce1" office:value-type="float" office:value="0.692216451865912">
            <text:p>0.692216451865912</text:p>
          </table:table-cell>
          <table:table-cell table:style-name="ce1" office:value-type="float" office:value="0.769378811785067">
            <text:p>0.769378811785067</text:p>
          </table:table-cell>
          <table:table-cell table:style-name="ce1" office:value-type="float" office:value="0.693758478426303">
            <text:p>0.693758478426303</text:p>
          </table:table-cell>
        </table:table-row>
      </table:table>
      <table:table table:name="'file:///mnt/Dados/vinma/documentos/Gradua%C3%A7%C3%A3o/TCC/results/HW_C017_120.xlsx'#sigma_050" table:print="false" table:style-name="ta_extref">
        <table:table-source xlink:type="simple" xlink:href="../HW_C017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7142113865726">
            <text:p>14.7142113865726</text:p>
          </table:table-cell>
          <table:table-cell table:style-name="ce1" office:value-type="float" office:value="25.2052524819214">
            <text:p>25.2052524819214</text:p>
          </table:table-cell>
          <table:table-cell table:style-name="ce1" office:value-type="float" office:value="23.9531530267146">
            <text:p>23.9531530267146</text:p>
          </table:table-cell>
          <table:table-cell table:style-name="ce1" office:value-type="float" office:value="23.9790731521604">
            <text:p>23.9790731521604</text:p>
          </table:table-cell>
          <table:table-cell table:style-name="ce1" office:value-type="float" office:value="23.9531625268157">
            <text:p>23.9531625268157</text:p>
          </table:table-cell>
          <table:table-cell table:style-name="ce1" office:value-type="float" office:value="19.9183494371506">
            <text:p>19.9183494371506</text:p>
          </table:table-cell>
          <table:table-cell table:style-name="ce1" office:value-type="float" office:value="21.3829252645411">
            <text:p>21.3829252645411</text:p>
          </table:table-cell>
          <table:table-cell table:style-name="ce1" office:value-type="float" office:value="19.3709981794284">
            <text:p>19.3709981794284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320361257115188">
            <text:p>0.320361257115188</text:p>
          </table:table-cell>
          <table:table-cell table:style-name="ce1" office:value-type="float" office:value="0.728967072008919">
            <text:p>0.728967072008919</text:p>
          </table:table-cell>
          <table:table-cell table:style-name="ce1" office:value-type="float" office:value="0.664786704484903">
            <text:p>0.664786704484903</text:p>
          </table:table-cell>
          <table:table-cell table:style-name="ce1" office:value-type="float" office:value="0.666448914112216">
            <text:p>0.666448914112216</text:p>
          </table:table-cell>
          <table:table-cell table:style-name="ce1" office:value-type="float" office:value="0.664787605108682">
            <text:p>0.664787605108682</text:p>
          </table:table-cell>
          <table:table-cell table:style-name="ce1" office:value-type="float" office:value="0.414059694046921">
            <text:p>0.414059694046921</text:p>
          </table:table-cell>
          <table:table-cell table:style-name="ce1" office:value-type="float" office:value="0.522033284175072">
            <text:p>0.522033284175072</text:p>
          </table:table-cell>
          <table:table-cell table:style-name="ce1" office:value-type="float" office:value="0.327773400480017">
            <text:p>0.327773400480017</text:p>
          </table:table-cell>
        </table:table-row>
      </table:table>
      <table:table table:name="'file:///mnt/Dados/vinma/documentos/Gradua%C3%A7%C3%A3o/TCC/results/HW_C019_120.xlsx'#sigma_010" table:print="false" table:style-name="ta_extref">
        <table:table-source xlink:type="simple" xlink:href="../HW_C019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/HW_C019_120.xlsx'#sigma_025" table:print="false" table:style-name="ta_extref">
        <table:table-source xlink:type="simple" xlink:href="../HW_C019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8279609061619">
            <text:p>27.8279609061619</text:p>
          </table:table-cell>
          <table:table-cell table:style-name="ce1" office:value-type="float" office:value="28.6052222458228">
            <text:p>28.6052222458228</text:p>
          </table:table-cell>
          <table:table-cell table:style-name="ce1" office:value-type="float" office:value="28.7432086386224">
            <text:p>28.7432086386224</text:p>
          </table:table-cell>
          <table:table-cell table:style-name="ce1" office:value-type="float" office:value="28.6077210509997">
            <text:p>28.6077210509997</text:p>
          </table:table-cell>
          <table:table-cell table:style-name="ce1" office:value-type="float" office:value="28.7432093380477">
            <text:p>28.7432093380477</text:p>
          </table:table-cell>
          <table:table-cell table:style-name="ce1" office:value-type="float" office:value="27.7445496087402">
            <text:p>27.7445496087402</text:p>
          </table:table-cell>
          <table:table-cell table:style-name="ce1" office:value-type="float" office:value="28.569549388361">
            <text:p>28.569549388361</text:p>
          </table:table-cell>
          <table:table-cell table:style-name="ce1" office:value-type="float" office:value="28.2858044031398">
            <text:p>28.2858044031398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955272872361084">
            <text:p>0.955272872361084</text:p>
          </table:table-cell>
          <table:table-cell table:style-name="ce1" office:value-type="float" office:value="0.963052753927847">
            <text:p>0.963052753927847</text:p>
          </table:table-cell>
          <table:table-cell table:style-name="ce1" office:value-type="float" office:value="0.964403400847758">
            <text:p>0.964403400847758</text:p>
          </table:table-cell>
          <table:table-cell table:style-name="ce1" office:value-type="float" office:value="0.964049496168425">
            <text:p>0.964049496168425</text:p>
          </table:table-cell>
          <table:table-cell table:style-name="ce1" office:value-type="float" office:value="0.964403404467016">
            <text:p>0.964403404467016</text:p>
          </table:table-cell>
          <table:table-cell table:style-name="ce1" office:value-type="float" office:value="0.953781610486046">
            <text:p>0.953781610486046</text:p>
          </table:table-cell>
          <table:table-cell table:style-name="ce1" office:value-type="float" office:value="0.960639697391603">
            <text:p>0.960639697391603</text:p>
          </table:table-cell>
          <table:table-cell table:style-name="ce1" office:value-type="float" office:value="0.958619578819984">
            <text:p>0.958619578819984</text:p>
          </table:table-cell>
        </table:table-row>
      </table:table>
      <table:table table:name="'file:///mnt/Dados/vinma/documentos/Gradua%C3%A7%C3%A3o/TCC/results/HW_C019_120.xlsx'#sigma_050" table:print="false" table:style-name="ta_extref">
        <table:table-source xlink:type="simple" xlink:href="../HW_C019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6760743451398">
            <text:p>14.6760743451398</text:p>
          </table:table-cell>
          <table:table-cell table:style-name="ce1" office:value-type="float" office:value="22.1018566461271">
            <text:p>22.1018566461271</text:p>
          </table:table-cell>
          <table:table-cell table:style-name="ce1" office:value-type="float" office:value="21.8471837495942">
            <text:p>21.8471837495942</text:p>
          </table:table-cell>
          <table:table-cell table:style-name="ce1" office:value-type="float" office:value="21.9095630389537">
            <text:p>21.9095630389537</text:p>
          </table:table-cell>
          <table:table-cell table:style-name="ce1" office:value-type="float" office:value="21.8471837975514">
            <text:p>21.8471837975514</text:p>
          </table:table-cell>
          <table:table-cell table:style-name="ce1" office:value-type="float" office:value="18.6077158264553">
            <text:p>18.6077158264553</text:p>
          </table:table-cell>
          <table:table-cell table:style-name="ce1" office:value-type="float" office:value="20.1638971717282">
            <text:p>20.1638971717282</text:p>
          </table:table-cell>
          <table:table-cell table:style-name="ce1" office:value-type="float" office:value="18.9286100427756">
            <text:p>18.9286100427756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54146530488726">
            <text:p>0.54146530488726</text:p>
          </table:table-cell>
          <table:table-cell table:style-name="ce1" office:value-type="float" office:value="0.816768765579529">
            <text:p>0.816768765579529</text:p>
          </table:table-cell>
          <table:table-cell table:style-name="ce1" office:value-type="float" office:value="0.798823874586362">
            <text:p>0.798823874586362</text:p>
          </table:table-cell>
          <table:table-cell table:style-name="ce1" office:value-type="float" office:value="0.804601974029249">
            <text:p>0.804601974029249</text:p>
          </table:table-cell>
          <table:table-cell table:style-name="ce1" office:value-type="float" office:value="0.798823923420393">
            <text:p>0.798823923420393</text:p>
          </table:table-cell>
          <table:table-cell table:style-name="ce1" office:value-type="float" office:value="0.636345890115172">
            <text:p>0.636345890115172</text:p>
          </table:table-cell>
          <table:table-cell table:style-name="ce1" office:value-type="float" office:value="0.692549876798785">
            <text:p>0.692549876798785</text:p>
          </table:table-cell>
          <table:table-cell table:style-name="ce1" office:value-type="float" office:value="0.604105915556287">
            <text:p>0.604105915556287</text:p>
          </table:table-cell>
        </table:table-row>
      </table:table>
      <table:table table:name="'file:///mnt/Dados/vinma/documentos/Gradua%C3%A7%C3%A3o/TCC/results/HW_C024_120.xlsx'#sigma_010" table:print="false" table:style-name="ta_extref">
        <table:table-source xlink:type="simple" xlink:href="../HW_C024_120.xlsx" table:table-name="sigma_01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/HW_C024_120.xlsx'#sigma_025" table:print="false" table:style-name="ta_extref">
        <table:table-source xlink:type="simple" xlink:href="../HW_C024_120.xlsx" table:table-name="sigma_025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27.4599351050475">
            <text:p>27.4599351050475</text:p>
          </table:table-cell>
          <table:table-cell table:style-name="ce1" office:value-type="float" office:value="28.9923601393168">
            <text:p>28.9923601393168</text:p>
          </table:table-cell>
          <table:table-cell table:style-name="ce1" office:value-type="float" office:value="28.971261297193">
            <text:p>28.971261297193</text:p>
          </table:table-cell>
          <table:table-cell table:style-name="ce1" office:value-type="float" office:value="29.0223575117903">
            <text:p>29.0223575117903</text:p>
          </table:table-cell>
          <table:table-cell table:style-name="ce1" office:value-type="float" office:value="28.9712631722197">
            <text:p>28.9712631722197</text:p>
          </table:table-cell>
          <table:table-cell table:style-name="ce1" office:value-type="float" office:value="28.2306889775971">
            <text:p>28.2306889775971</text:p>
          </table:table-cell>
          <table:table-cell table:style-name="ce1" office:value-type="float" office:value="28.9824258527064">
            <text:p>28.9824258527064</text:p>
          </table:table-cell>
          <table:table-cell table:style-name="ce1" office:value-type="float" office:value="28.7784006502076">
            <text:p>28.7784006502076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87627087225745">
            <text:p>0.87627087225745</text:p>
          </table:table-cell>
          <table:table-cell table:style-name="ce1" office:value-type="float" office:value="0.928196874965961">
            <text:p>0.928196874965961</text:p>
          </table:table-cell>
          <table:table-cell table:style-name="ce1" office:value-type="float" office:value="0.927676597089833">
            <text:p>0.927676597089833</text:p>
          </table:table-cell>
          <table:table-cell table:style-name="ce1" office:value-type="float" office:value="0.929212103013192">
            <text:p>0.929212103013192</text:p>
          </table:table-cell>
          <table:table-cell table:style-name="ce1" office:value-type="float" office:value="0.927676653420061">
            <text:p>0.927676653420061</text:p>
          </table:table-cell>
          <table:table-cell table:style-name="ce1" office:value-type="float" office:value="0.910843832159455">
            <text:p>0.910843832159455</text:p>
          </table:table-cell>
          <table:table-cell table:style-name="ce1" office:value-type="float" office:value="0.921775930461632">
            <text:p>0.921775930461632</text:p>
          </table:table-cell>
          <table:table-cell table:style-name="ce1" office:value-type="float" office:value="0.917857245060301">
            <text:p>0.917857245060301</text:p>
          </table:table-cell>
        </table:table-row>
      </table:table>
      <table:table table:name="'file:///mnt/Dados/vinma/documentos/Gradua%C3%A7%C3%A3o/TCC/results/HW_C024_120.xlsx'#sigma_050" table:print="false" table:style-name="ta_extref">
        <table:table-source xlink:type="simple" xlink:href="../HW_C024_120.xlsx" table:table-name="sigma_050" table:filter-name="Calc MS Excel 2007 XML" table:mode="copy-results-only"/>
        <table:table-column table:number-columns-repeated="9"/>
        <table:table-row table:number-rows-repeated="12">
          <table:table-cell table:number-columns-repeated="9"/>
        </table:table-row>
        <table:table-row>
          <table:table-cell/>
          <table:table-cell table:style-name="ce1" office:value-type="float" office:value="14.4736150462315">
            <text:p>14.4736150462315</text:p>
          </table:table-cell>
          <table:table-cell table:style-name="ce1" office:value-type="float" office:value="22.9153474653743">
            <text:p>22.9153474653743</text:p>
          </table:table-cell>
          <table:table-cell table:style-name="ce1" office:value-type="float" office:value="22.8143615864128">
            <text:p>22.8143615864128</text:p>
          </table:table-cell>
          <table:table-cell table:style-name="ce1" office:value-type="float" office:value="22.8818804112595">
            <text:p>22.8818804112595</text:p>
          </table:table-cell>
          <table:table-cell table:style-name="ce1" office:value-type="float" office:value="22.8143594911901">
            <text:p>22.8143594911901</text:p>
          </table:table-cell>
          <table:table-cell table:style-name="ce1" office:value-type="float" office:value="19.6371324125239">
            <text:p>19.6371324125239</text:p>
          </table:table-cell>
          <table:table-cell table:style-name="ce1" office:value-type="float" office:value="20.9052470704476">
            <text:p>20.9052470704476</text:p>
          </table:table-cell>
          <table:table-cell table:style-name="ce1" office:value-type="float" office:value="19.6608699409533">
            <text:p>19.6608699409533</text:p>
          </table:table-cell>
        </table:table-row>
        <table:table-row table:number-rows-repeated="15">
          <table:table-cell table:number-columns-repeated="9"/>
        </table:table-row>
        <table:table-row>
          <table:table-cell/>
          <table:table-cell table:style-name="ce1" office:value-type="float" office:value="0.413549351705605">
            <text:p>0.413549351705605</text:p>
          </table:table-cell>
          <table:table-cell table:style-name="ce1" office:value-type="float" office:value="0.747403147688628">
            <text:p>0.747403147688628</text:p>
          </table:table-cell>
          <table:table-cell table:style-name="ce1" office:value-type="float" office:value="0.735314201103996">
            <text:p>0.735314201103996</text:p>
          </table:table-cell>
          <table:table-cell table:style-name="ce1" office:value-type="float" office:value="0.74014074877876">
            <text:p>0.74014074877876</text:p>
          </table:table-cell>
          <table:table-cell table:style-name="ce1" office:value-type="float" office:value="0.735314518046142">
            <text:p>0.735314518046142</text:p>
          </table:table-cell>
          <table:table-cell table:style-name="ce1" office:value-type="float" office:value="0.539783957738968">
            <text:p>0.539783957738968</text:p>
          </table:table-cell>
          <table:table-cell table:style-name="ce1" office:value-type="float" office:value="0.611005376696346">
            <text:p>0.611005376696346</text:p>
          </table:table-cell>
          <table:table-cell table:style-name="ce1" office:value-type="float" office:value="0.516902407670508">
            <text:p>0.516902407670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4" loext:min-decimal-places="4" number:min-integer-digits="1"/>
    </number:number-style>
    <number:number-style style:name="N148">
      <number:number number:decimal-places="1" loext:min-decimal-places="1" number:min-integer-digits="1"/>
    </number:number-style>
    <number:number-style style:name="N149">
      <number:number number:decimal-places="3" loext:min-decimal-places="3" number:min-integer-digits="1"/>
    </number:number-style>
    <number:number-style style:name="N15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R$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style:style style:name="Default" style:family="table-cell">
      <style:table-cell-properties fo:background-color="#1c1c1c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808080"/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d62e4e"/>
      <style:text-properties fo:color="#81d41a" style:font-name="Calibri" fo:font-family="Calibri" style:font-family-generic="swiss" fo:font-size="11pt" fo:font-weight="bold" style:font-size-asian="11pt" style:font-weight-asian="bold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8:51:02.880020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6:42:39.307115989</meta:creation-date>
    <meta:generator>LibreOffice/6.4.7.2$Linux_X86_64 LibreOffice_project/40$Build-2</meta:generator>
    <dc:date>2021-11-29T00:52:52.066186499</dc:date>
    <meta:editing-duration>PT6H40M21S</meta:editing-duration>
    <meta:editing-cycles>78</meta:editing-cycles>
    <meta:document-statistic meta:table-count="3" meta:cell-count="3126" meta:object-count="0"/>
  </office:meta>
</office:document-meta>
</file>